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0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0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8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1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3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3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3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4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4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4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4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61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in"/>
    </style:style>
    <style:style style:name="ce16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6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68" style:family="table-cell" style:parent-style-name="Default">
      <style:table-cell-properties fo:border-bottom="0.74pt solid #000000" fo:border-left="0.74pt solid #000000" fo:border-right="none" fo:border-top="none"/>
    </style:style>
    <style:style style:name="ce16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7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73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5" style:family="table-cell" style:parent-style-name="Default">
      <style:table-cell-properties fo:border-bottom="0.74pt solid #000000" fo:border-left="none" fo:border-right="none" fo:border-top="none"/>
    </style:style>
    <style:style style:name="ce17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8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81" style:family="table-cell" style:parent-style-name="Default">
      <style:table-cell-properties fo:border-bottom="0.74pt solid #000000" fo:border-left="none" fo:border-right="0.74pt solid #000000" fo:border-top="none"/>
    </style:style>
    <style:style style:name="ce18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8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8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8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8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8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9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9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9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9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0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0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0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0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1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1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2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2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2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3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3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3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4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43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4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4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4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4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5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5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5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5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5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26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cess Standard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2">
          <table:table-cell table:number-columns-repeated="2"/>
          <table:table-cell table:style-name="ce166"/>
          <table:table-cell table:style-name="ce173" office:value-type="string" calcext:value-type="string" table:number-columns-spanned="13" table:number-rows-spanned="1">
            <text:p>Processing Standard (sans Shared, ni Stream)</text:p>
          </table:table-cell>
          <table:covered-table-cell table:number-columns-repeated="12" table:style-name="ce166"/>
          <table:table-cell table:style-name="ce166" table:number-columns-repeated="2"/>
          <table:table-cell/>
        </table:table-row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1">
          <table:table-cell/>
          <table:table-cell table:style-name="ce16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167" office:value-type="float" office:value="64" calcext:value-type="float" table:number-columns-spanned="1" table:number-rows-spanned="2">
            <text:p>64</text:p>
          </table:table-cell>
          <table:table-cell table:style-name="ce174" office:value-type="float" office:value="128" calcext:value-type="float" table:number-columns-spanned="1" table:number-rows-spanned="2">
            <text:p>128</text:p>
          </table:table-cell>
          <table:table-cell table:style-name="ce174" office:value-type="float" office:value="192" calcext:value-type="float" table:number-columns-spanned="1" table:number-rows-spanned="2">
            <text:p>192</text:p>
          </table:table-cell>
          <table:table-cell table:style-name="ce174" office:value-type="float" office:value="256" calcext:value-type="float" table:number-columns-spanned="1" table:number-rows-spanned="2">
            <text:p>256</text:p>
          </table:table-cell>
          <table:table-cell table:style-name="ce174" office:value-type="float" office:value="320" calcext:value-type="float" table:number-columns-spanned="1" table:number-rows-spanned="2">
            <text:p>320</text:p>
          </table:table-cell>
          <table:table-cell table:style-name="ce174" office:value-type="float" office:value="384" calcext:value-type="float" table:number-columns-spanned="1" table:number-rows-spanned="2">
            <text:p>384</text:p>
          </table:table-cell>
          <table:table-cell table:style-name="ce174" office:value-type="float" office:value="448" calcext:value-type="float" table:number-columns-spanned="1" table:number-rows-spanned="2">
            <text:p>448</text:p>
          </table:table-cell>
          <table:table-cell table:style-name="ce174" office:value-type="float" office:value="512" calcext:value-type="float" table:number-columns-spanned="1" table:number-rows-spanned="2">
            <text:p>512</text:p>
          </table:table-cell>
          <table:table-cell table:style-name="ce174" office:value-type="float" office:value="576" calcext:value-type="float" table:number-columns-spanned="1" table:number-rows-spanned="2">
            <text:p>576</text:p>
          </table:table-cell>
          <table:table-cell table:style-name="ce174" office:value-type="float" office:value="640" calcext:value-type="float" table:number-columns-spanned="1" table:number-rows-spanned="2">
            <text:p>640</text:p>
          </table:table-cell>
          <table:table-cell table:style-name="ce174" office:value-type="float" office:value="704" calcext:value-type="float" table:number-columns-spanned="1" table:number-rows-spanned="2">
            <text:p>704</text:p>
          </table:table-cell>
          <table:table-cell table:style-name="ce174" office:value-type="float" office:value="768" calcext:value-type="float" table:number-columns-spanned="1" table:number-rows-spanned="2">
            <text:p>768</text:p>
          </table:table-cell>
          <table:table-cell table:style-name="ce174" office:value-type="float" office:value="832" calcext:value-type="float" table:number-columns-spanned="1" table:number-rows-spanned="2">
            <text:p>832</text:p>
          </table:table-cell>
          <table:table-cell table:style-name="ce174" office:value-type="float" office:value="896" calcext:value-type="float" table:number-columns-spanned="1" table:number-rows-spanned="2">
            <text:p>896</text:p>
          </table:table-cell>
          <table:table-cell table:style-name="ce174" office:value-type="float" office:value="960" calcext:value-type="float" table:number-columns-spanned="1" table:number-rows-spanned="2">
            <text:p>960</text:p>
          </table:table-cell>
          <table:table-cell table:style-name="ce180" office:value-type="float" office:value="1024" calcext:value-type="float" table:number-columns-spanned="1" table:number-rows-spanned="2">
            <text:p>1024</text:p>
          </table:table-cell>
          <table:table-cell table:style-name="ce165" office:value-type="string" calcext:value-type="string" table:number-columns-spanned="1" table:number-rows-spanned="2">
            <text:p>Moyenne Y</text:p>
          </table:table-cell>
        </table:table-row>
        <table:table-row table:style-name="ro1">
          <table:table-cell/>
          <table:covered-table-cell/>
          <table:covered-table-cell table:style-name="ce168"/>
          <table:covered-table-cell table:number-columns-repeated="14" table:style-name="ce175"/>
          <table:covered-table-cell table:style-name="ce181"/>
          <table:covered-table-cell table:style-name="ce166"/>
        </table:table-row>
        <table:table-row table:style-name="ro1">
          <table:table-cell/>
          <table:table-cell table:style-name="ce162" office:value-type="float" office:value="64" calcext:value-type="float">
            <text:p>64</text:p>
          </table:table-cell>
          <table:table-cell table:style-name="ce169" office:value-type="float" office:value="0.0083328" calcext:value-type="float">
            <text:p>0.0083328</text:p>
          </table:table-cell>
          <table:table-cell table:style-name="ce176" office:value-type="float" office:value="0.0081888" calcext:value-type="float">
            <text:p>0.0081888</text:p>
          </table:table-cell>
          <table:table-cell table:style-name="ce176" office:value-type="float" office:value="0.0083104" calcext:value-type="float">
            <text:p>0.0083104</text:p>
          </table:table-cell>
          <table:table-cell table:style-name="ce176" office:value-type="float" office:value="0.0082272" calcext:value-type="float">
            <text:p>0.0082272</text:p>
          </table:table-cell>
          <table:table-cell table:style-name="ce176" office:value-type="float" office:value="0.0083872" calcext:value-type="float">
            <text:p>0.0083872</text:p>
          </table:table-cell>
          <table:table-cell table:style-name="ce176" office:value-type="float" office:value="0.008256" calcext:value-type="float">
            <text:p>0.008256</text:p>
          </table:table-cell>
          <table:table-cell table:style-name="ce176" office:value-type="float" office:value="0.0083584" calcext:value-type="float">
            <text:p>0.0083584</text:p>
          </table:table-cell>
          <table:table-cell table:style-name="ce176" office:value-type="float" office:value="0.0084096" calcext:value-type="float">
            <text:p>0.0084096</text:p>
          </table:table-cell>
          <table:table-cell table:style-name="ce176" office:value-type="float" office:value="0.0084928" calcext:value-type="float">
            <text:p>0.0084928</text:p>
          </table:table-cell>
          <table:table-cell table:style-name="ce176" office:value-type="float" office:value="0.0083392" calcext:value-type="float">
            <text:p>0.0083392</text:p>
          </table:table-cell>
          <table:table-cell table:style-name="ce176" office:value-type="float" office:value="0.0084064" calcext:value-type="float">
            <text:p>0.0084064</text:p>
          </table:table-cell>
          <table:table-cell table:style-name="ce176" office:value-type="float" office:value="0.0083648" calcext:value-type="float">
            <text:p>0.0083648</text:p>
          </table:table-cell>
          <table:table-cell table:style-name="ce176" office:value-type="float" office:value="0.0084" calcext:value-type="float">
            <text:p>0.0084</text:p>
          </table:table-cell>
          <table:table-cell table:style-name="ce176" office:value-type="float" office:value="0.0085216" calcext:value-type="float">
            <text:p>0.0085216</text:p>
          </table:table-cell>
          <table:table-cell table:style-name="ce176" office:value-type="float" office:value="0.0082176" calcext:value-type="float">
            <text:p>0.0082176</text:p>
          </table:table-cell>
          <table:table-cell table:style-name="ce182" office:value-type="float" office:value="0.00832" calcext:value-type="float">
            <text:p>0.00832</text:p>
          </table:table-cell>
          <table:table-cell table:style-name="ce186" table:formula="of:=AVERAGE([.C6:.R6])" office:value-type="float" office:value="0.0083458" calcext:value-type="float">
            <text:p>0.0083458</text:p>
          </table:table-cell>
        </table:table-row>
        <table:table-row table:style-name="ro1">
          <table:table-cell/>
          <table:table-cell table:style-name="ce163" office:value-type="float" office:value="128" calcext:value-type="float">
            <text:p>128</text:p>
          </table:table-cell>
          <table:table-cell table:style-name="ce170" office:value-type="float" office:value="0.0081632" calcext:value-type="float">
            <text:p>0.0081632</text:p>
          </table:table-cell>
          <table:table-cell table:style-name="ce177" office:value-type="float" office:value="0.0083712" calcext:value-type="float">
            <text:p>0.0083712</text:p>
          </table:table-cell>
          <table:table-cell table:style-name="ce177" office:value-type="float" office:value="0.0082528" calcext:value-type="float">
            <text:p>0.0082528</text:p>
          </table:table-cell>
          <table:table-cell table:style-name="ce177" office:value-type="float" office:value="0.0087232" calcext:value-type="float">
            <text:p>0.0087232</text:p>
          </table:table-cell>
          <table:table-cell table:style-name="ce177" office:value-type="float" office:value="0.0084288" calcext:value-type="float">
            <text:p>0.0084288</text:p>
          </table:table-cell>
          <table:table-cell table:style-name="ce177" office:value-type="float" office:value="0.008272" calcext:value-type="float">
            <text:p>0.008272</text:p>
          </table:table-cell>
          <table:table-cell table:style-name="ce177" office:value-type="float" office:value="0.0081632" calcext:value-type="float">
            <text:p>0.0081632</text:p>
          </table:table-cell>
          <table:table-cell table:style-name="ce177" office:value-type="float" office:value="0.008304" calcext:value-type="float">
            <text:p>0.008304</text:p>
          </table:table-cell>
          <table:table-cell table:style-name="ce177" office:value-type="float" office:value="0.008176" calcext:value-type="float">
            <text:p>0.008176</text:p>
          </table:table-cell>
          <table:table-cell table:style-name="ce177" office:value-type="float" office:value="0.0082144" calcext:value-type="float">
            <text:p>0.0082144</text:p>
          </table:table-cell>
          <table:table-cell table:style-name="ce177" office:value-type="float" office:value="0.0086304" calcext:value-type="float">
            <text:p>0.0086304</text:p>
          </table:table-cell>
          <table:table-cell table:style-name="ce177" office:value-type="float" office:value="0.008288" calcext:value-type="float">
            <text:p>0.008288</text:p>
          </table:table-cell>
          <table:table-cell table:style-name="ce177" office:value-type="float" office:value="0.008352" calcext:value-type="float">
            <text:p>0.008352</text:p>
          </table:table-cell>
          <table:table-cell table:style-name="ce177" office:value-type="float" office:value="0.0085824" calcext:value-type="float">
            <text:p>0.0085824</text:p>
          </table:table-cell>
          <table:table-cell table:style-name="ce177" office:value-type="float" office:value="0.008288" calcext:value-type="float">
            <text:p>0.008288</text:p>
          </table:table-cell>
          <table:table-cell table:style-name="ce183" office:value-type="float" office:value="0.008192" calcext:value-type="float">
            <text:p>0.008192</text:p>
          </table:table-cell>
          <table:table-cell table:style-name="ce187" table:formula="of:=AVERAGE([.C7:.R7])" office:value-type="float" office:value="0.0083376" calcext:value-type="float">
            <text:p>0.0083376</text:p>
          </table:table-cell>
        </table:table-row>
        <table:table-row table:style-name="ro1">
          <table:table-cell/>
          <table:table-cell table:style-name="ce163" office:value-type="float" office:value="192" calcext:value-type="float">
            <text:p>192</text:p>
          </table:table-cell>
          <table:table-cell table:style-name="ce170" office:value-type="float" office:value="0.0083136" calcext:value-type="float">
            <text:p>0.0083136</text:p>
          </table:table-cell>
          <table:table-cell table:style-name="ce177" office:value-type="float" office:value="0.00824" calcext:value-type="float">
            <text:p>0.00824</text:p>
          </table:table-cell>
          <table:table-cell table:style-name="ce177" office:value-type="float" office:value="0.008128" calcext:value-type="float">
            <text:p>0.008128</text:p>
          </table:table-cell>
          <table:table-cell table:style-name="ce177" office:value-type="float" office:value="0.0081472" calcext:value-type="float">
            <text:p>0.0081472</text:p>
          </table:table-cell>
          <table:table-cell table:style-name="ce177" office:value-type="float" office:value="0.008256" calcext:value-type="float">
            <text:p>0.008256</text:p>
          </table:table-cell>
          <table:table-cell table:style-name="ce177" office:value-type="float" office:value="0.0085536" calcext:value-type="float">
            <text:p>0.0085536</text:p>
          </table:table-cell>
          <table:table-cell table:style-name="ce177" office:value-type="float" office:value="0.0081056" calcext:value-type="float">
            <text:p>0.0081056</text:p>
          </table:table-cell>
          <table:table-cell table:style-name="ce177" office:value-type="float" office:value="0.0083072" calcext:value-type="float">
            <text:p>0.0083072</text:p>
          </table:table-cell>
          <table:table-cell table:style-name="ce177" office:value-type="float" office:value="0.0083584" calcext:value-type="float">
            <text:p>0.0083584</text:p>
          </table:table-cell>
          <table:table-cell table:style-name="ce177" office:value-type="float" office:value="0.0086272" calcext:value-type="float">
            <text:p>0.0086272</text:p>
          </table:table-cell>
          <table:table-cell table:style-name="ce177" office:value-type="float" office:value="0.0083296" calcext:value-type="float">
            <text:p>0.0083296</text:p>
          </table:table-cell>
          <table:table-cell table:number-columns-repeated="2" table:style-name="ce177" office:value-type="float" office:value="0.0082624" calcext:value-type="float">
            <text:p>0.0082624</text:p>
          </table:table-cell>
          <table:table-cell table:style-name="ce177" office:value-type="float" office:value="0.0082432" calcext:value-type="float">
            <text:p>0.0082432</text:p>
          </table:table-cell>
          <table:table-cell table:style-name="ce177" office:value-type="float" office:value="0.0083936" calcext:value-type="float">
            <text:p>0.0083936</text:p>
          </table:table-cell>
          <table:table-cell table:style-name="ce183" office:value-type="float" office:value="0.0082496" calcext:value-type="float">
            <text:p>0.0082496</text:p>
          </table:table-cell>
          <table:table-cell table:style-name="ce187" table:formula="of:=AVERAGE([.C8:.R8])" office:value-type="float" office:value="0.0082986" calcext:value-type="float">
            <text:p>0.0082986</text:p>
          </table:table-cell>
        </table:table-row>
        <table:table-row table:style-name="ro1">
          <table:table-cell/>
          <table:table-cell table:style-name="ce163" office:value-type="float" office:value="256" calcext:value-type="float">
            <text:p>256</text:p>
          </table:table-cell>
          <table:table-cell table:style-name="ce170" office:value-type="float" office:value="0.0084192" calcext:value-type="float">
            <text:p>0.0084192</text:p>
          </table:table-cell>
          <table:table-cell table:style-name="ce177" office:value-type="float" office:value="0.0082656" calcext:value-type="float">
            <text:p>0.0082656</text:p>
          </table:table-cell>
          <table:table-cell table:style-name="ce177" office:value-type="float" office:value="0.0082368" calcext:value-type="float">
            <text:p>0.0082368</text:p>
          </table:table-cell>
          <table:table-cell table:style-name="ce177" office:value-type="float" office:value="0.0083104" calcext:value-type="float">
            <text:p>0.0083104</text:p>
          </table:table-cell>
          <table:table-cell table:style-name="ce177" office:value-type="float" office:value="0.0083552" calcext:value-type="float">
            <text:p>0.0083552</text:p>
          </table:table-cell>
          <table:table-cell table:style-name="ce177" office:value-type="float" office:value="0.008384" calcext:value-type="float">
            <text:p>0.008384</text:p>
          </table:table-cell>
          <table:table-cell table:style-name="ce177" office:value-type="float" office:value="0.0082368" calcext:value-type="float">
            <text:p>0.0082368</text:p>
          </table:table-cell>
          <table:table-cell table:style-name="ce177" office:value-type="float" office:value="0.0082176" calcext:value-type="float">
            <text:p>0.0082176</text:p>
          </table:table-cell>
          <table:table-cell table:style-name="ce177" office:value-type="float" office:value="0.0081984" calcext:value-type="float">
            <text:p>0.0081984</text:p>
          </table:table-cell>
          <table:table-cell table:style-name="ce177" office:value-type="float" office:value="0.008288" calcext:value-type="float">
            <text:p>0.008288</text:p>
          </table:table-cell>
          <table:table-cell table:style-name="ce177" office:value-type="float" office:value="0.0083616" calcext:value-type="float">
            <text:p>0.0083616</text:p>
          </table:table-cell>
          <table:table-cell table:style-name="ce177" office:value-type="float" office:value="0.0081248" calcext:value-type="float">
            <text:p>0.0081248</text:p>
          </table:table-cell>
          <table:table-cell table:style-name="ce177" office:value-type="float" office:value="0.0082912" calcext:value-type="float">
            <text:p>0.0082912</text:p>
          </table:table-cell>
          <table:table-cell table:style-name="ce177" office:value-type="float" office:value="0.0083232" calcext:value-type="float">
            <text:p>0.0083232</text:p>
          </table:table-cell>
          <table:table-cell table:style-name="ce177" office:value-type="float" office:value="0.008128" calcext:value-type="float">
            <text:p>0.008128</text:p>
          </table:table-cell>
          <table:table-cell table:style-name="ce183" office:value-type="float" office:value="0.008128" calcext:value-type="float">
            <text:p>0.008128</text:p>
          </table:table-cell>
          <table:table-cell table:style-name="ce187" table:formula="of:=AVERAGE([.C9:.R9])" office:value-type="float" office:value="0.0082668" calcext:value-type="float">
            <text:p>0.0082668</text:p>
          </table:table-cell>
        </table:table-row>
        <table:table-row table:style-name="ro1">
          <table:table-cell/>
          <table:table-cell table:style-name="ce163" office:value-type="float" office:value="320" calcext:value-type="float">
            <text:p>320</text:p>
          </table:table-cell>
          <table:table-cell table:style-name="ce170" office:value-type="float" office:value="0.0082656" calcext:value-type="float">
            <text:p>0.0082656</text:p>
          </table:table-cell>
          <table:table-cell table:style-name="ce177" office:value-type="float" office:value="0.0083648" calcext:value-type="float">
            <text:p>0.0083648</text:p>
          </table:table-cell>
          <table:table-cell table:style-name="ce177" office:value-type="float" office:value="0.008576" calcext:value-type="float">
            <text:p>0.008576</text:p>
          </table:table-cell>
          <table:table-cell table:style-name="ce177" office:value-type="float" office:value="0.0083616" calcext:value-type="float">
            <text:p>0.0083616</text:p>
          </table:table-cell>
          <table:table-cell table:style-name="ce177" office:value-type="float" office:value="0.0083808" calcext:value-type="float">
            <text:p>0.0083808</text:p>
          </table:table-cell>
          <table:table-cell table:style-name="ce177" office:value-type="float" office:value="0.0088768" calcext:value-type="float">
            <text:p>0.0088768</text:p>
          </table:table-cell>
          <table:table-cell table:style-name="ce177" office:value-type="float" office:value="0.0083392" calcext:value-type="float">
            <text:p>0.0083392</text:p>
          </table:table-cell>
          <table:table-cell table:style-name="ce177" office:value-type="float" office:value="0.0085312" calcext:value-type="float">
            <text:p>0.0085312</text:p>
          </table:table-cell>
          <table:table-cell table:style-name="ce177" office:value-type="float" office:value="0.0083488" calcext:value-type="float">
            <text:p>0.0083488</text:p>
          </table:table-cell>
          <table:table-cell table:style-name="ce177" office:value-type="float" office:value="0.0084032" calcext:value-type="float">
            <text:p>0.0084032</text:p>
          </table:table-cell>
          <table:table-cell table:style-name="ce177" office:value-type="float" office:value="0.0084224" calcext:value-type="float">
            <text:p>0.0084224</text:p>
          </table:table-cell>
          <table:table-cell table:style-name="ce177" office:value-type="float" office:value="0.0083872" calcext:value-type="float">
            <text:p>0.0083872</text:p>
          </table:table-cell>
          <table:table-cell table:style-name="ce177" office:value-type="float" office:value="0.008272" calcext:value-type="float">
            <text:p>0.008272</text:p>
          </table:table-cell>
          <table:table-cell table:style-name="ce177" office:value-type="float" office:value="0.0081504" calcext:value-type="float">
            <text:p>0.0081504</text:p>
          </table:table-cell>
          <table:table-cell table:style-name="ce177" office:value-type="float" office:value="0.0083552" calcext:value-type="float">
            <text:p>0.0083552</text:p>
          </table:table-cell>
          <table:table-cell table:style-name="ce183" office:value-type="float" office:value="0.0084096" calcext:value-type="float">
            <text:p>0.0084096</text:p>
          </table:table-cell>
          <table:table-cell table:style-name="ce187" table:formula="of:=AVERAGE([.C10:.R10])" office:value-type="float" office:value="0.0084028" calcext:value-type="float">
            <text:p>0.0084028</text:p>
          </table:table-cell>
        </table:table-row>
        <table:table-row table:style-name="ro1">
          <table:table-cell/>
          <table:table-cell table:style-name="ce163" office:value-type="float" office:value="384" calcext:value-type="float">
            <text:p>384</text:p>
          </table:table-cell>
          <table:table-cell table:style-name="ce170" office:value-type="float" office:value="0.0083392" calcext:value-type="float">
            <text:p>0.0083392</text:p>
          </table:table-cell>
          <table:table-cell table:style-name="ce177" office:value-type="float" office:value="0.0083328" calcext:value-type="float">
            <text:p>0.0083328</text:p>
          </table:table-cell>
          <table:table-cell table:style-name="ce177" office:value-type="float" office:value="0.008384" calcext:value-type="float">
            <text:p>0.008384</text:p>
          </table:table-cell>
          <table:table-cell table:style-name="ce177" office:value-type="float" office:value="0.0082752" calcext:value-type="float">
            <text:p>0.0082752</text:p>
          </table:table-cell>
          <table:table-cell table:style-name="ce177" office:value-type="float" office:value="0.0084672" calcext:value-type="float">
            <text:p>0.0084672</text:p>
          </table:table-cell>
          <table:table-cell table:style-name="ce177" office:value-type="float" office:value="0.0084864" calcext:value-type="float">
            <text:p>0.0084864</text:p>
          </table:table-cell>
          <table:table-cell table:style-name="ce177" office:value-type="float" office:value="0.0082432" calcext:value-type="float">
            <text:p>0.0082432</text:p>
          </table:table-cell>
          <table:table-cell table:style-name="ce177" office:value-type="float" office:value="0.0082784" calcext:value-type="float">
            <text:p>0.0082784</text:p>
          </table:table-cell>
          <table:table-cell table:style-name="ce177" office:value-type="float" office:value="0.0082624" calcext:value-type="float">
            <text:p>0.0082624</text:p>
          </table:table-cell>
          <table:table-cell table:style-name="ce177" office:value-type="float" office:value="0.0083168" calcext:value-type="float">
            <text:p>0.0083168</text:p>
          </table:table-cell>
          <table:table-cell table:style-name="ce177" office:value-type="float" office:value="0.0083776" calcext:value-type="float">
            <text:p>0.0083776</text:p>
          </table:table-cell>
          <table:table-cell table:style-name="ce177" office:value-type="float" office:value="0.0083712" calcext:value-type="float">
            <text:p>0.0083712</text:p>
          </table:table-cell>
          <table:table-cell table:style-name="ce177" office:value-type="float" office:value="0.008208" calcext:value-type="float">
            <text:p>0.008208</text:p>
          </table:table-cell>
          <table:table-cell table:style-name="ce177" office:value-type="float" office:value="0.0089536" calcext:value-type="float">
            <text:p>0.0089536</text:p>
          </table:table-cell>
          <table:table-cell table:style-name="ce177" office:value-type="float" office:value="0.008368" calcext:value-type="float">
            <text:p>0.008368</text:p>
          </table:table-cell>
          <table:table-cell table:style-name="ce183" office:value-type="float" office:value="0.0084128" calcext:value-type="float">
            <text:p>0.0084128</text:p>
          </table:table-cell>
          <table:table-cell table:style-name="ce187" table:formula="of:=AVERAGE([.C11:.R11])" office:value-type="float" office:value="0.0083798" calcext:value-type="float">
            <text:p>0.0083798</text:p>
          </table:table-cell>
        </table:table-row>
        <table:table-row table:style-name="ro1">
          <table:table-cell/>
          <table:table-cell table:style-name="ce163" office:value-type="float" office:value="448" calcext:value-type="float">
            <text:p>448</text:p>
          </table:table-cell>
          <table:table-cell table:style-name="ce170" office:value-type="float" office:value="0.008128" calcext:value-type="float">
            <text:p>0.008128</text:p>
          </table:table-cell>
          <table:table-cell table:style-name="ce177" office:value-type="float" office:value="0.008336" calcext:value-type="float">
            <text:p>0.008336</text:p>
          </table:table-cell>
          <table:table-cell table:style-name="ce177" office:value-type="float" office:value="0.0084768" calcext:value-type="float">
            <text:p>0.0084768</text:p>
          </table:table-cell>
          <table:table-cell table:style-name="ce177" office:value-type="float" office:value="0.008304" calcext:value-type="float">
            <text:p>0.008304</text:p>
          </table:table-cell>
          <table:table-cell table:style-name="ce177" office:value-type="float" office:value="0.008272" calcext:value-type="float">
            <text:p>0.008272</text:p>
          </table:table-cell>
          <table:table-cell table:style-name="ce177" office:value-type="float" office:value="0.0085248" calcext:value-type="float">
            <text:p>0.0085248</text:p>
          </table:table-cell>
          <table:table-cell table:style-name="ce177" office:value-type="float" office:value="0.0082368" calcext:value-type="float">
            <text:p>0.0082368</text:p>
          </table:table-cell>
          <table:table-cell table:style-name="ce177" office:value-type="float" office:value="0.008048" calcext:value-type="float">
            <text:p>0.008048</text:p>
          </table:table-cell>
          <table:table-cell table:style-name="ce177" office:value-type="float" office:value="0.0082624" calcext:value-type="float">
            <text:p>0.0082624</text:p>
          </table:table-cell>
          <table:table-cell table:style-name="ce177" office:value-type="float" office:value="0.008416" calcext:value-type="float">
            <text:p>0.008416</text:p>
          </table:table-cell>
          <table:table-cell table:style-name="ce177" office:value-type="float" office:value="0.0080928" calcext:value-type="float">
            <text:p>0.0080928</text:p>
          </table:table-cell>
          <table:table-cell table:style-name="ce177" office:value-type="float" office:value="0.0084576" calcext:value-type="float">
            <text:p>0.0084576</text:p>
          </table:table-cell>
          <table:table-cell table:style-name="ce177" office:value-type="float" office:value="0.008208" calcext:value-type="float">
            <text:p>0.008208</text:p>
          </table:table-cell>
          <table:table-cell table:style-name="ce177" office:value-type="float" office:value="0.0085248" calcext:value-type="float">
            <text:p>0.0085248</text:p>
          </table:table-cell>
          <table:table-cell table:style-name="ce177" office:value-type="float" office:value="0.0084256" calcext:value-type="float">
            <text:p>0.0084256</text:p>
          </table:table-cell>
          <table:table-cell table:style-name="ce183" office:value-type="float" office:value="0.0082816" calcext:value-type="float">
            <text:p>0.0082816</text:p>
          </table:table-cell>
          <table:table-cell table:style-name="ce187" table:formula="of:=AVERAGE([.C12:.R12])" office:value-type="float" office:value="0.0083122" calcext:value-type="float">
            <text:p>0.0083122</text:p>
          </table:table-cell>
        </table:table-row>
        <table:table-row table:style-name="ro1">
          <table:table-cell/>
          <table:table-cell table:style-name="ce163" office:value-type="float" office:value="512" calcext:value-type="float">
            <text:p>512</text:p>
          </table:table-cell>
          <table:table-cell table:style-name="ce170" office:value-type="float" office:value="0.0082976" calcext:value-type="float">
            <text:p>0.0082976</text:p>
          </table:table-cell>
          <table:table-cell table:style-name="ce177" office:value-type="float" office:value="0.008224" calcext:value-type="float">
            <text:p>0.008224</text:p>
          </table:table-cell>
          <table:table-cell table:style-name="ce177" office:value-type="float" office:value="0.0082944" calcext:value-type="float">
            <text:p>0.0082944</text:p>
          </table:table-cell>
          <table:table-cell table:style-name="ce177" office:value-type="float" office:value="0.0082176" calcext:value-type="float">
            <text:p>0.0082176</text:p>
          </table:table-cell>
          <table:table-cell table:style-name="ce177" office:value-type="float" office:value="0.0084832" calcext:value-type="float">
            <text:p>0.0084832</text:p>
          </table:table-cell>
          <table:table-cell table:style-name="ce177" office:value-type="float" office:value="0.0083104" calcext:value-type="float">
            <text:p>0.0083104</text:p>
          </table:table-cell>
          <table:table-cell table:style-name="ce177" office:value-type="float" office:value="0.0080512" calcext:value-type="float">
            <text:p>0.0080512</text:p>
          </table:table-cell>
          <table:table-cell table:style-name="ce177" office:value-type="float" office:value="0.0081056" calcext:value-type="float">
            <text:p>0.0081056</text:p>
          </table:table-cell>
          <table:table-cell table:style-name="ce177" office:value-type="float" office:value="0.0081888" calcext:value-type="float">
            <text:p>0.0081888</text:p>
          </table:table-cell>
          <table:table-cell table:style-name="ce177" office:value-type="float" office:value="0.0083072" calcext:value-type="float">
            <text:p>0.0083072</text:p>
          </table:table-cell>
          <table:table-cell table:style-name="ce177" office:value-type="float" office:value="0.0085216" calcext:value-type="float">
            <text:p>0.0085216</text:p>
          </table:table-cell>
          <table:table-cell table:style-name="ce177" office:value-type="float" office:value="0.0083808" calcext:value-type="float">
            <text:p>0.0083808</text:p>
          </table:table-cell>
          <table:table-cell table:style-name="ce177" office:value-type="float" office:value="0.008144" calcext:value-type="float">
            <text:p>0.008144</text:p>
          </table:table-cell>
          <table:table-cell table:style-name="ce177" office:value-type="float" office:value="0.0083968" calcext:value-type="float">
            <text:p>0.0083968</text:p>
          </table:table-cell>
          <table:table-cell table:style-name="ce177" office:value-type="float" office:value="0.0084672" calcext:value-type="float">
            <text:p>0.0084672</text:p>
          </table:table-cell>
          <table:table-cell table:style-name="ce183" office:value-type="float" office:value="0.0082656" calcext:value-type="float">
            <text:p>0.0082656</text:p>
          </table:table-cell>
          <table:table-cell table:style-name="ce187" table:formula="of:=AVERAGE([.C13:.R13])" office:value-type="float" office:value="0.008291" calcext:value-type="float">
            <text:p>0.008291</text:p>
          </table:table-cell>
        </table:table-row>
        <table:table-row table:style-name="ro1">
          <table:table-cell/>
          <table:table-cell table:style-name="ce163" office:value-type="float" office:value="576" calcext:value-type="float">
            <text:p>576</text:p>
          </table:table-cell>
          <table:table-cell table:style-name="ce170" office:value-type="float" office:value="0.0082656" calcext:value-type="float">
            <text:p>0.0082656</text:p>
          </table:table-cell>
          <table:table-cell table:style-name="ce177" office:value-type="float" office:value="0.0083808" calcext:value-type="float">
            <text:p>0.0083808</text:p>
          </table:table-cell>
          <table:table-cell table:style-name="ce177" office:value-type="float" office:value="0.0082944" calcext:value-type="float">
            <text:p>0.0082944</text:p>
          </table:table-cell>
          <table:table-cell table:style-name="ce177" office:value-type="float" office:value="0.0085088" calcext:value-type="float">
            <text:p>0.0085088</text:p>
          </table:table-cell>
          <table:table-cell table:style-name="ce177" office:value-type="float" office:value="0.0085216" calcext:value-type="float">
            <text:p>0.0085216</text:p>
          </table:table-cell>
          <table:table-cell table:style-name="ce177" office:value-type="float" office:value="0.00856" calcext:value-type="float">
            <text:p>0.00856</text:p>
          </table:table-cell>
          <table:table-cell table:style-name="ce177" office:value-type="float" office:value="0.0085824" calcext:value-type="float">
            <text:p>0.0085824</text:p>
          </table:table-cell>
          <table:table-cell table:style-name="ce177" office:value-type="float" office:value="0.0083456" calcext:value-type="float">
            <text:p>0.0083456</text:p>
          </table:table-cell>
          <table:table-cell table:style-name="ce177" office:value-type="float" office:value="0.008704" calcext:value-type="float">
            <text:p>0.008704</text:p>
          </table:table-cell>
          <table:table-cell table:style-name="ce177" office:value-type="float" office:value="0.0083104" calcext:value-type="float">
            <text:p>0.0083104</text:p>
          </table:table-cell>
          <table:table-cell table:style-name="ce177" office:value-type="float" office:value="0.0081888" calcext:value-type="float">
            <text:p>0.0081888</text:p>
          </table:table-cell>
          <table:table-cell table:style-name="ce177" office:value-type="float" office:value="0.0082528" calcext:value-type="float">
            <text:p>0.0082528</text:p>
          </table:table-cell>
          <table:table-cell table:style-name="ce177" office:value-type="float" office:value="0.0084096" calcext:value-type="float">
            <text:p>0.0084096</text:p>
          </table:table-cell>
          <table:table-cell table:style-name="ce177" office:value-type="float" office:value="0.008432" calcext:value-type="float">
            <text:p>0.008432</text:p>
          </table:table-cell>
          <table:table-cell table:style-name="ce177" office:value-type="float" office:value="0.008464" calcext:value-type="float">
            <text:p>0.008464</text:p>
          </table:table-cell>
          <table:table-cell table:style-name="ce183" office:value-type="float" office:value="0.008384" calcext:value-type="float">
            <text:p>0.008384</text:p>
          </table:table-cell>
          <table:table-cell table:style-name="ce187" table:formula="of:=AVERAGE([.C14:.R14])" office:value-type="float" office:value="0.0084128" calcext:value-type="float">
            <text:p>0.0084128</text:p>
          </table:table-cell>
        </table:table-row>
        <table:table-row table:style-name="ro1">
          <table:table-cell/>
          <table:table-cell table:style-name="ce163" office:value-type="float" office:value="640" calcext:value-type="float">
            <text:p>640</text:p>
          </table:table-cell>
          <table:table-cell table:style-name="ce170" office:value-type="float" office:value="0.0084192" calcext:value-type="float">
            <text:p>0.0084192</text:p>
          </table:table-cell>
          <table:table-cell table:style-name="ce177" office:value-type="float" office:value="0.0083776" calcext:value-type="float">
            <text:p>0.0083776</text:p>
          </table:table-cell>
          <table:table-cell table:style-name="ce177" office:value-type="float" office:value="0.0083136" calcext:value-type="float">
            <text:p>0.0083136</text:p>
          </table:table-cell>
          <table:table-cell table:style-name="ce177" office:value-type="float" office:value="0.008464" calcext:value-type="float">
            <text:p>0.008464</text:p>
          </table:table-cell>
          <table:table-cell table:style-name="ce177" office:value-type="float" office:value="0.008304" calcext:value-type="float">
            <text:p>0.008304</text:p>
          </table:table-cell>
          <table:table-cell table:style-name="ce177" office:value-type="float" office:value="0.008352" calcext:value-type="float">
            <text:p>0.008352</text:p>
          </table:table-cell>
          <table:table-cell table:style-name="ce177" office:value-type="float" office:value="0.0082848" calcext:value-type="float">
            <text:p>0.0082848</text:p>
          </table:table-cell>
          <table:table-cell table:style-name="ce177" office:value-type="float" office:value="0.0082176" calcext:value-type="float">
            <text:p>0.0082176</text:p>
          </table:table-cell>
          <table:table-cell table:style-name="ce177" office:value-type="float" office:value="0.0084384" calcext:value-type="float">
            <text:p>0.0084384</text:p>
          </table:table-cell>
          <table:table-cell table:style-name="ce177" office:value-type="float" office:value="0.0083264" calcext:value-type="float">
            <text:p>0.0083264</text:p>
          </table:table-cell>
          <table:table-cell table:style-name="ce177" office:value-type="float" office:value="0.0086432" calcext:value-type="float">
            <text:p>0.0086432</text:p>
          </table:table-cell>
          <table:table-cell table:style-name="ce177" office:value-type="float" office:value="0.0085248" calcext:value-type="float">
            <text:p>0.0085248</text:p>
          </table:table-cell>
          <table:table-cell table:style-name="ce177" office:value-type="float" office:value="0.0084064" calcext:value-type="float">
            <text:p>0.0084064</text:p>
          </table:table-cell>
          <table:table-cell table:style-name="ce177" office:value-type="float" office:value="0.008416" calcext:value-type="float">
            <text:p>0.008416</text:p>
          </table:table-cell>
          <table:table-cell table:style-name="ce177" office:value-type="float" office:value="0.008512" calcext:value-type="float">
            <text:p>0.008512</text:p>
          </table:table-cell>
          <table:table-cell table:style-name="ce183" office:value-type="float" office:value="0.0085024" calcext:value-type="float">
            <text:p>0.0085024</text:p>
          </table:table-cell>
          <table:table-cell table:style-name="ce187" table:formula="of:=AVERAGE([.C15:.R15])" office:value-type="float" office:value="0.0084064" calcext:value-type="float">
            <text:p>0.0084064</text:p>
          </table:table-cell>
        </table:table-row>
        <table:table-row table:style-name="ro1">
          <table:table-cell/>
          <table:table-cell table:style-name="ce163" office:value-type="float" office:value="704" calcext:value-type="float">
            <text:p>704</text:p>
          </table:table-cell>
          <table:table-cell table:style-name="ce170" office:value-type="float" office:value="0.00816" calcext:value-type="float">
            <text:p>0.00816</text:p>
          </table:table-cell>
          <table:table-cell table:style-name="ce177" office:value-type="float" office:value="0.0082752" calcext:value-type="float">
            <text:p>0.0082752</text:p>
          </table:table-cell>
          <table:table-cell table:style-name="ce177" office:value-type="float" office:value="0.0085536" calcext:value-type="float">
            <text:p>0.0085536</text:p>
          </table:table-cell>
          <table:table-cell table:style-name="ce177" office:value-type="float" office:value="0.0082688" calcext:value-type="float">
            <text:p>0.0082688</text:p>
          </table:table-cell>
          <table:table-cell table:style-name="ce177" office:value-type="float" office:value="0.0084896" calcext:value-type="float">
            <text:p>0.0084896</text:p>
          </table:table-cell>
          <table:table-cell table:style-name="ce177" office:value-type="float" office:value="0.008384" calcext:value-type="float">
            <text:p>0.008384</text:p>
          </table:table-cell>
          <table:table-cell table:style-name="ce177" office:value-type="float" office:value="0.0082496" calcext:value-type="float">
            <text:p>0.0082496</text:p>
          </table:table-cell>
          <table:table-cell table:style-name="ce177" office:value-type="float" office:value="0.0082976" calcext:value-type="float">
            <text:p>0.0082976</text:p>
          </table:table-cell>
          <table:table-cell table:style-name="ce177" office:value-type="float" office:value="0.0084896" calcext:value-type="float">
            <text:p>0.0084896</text:p>
          </table:table-cell>
          <table:table-cell table:style-name="ce177" office:value-type="float" office:value="0.008352" calcext:value-type="float">
            <text:p>0.008352</text:p>
          </table:table-cell>
          <table:table-cell table:style-name="ce177" office:value-type="float" office:value="0.0083616" calcext:value-type="float">
            <text:p>0.0083616</text:p>
          </table:table-cell>
          <table:table-cell table:style-name="ce177" office:value-type="float" office:value="0.0084" calcext:value-type="float">
            <text:p>0.0084</text:p>
          </table:table-cell>
          <table:table-cell table:style-name="ce177" office:value-type="float" office:value="0.0082368" calcext:value-type="float">
            <text:p>0.0082368</text:p>
          </table:table-cell>
          <table:table-cell table:style-name="ce177" office:value-type="float" office:value="0.008704" calcext:value-type="float">
            <text:p>0.008704</text:p>
          </table:table-cell>
          <table:table-cell table:style-name="ce177" office:value-type="float" office:value="0.0084128" calcext:value-type="float">
            <text:p>0.0084128</text:p>
          </table:table-cell>
          <table:table-cell table:style-name="ce183" office:value-type="float" office:value="0.0083232" calcext:value-type="float">
            <text:p>0.0083232</text:p>
          </table:table-cell>
          <table:table-cell table:style-name="ce187" table:formula="of:=AVERAGE([.C16:.R16])" office:value-type="float" office:value="0.0083724" calcext:value-type="float">
            <text:p>0.0083724</text:p>
          </table:table-cell>
        </table:table-row>
        <table:table-row table:style-name="ro1">
          <table:table-cell/>
          <table:table-cell table:style-name="ce163" office:value-type="float" office:value="768" calcext:value-type="float">
            <text:p>768</text:p>
          </table:table-cell>
          <table:table-cell table:style-name="ce170" office:value-type="float" office:value="0.0081696" calcext:value-type="float">
            <text:p>0.0081696</text:p>
          </table:table-cell>
          <table:table-cell table:style-name="ce177" office:value-type="float" office:value="0.008496" calcext:value-type="float">
            <text:p>0.008496</text:p>
          </table:table-cell>
          <table:table-cell table:style-name="ce177" office:value-type="float" office:value="0.0082976" calcext:value-type="float">
            <text:p>0.0082976</text:p>
          </table:table-cell>
          <table:table-cell table:style-name="ce177" office:value-type="float" office:value="0.0085984" calcext:value-type="float">
            <text:p>0.0085984</text:p>
          </table:table-cell>
          <table:table-cell table:style-name="ce177" office:value-type="float" office:value="0.0083552" calcext:value-type="float">
            <text:p>0.0083552</text:p>
          </table:table-cell>
          <table:table-cell table:style-name="ce177" office:value-type="float" office:value="0.0082496" calcext:value-type="float">
            <text:p>0.0082496</text:p>
          </table:table-cell>
          <table:table-cell table:style-name="ce177" office:value-type="float" office:value="0.0083424" calcext:value-type="float">
            <text:p>0.0083424</text:p>
          </table:table-cell>
          <table:table-cell table:style-name="ce177" office:value-type="float" office:value="0.008352" calcext:value-type="float">
            <text:p>0.008352</text:p>
          </table:table-cell>
          <table:table-cell table:style-name="ce177" office:value-type="float" office:value="0.0083168" calcext:value-type="float">
            <text:p>0.0083168</text:p>
          </table:table-cell>
          <table:table-cell table:style-name="ce177" office:value-type="float" office:value="0.0083296" calcext:value-type="float">
            <text:p>0.0083296</text:p>
          </table:table-cell>
          <table:table-cell table:style-name="ce177" office:value-type="float" office:value="0.0089888" calcext:value-type="float">
            <text:p>0.0089888</text:p>
          </table:table-cell>
          <table:table-cell table:style-name="ce177" office:value-type="float" office:value="0.008512" calcext:value-type="float">
            <text:p>0.008512</text:p>
          </table:table-cell>
          <table:table-cell table:style-name="ce177" office:value-type="float" office:value="0.0084192" calcext:value-type="float">
            <text:p>0.0084192</text:p>
          </table:table-cell>
          <table:table-cell table:style-name="ce177" office:value-type="float" office:value="0.0082848" calcext:value-type="float">
            <text:p>0.0082848</text:p>
          </table:table-cell>
          <table:table-cell table:style-name="ce177" office:value-type="float" office:value="0.0081344" calcext:value-type="float">
            <text:p>0.0081344</text:p>
          </table:table-cell>
          <table:table-cell table:style-name="ce183" office:value-type="float" office:value="0.0085664" calcext:value-type="float">
            <text:p>0.0085664</text:p>
          </table:table-cell>
          <table:table-cell table:style-name="ce187" table:formula="of:=AVERAGE([.C17:.R17])" office:value-type="float" office:value="0.0084008" calcext:value-type="float">
            <text:p>0.0084008</text:p>
          </table:table-cell>
        </table:table-row>
        <table:table-row table:style-name="ro1">
          <table:table-cell/>
          <table:table-cell table:style-name="ce163" office:value-type="float" office:value="832" calcext:value-type="float">
            <text:p>832</text:p>
          </table:table-cell>
          <table:table-cell table:style-name="ce170" office:value-type="float" office:value="0.008288" calcext:value-type="float">
            <text:p>0.008288</text:p>
          </table:table-cell>
          <table:table-cell table:style-name="ce177" office:value-type="float" office:value="0.008304" calcext:value-type="float">
            <text:p>0.008304</text:p>
          </table:table-cell>
          <table:table-cell table:style-name="ce177" office:value-type="float" office:value="0.0083072" calcext:value-type="float">
            <text:p>0.0083072</text:p>
          </table:table-cell>
          <table:table-cell table:style-name="ce177" office:value-type="float" office:value="0.0085344" calcext:value-type="float">
            <text:p>0.0085344</text:p>
          </table:table-cell>
          <table:table-cell table:style-name="ce177" office:value-type="float" office:value="0.0083776" calcext:value-type="float">
            <text:p>0.0083776</text:p>
          </table:table-cell>
          <table:table-cell table:style-name="ce177" office:value-type="float" office:value="0.0084448" calcext:value-type="float">
            <text:p>0.0084448</text:p>
          </table:table-cell>
          <table:table-cell table:style-name="ce177" office:value-type="float" office:value="0.0083328" calcext:value-type="float">
            <text:p>0.0083328</text:p>
          </table:table-cell>
          <table:table-cell table:style-name="ce177" office:value-type="float" office:value="0.0084672" calcext:value-type="float">
            <text:p>0.0084672</text:p>
          </table:table-cell>
          <table:table-cell table:style-name="ce177" office:value-type="float" office:value="0.008368" calcext:value-type="float">
            <text:p>0.008368</text:p>
          </table:table-cell>
          <table:table-cell table:style-name="ce177" office:value-type="float" office:value="0.008336" calcext:value-type="float">
            <text:p>0.008336</text:p>
          </table:table-cell>
          <table:table-cell table:style-name="ce177" office:value-type="float" office:value="0.00856" calcext:value-type="float">
            <text:p>0.00856</text:p>
          </table:table-cell>
          <table:table-cell table:style-name="ce177" office:value-type="float" office:value="0.0085024" calcext:value-type="float">
            <text:p>0.0085024</text:p>
          </table:table-cell>
          <table:table-cell table:style-name="ce177" office:value-type="float" office:value="0.0085536" calcext:value-type="float">
            <text:p>0.0085536</text:p>
          </table:table-cell>
          <table:table-cell table:style-name="ce177" office:value-type="float" office:value="0.0093824" calcext:value-type="float">
            <text:p>0.0093824</text:p>
          </table:table-cell>
          <table:table-cell table:style-name="ce177" office:value-type="float" office:value="0.0081664" calcext:value-type="float">
            <text:p>0.0081664</text:p>
          </table:table-cell>
          <table:table-cell table:style-name="ce183" office:value-type="float" office:value="0.0083072" calcext:value-type="float">
            <text:p>0.0083072</text:p>
          </table:table-cell>
          <table:table-cell table:style-name="ce187" table:formula="of:=AVERAGE([.C18:.R18])" office:value-type="float" office:value="0.008452" calcext:value-type="float">
            <text:p>0.008452</text:p>
          </table:table-cell>
        </table:table-row>
        <table:table-row table:style-name="ro1">
          <table:table-cell/>
          <table:table-cell table:style-name="ce163" office:value-type="float" office:value="896" calcext:value-type="float">
            <text:p>896</text:p>
          </table:table-cell>
          <table:table-cell table:style-name="ce170" office:value-type="float" office:value="0.008208" calcext:value-type="float">
            <text:p>0.008208</text:p>
          </table:table-cell>
          <table:table-cell table:style-name="ce177" office:value-type="float" office:value="0.0082592" calcext:value-type="float">
            <text:p>0.0082592</text:p>
          </table:table-cell>
          <table:table-cell table:style-name="ce177" office:value-type="float" office:value="0.0082816" calcext:value-type="float">
            <text:p>0.0082816</text:p>
          </table:table-cell>
          <table:table-cell table:style-name="ce177" office:value-type="float" office:value="0.0083584" calcext:value-type="float">
            <text:p>0.0083584</text:p>
          </table:table-cell>
          <table:table-cell table:style-name="ce177" office:value-type="float" office:value="0.00832" calcext:value-type="float">
            <text:p>0.00832</text:p>
          </table:table-cell>
          <table:table-cell table:style-name="ce177" office:value-type="float" office:value="0.0083392" calcext:value-type="float">
            <text:p>0.0083392</text:p>
          </table:table-cell>
          <table:table-cell table:style-name="ce177" office:value-type="float" office:value="0.0083904" calcext:value-type="float">
            <text:p>0.0083904</text:p>
          </table:table-cell>
          <table:table-cell table:style-name="ce177" office:value-type="float" office:value="0.008256" calcext:value-type="float">
            <text:p>0.008256</text:p>
          </table:table-cell>
          <table:table-cell table:style-name="ce177" office:value-type="float" office:value="0.00808" calcext:value-type="float">
            <text:p>0.00808</text:p>
          </table:table-cell>
          <table:table-cell table:style-name="ce177" office:value-type="float" office:value="0.0083296" calcext:value-type="float">
            <text:p>0.0083296</text:p>
          </table:table-cell>
          <table:table-cell table:style-name="ce177" office:value-type="float" office:value="0.0083424" calcext:value-type="float">
            <text:p>0.0083424</text:p>
          </table:table-cell>
          <table:table-cell table:style-name="ce177" office:value-type="float" office:value="0.0084256" calcext:value-type="float">
            <text:p>0.0084256</text:p>
          </table:table-cell>
          <table:table-cell table:style-name="ce177" office:value-type="float" office:value="0.0082304" calcext:value-type="float">
            <text:p>0.0082304</text:p>
          </table:table-cell>
          <table:table-cell table:style-name="ce177" office:value-type="float" office:value="0.0083872" calcext:value-type="float">
            <text:p>0.0083872</text:p>
          </table:table-cell>
          <table:table-cell table:style-name="ce177" office:value-type="float" office:value="0.0083328" calcext:value-type="float">
            <text:p>0.0083328</text:p>
          </table:table-cell>
          <table:table-cell table:style-name="ce183" office:value-type="float" office:value="0.0083104" calcext:value-type="float">
            <text:p>0.0083104</text:p>
          </table:table-cell>
          <table:table-cell table:style-name="ce187" table:formula="of:=AVERAGE([.C19:.R19])" office:value-type="float" office:value="0.0083032" calcext:value-type="float">
            <text:p>0.0083032</text:p>
          </table:table-cell>
        </table:table-row>
        <table:table-row table:style-name="ro1">
          <table:table-cell/>
          <table:table-cell table:style-name="ce163" office:value-type="float" office:value="960" calcext:value-type="float">
            <text:p>960</text:p>
          </table:table-cell>
          <table:table-cell table:style-name="ce170" office:value-type="float" office:value="0.0083904" calcext:value-type="float">
            <text:p>0.0083904</text:p>
          </table:table-cell>
          <table:table-cell table:style-name="ce177" office:value-type="float" office:value="0.0083392" calcext:value-type="float">
            <text:p>0.0083392</text:p>
          </table:table-cell>
          <table:table-cell table:style-name="ce177" office:value-type="float" office:value="0.0083552" calcext:value-type="float">
            <text:p>0.0083552</text:p>
          </table:table-cell>
          <table:table-cell table:style-name="ce177" office:value-type="float" office:value="0.0083232" calcext:value-type="float">
            <text:p>0.0083232</text:p>
          </table:table-cell>
          <table:table-cell table:style-name="ce177" office:value-type="float" office:value="0.0082208" calcext:value-type="float">
            <text:p>0.0082208</text:p>
          </table:table-cell>
          <table:table-cell table:style-name="ce177" office:value-type="float" office:value="0.0083392" calcext:value-type="float">
            <text:p>0.0083392</text:p>
          </table:table-cell>
          <table:table-cell table:style-name="ce177" office:value-type="float" office:value="0.0081152" calcext:value-type="float">
            <text:p>0.0081152</text:p>
          </table:table-cell>
          <table:table-cell table:style-name="ce177" office:value-type="float" office:value="0.0083776" calcext:value-type="float">
            <text:p>0.0083776</text:p>
          </table:table-cell>
          <table:table-cell table:style-name="ce177" office:value-type="float" office:value="0.0082816" calcext:value-type="float">
            <text:p>0.0082816</text:p>
          </table:table-cell>
          <table:table-cell table:style-name="ce177" office:value-type="float" office:value="0.0083424" calcext:value-type="float">
            <text:p>0.0083424</text:p>
          </table:table-cell>
          <table:table-cell table:style-name="ce177" office:value-type="float" office:value="0.0083264" calcext:value-type="float">
            <text:p>0.0083264</text:p>
          </table:table-cell>
          <table:table-cell table:style-name="ce177" office:value-type="float" office:value="0.0083168" calcext:value-type="float">
            <text:p>0.0083168</text:p>
          </table:table-cell>
          <table:table-cell table:style-name="ce177" office:value-type="float" office:value="0.0082688" calcext:value-type="float">
            <text:p>0.0082688</text:p>
          </table:table-cell>
          <table:table-cell table:style-name="ce177" office:value-type="float" office:value="0.0082848" calcext:value-type="float">
            <text:p>0.0082848</text:p>
          </table:table-cell>
          <table:table-cell table:style-name="ce177" office:value-type="float" office:value="0.0083648" calcext:value-type="float">
            <text:p>0.0083648</text:p>
          </table:table-cell>
          <table:table-cell table:style-name="ce183" office:value-type="float" office:value="0.0083104" calcext:value-type="float">
            <text:p>0.0083104</text:p>
          </table:table-cell>
          <table:table-cell table:style-name="ce187" table:formula="of:=AVERAGE([.C20:.R20])" office:value-type="float" office:value="0.0083098" calcext:value-type="float">
            <text:p>0.0083098</text:p>
          </table:table-cell>
        </table:table-row>
        <table:table-row table:style-name="ro1">
          <table:table-cell/>
          <table:table-cell table:style-name="ce164" office:value-type="float" office:value="1024" calcext:value-type="float">
            <text:p>1024</text:p>
          </table:table-cell>
          <table:table-cell table:style-name="ce171" office:value-type="float" office:value="0.0084" calcext:value-type="float">
            <text:p>0.0084</text:p>
          </table:table-cell>
          <table:table-cell table:style-name="ce178" office:value-type="float" office:value="0.0083936" calcext:value-type="float">
            <text:p>0.0083936</text:p>
          </table:table-cell>
          <table:table-cell table:style-name="ce178" office:value-type="float" office:value="0.0083488" calcext:value-type="float">
            <text:p>0.0083488</text:p>
          </table:table-cell>
          <table:table-cell table:style-name="ce178" office:value-type="float" office:value="0.0083136" calcext:value-type="float">
            <text:p>0.0083136</text:p>
          </table:table-cell>
          <table:table-cell table:style-name="ce178" office:value-type="float" office:value="0.0082304" calcext:value-type="float">
            <text:p>0.0082304</text:p>
          </table:table-cell>
          <table:table-cell table:style-name="ce178" office:value-type="float" office:value="0.008352" calcext:value-type="float">
            <text:p>0.008352</text:p>
          </table:table-cell>
          <table:table-cell table:style-name="ce178" office:value-type="float" office:value="0.0080448" calcext:value-type="float">
            <text:p>0.0080448</text:p>
          </table:table-cell>
          <table:table-cell table:style-name="ce178" office:value-type="float" office:value="0.0082752" calcext:value-type="float">
            <text:p>0.0082752</text:p>
          </table:table-cell>
          <table:table-cell table:style-name="ce178" office:value-type="float" office:value="0.0083552" calcext:value-type="float">
            <text:p>0.0083552</text:p>
          </table:table-cell>
          <table:table-cell table:style-name="ce178" office:value-type="float" office:value="0.0083328" calcext:value-type="float">
            <text:p>0.0083328</text:p>
          </table:table-cell>
          <table:table-cell table:style-name="ce178" office:value-type="float" office:value="0.0083808" calcext:value-type="float">
            <text:p>0.0083808</text:p>
          </table:table-cell>
          <table:table-cell table:style-name="ce178" office:value-type="float" office:value="0.008272" calcext:value-type="float">
            <text:p>0.008272</text:p>
          </table:table-cell>
          <table:table-cell table:style-name="ce178" office:value-type="float" office:value="0.0083136" calcext:value-type="float">
            <text:p>0.0083136</text:p>
          </table:table-cell>
          <table:table-cell table:style-name="ce178" office:value-type="float" office:value="0.008224" calcext:value-type="float">
            <text:p>0.008224</text:p>
          </table:table-cell>
          <table:table-cell table:style-name="ce178" office:value-type="float" office:value="0.0083616" calcext:value-type="float">
            <text:p>0.0083616</text:p>
          </table:table-cell>
          <table:table-cell table:style-name="ce184" office:value-type="float" office:value="0.0091488" calcext:value-type="float">
            <text:p>0.0091488</text:p>
          </table:table-cell>
          <table:table-cell table:style-name="ce188" table:formula="of:=AVERAGE([.C21:.R21])" office:value-type="float" office:value="0.0083592" calcext:value-type="float">
            <text:p>0.0083592</text:p>
          </table:table-cell>
        </table:table-row>
        <table:table-row table:style-name="ro1">
          <table:table-cell/>
          <table:table-cell table:style-name="ce165" office:value-type="string" calcext:value-type="string">
            <text:p>Moyenne X</text:p>
          </table:table-cell>
          <table:table-cell table:style-name="ce172" table:formula="of:=AVERAGE([.C6:.C21])" office:value-type="float" office:value="0.008285" calcext:value-type="float">
            <text:p>0.008285</text:p>
          </table:table-cell>
          <table:table-cell table:style-name="ce179" table:formula="of:=AVERAGE([.D6:.D21])" office:value-type="float" office:value="0.0083218" calcext:value-type="float">
            <text:p>0.0083218</text:p>
          </table:table-cell>
          <table:table-cell table:style-name="ce179" table:formula="of:=AVERAGE([.E6:.E21])" office:value-type="float" office:value="0.0083382" calcext:value-type="float">
            <text:p>0.0083382</text:p>
          </table:table-cell>
          <table:table-cell table:style-name="ce179" table:formula="of:=AVERAGE([.F6:.F21])" office:value-type="float" office:value="0.008371" calcext:value-type="float">
            <text:p>0.008371</text:p>
          </table:table-cell>
          <table:table-cell table:style-name="ce179" table:formula="of:=AVERAGE([.G6:.G21])" office:value-type="float" office:value="0.0083656" calcext:value-type="float">
            <text:p>0.0083656</text:p>
          </table:table-cell>
          <table:table-cell table:style-name="ce179" table:formula="of:=AVERAGE([.H6:.H21])" office:value-type="float" office:value="0.0084178" calcext:value-type="float">
            <text:p>0.0084178</text:p>
          </table:table-cell>
          <table:table-cell table:style-name="ce179" table:formula="of:=AVERAGE([.I6:.I21])" office:value-type="float" office:value="0.0082548" calcext:value-type="float">
            <text:p>0.0082548</text:p>
          </table:table-cell>
          <table:table-cell table:style-name="ce179" table:formula="of:=AVERAGE([.J6:.J21])" office:value-type="float" office:value="0.0082994" calcext:value-type="float">
            <text:p>0.0082994</text:p>
          </table:table-cell>
          <table:table-cell table:style-name="ce179" table:formula="of:=AVERAGE([.K6:.K21])" office:value-type="float" office:value="0.0083326" calcext:value-type="float">
            <text:p>0.0083326</text:p>
          </table:table-cell>
          <table:table-cell table:style-name="ce179" table:formula="of:=AVERAGE([.L6:.L21])" office:value-type="float" office:value="0.0083482" calcext:value-type="float">
            <text:p>0.0083482</text:p>
          </table:table-cell>
          <table:table-cell table:style-name="ce179" table:formula="of:=AVERAGE([.M6:.M21])" office:value-type="float" office:value="0.0084334" calcext:value-type="float">
            <text:p>0.0084334</text:p>
          </table:table-cell>
          <table:table-cell table:style-name="ce179" table:formula="of:=AVERAGE([.N6:.N21])" office:value-type="float" office:value="0.0083652" calcext:value-type="float">
            <text:p>0.0083652</text:p>
          </table:table-cell>
          <table:table-cell table:style-name="ce179" table:formula="of:=AVERAGE([.O6:.O21])" office:value-type="float" office:value="0.008311" calcext:value-type="float">
            <text:p>0.008311</text:p>
          </table:table-cell>
          <table:table-cell table:style-name="ce179" table:formula="of:=AVERAGE([.P6:.P21])" office:value-type="float" office:value="0.0084882" calcext:value-type="float">
            <text:p>0.0084882</text:p>
          </table:table-cell>
          <table:table-cell table:style-name="ce179" table:formula="of:=AVERAGE([.Q6:.Q21])" office:value-type="float" office:value="0.008337" calcext:value-type="float">
            <text:p>0.008337</text:p>
          </table:table-cell>
          <table:table-cell table:style-name="ce185" table:formula="of:=AVERAGE([.R6:.R21])" office:value-type="float" office:value="0.008382" calcext:value-type="float">
            <text:p>0.008382</text:p>
          </table:table-cell>
          <table:table-cell table:style-name="ce166" table:formula="of:=AVERAGE([.S6:.S21])" office:value-type="float" office:value="0.0083532" calcext:value-type="float">
            <text:p>0.0083532</text:p>
          </table:table-cell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Process Standard'.S6:'Process Standard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andard'.C6:'Process Standard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andard'.C22:'Process Standard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rocess Shared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2">
          <table:table-cell table:number-columns-repeated="2"/>
          <table:table-cell table:style-name="ce166"/>
          <table:table-cell table:style-name="ce173" office:value-type="string" calcext:value-type="string" table:number-columns-spanned="13" table:number-rows-spanned="1">
            <text:p>Processing Shared</text:p>
          </table:table-cell>
          <table:covered-table-cell table:number-columns-repeated="12" table:style-name="ce166"/>
          <table:table-cell table:style-name="ce166" table:number-columns-repeated="2"/>
          <table:table-cell/>
        </table:table-row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1">
          <table:table-cell/>
          <table:table-cell table:style-name="ce16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167" office:value-type="float" office:value="64" calcext:value-type="float" table:number-columns-spanned="1" table:number-rows-spanned="2">
            <text:p>64</text:p>
          </table:table-cell>
          <table:table-cell table:style-name="ce174" office:value-type="float" office:value="128" calcext:value-type="float" table:number-columns-spanned="1" table:number-rows-spanned="2">
            <text:p>128</text:p>
          </table:table-cell>
          <table:table-cell table:style-name="ce174" office:value-type="float" office:value="192" calcext:value-type="float" table:number-columns-spanned="1" table:number-rows-spanned="2">
            <text:p>192</text:p>
          </table:table-cell>
          <table:table-cell table:style-name="ce174" office:value-type="float" office:value="256" calcext:value-type="float" table:number-columns-spanned="1" table:number-rows-spanned="2">
            <text:p>256</text:p>
          </table:table-cell>
          <table:table-cell table:style-name="ce174" office:value-type="float" office:value="320" calcext:value-type="float" table:number-columns-spanned="1" table:number-rows-spanned="2">
            <text:p>320</text:p>
          </table:table-cell>
          <table:table-cell table:style-name="ce174" office:value-type="float" office:value="384" calcext:value-type="float" table:number-columns-spanned="1" table:number-rows-spanned="2">
            <text:p>384</text:p>
          </table:table-cell>
          <table:table-cell table:style-name="ce174" office:value-type="float" office:value="448" calcext:value-type="float" table:number-columns-spanned="1" table:number-rows-spanned="2">
            <text:p>448</text:p>
          </table:table-cell>
          <table:table-cell table:style-name="ce174" office:value-type="float" office:value="512" calcext:value-type="float" table:number-columns-spanned="1" table:number-rows-spanned="2">
            <text:p>512</text:p>
          </table:table-cell>
          <table:table-cell table:style-name="ce174" office:value-type="float" office:value="576" calcext:value-type="float" table:number-columns-spanned="1" table:number-rows-spanned="2">
            <text:p>576</text:p>
          </table:table-cell>
          <table:table-cell table:style-name="ce174" office:value-type="float" office:value="640" calcext:value-type="float" table:number-columns-spanned="1" table:number-rows-spanned="2">
            <text:p>640</text:p>
          </table:table-cell>
          <table:table-cell table:style-name="ce174" office:value-type="float" office:value="704" calcext:value-type="float" table:number-columns-spanned="1" table:number-rows-spanned="2">
            <text:p>704</text:p>
          </table:table-cell>
          <table:table-cell table:style-name="ce174" office:value-type="float" office:value="768" calcext:value-type="float" table:number-columns-spanned="1" table:number-rows-spanned="2">
            <text:p>768</text:p>
          </table:table-cell>
          <table:table-cell table:style-name="ce174" office:value-type="float" office:value="832" calcext:value-type="float" table:number-columns-spanned="1" table:number-rows-spanned="2">
            <text:p>832</text:p>
          </table:table-cell>
          <table:table-cell table:style-name="ce174" office:value-type="float" office:value="896" calcext:value-type="float" table:number-columns-spanned="1" table:number-rows-spanned="2">
            <text:p>896</text:p>
          </table:table-cell>
          <table:table-cell table:style-name="ce174" office:value-type="float" office:value="960" calcext:value-type="float" table:number-columns-spanned="1" table:number-rows-spanned="2">
            <text:p>960</text:p>
          </table:table-cell>
          <table:table-cell table:style-name="ce180" office:value-type="float" office:value="1024" calcext:value-type="float" table:number-columns-spanned="1" table:number-rows-spanned="2">
            <text:p>1024</text:p>
          </table:table-cell>
          <table:table-cell table:style-name="ce165" office:value-type="string" calcext:value-type="string" table:number-columns-spanned="1" table:number-rows-spanned="2">
            <text:p>Moyenne Y</text:p>
          </table:table-cell>
        </table:table-row>
        <table:table-row table:style-name="ro1">
          <table:table-cell/>
          <table:covered-table-cell/>
          <table:covered-table-cell table:style-name="ce168"/>
          <table:covered-table-cell table:number-columns-repeated="14" table:style-name="ce175"/>
          <table:covered-table-cell table:style-name="ce181"/>
          <table:covered-table-cell table:style-name="ce166"/>
        </table:table-row>
        <table:table-row table:style-name="ro1">
          <table:table-cell/>
          <table:table-cell table:style-name="ce162" office:value-type="float" office:value="64" calcext:value-type="float">
            <text:p>64</text:p>
          </table:table-cell>
          <table:table-cell table:style-name="ce189" office:value-type="float" office:value="0.0083808" calcext:value-type="float">
            <text:p>0.0083808</text:p>
          </table:table-cell>
          <table:table-cell table:style-name="ce193" office:value-type="float" office:value="0.0081824" calcext:value-type="float">
            <text:p>0.0081824</text:p>
          </table:table-cell>
          <table:table-cell table:style-name="ce193" office:value-type="float" office:value="0.0083648" calcext:value-type="float">
            <text:p>0.0083648</text:p>
          </table:table-cell>
          <table:table-cell table:style-name="ce193" office:value-type="float" office:value="0.00832" calcext:value-type="float">
            <text:p>0.00832</text:p>
          </table:table-cell>
          <table:table-cell table:style-name="ce193" office:value-type="float" office:value="0.008656" calcext:value-type="float">
            <text:p>0.008656</text:p>
          </table:table-cell>
          <table:table-cell table:style-name="ce193" office:value-type="float" office:value="0.0091552" calcext:value-type="float">
            <text:p>0.0091552</text:p>
          </table:table-cell>
          <table:table-cell table:style-name="ce193" office:value-type="float" office:value="0.0084224" calcext:value-type="float">
            <text:p>0.0084224</text:p>
          </table:table-cell>
          <table:table-cell table:style-name="ce193" office:value-type="float" office:value="0.008336" calcext:value-type="float">
            <text:p>0.008336</text:p>
          </table:table-cell>
          <table:table-cell table:style-name="ce193" office:value-type="float" office:value="0.0083104" calcext:value-type="float">
            <text:p>0.0083104</text:p>
          </table:table-cell>
          <table:table-cell table:style-name="ce193" office:value-type="float" office:value="0.008384" calcext:value-type="float">
            <text:p>0.008384</text:p>
          </table:table-cell>
          <table:table-cell table:style-name="ce193" office:value-type="float" office:value="0.00832" calcext:value-type="float">
            <text:p>0.00832</text:p>
          </table:table-cell>
          <table:table-cell table:style-name="ce193" office:value-type="float" office:value="0.00848" calcext:value-type="float">
            <text:p>0.00848</text:p>
          </table:table-cell>
          <table:table-cell table:style-name="ce193" office:value-type="float" office:value="0.0084736" calcext:value-type="float">
            <text:p>0.0084736</text:p>
          </table:table-cell>
          <table:table-cell table:style-name="ce193" office:value-type="float" office:value="0.0084704" calcext:value-type="float">
            <text:p>0.0084704</text:p>
          </table:table-cell>
          <table:table-cell table:style-name="ce193" office:value-type="float" office:value="0.0082144" calcext:value-type="float">
            <text:p>0.0082144</text:p>
          </table:table-cell>
          <table:table-cell table:style-name="ce197" office:value-type="float" office:value="0.0082304" calcext:value-type="float">
            <text:p>0.0082304</text:p>
          </table:table-cell>
          <table:table-cell table:style-name="ce201" table:formula="of:=AVERAGE([.C6:.R6])" office:value-type="float" office:value="0.0084188" calcext:value-type="float">
            <text:p>0.0084188</text:p>
          </table:table-cell>
        </table:table-row>
        <table:table-row table:style-name="ro1">
          <table:table-cell/>
          <table:table-cell table:style-name="ce163" office:value-type="float" office:value="128" calcext:value-type="float">
            <text:p>128</text:p>
          </table:table-cell>
          <table:table-cell table:style-name="ce190" office:value-type="float" office:value="0.0081568" calcext:value-type="float">
            <text:p>0.0081568</text:p>
          </table:table-cell>
          <table:table-cell table:style-name="ce194" office:value-type="float" office:value="0.0083232" calcext:value-type="float">
            <text:p>0.0083232</text:p>
          </table:table-cell>
          <table:table-cell table:style-name="ce194" office:value-type="float" office:value="0.008224" calcext:value-type="float">
            <text:p>0.008224</text:p>
          </table:table-cell>
          <table:table-cell table:style-name="ce194" office:value-type="float" office:value="0.0082848" calcext:value-type="float">
            <text:p>0.0082848</text:p>
          </table:table-cell>
          <table:table-cell table:style-name="ce194" office:value-type="float" office:value="0.0083136" calcext:value-type="float">
            <text:p>0.0083136</text:p>
          </table:table-cell>
          <table:table-cell table:style-name="ce194" office:value-type="float" office:value="0.0084608" calcext:value-type="float">
            <text:p>0.0084608</text:p>
          </table:table-cell>
          <table:table-cell table:style-name="ce194" office:value-type="float" office:value="0.0084448" calcext:value-type="float">
            <text:p>0.0084448</text:p>
          </table:table-cell>
          <table:table-cell table:style-name="ce194" office:value-type="float" office:value="0.0082976" calcext:value-type="float">
            <text:p>0.0082976</text:p>
          </table:table-cell>
          <table:table-cell table:style-name="ce194" office:value-type="float" office:value="0.0083168" calcext:value-type="float">
            <text:p>0.0083168</text:p>
          </table:table-cell>
          <table:table-cell table:style-name="ce194" office:value-type="float" office:value="0.0084832" calcext:value-type="float">
            <text:p>0.0084832</text:p>
          </table:table-cell>
          <table:table-cell table:style-name="ce194" office:value-type="float" office:value="0.008336" calcext:value-type="float">
            <text:p>0.008336</text:p>
          </table:table-cell>
          <table:table-cell table:style-name="ce194" office:value-type="float" office:value="0.0092832" calcext:value-type="float">
            <text:p>0.0092832</text:p>
          </table:table-cell>
          <table:table-cell table:style-name="ce194" office:value-type="float" office:value="0.0084" calcext:value-type="float">
            <text:p>0.0084</text:p>
          </table:table-cell>
          <table:table-cell table:style-name="ce194" office:value-type="float" office:value="0.0085152" calcext:value-type="float">
            <text:p>0.0085152</text:p>
          </table:table-cell>
          <table:table-cell table:style-name="ce194" office:value-type="float" office:value="0.0084768" calcext:value-type="float">
            <text:p>0.0084768</text:p>
          </table:table-cell>
          <table:table-cell table:style-name="ce198" office:value-type="float" office:value="0.0082528" calcext:value-type="float">
            <text:p>0.0082528</text:p>
          </table:table-cell>
          <table:table-cell table:style-name="ce202" table:formula="of:=AVERAGE([.C7:.R7])" office:value-type="float" office:value="0.0084106" calcext:value-type="float">
            <text:p>0.0084106</text:p>
          </table:table-cell>
        </table:table-row>
        <table:table-row table:style-name="ro1">
          <table:table-cell/>
          <table:table-cell table:style-name="ce163" office:value-type="float" office:value="192" calcext:value-type="float">
            <text:p>192</text:p>
          </table:table-cell>
          <table:table-cell table:style-name="ce190" office:value-type="float" office:value="0.008512" calcext:value-type="float">
            <text:p>0.008512</text:p>
          </table:table-cell>
          <table:table-cell table:style-name="ce194" office:value-type="float" office:value="0.0082976" calcext:value-type="float">
            <text:p>0.0082976</text:p>
          </table:table-cell>
          <table:table-cell table:style-name="ce194" office:value-type="float" office:value="0.0082272" calcext:value-type="float">
            <text:p>0.0082272</text:p>
          </table:table-cell>
          <table:table-cell table:style-name="ce194" office:value-type="float" office:value="0.0081024" calcext:value-type="float">
            <text:p>0.0081024</text:p>
          </table:table-cell>
          <table:table-cell table:style-name="ce194" office:value-type="float" office:value="0.0082944" calcext:value-type="float">
            <text:p>0.0082944</text:p>
          </table:table-cell>
          <table:table-cell table:style-name="ce194" office:value-type="float" office:value="0.008112" calcext:value-type="float">
            <text:p>0.008112</text:p>
          </table:table-cell>
          <table:table-cell table:style-name="ce194" office:value-type="float" office:value="0.0084032" calcext:value-type="float">
            <text:p>0.0084032</text:p>
          </table:table-cell>
          <table:table-cell table:style-name="ce194" office:value-type="float" office:value="0.0084384" calcext:value-type="float">
            <text:p>0.0084384</text:p>
          </table:table-cell>
          <table:table-cell table:style-name="ce194" office:value-type="float" office:value="0.008256" calcext:value-type="float">
            <text:p>0.008256</text:p>
          </table:table-cell>
          <table:table-cell table:style-name="ce194" office:value-type="float" office:value="0.0082336" calcext:value-type="float">
            <text:p>0.0082336</text:p>
          </table:table-cell>
          <table:table-cell table:style-name="ce194" office:value-type="float" office:value="0.0084416" calcext:value-type="float">
            <text:p>0.0084416</text:p>
          </table:table-cell>
          <table:table-cell table:style-name="ce194" office:value-type="float" office:value="0.0083296" calcext:value-type="float">
            <text:p>0.0083296</text:p>
          </table:table-cell>
          <table:table-cell table:style-name="ce194" office:value-type="float" office:value="0.0082592" calcext:value-type="float">
            <text:p>0.0082592</text:p>
          </table:table-cell>
          <table:table-cell table:style-name="ce194" office:value-type="float" office:value="0.008464" calcext:value-type="float">
            <text:p>0.008464</text:p>
          </table:table-cell>
          <table:table-cell table:style-name="ce194" office:value-type="float" office:value="0.008848" calcext:value-type="float">
            <text:p>0.008848</text:p>
          </table:table-cell>
          <table:table-cell table:style-name="ce198" office:value-type="float" office:value="0.0081952" calcext:value-type="float">
            <text:p>0.0081952</text:p>
          </table:table-cell>
          <table:table-cell table:style-name="ce202" table:formula="of:=AVERAGE([.C8:.R8])" office:value-type="float" office:value="0.0083384" calcext:value-type="float">
            <text:p>0.0083384</text:p>
          </table:table-cell>
        </table:table-row>
        <table:table-row table:style-name="ro1">
          <table:table-cell/>
          <table:table-cell table:style-name="ce163" office:value-type="float" office:value="256" calcext:value-type="float">
            <text:p>256</text:p>
          </table:table-cell>
          <table:table-cell table:style-name="ce190" office:value-type="float" office:value="0.008272" calcext:value-type="float">
            <text:p>0.008272</text:p>
          </table:table-cell>
          <table:table-cell table:style-name="ce194" office:value-type="float" office:value="0.0082624" calcext:value-type="float">
            <text:p>0.0082624</text:p>
          </table:table-cell>
          <table:table-cell table:style-name="ce194" office:value-type="float" office:value="0.0083744" calcext:value-type="float">
            <text:p>0.0083744</text:p>
          </table:table-cell>
          <table:table-cell table:style-name="ce194" office:value-type="float" office:value="0.008192" calcext:value-type="float">
            <text:p>0.008192</text:p>
          </table:table-cell>
          <table:table-cell table:style-name="ce194" office:value-type="float" office:value="0.0084608" calcext:value-type="float">
            <text:p>0.0084608</text:p>
          </table:table-cell>
          <table:table-cell table:style-name="ce194" office:value-type="float" office:value="0.0083968" calcext:value-type="float">
            <text:p>0.0083968</text:p>
          </table:table-cell>
          <table:table-cell table:style-name="ce194" office:value-type="float" office:value="0.008048" calcext:value-type="float">
            <text:p>0.008048</text:p>
          </table:table-cell>
          <table:table-cell table:style-name="ce194" office:value-type="float" office:value="0.0084544" calcext:value-type="float">
            <text:p>0.0084544</text:p>
          </table:table-cell>
          <table:table-cell table:style-name="ce194" office:value-type="float" office:value="0.0088128" calcext:value-type="float">
            <text:p>0.0088128</text:p>
          </table:table-cell>
          <table:table-cell table:style-name="ce194" office:value-type="float" office:value="0.0084992" calcext:value-type="float">
            <text:p>0.0084992</text:p>
          </table:table-cell>
          <table:table-cell table:style-name="ce194" office:value-type="float" office:value="0.0082944" calcext:value-type="float">
            <text:p>0.0082944</text:p>
          </table:table-cell>
          <table:table-cell table:style-name="ce194" office:value-type="float" office:value="0.008336" calcext:value-type="float">
            <text:p>0.008336</text:p>
          </table:table-cell>
          <table:table-cell table:style-name="ce194" office:value-type="float" office:value="0.0081568" calcext:value-type="float">
            <text:p>0.0081568</text:p>
          </table:table-cell>
          <table:table-cell table:style-name="ce194" office:value-type="float" office:value="0.0083296" calcext:value-type="float">
            <text:p>0.0083296</text:p>
          </table:table-cell>
          <table:table-cell table:style-name="ce194" office:value-type="float" office:value="0.008432" calcext:value-type="float">
            <text:p>0.008432</text:p>
          </table:table-cell>
          <table:table-cell table:style-name="ce198" office:value-type="float" office:value="0.0083072" calcext:value-type="float">
            <text:p>0.0083072</text:p>
          </table:table-cell>
          <table:table-cell table:style-name="ce202" table:formula="of:=AVERAGE([.C9:.R9])" office:value-type="float" office:value="0.0083518" calcext:value-type="float">
            <text:p>0.0083518</text:p>
          </table:table-cell>
        </table:table-row>
        <table:table-row table:style-name="ro1">
          <table:table-cell/>
          <table:table-cell table:style-name="ce163" office:value-type="float" office:value="320" calcext:value-type="float">
            <text:p>320</text:p>
          </table:table-cell>
          <table:table-cell table:style-name="ce190" office:value-type="float" office:value="0.0083648" calcext:value-type="float">
            <text:p>0.0083648</text:p>
          </table:table-cell>
          <table:table-cell table:style-name="ce194" office:value-type="float" office:value="0.0085344" calcext:value-type="float">
            <text:p>0.0085344</text:p>
          </table:table-cell>
          <table:table-cell table:style-name="ce194" office:value-type="float" office:value="0.0082176" calcext:value-type="float">
            <text:p>0.0082176</text:p>
          </table:table-cell>
          <table:table-cell table:style-name="ce194" office:value-type="float" office:value="0.0083936" calcext:value-type="float">
            <text:p>0.0083936</text:p>
          </table:table-cell>
          <table:table-cell table:style-name="ce194" office:value-type="float" office:value="0.0083392" calcext:value-type="float">
            <text:p>0.0083392</text:p>
          </table:table-cell>
          <table:table-cell table:style-name="ce194" office:value-type="float" office:value="0.0084768" calcext:value-type="float">
            <text:p>0.0084768</text:p>
          </table:table-cell>
          <table:table-cell table:style-name="ce194" office:value-type="float" office:value="0.0083168" calcext:value-type="float">
            <text:p>0.0083168</text:p>
          </table:table-cell>
          <table:table-cell table:style-name="ce194" office:value-type="float" office:value="0.0087072" calcext:value-type="float">
            <text:p>0.0087072</text:p>
          </table:table-cell>
          <table:table-cell table:style-name="ce194" office:value-type="float" office:value="0.0083488" calcext:value-type="float">
            <text:p>0.0083488</text:p>
          </table:table-cell>
          <table:table-cell table:style-name="ce194" office:value-type="float" office:value="0.008288" calcext:value-type="float">
            <text:p>0.008288</text:p>
          </table:table-cell>
          <table:table-cell table:style-name="ce194" office:value-type="float" office:value="0.0082496" calcext:value-type="float">
            <text:p>0.0082496</text:p>
          </table:table-cell>
          <table:table-cell table:style-name="ce194" office:value-type="float" office:value="0.0082176" calcext:value-type="float">
            <text:p>0.0082176</text:p>
          </table:table-cell>
          <table:table-cell table:style-name="ce194" office:value-type="float" office:value="0.0083552" calcext:value-type="float">
            <text:p>0.0083552</text:p>
          </table:table-cell>
          <table:table-cell table:style-name="ce194" office:value-type="float" office:value="0.0084288" calcext:value-type="float">
            <text:p>0.0084288</text:p>
          </table:table-cell>
          <table:table-cell table:style-name="ce194" office:value-type="float" office:value="0.0081984" calcext:value-type="float">
            <text:p>0.0081984</text:p>
          </table:table-cell>
          <table:table-cell table:style-name="ce198" office:value-type="float" office:value="0.0083936" calcext:value-type="float">
            <text:p>0.0083936</text:p>
          </table:table-cell>
          <table:table-cell table:style-name="ce202" table:formula="of:=AVERAGE([.C10:.R10])" office:value-type="float" office:value="0.0083644" calcext:value-type="float">
            <text:p>0.0083644</text:p>
          </table:table-cell>
        </table:table-row>
        <table:table-row table:style-name="ro1">
          <table:table-cell/>
          <table:table-cell table:style-name="ce163" office:value-type="float" office:value="384" calcext:value-type="float">
            <text:p>384</text:p>
          </table:table-cell>
          <table:table-cell table:style-name="ce190" office:value-type="float" office:value="0.0082368" calcext:value-type="float">
            <text:p>0.0082368</text:p>
          </table:table-cell>
          <table:table-cell table:style-name="ce194" office:value-type="float" office:value="0.0082784" calcext:value-type="float">
            <text:p>0.0082784</text:p>
          </table:table-cell>
          <table:table-cell table:style-name="ce194" office:value-type="float" office:value="0.0084224" calcext:value-type="float">
            <text:p>0.0084224</text:p>
          </table:table-cell>
          <table:table-cell table:style-name="ce194" office:value-type="float" office:value="0.0085984" calcext:value-type="float">
            <text:p>0.0085984</text:p>
          </table:table-cell>
          <table:table-cell table:style-name="ce194" office:value-type="float" office:value="0.0083168" calcext:value-type="float">
            <text:p>0.0083168</text:p>
          </table:table-cell>
          <table:table-cell table:style-name="ce194" office:value-type="float" office:value="0.0083008" calcext:value-type="float">
            <text:p>0.0083008</text:p>
          </table:table-cell>
          <table:table-cell table:style-name="ce194" office:value-type="float" office:value="0.0084448" calcext:value-type="float">
            <text:p>0.0084448</text:p>
          </table:table-cell>
          <table:table-cell table:style-name="ce194" office:value-type="float" office:value="0.008304" calcext:value-type="float">
            <text:p>0.008304</text:p>
          </table:table-cell>
          <table:table-cell table:style-name="ce194" office:value-type="float" office:value="0.008384" calcext:value-type="float">
            <text:p>0.008384</text:p>
          </table:table-cell>
          <table:table-cell table:style-name="ce194" office:value-type="float" office:value="0.0083936" calcext:value-type="float">
            <text:p>0.0083936</text:p>
          </table:table-cell>
          <table:table-cell table:style-name="ce194" office:value-type="float" office:value="0.0087648" calcext:value-type="float">
            <text:p>0.0087648</text:p>
          </table:table-cell>
          <table:table-cell table:style-name="ce194" office:value-type="float" office:value="0.008416" calcext:value-type="float">
            <text:p>0.008416</text:p>
          </table:table-cell>
          <table:table-cell table:style-name="ce194" office:value-type="float" office:value="0.0083552" calcext:value-type="float">
            <text:p>0.0083552</text:p>
          </table:table-cell>
          <table:table-cell table:style-name="ce194" office:value-type="float" office:value="0.0082368" calcext:value-type="float">
            <text:p>0.0082368</text:p>
          </table:table-cell>
          <table:table-cell table:style-name="ce194" office:value-type="float" office:value="0.0082656" calcext:value-type="float">
            <text:p>0.0082656</text:p>
          </table:table-cell>
          <table:table-cell table:style-name="ce198" office:value-type="float" office:value="0.008416" calcext:value-type="float">
            <text:p>0.008416</text:p>
          </table:table-cell>
          <table:table-cell table:style-name="ce202" table:formula="of:=AVERAGE([.C11:.R11])" office:value-type="float" office:value="0.0083834" calcext:value-type="float">
            <text:p>0.0083834</text:p>
          </table:table-cell>
        </table:table-row>
        <table:table-row table:style-name="ro1">
          <table:table-cell/>
          <table:table-cell table:style-name="ce163" office:value-type="float" office:value="448" calcext:value-type="float">
            <text:p>448</text:p>
          </table:table-cell>
          <table:table-cell table:style-name="ce190" office:value-type="float" office:value="0.0083616" calcext:value-type="float">
            <text:p>0.0083616</text:p>
          </table:table-cell>
          <table:table-cell table:style-name="ce194" office:value-type="float" office:value="0.0082208" calcext:value-type="float">
            <text:p>0.0082208</text:p>
          </table:table-cell>
          <table:table-cell table:style-name="ce194" office:value-type="float" office:value="0.0085568" calcext:value-type="float">
            <text:p>0.0085568</text:p>
          </table:table-cell>
          <table:table-cell table:style-name="ce194" office:value-type="float" office:value="0.0082336" calcext:value-type="float">
            <text:p>0.0082336</text:p>
          </table:table-cell>
          <table:table-cell table:style-name="ce194" office:value-type="float" office:value="0.0086272" calcext:value-type="float">
            <text:p>0.0086272</text:p>
          </table:table-cell>
          <table:table-cell table:style-name="ce194" office:value-type="float" office:value="0.008592" calcext:value-type="float">
            <text:p>0.008592</text:p>
          </table:table-cell>
          <table:table-cell table:style-name="ce194" office:value-type="float" office:value="0.0083872" calcext:value-type="float">
            <text:p>0.0083872</text:p>
          </table:table-cell>
          <table:table-cell table:style-name="ce194" office:value-type="float" office:value="0.0082176" calcext:value-type="float">
            <text:p>0.0082176</text:p>
          </table:table-cell>
          <table:table-cell table:style-name="ce194" office:value-type="float" office:value="0.0082304" calcext:value-type="float">
            <text:p>0.0082304</text:p>
          </table:table-cell>
          <table:table-cell table:style-name="ce194" office:value-type="float" office:value="0.008192" calcext:value-type="float">
            <text:p>0.008192</text:p>
          </table:table-cell>
          <table:table-cell table:style-name="ce194" office:value-type="float" office:value="0.0083392" calcext:value-type="float">
            <text:p>0.0083392</text:p>
          </table:table-cell>
          <table:table-cell table:style-name="ce194" office:value-type="float" office:value="0.0082784" calcext:value-type="float">
            <text:p>0.0082784</text:p>
          </table:table-cell>
          <table:table-cell table:style-name="ce194" office:value-type="float" office:value="0.0085088" calcext:value-type="float">
            <text:p>0.0085088</text:p>
          </table:table-cell>
          <table:table-cell table:style-name="ce194" office:value-type="float" office:value="0.0086176" calcext:value-type="float">
            <text:p>0.0086176</text:p>
          </table:table-cell>
          <table:table-cell table:style-name="ce194" office:value-type="float" office:value="0.0080224" calcext:value-type="float">
            <text:p>0.0080224</text:p>
          </table:table-cell>
          <table:table-cell table:style-name="ce198" office:value-type="float" office:value="0.0081632" calcext:value-type="float">
            <text:p>0.0081632</text:p>
          </table:table-cell>
          <table:table-cell table:style-name="ce202" table:formula="of:=AVERAGE([.C12:.R12])" office:value-type="float" office:value="0.0083468" calcext:value-type="float">
            <text:p>0.0083468</text:p>
          </table:table-cell>
        </table:table-row>
        <table:table-row table:style-name="ro1">
          <table:table-cell/>
          <table:table-cell table:style-name="ce163" office:value-type="float" office:value="512" calcext:value-type="float">
            <text:p>512</text:p>
          </table:table-cell>
          <table:table-cell table:style-name="ce190" office:value-type="float" office:value="0.0083776" calcext:value-type="float">
            <text:p>0.0083776</text:p>
          </table:table-cell>
          <table:table-cell table:style-name="ce194" office:value-type="float" office:value="0.0091584" calcext:value-type="float">
            <text:p>0.0091584</text:p>
          </table:table-cell>
          <table:table-cell table:style-name="ce194" office:value-type="float" office:value="0.0092384" calcext:value-type="float">
            <text:p>0.0092384</text:p>
          </table:table-cell>
          <table:table-cell table:style-name="ce194" office:value-type="float" office:value="0.0086336" calcext:value-type="float">
            <text:p>0.0086336</text:p>
          </table:table-cell>
          <table:table-cell table:style-name="ce194" office:value-type="float" office:value="0.0083136" calcext:value-type="float">
            <text:p>0.0083136</text:p>
          </table:table-cell>
          <table:table-cell table:style-name="ce194" office:value-type="float" office:value="0.008368" calcext:value-type="float">
            <text:p>0.008368</text:p>
          </table:table-cell>
          <table:table-cell table:style-name="ce194" office:value-type="float" office:value="0.0081888" calcext:value-type="float">
            <text:p>0.0081888</text:p>
          </table:table-cell>
          <table:table-cell table:style-name="ce194" office:value-type="float" office:value="0.0084288" calcext:value-type="float">
            <text:p>0.0084288</text:p>
          </table:table-cell>
          <table:table-cell table:style-name="ce194" office:value-type="float" office:value="0.0081952" calcext:value-type="float">
            <text:p>0.0081952</text:p>
          </table:table-cell>
          <table:table-cell table:style-name="ce194" office:value-type="float" office:value="0.0082432" calcext:value-type="float">
            <text:p>0.0082432</text:p>
          </table:table-cell>
          <table:table-cell table:style-name="ce194" office:value-type="float" office:value="0.008064" calcext:value-type="float">
            <text:p>0.008064</text:p>
          </table:table-cell>
          <table:table-cell table:style-name="ce194" office:value-type="float" office:value="0.008464" calcext:value-type="float">
            <text:p>0.008464</text:p>
          </table:table-cell>
          <table:table-cell table:style-name="ce194" office:value-type="float" office:value="0.008256" calcext:value-type="float">
            <text:p>0.008256</text:p>
          </table:table-cell>
          <table:table-cell table:style-name="ce194" office:value-type="float" office:value="0.0083232" calcext:value-type="float">
            <text:p>0.0083232</text:p>
          </table:table-cell>
          <table:table-cell table:style-name="ce194" office:value-type="float" office:value="0.0084672" calcext:value-type="float">
            <text:p>0.0084672</text:p>
          </table:table-cell>
          <table:table-cell table:style-name="ce198" office:value-type="float" office:value="0.008192" calcext:value-type="float">
            <text:p>0.008192</text:p>
          </table:table-cell>
          <table:table-cell table:style-name="ce202" table:formula="of:=AVERAGE([.C13:.R13])" office:value-type="float" office:value="0.008432" calcext:value-type="float">
            <text:p>0.008432</text:p>
          </table:table-cell>
        </table:table-row>
        <table:table-row table:style-name="ro1">
          <table:table-cell/>
          <table:table-cell table:style-name="ce163" office:value-type="float" office:value="576" calcext:value-type="float">
            <text:p>576</text:p>
          </table:table-cell>
          <table:table-cell table:style-name="ce190" office:value-type="float" office:value="0.0083232" calcext:value-type="float">
            <text:p>0.0083232</text:p>
          </table:table-cell>
          <table:table-cell table:style-name="ce194" office:value-type="float" office:value="0.0084672" calcext:value-type="float">
            <text:p>0.0084672</text:p>
          </table:table-cell>
          <table:table-cell table:style-name="ce194" office:value-type="float" office:value="0.0083776" calcext:value-type="float">
            <text:p>0.0083776</text:p>
          </table:table-cell>
          <table:table-cell table:style-name="ce194" office:value-type="float" office:value="0.0083744" calcext:value-type="float">
            <text:p>0.0083744</text:p>
          </table:table-cell>
          <table:table-cell table:style-name="ce194" office:value-type="float" office:value="0.0082176" calcext:value-type="float">
            <text:p>0.0082176</text:p>
          </table:table-cell>
          <table:table-cell table:style-name="ce194" office:value-type="float" office:value="0.00864" calcext:value-type="float">
            <text:p>0.00864</text:p>
          </table:table-cell>
          <table:table-cell table:style-name="ce194" office:value-type="float" office:value="0.008256" calcext:value-type="float">
            <text:p>0.008256</text:p>
          </table:table-cell>
          <table:table-cell table:style-name="ce194" office:value-type="float" office:value="0.0082656" calcext:value-type="float">
            <text:p>0.0082656</text:p>
          </table:table-cell>
          <table:table-cell table:style-name="ce194" office:value-type="float" office:value="0.0083136" calcext:value-type="float">
            <text:p>0.0083136</text:p>
          </table:table-cell>
          <table:table-cell table:style-name="ce194" office:value-type="float" office:value="0.0083424" calcext:value-type="float">
            <text:p>0.0083424</text:p>
          </table:table-cell>
          <table:table-cell table:style-name="ce194" office:value-type="float" office:value="0.0083936" calcext:value-type="float">
            <text:p>0.0083936</text:p>
          </table:table-cell>
          <table:table-cell table:style-name="ce194" office:value-type="float" office:value="0.0088544" calcext:value-type="float">
            <text:p>0.0088544</text:p>
          </table:table-cell>
          <table:table-cell table:style-name="ce194" office:value-type="float" office:value="0.0082656" calcext:value-type="float">
            <text:p>0.0082656</text:p>
          </table:table-cell>
          <table:table-cell table:style-name="ce194" office:value-type="float" office:value="0.0084288" calcext:value-type="float">
            <text:p>0.0084288</text:p>
          </table:table-cell>
          <table:table-cell table:style-name="ce194" office:value-type="float" office:value="0.00856" calcext:value-type="float">
            <text:p>0.00856</text:p>
          </table:table-cell>
          <table:table-cell table:style-name="ce198" office:value-type="float" office:value="0.0085632" calcext:value-type="float">
            <text:p>0.0085632</text:p>
          </table:table-cell>
          <table:table-cell table:style-name="ce202" table:formula="of:=AVERAGE([.C14:.R14])" office:value-type="float" office:value="0.0084152" calcext:value-type="float">
            <text:p>0.0084152</text:p>
          </table:table-cell>
        </table:table-row>
        <table:table-row table:style-name="ro1">
          <table:table-cell/>
          <table:table-cell table:style-name="ce163" office:value-type="float" office:value="640" calcext:value-type="float">
            <text:p>640</text:p>
          </table:table-cell>
          <table:table-cell table:style-name="ce190" office:value-type="float" office:value="0.0082496" calcext:value-type="float">
            <text:p>0.0082496</text:p>
          </table:table-cell>
          <table:table-cell table:style-name="ce194" office:value-type="float" office:value="0.008224" calcext:value-type="float">
            <text:p>0.008224</text:p>
          </table:table-cell>
          <table:table-cell table:style-name="ce194" office:value-type="float" office:value="0.0082368" calcext:value-type="float">
            <text:p>0.0082368</text:p>
          </table:table-cell>
          <table:table-cell table:style-name="ce194" office:value-type="float" office:value="0.0082752" calcext:value-type="float">
            <text:p>0.0082752</text:p>
          </table:table-cell>
          <table:table-cell table:style-name="ce194" office:value-type="float" office:value="0.0081888" calcext:value-type="float">
            <text:p>0.0081888</text:p>
          </table:table-cell>
          <table:table-cell table:style-name="ce194" office:value-type="float" office:value="0.0089408" calcext:value-type="float">
            <text:p>0.0089408</text:p>
          </table:table-cell>
          <table:table-cell table:style-name="ce194" office:value-type="float" office:value="0.008352" calcext:value-type="float">
            <text:p>0.008352</text:p>
          </table:table-cell>
          <table:table-cell table:style-name="ce194" office:value-type="float" office:value="0.0080832" calcext:value-type="float">
            <text:p>0.0080832</text:p>
          </table:table-cell>
          <table:table-cell table:style-name="ce194" office:value-type="float" office:value="0.0081472" calcext:value-type="float">
            <text:p>0.0081472</text:p>
          </table:table-cell>
          <table:table-cell table:style-name="ce194" office:value-type="float" office:value="0.0081536" calcext:value-type="float">
            <text:p>0.0081536</text:p>
          </table:table-cell>
          <table:table-cell table:style-name="ce194" office:value-type="float" office:value="0.0082304" calcext:value-type="float">
            <text:p>0.0082304</text:p>
          </table:table-cell>
          <table:table-cell table:style-name="ce194" office:value-type="float" office:value="0.0082624" calcext:value-type="float">
            <text:p>0.0082624</text:p>
          </table:table-cell>
          <table:table-cell table:style-name="ce194" office:value-type="float" office:value="0.0083488" calcext:value-type="float">
            <text:p>0.0083488</text:p>
          </table:table-cell>
          <table:table-cell table:style-name="ce194" office:value-type="float" office:value="0.0083296" calcext:value-type="float">
            <text:p>0.0083296</text:p>
          </table:table-cell>
          <table:table-cell table:style-name="ce194" office:value-type="float" office:value="0.0083616" calcext:value-type="float">
            <text:p>0.0083616</text:p>
          </table:table-cell>
          <table:table-cell table:style-name="ce198" office:value-type="float" office:value="0.0081952" calcext:value-type="float">
            <text:p>0.0081952</text:p>
          </table:table-cell>
          <table:table-cell table:style-name="ce202" table:formula="of:=AVERAGE([.C15:.R15])" office:value-type="float" office:value="0.0082862" calcext:value-type="float">
            <text:p>0.0082862</text:p>
          </table:table-cell>
        </table:table-row>
        <table:table-row table:style-name="ro1">
          <table:table-cell/>
          <table:table-cell table:style-name="ce163" office:value-type="float" office:value="704" calcext:value-type="float">
            <text:p>704</text:p>
          </table:table-cell>
          <table:table-cell table:style-name="ce190" office:value-type="float" office:value="0.0082528" calcext:value-type="float">
            <text:p>0.0082528</text:p>
          </table:table-cell>
          <table:table-cell table:style-name="ce194" office:value-type="float" office:value="0.0081344" calcext:value-type="float">
            <text:p>0.0081344</text:p>
          </table:table-cell>
          <table:table-cell table:style-name="ce194" office:value-type="float" office:value="0.0084672" calcext:value-type="float">
            <text:p>0.0084672</text:p>
          </table:table-cell>
          <table:table-cell table:style-name="ce194" office:value-type="float" office:value="0.0084928" calcext:value-type="float">
            <text:p>0.0084928</text:p>
          </table:table-cell>
          <table:table-cell table:style-name="ce194" office:value-type="float" office:value="0.0084224" calcext:value-type="float">
            <text:p>0.0084224</text:p>
          </table:table-cell>
          <table:table-cell table:style-name="ce194" office:value-type="float" office:value="0.0083744" calcext:value-type="float">
            <text:p>0.0083744</text:p>
          </table:table-cell>
          <table:table-cell table:style-name="ce194" office:value-type="float" office:value="0.0084768" calcext:value-type="float">
            <text:p>0.0084768</text:p>
          </table:table-cell>
          <table:table-cell table:style-name="ce194" office:value-type="float" office:value="0.0084672" calcext:value-type="float">
            <text:p>0.0084672</text:p>
          </table:table-cell>
          <table:table-cell table:style-name="ce194" office:value-type="float" office:value="0.0084512" calcext:value-type="float">
            <text:p>0.0084512</text:p>
          </table:table-cell>
          <table:table-cell table:style-name="ce194" office:value-type="float" office:value="0.0084768" calcext:value-type="float">
            <text:p>0.0084768</text:p>
          </table:table-cell>
          <table:table-cell table:style-name="ce194" office:value-type="float" office:value="0.0082336" calcext:value-type="float">
            <text:p>0.0082336</text:p>
          </table:table-cell>
          <table:table-cell table:style-name="ce194" office:value-type="float" office:value="0.0084576" calcext:value-type="float">
            <text:p>0.0084576</text:p>
          </table:table-cell>
          <table:table-cell table:style-name="ce194" office:value-type="float" office:value="0.0083392" calcext:value-type="float">
            <text:p>0.0083392</text:p>
          </table:table-cell>
          <table:table-cell table:style-name="ce194" office:value-type="float" office:value="0.008416" calcext:value-type="float">
            <text:p>0.008416</text:p>
          </table:table-cell>
          <table:table-cell table:style-name="ce194" office:value-type="float" office:value="0.008224" calcext:value-type="float">
            <text:p>0.008224</text:p>
          </table:table-cell>
          <table:table-cell table:style-name="ce198" office:value-type="float" office:value="0.008288" calcext:value-type="float">
            <text:p>0.008288</text:p>
          </table:table-cell>
          <table:table-cell table:style-name="ce202" table:formula="of:=AVERAGE([.C16:.R16])" office:value-type="float" office:value="0.0083734" calcext:value-type="float">
            <text:p>0.0083734</text:p>
          </table:table-cell>
        </table:table-row>
        <table:table-row table:style-name="ro1">
          <table:table-cell/>
          <table:table-cell table:style-name="ce163" office:value-type="float" office:value="768" calcext:value-type="float">
            <text:p>768</text:p>
          </table:table-cell>
          <table:table-cell table:style-name="ce190" office:value-type="float" office:value="0.0085152" calcext:value-type="float">
            <text:p>0.0085152</text:p>
          </table:table-cell>
          <table:table-cell table:style-name="ce194" office:value-type="float" office:value="0.0084608" calcext:value-type="float">
            <text:p>0.0084608</text:p>
          </table:table-cell>
          <table:table-cell table:style-name="ce194" office:value-type="float" office:value="0.0083168" calcext:value-type="float">
            <text:p>0.0083168</text:p>
          </table:table-cell>
          <table:table-cell table:style-name="ce194" office:value-type="float" office:value="0.0081792" calcext:value-type="float">
            <text:p>0.0081792</text:p>
          </table:table-cell>
          <table:table-cell table:style-name="ce194" office:value-type="float" office:value="0.0084096" calcext:value-type="float">
            <text:p>0.0084096</text:p>
          </table:table-cell>
          <table:table-cell table:style-name="ce194" office:value-type="float" office:value="0.0082848" calcext:value-type="float">
            <text:p>0.0082848</text:p>
          </table:table-cell>
          <table:table-cell table:style-name="ce194" office:value-type="float" office:value="0.0083104" calcext:value-type="float">
            <text:p>0.0083104</text:p>
          </table:table-cell>
          <table:table-cell table:number-columns-repeated="2" table:style-name="ce194" office:value-type="float" office:value="0.0083904" calcext:value-type="float">
            <text:p>0.0083904</text:p>
          </table:table-cell>
          <table:table-cell table:style-name="ce194" office:value-type="float" office:value="0.0083616" calcext:value-type="float">
            <text:p>0.0083616</text:p>
          </table:table-cell>
          <table:table-cell table:style-name="ce194" office:value-type="float" office:value="0.0082848" calcext:value-type="float">
            <text:p>0.0082848</text:p>
          </table:table-cell>
          <table:table-cell table:style-name="ce194" office:value-type="float" office:value="0.0089408" calcext:value-type="float">
            <text:p>0.0089408</text:p>
          </table:table-cell>
          <table:table-cell table:style-name="ce194" office:value-type="float" office:value="0.0084032" calcext:value-type="float">
            <text:p>0.0084032</text:p>
          </table:table-cell>
          <table:table-cell table:style-name="ce194" office:value-type="float" office:value="0.0080544" calcext:value-type="float">
            <text:p>0.0080544</text:p>
          </table:table-cell>
          <table:table-cell table:style-name="ce194" office:value-type="float" office:value="0.0085184" calcext:value-type="float">
            <text:p>0.0085184</text:p>
          </table:table-cell>
          <table:table-cell table:style-name="ce198" office:value-type="float" office:value="0.0083456" calcext:value-type="float">
            <text:p>0.0083456</text:p>
          </table:table-cell>
          <table:table-cell table:style-name="ce202" table:formula="of:=AVERAGE([.C17:.R17])" office:value-type="float" office:value="0.0083854" calcext:value-type="float">
            <text:p>0.0083854</text:p>
          </table:table-cell>
        </table:table-row>
        <table:table-row table:style-name="ro1">
          <table:table-cell/>
          <table:table-cell table:style-name="ce163" office:value-type="float" office:value="832" calcext:value-type="float">
            <text:p>832</text:p>
          </table:table-cell>
          <table:table-cell table:style-name="ce190" office:value-type="float" office:value="0.0091648" calcext:value-type="float">
            <text:p>0.0091648</text:p>
          </table:table-cell>
          <table:table-cell table:style-name="ce194" office:value-type="float" office:value="0.0084288" calcext:value-type="float">
            <text:p>0.0084288</text:p>
          </table:table-cell>
          <table:table-cell table:style-name="ce194" office:value-type="float" office:value="0.0083104" calcext:value-type="float">
            <text:p>0.0083104</text:p>
          </table:table-cell>
          <table:table-cell table:style-name="ce194" office:value-type="float" office:value="0.0083424" calcext:value-type="float">
            <text:p>0.0083424</text:p>
          </table:table-cell>
          <table:table-cell table:style-name="ce194" office:value-type="float" office:value="0.0083904" calcext:value-type="float">
            <text:p>0.0083904</text:p>
          </table:table-cell>
          <table:table-cell table:style-name="ce194" office:value-type="float" office:value="0.0085344" calcext:value-type="float">
            <text:p>0.0085344</text:p>
          </table:table-cell>
          <table:table-cell table:style-name="ce194" office:value-type="float" office:value="0.008208" calcext:value-type="float">
            <text:p>0.008208</text:p>
          </table:table-cell>
          <table:table-cell table:style-name="ce194" office:value-type="float" office:value="0.0082464" calcext:value-type="float">
            <text:p>0.0082464</text:p>
          </table:table-cell>
          <table:table-cell table:style-name="ce194" office:value-type="float" office:value="0.0083328" calcext:value-type="float">
            <text:p>0.0083328</text:p>
          </table:table-cell>
          <table:table-cell table:style-name="ce194" office:value-type="float" office:value="0.0081888" calcext:value-type="float">
            <text:p>0.0081888</text:p>
          </table:table-cell>
          <table:table-cell table:style-name="ce194" office:value-type="float" office:value="0.009008" calcext:value-type="float">
            <text:p>0.009008</text:p>
          </table:table-cell>
          <table:table-cell table:style-name="ce194" office:value-type="float" office:value="0.0083104" calcext:value-type="float">
            <text:p>0.0083104</text:p>
          </table:table-cell>
          <table:table-cell table:style-name="ce194" office:value-type="float" office:value="0.008448" calcext:value-type="float">
            <text:p>0.008448</text:p>
          </table:table-cell>
          <table:table-cell table:style-name="ce194" office:value-type="float" office:value="0.0083168" calcext:value-type="float">
            <text:p>0.0083168</text:p>
          </table:table-cell>
          <table:table-cell table:style-name="ce194" office:value-type="float" office:value="0.0082144" calcext:value-type="float">
            <text:p>0.0082144</text:p>
          </table:table-cell>
          <table:table-cell table:style-name="ce198" office:value-type="float" office:value="0.0081824" calcext:value-type="float">
            <text:p>0.0081824</text:p>
          </table:table-cell>
          <table:table-cell table:style-name="ce202" table:formula="of:=AVERAGE([.C18:.R18])" office:value-type="float" office:value="0.0084142" calcext:value-type="float">
            <text:p>0.0084142</text:p>
          </table:table-cell>
        </table:table-row>
        <table:table-row table:style-name="ro1">
          <table:table-cell/>
          <table:table-cell table:style-name="ce163" office:value-type="float" office:value="896" calcext:value-type="float">
            <text:p>896</text:p>
          </table:table-cell>
          <table:table-cell table:style-name="ce190" office:value-type="float" office:value="0.0083296" calcext:value-type="float">
            <text:p>0.0083296</text:p>
          </table:table-cell>
          <table:table-cell table:style-name="ce194" office:value-type="float" office:value="0.0083008" calcext:value-type="float">
            <text:p>0.0083008</text:p>
          </table:table-cell>
          <table:table-cell table:style-name="ce194" office:value-type="float" office:value="0.008368" calcext:value-type="float">
            <text:p>0.008368</text:p>
          </table:table-cell>
          <table:table-cell table:style-name="ce194" office:value-type="float" office:value="0.0084864" calcext:value-type="float">
            <text:p>0.0084864</text:p>
          </table:table-cell>
          <table:table-cell table:style-name="ce194" office:value-type="float" office:value="0.0082528" calcext:value-type="float">
            <text:p>0.0082528</text:p>
          </table:table-cell>
          <table:table-cell table:style-name="ce194" office:value-type="float" office:value="0.0084672" calcext:value-type="float">
            <text:p>0.0084672</text:p>
          </table:table-cell>
          <table:table-cell table:style-name="ce194" office:value-type="float" office:value="0.0083744" calcext:value-type="float">
            <text:p>0.0083744</text:p>
          </table:table-cell>
          <table:table-cell table:style-name="ce194" office:value-type="float" office:value="0.0084352" calcext:value-type="float">
            <text:p>0.0084352</text:p>
          </table:table-cell>
          <table:table-cell table:style-name="ce194" office:value-type="float" office:value="0.008432" calcext:value-type="float">
            <text:p>0.008432</text:p>
          </table:table-cell>
          <table:table-cell table:style-name="ce194" office:value-type="float" office:value="0.0084576" calcext:value-type="float">
            <text:p>0.0084576</text:p>
          </table:table-cell>
          <table:table-cell table:style-name="ce194" office:value-type="float" office:value="0.0084832" calcext:value-type="float">
            <text:p>0.0084832</text:p>
          </table:table-cell>
          <table:table-cell table:style-name="ce194" office:value-type="float" office:value="0.0081728" calcext:value-type="float">
            <text:p>0.0081728</text:p>
          </table:table-cell>
          <table:table-cell table:style-name="ce194" office:value-type="float" office:value="0.0084544" calcext:value-type="float">
            <text:p>0.0084544</text:p>
          </table:table-cell>
          <table:table-cell table:style-name="ce194" office:value-type="float" office:value="0.008192" calcext:value-type="float">
            <text:p>0.008192</text:p>
          </table:table-cell>
          <table:table-cell table:style-name="ce194" office:value-type="float" office:value="0.00808" calcext:value-type="float">
            <text:p>0.00808</text:p>
          </table:table-cell>
          <table:table-cell table:style-name="ce198" office:value-type="float" office:value="0.0083168" calcext:value-type="float">
            <text:p>0.0083168</text:p>
          </table:table-cell>
          <table:table-cell table:style-name="ce202" table:formula="of:=AVERAGE([.C19:.R19])" office:value-type="float" office:value="0.0083502" calcext:value-type="float">
            <text:p>0.0083502</text:p>
          </table:table-cell>
        </table:table-row>
        <table:table-row table:style-name="ro1">
          <table:table-cell/>
          <table:table-cell table:style-name="ce163" office:value-type="float" office:value="960" calcext:value-type="float">
            <text:p>960</text:p>
          </table:table-cell>
          <table:table-cell table:style-name="ce190" office:value-type="float" office:value="0.0083104" calcext:value-type="float">
            <text:p>0.0083104</text:p>
          </table:table-cell>
          <table:table-cell table:style-name="ce194" office:value-type="float" office:value="0.008448" calcext:value-type="float">
            <text:p>0.008448</text:p>
          </table:table-cell>
          <table:table-cell table:style-name="ce194" office:value-type="float" office:value="0.0085504" calcext:value-type="float">
            <text:p>0.0085504</text:p>
          </table:table-cell>
          <table:table-cell table:style-name="ce194" office:value-type="float" office:value="0.0091712" calcext:value-type="float">
            <text:p>0.0091712</text:p>
          </table:table-cell>
          <table:table-cell table:style-name="ce194" office:value-type="float" office:value="0.0082944" calcext:value-type="float">
            <text:p>0.0082944</text:p>
          </table:table-cell>
          <table:table-cell table:style-name="ce194" office:value-type="float" office:value="0.0083776" calcext:value-type="float">
            <text:p>0.0083776</text:p>
          </table:table-cell>
          <table:table-cell table:style-name="ce194" office:value-type="float" office:value="0.0081696" calcext:value-type="float">
            <text:p>0.0081696</text:p>
          </table:table-cell>
          <table:table-cell table:style-name="ce194" office:value-type="float" office:value="0.0083616" calcext:value-type="float">
            <text:p>0.0083616</text:p>
          </table:table-cell>
          <table:table-cell table:style-name="ce194" office:value-type="float" office:value="0.0083936" calcext:value-type="float">
            <text:p>0.0083936</text:p>
          </table:table-cell>
          <table:table-cell table:style-name="ce194" office:value-type="float" office:value="0.0083392" calcext:value-type="float">
            <text:p>0.0083392</text:p>
          </table:table-cell>
          <table:table-cell table:style-name="ce194" office:value-type="float" office:value="0.008464" calcext:value-type="float">
            <text:p>0.008464</text:p>
          </table:table-cell>
          <table:table-cell table:style-name="ce194" office:value-type="float" office:value="0.0084768" calcext:value-type="float">
            <text:p>0.0084768</text:p>
          </table:table-cell>
          <table:table-cell table:style-name="ce194" office:value-type="float" office:value="0.0083808" calcext:value-type="float">
            <text:p>0.0083808</text:p>
          </table:table-cell>
          <table:table-cell table:style-name="ce194" office:value-type="float" office:value="0.0084352" calcext:value-type="float">
            <text:p>0.0084352</text:p>
          </table:table-cell>
          <table:table-cell table:style-name="ce194" office:value-type="float" office:value="0.0082016" calcext:value-type="float">
            <text:p>0.0082016</text:p>
          </table:table-cell>
          <table:table-cell table:style-name="ce198" office:value-type="float" office:value="0.0082464" calcext:value-type="float">
            <text:p>0.0082464</text:p>
          </table:table-cell>
          <table:table-cell table:style-name="ce202" table:formula="of:=AVERAGE([.C20:.R20])" office:value-type="float" office:value="0.0084138" calcext:value-type="float">
            <text:p>0.0084138</text:p>
          </table:table-cell>
        </table:table-row>
        <table:table-row table:style-name="ro1">
          <table:table-cell/>
          <table:table-cell table:style-name="ce164" office:value-type="float" office:value="1024" calcext:value-type="float">
            <text:p>1024</text:p>
          </table:table-cell>
          <table:table-cell table:style-name="ce191" office:value-type="float" office:value="0.0082336" calcext:value-type="float">
            <text:p>0.0082336</text:p>
          </table:table-cell>
          <table:table-cell table:style-name="ce195" office:value-type="float" office:value="0.0082624" calcext:value-type="float">
            <text:p>0.0082624</text:p>
          </table:table-cell>
          <table:table-cell table:style-name="ce195" office:value-type="float" office:value="0.0086464" calcext:value-type="float">
            <text:p>0.0086464</text:p>
          </table:table-cell>
          <table:table-cell table:style-name="ce195" office:value-type="float" office:value="0.0083616" calcext:value-type="float">
            <text:p>0.0083616</text:p>
          </table:table-cell>
          <table:table-cell table:style-name="ce195" office:value-type="float" office:value="0.0084448" calcext:value-type="float">
            <text:p>0.0084448</text:p>
          </table:table-cell>
          <table:table-cell table:style-name="ce195" office:value-type="float" office:value="0.0088704" calcext:value-type="float">
            <text:p>0.0088704</text:p>
          </table:table-cell>
          <table:table-cell table:style-name="ce195" office:value-type="float" office:value="0.0081088" calcext:value-type="float">
            <text:p>0.0081088</text:p>
          </table:table-cell>
          <table:table-cell table:style-name="ce195" office:value-type="float" office:value="0.008192" calcext:value-type="float">
            <text:p>0.008192</text:p>
          </table:table-cell>
          <table:table-cell table:style-name="ce195" office:value-type="float" office:value="0.0092576" calcext:value-type="float">
            <text:p>0.0092576</text:p>
          </table:table-cell>
          <table:table-cell table:style-name="ce195" office:value-type="float" office:value="0.0083904" calcext:value-type="float">
            <text:p>0.0083904</text:p>
          </table:table-cell>
          <table:table-cell table:style-name="ce195" office:value-type="float" office:value="0.0085408" calcext:value-type="float">
            <text:p>0.0085408</text:p>
          </table:table-cell>
          <table:table-cell table:style-name="ce195" office:value-type="float" office:value="0.0083328" calcext:value-type="float">
            <text:p>0.0083328</text:p>
          </table:table-cell>
          <table:table-cell table:style-name="ce195" office:value-type="float" office:value="0.0083424" calcext:value-type="float">
            <text:p>0.0083424</text:p>
          </table:table-cell>
          <table:table-cell table:style-name="ce195" office:value-type="float" office:value="0.008432" calcext:value-type="float">
            <text:p>0.008432</text:p>
          </table:table-cell>
          <table:table-cell table:style-name="ce195" office:value-type="float" office:value="0.0084064" calcext:value-type="float">
            <text:p>0.0084064</text:p>
          </table:table-cell>
          <table:table-cell table:style-name="ce199" office:value-type="float" office:value="0.0082912" calcext:value-type="float">
            <text:p>0.0082912</text:p>
          </table:table-cell>
          <table:table-cell table:style-name="ce203" table:formula="of:=AVERAGE([.C21:.R21])" office:value-type="float" office:value="0.0084446" calcext:value-type="float">
            <text:p>0.0084446</text:p>
          </table:table-cell>
        </table:table-row>
        <table:table-row table:style-name="ro1">
          <table:table-cell/>
          <table:table-cell table:style-name="ce165" office:value-type="string" calcext:value-type="string">
            <text:p>Moyenne X</text:p>
          </table:table-cell>
          <table:table-cell table:style-name="ce192" table:formula="of:=AVERAGE([.C6:.C21])" office:value-type="float" office:value="0.0083776" calcext:value-type="float">
            <text:p>0.0083776</text:p>
          </table:table-cell>
          <table:table-cell table:style-name="ce196" table:formula="of:=AVERAGE([.D6:.D21])" office:value-type="float" office:value="0.008374" calcext:value-type="float">
            <text:p>0.008374</text:p>
          </table:table-cell>
          <table:table-cell table:style-name="ce196" table:formula="of:=AVERAGE([.E6:.E21])" office:value-type="float" office:value="0.0084312" calcext:value-type="float">
            <text:p>0.0084312</text:p>
          </table:table-cell>
          <table:table-cell table:style-name="ce196" table:formula="of:=AVERAGE([.F6:.F21])" office:value-type="float" office:value="0.0084026" calcext:value-type="float">
            <text:p>0.0084026</text:p>
          </table:table-cell>
          <table:table-cell table:style-name="ce196" table:formula="of:=AVERAGE([.G6:.G21])" office:value-type="float" office:value="0.0083714" calcext:value-type="float">
            <text:p>0.0083714</text:p>
          </table:table-cell>
          <table:table-cell table:style-name="ce196" table:formula="of:=AVERAGE([.H6:.H21])" office:value-type="float" office:value="0.008522" calcext:value-type="float">
            <text:p>0.008522</text:p>
          </table:table-cell>
          <table:table-cell table:style-name="ce196" table:formula="of:=AVERAGE([.I6:.I21])" office:value-type="float" office:value="0.008307" calcext:value-type="float">
            <text:p>0.008307</text:p>
          </table:table-cell>
          <table:table-cell table:style-name="ce196" table:formula="of:=AVERAGE([.J6:.J21])" office:value-type="float" office:value="0.0083516" calcext:value-type="float">
            <text:p>0.0083516</text:p>
          </table:table-cell>
          <table:table-cell table:style-name="ce196" table:formula="of:=AVERAGE([.K6:.K21])" office:value-type="float" office:value="0.0084108" calcext:value-type="float">
            <text:p>0.0084108</text:p>
          </table:table-cell>
          <table:table-cell table:style-name="ce196" table:formula="of:=AVERAGE([.L6:.L21])" office:value-type="float" office:value="0.0083392" calcext:value-type="float">
            <text:p>0.0083392</text:p>
          </table:table-cell>
          <table:table-cell table:style-name="ce196" table:formula="of:=AVERAGE([.M6:.M21])" office:value-type="float" office:value="0.008403" calcext:value-type="float">
            <text:p>0.008403</text:p>
          </table:table-cell>
          <table:table-cell table:style-name="ce196" table:formula="of:=AVERAGE([.N6:.N21])" office:value-type="float" office:value="0.0084758" calcext:value-type="float">
            <text:p>0.0084758</text:p>
          </table:table-cell>
          <table:table-cell table:style-name="ce196" table:formula="of:=AVERAGE([.O6:.O21])" office:value-type="float" office:value="0.0083592" calcext:value-type="float">
            <text:p>0.0083592</text:p>
          </table:table-cell>
          <table:table-cell table:style-name="ce196" table:formula="of:=AVERAGE([.P6:.P21])" office:value-type="float" office:value="0.0083744" calcext:value-type="float">
            <text:p>0.0083744</text:p>
          </table:table-cell>
          <table:table-cell table:style-name="ce196" table:formula="of:=AVERAGE([.Q6:.Q21])" office:value-type="float" office:value="0.0083432" calcext:value-type="float">
            <text:p>0.0083432</text:p>
          </table:table-cell>
          <table:table-cell table:style-name="ce200" table:formula="of:=AVERAGE([.R6:.R21])" office:value-type="float" office:value="0.0082862" calcext:value-type="float">
            <text:p>0.0082862</text:p>
          </table:table-cell>
          <table:table-cell table:style-name="ce166" table:formula="of:=AVERAGE([.S6:.S21])" office:value-type="float" office:value="0.008383075" calcext:value-type="float">
            <text:p>0.008383075</text:p>
          </table:table-cell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Process Shared'.C6:'Process Shared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hared'.S6:'Process Shared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hared'.C22:'Process Shared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rocess Stream_2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2">
          <table:table-cell table:number-columns-repeated="2"/>
          <table:table-cell table:style-name="ce166"/>
          <table:table-cell table:style-name="ce173" office:value-type="string" calcext:value-type="string" table:number-columns-spanned="13" table:number-rows-spanned="1">
            <text:p>Processing Stream (avec 2 streams)</text:p>
          </table:table-cell>
          <table:covered-table-cell table:number-columns-repeated="12" table:style-name="ce166"/>
          <table:table-cell table:style-name="ce166" table:number-columns-repeated="2"/>
          <table:table-cell/>
        </table:table-row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1">
          <table:table-cell/>
          <table:table-cell table:style-name="ce16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167" office:value-type="float" office:value="64" calcext:value-type="float" table:number-columns-spanned="1" table:number-rows-spanned="2">
            <text:p>64</text:p>
          </table:table-cell>
          <table:table-cell table:style-name="ce174" office:value-type="float" office:value="128" calcext:value-type="float" table:number-columns-spanned="1" table:number-rows-spanned="2">
            <text:p>128</text:p>
          </table:table-cell>
          <table:table-cell table:style-name="ce174" office:value-type="float" office:value="192" calcext:value-type="float" table:number-columns-spanned="1" table:number-rows-spanned="2">
            <text:p>192</text:p>
          </table:table-cell>
          <table:table-cell table:style-name="ce174" office:value-type="float" office:value="256" calcext:value-type="float" table:number-columns-spanned="1" table:number-rows-spanned="2">
            <text:p>256</text:p>
          </table:table-cell>
          <table:table-cell table:style-name="ce174" office:value-type="float" office:value="320" calcext:value-type="float" table:number-columns-spanned="1" table:number-rows-spanned="2">
            <text:p>320</text:p>
          </table:table-cell>
          <table:table-cell table:style-name="ce174" office:value-type="float" office:value="384" calcext:value-type="float" table:number-columns-spanned="1" table:number-rows-spanned="2">
            <text:p>384</text:p>
          </table:table-cell>
          <table:table-cell table:style-name="ce174" office:value-type="float" office:value="448" calcext:value-type="float" table:number-columns-spanned="1" table:number-rows-spanned="2">
            <text:p>448</text:p>
          </table:table-cell>
          <table:table-cell table:style-name="ce174" office:value-type="float" office:value="512" calcext:value-type="float" table:number-columns-spanned="1" table:number-rows-spanned="2">
            <text:p>512</text:p>
          </table:table-cell>
          <table:table-cell table:style-name="ce174" office:value-type="float" office:value="576" calcext:value-type="float" table:number-columns-spanned="1" table:number-rows-spanned="2">
            <text:p>576</text:p>
          </table:table-cell>
          <table:table-cell table:style-name="ce174" office:value-type="float" office:value="640" calcext:value-type="float" table:number-columns-spanned="1" table:number-rows-spanned="2">
            <text:p>640</text:p>
          </table:table-cell>
          <table:table-cell table:style-name="ce174" office:value-type="float" office:value="704" calcext:value-type="float" table:number-columns-spanned="1" table:number-rows-spanned="2">
            <text:p>704</text:p>
          </table:table-cell>
          <table:table-cell table:style-name="ce174" office:value-type="float" office:value="768" calcext:value-type="float" table:number-columns-spanned="1" table:number-rows-spanned="2">
            <text:p>768</text:p>
          </table:table-cell>
          <table:table-cell table:style-name="ce174" office:value-type="float" office:value="832" calcext:value-type="float" table:number-columns-spanned="1" table:number-rows-spanned="2">
            <text:p>832</text:p>
          </table:table-cell>
          <table:table-cell table:style-name="ce174" office:value-type="float" office:value="896" calcext:value-type="float" table:number-columns-spanned="1" table:number-rows-spanned="2">
            <text:p>896</text:p>
          </table:table-cell>
          <table:table-cell table:style-name="ce174" office:value-type="float" office:value="960" calcext:value-type="float" table:number-columns-spanned="1" table:number-rows-spanned="2">
            <text:p>960</text:p>
          </table:table-cell>
          <table:table-cell table:style-name="ce180" office:value-type="float" office:value="1024" calcext:value-type="float" table:number-columns-spanned="1" table:number-rows-spanned="2">
            <text:p>1024</text:p>
          </table:table-cell>
          <table:table-cell table:style-name="ce165" office:value-type="string" calcext:value-type="string" table:number-columns-spanned="1" table:number-rows-spanned="2">
            <text:p>Moyenne Y</text:p>
          </table:table-cell>
        </table:table-row>
        <table:table-row table:style-name="ro1">
          <table:table-cell/>
          <table:covered-table-cell/>
          <table:covered-table-cell table:style-name="ce168"/>
          <table:covered-table-cell table:number-columns-repeated="14" table:style-name="ce175"/>
          <table:covered-table-cell table:style-name="ce181"/>
          <table:covered-table-cell table:style-name="ce166"/>
        </table:table-row>
        <table:table-row table:style-name="ro1">
          <table:table-cell/>
          <table:table-cell table:style-name="ce162" office:value-type="float" office:value="64" calcext:value-type="float">
            <text:p>64</text:p>
          </table:table-cell>
          <table:table-cell table:style-name="ce204" office:value-type="float" office:value="0.043088" calcext:value-type="float">
            <text:p>0.043088</text:p>
          </table:table-cell>
          <table:table-cell table:style-name="ce208" office:value-type="float" office:value="0.0441856" calcext:value-type="float">
            <text:p>0.0441856</text:p>
          </table:table-cell>
          <table:table-cell table:style-name="ce208" office:value-type="float" office:value="0.04168" calcext:value-type="float">
            <text:p>0.04168</text:p>
          </table:table-cell>
          <table:table-cell table:style-name="ce208" office:value-type="float" office:value="0.0418816" calcext:value-type="float">
            <text:p>0.0418816</text:p>
          </table:table-cell>
          <table:table-cell table:style-name="ce208" office:value-type="float" office:value="0.042096" calcext:value-type="float">
            <text:p>0.042096</text:p>
          </table:table-cell>
          <table:table-cell table:style-name="ce208" office:value-type="float" office:value="0.0424704" calcext:value-type="float">
            <text:p>0.0424704</text:p>
          </table:table-cell>
          <table:table-cell table:style-name="ce208" office:value-type="float" office:value="0.04016" calcext:value-type="float">
            <text:p>0.04016</text:p>
          </table:table-cell>
          <table:table-cell table:style-name="ce208" office:value-type="float" office:value="0.0432224" calcext:value-type="float">
            <text:p>0.0432224</text:p>
          </table:table-cell>
          <table:table-cell table:style-name="ce208" office:value-type="float" office:value="0.0433568" calcext:value-type="float">
            <text:p>0.0433568</text:p>
          </table:table-cell>
          <table:table-cell table:style-name="ce208" office:value-type="float" office:value="0.0425792" calcext:value-type="float">
            <text:p>0.0425792</text:p>
          </table:table-cell>
          <table:table-cell table:style-name="ce208" office:value-type="float" office:value="0.0425696" calcext:value-type="float">
            <text:p>0.0425696</text:p>
          </table:table-cell>
          <table:table-cell table:style-name="ce208" office:value-type="float" office:value="0.0408416" calcext:value-type="float">
            <text:p>0.0408416</text:p>
          </table:table-cell>
          <table:table-cell table:style-name="ce208" office:value-type="float" office:value="0.0413792" calcext:value-type="float">
            <text:p>0.0413792</text:p>
          </table:table-cell>
          <table:table-cell table:style-name="ce208" office:value-type="float" office:value="0.0430688" calcext:value-type="float">
            <text:p>0.0430688</text:p>
          </table:table-cell>
          <table:table-cell table:style-name="ce208" office:value-type="float" office:value="0.0431456" calcext:value-type="float">
            <text:p>0.0431456</text:p>
          </table:table-cell>
          <table:table-cell table:style-name="ce212" office:value-type="float" office:value="0.0408768" calcext:value-type="float">
            <text:p>0.0408768</text:p>
          </table:table-cell>
          <table:table-cell table:style-name="ce216" table:formula="of:=AVERAGE([.C6:.R6])" office:value-type="float" office:value="0.0422876" calcext:value-type="float">
            <text:p>0.0422876</text:p>
          </table:table-cell>
        </table:table-row>
        <table:table-row table:style-name="ro1">
          <table:table-cell/>
          <table:table-cell table:style-name="ce163" office:value-type="float" office:value="128" calcext:value-type="float">
            <text:p>128</text:p>
          </table:table-cell>
          <table:table-cell table:style-name="ce205" office:value-type="float" office:value="0.0410656" calcext:value-type="float">
            <text:p>0.0410656</text:p>
          </table:table-cell>
          <table:table-cell table:style-name="ce209" office:value-type="float" office:value="0.041552" calcext:value-type="float">
            <text:p>0.041552</text:p>
          </table:table-cell>
          <table:table-cell table:style-name="ce209" office:value-type="float" office:value="0.0407392" calcext:value-type="float">
            <text:p>0.0407392</text:p>
          </table:table-cell>
          <table:table-cell table:number-columns-repeated="2" table:style-name="ce209" office:value-type="float" office:value="0.0410784" calcext:value-type="float">
            <text:p>0.0410784</text:p>
          </table:table-cell>
          <table:table-cell table:style-name="ce209" office:value-type="float" office:value="0.0427648" calcext:value-type="float">
            <text:p>0.0427648</text:p>
          </table:table-cell>
          <table:table-cell table:style-name="ce209" office:value-type="float" office:value="0.0412512" calcext:value-type="float">
            <text:p>0.0412512</text:p>
          </table:table-cell>
          <table:table-cell table:style-name="ce209" office:value-type="float" office:value="0.041744" calcext:value-type="float">
            <text:p>0.041744</text:p>
          </table:table-cell>
          <table:table-cell table:style-name="ce209" office:value-type="float" office:value="0.0414528" calcext:value-type="float">
            <text:p>0.0414528</text:p>
          </table:table-cell>
          <table:table-cell table:style-name="ce209" office:value-type="float" office:value="0.0417216" calcext:value-type="float">
            <text:p>0.0417216</text:p>
          </table:table-cell>
          <table:table-cell table:style-name="ce209" office:value-type="float" office:value="0.0413152" calcext:value-type="float">
            <text:p>0.0413152</text:p>
          </table:table-cell>
          <table:table-cell table:style-name="ce209" office:value-type="float" office:value="0.0427968" calcext:value-type="float">
            <text:p>0.0427968</text:p>
          </table:table-cell>
          <table:table-cell table:style-name="ce209" office:value-type="float" office:value="0.0417888" calcext:value-type="float">
            <text:p>0.0417888</text:p>
          </table:table-cell>
          <table:table-cell table:style-name="ce209" office:value-type="float" office:value="0.0426624" calcext:value-type="float">
            <text:p>0.0426624</text:p>
          </table:table-cell>
          <table:table-cell table:style-name="ce209" office:value-type="float" office:value="0.0412416" calcext:value-type="float">
            <text:p>0.0412416</text:p>
          </table:table-cell>
          <table:table-cell table:style-name="ce213" office:value-type="float" office:value="0.0428256" calcext:value-type="float">
            <text:p>0.0428256</text:p>
          </table:table-cell>
          <table:table-cell table:style-name="ce217" table:formula="of:=AVERAGE([.C7:.R7])" office:value-type="float" office:value="0.0416924" calcext:value-type="float">
            <text:p>0.0416924</text:p>
          </table:table-cell>
        </table:table-row>
        <table:table-row table:style-name="ro1">
          <table:table-cell/>
          <table:table-cell table:style-name="ce163" office:value-type="float" office:value="192" calcext:value-type="float">
            <text:p>192</text:p>
          </table:table-cell>
          <table:table-cell table:style-name="ce205" office:value-type="float" office:value="0.0428" calcext:value-type="float">
            <text:p>0.0428</text:p>
          </table:table-cell>
          <table:table-cell table:style-name="ce209" office:value-type="float" office:value="0.0420896" calcext:value-type="float">
            <text:p>0.0420896</text:p>
          </table:table-cell>
          <table:table-cell table:style-name="ce209" office:value-type="float" office:value="0.0416" calcext:value-type="float">
            <text:p>0.0416</text:p>
          </table:table-cell>
          <table:table-cell table:style-name="ce209" office:value-type="float" office:value="0.0418848" calcext:value-type="float">
            <text:p>0.0418848</text:p>
          </table:table-cell>
          <table:table-cell table:style-name="ce209" office:value-type="float" office:value="0.0414016" calcext:value-type="float">
            <text:p>0.0414016</text:p>
          </table:table-cell>
          <table:table-cell table:style-name="ce209" office:value-type="float" office:value="0.0434848" calcext:value-type="float">
            <text:p>0.0434848</text:p>
          </table:table-cell>
          <table:table-cell table:style-name="ce209" office:value-type="float" office:value="0.0422272" calcext:value-type="float">
            <text:p>0.0422272</text:p>
          </table:table-cell>
          <table:table-cell table:style-name="ce209" office:value-type="float" office:value="0.0403392" calcext:value-type="float">
            <text:p>0.0403392</text:p>
          </table:table-cell>
          <table:table-cell table:style-name="ce209" office:value-type="float" office:value="0.0427328" calcext:value-type="float">
            <text:p>0.0427328</text:p>
          </table:table-cell>
          <table:table-cell table:style-name="ce209" office:value-type="float" office:value="0.0406048" calcext:value-type="float">
            <text:p>0.0406048</text:p>
          </table:table-cell>
          <table:table-cell table:style-name="ce209" office:value-type="float" office:value="0.044384" calcext:value-type="float">
            <text:p>0.044384</text:p>
          </table:table-cell>
          <table:table-cell table:style-name="ce209" office:value-type="float" office:value="0.0413152" calcext:value-type="float">
            <text:p>0.0413152</text:p>
          </table:table-cell>
          <table:table-cell table:style-name="ce209" office:value-type="float" office:value="0.0443904" calcext:value-type="float">
            <text:p>0.0443904</text:p>
          </table:table-cell>
          <table:table-cell table:style-name="ce209" office:value-type="float" office:value="0.0440384" calcext:value-type="float">
            <text:p>0.0440384</text:p>
          </table:table-cell>
          <table:table-cell table:style-name="ce209" office:value-type="float" office:value="0.0419712" calcext:value-type="float">
            <text:p>0.0419712</text:p>
          </table:table-cell>
          <table:table-cell table:style-name="ce213" office:value-type="float" office:value="0.0417504" calcext:value-type="float">
            <text:p>0.0417504</text:p>
          </table:table-cell>
          <table:table-cell table:style-name="ce217" table:formula="of:=AVERAGE([.C8:.R8])" office:value-type="float" office:value="0.0423134" calcext:value-type="float">
            <text:p>0.0423134</text:p>
          </table:table-cell>
        </table:table-row>
        <table:table-row table:style-name="ro1">
          <table:table-cell/>
          <table:table-cell table:style-name="ce163" office:value-type="float" office:value="256" calcext:value-type="float">
            <text:p>256</text:p>
          </table:table-cell>
          <table:table-cell table:style-name="ce205" office:value-type="float" office:value="0.0414688" calcext:value-type="float">
            <text:p>0.0414688</text:p>
          </table:table-cell>
          <table:table-cell table:style-name="ce209" office:value-type="float" office:value="0.0418848" calcext:value-type="float">
            <text:p>0.0418848</text:p>
          </table:table-cell>
          <table:table-cell table:style-name="ce209" office:value-type="float" office:value="0.0420032" calcext:value-type="float">
            <text:p>0.0420032</text:p>
          </table:table-cell>
          <table:table-cell table:style-name="ce209" office:value-type="float" office:value="0.0413312" calcext:value-type="float">
            <text:p>0.0413312</text:p>
          </table:table-cell>
          <table:table-cell table:style-name="ce209" office:value-type="float" office:value="0.0430848" calcext:value-type="float">
            <text:p>0.0430848</text:p>
          </table:table-cell>
          <table:table-cell table:style-name="ce209" office:value-type="float" office:value="0.0415136" calcext:value-type="float">
            <text:p>0.0415136</text:p>
          </table:table-cell>
          <table:table-cell table:style-name="ce209" office:value-type="float" office:value="0.0432224" calcext:value-type="float">
            <text:p>0.0432224</text:p>
          </table:table-cell>
          <table:table-cell table:style-name="ce209" office:value-type="float" office:value="0.0430048" calcext:value-type="float">
            <text:p>0.0430048</text:p>
          </table:table-cell>
          <table:table-cell table:style-name="ce209" office:value-type="float" office:value="0.0410112" calcext:value-type="float">
            <text:p>0.0410112</text:p>
          </table:table-cell>
          <table:table-cell table:style-name="ce209" office:value-type="float" office:value="0.0418848" calcext:value-type="float">
            <text:p>0.0418848</text:p>
          </table:table-cell>
          <table:table-cell table:style-name="ce209" office:value-type="float" office:value="0.0443264" calcext:value-type="float">
            <text:p>0.0443264</text:p>
          </table:table-cell>
          <table:table-cell table:style-name="ce209" office:value-type="float" office:value="0.042368" calcext:value-type="float">
            <text:p>0.042368</text:p>
          </table:table-cell>
          <table:table-cell table:style-name="ce209" office:value-type="float" office:value="0.0407904" calcext:value-type="float">
            <text:p>0.0407904</text:p>
          </table:table-cell>
          <table:table-cell table:style-name="ce209" office:value-type="float" office:value="0.0438944" calcext:value-type="float">
            <text:p>0.0438944</text:p>
          </table:table-cell>
          <table:table-cell table:style-name="ce209" office:value-type="float" office:value="0.041808" calcext:value-type="float">
            <text:p>0.041808</text:p>
          </table:table-cell>
          <table:table-cell table:style-name="ce213" office:value-type="float" office:value="0.0426912" calcext:value-type="float">
            <text:p>0.0426912</text:p>
          </table:table-cell>
          <table:table-cell table:style-name="ce217" table:formula="of:=AVERAGE([.C9:.R9])" office:value-type="float" office:value="0.042268" calcext:value-type="float">
            <text:p>0.042268</text:p>
          </table:table-cell>
        </table:table-row>
        <table:table-row table:style-name="ro1">
          <table:table-cell/>
          <table:table-cell table:style-name="ce163" office:value-type="float" office:value="320" calcext:value-type="float">
            <text:p>320</text:p>
          </table:table-cell>
          <table:table-cell table:style-name="ce205" office:value-type="float" office:value="0.0423808" calcext:value-type="float">
            <text:p>0.0423808</text:p>
          </table:table-cell>
          <table:table-cell table:style-name="ce209" office:value-type="float" office:value="0.0427008" calcext:value-type="float">
            <text:p>0.0427008</text:p>
          </table:table-cell>
          <table:table-cell table:style-name="ce209" office:value-type="float" office:value="0.0412832" calcext:value-type="float">
            <text:p>0.0412832</text:p>
          </table:table-cell>
          <table:table-cell table:style-name="ce209" office:value-type="float" office:value="0.0446016" calcext:value-type="float">
            <text:p>0.0446016</text:p>
          </table:table-cell>
          <table:table-cell table:style-name="ce209" office:value-type="float" office:value="0.042" calcext:value-type="float">
            <text:p>0.042</text:p>
          </table:table-cell>
          <table:table-cell table:style-name="ce209" office:value-type="float" office:value="0.040672" calcext:value-type="float">
            <text:p>0.040672</text:p>
          </table:table-cell>
          <table:table-cell table:style-name="ce209" office:value-type="float" office:value="0.0419552" calcext:value-type="float">
            <text:p>0.0419552</text:p>
          </table:table-cell>
          <table:table-cell table:style-name="ce209" office:value-type="float" office:value="0.0417696" calcext:value-type="float">
            <text:p>0.0417696</text:p>
          </table:table-cell>
          <table:table-cell table:style-name="ce209" office:value-type="float" office:value="0.044384" calcext:value-type="float">
            <text:p>0.044384</text:p>
          </table:table-cell>
          <table:table-cell table:style-name="ce209" office:value-type="float" office:value="0.0430304" calcext:value-type="float">
            <text:p>0.0430304</text:p>
          </table:table-cell>
          <table:table-cell table:style-name="ce209" office:value-type="float" office:value="0.0416352" calcext:value-type="float">
            <text:p>0.0416352</text:p>
          </table:table-cell>
          <table:table-cell table:style-name="ce209" office:value-type="float" office:value="0.0420256" calcext:value-type="float">
            <text:p>0.0420256</text:p>
          </table:table-cell>
          <table:table-cell table:style-name="ce209" office:value-type="float" office:value="0.041696" calcext:value-type="float">
            <text:p>0.041696</text:p>
          </table:table-cell>
          <table:table-cell table:style-name="ce209" office:value-type="float" office:value="0.0421792" calcext:value-type="float">
            <text:p>0.0421792</text:p>
          </table:table-cell>
          <table:table-cell table:style-name="ce209" office:value-type="float" office:value="0.0433248" calcext:value-type="float">
            <text:p>0.0433248</text:p>
          </table:table-cell>
          <table:table-cell table:style-name="ce213" office:value-type="float" office:value="0.0431936" calcext:value-type="float">
            <text:p>0.0431936</text:p>
          </table:table-cell>
          <table:table-cell table:style-name="ce217" table:formula="of:=AVERAGE([.C10:.R10])" office:value-type="float" office:value="0.042427" calcext:value-type="float">
            <text:p>0.042427</text:p>
          </table:table-cell>
        </table:table-row>
        <table:table-row table:style-name="ro1">
          <table:table-cell/>
          <table:table-cell table:style-name="ce163" office:value-type="float" office:value="384" calcext:value-type="float">
            <text:p>384</text:p>
          </table:table-cell>
          <table:table-cell table:style-name="ce205" office:value-type="float" office:value="0.042672" calcext:value-type="float">
            <text:p>0.042672</text:p>
          </table:table-cell>
          <table:table-cell table:style-name="ce209" office:value-type="float" office:value="0.0410016" calcext:value-type="float">
            <text:p>0.0410016</text:p>
          </table:table-cell>
          <table:table-cell table:style-name="ce209" office:value-type="float" office:value="0.0427648" calcext:value-type="float">
            <text:p>0.0427648</text:p>
          </table:table-cell>
          <table:table-cell table:style-name="ce209" office:value-type="float" office:value="0.0424864" calcext:value-type="float">
            <text:p>0.0424864</text:p>
          </table:table-cell>
          <table:table-cell table:style-name="ce209" office:value-type="float" office:value="0.040688" calcext:value-type="float">
            <text:p>0.040688</text:p>
          </table:table-cell>
          <table:table-cell table:style-name="ce209" office:value-type="float" office:value="0.0407296" calcext:value-type="float">
            <text:p>0.0407296</text:p>
          </table:table-cell>
          <table:table-cell table:style-name="ce209" office:value-type="float" office:value="0.0405568" calcext:value-type="float">
            <text:p>0.0405568</text:p>
          </table:table-cell>
          <table:table-cell table:style-name="ce209" office:value-type="float" office:value="0.0416448" calcext:value-type="float">
            <text:p>0.0416448</text:p>
          </table:table-cell>
          <table:table-cell table:style-name="ce209" office:value-type="float" office:value="0.0427744" calcext:value-type="float">
            <text:p>0.0427744</text:p>
          </table:table-cell>
          <table:table-cell table:style-name="ce209" office:value-type="float" office:value="0.0408832" calcext:value-type="float">
            <text:p>0.0408832</text:p>
          </table:table-cell>
          <table:table-cell table:style-name="ce209" office:value-type="float" office:value="0.0406016" calcext:value-type="float">
            <text:p>0.0406016</text:p>
          </table:table-cell>
          <table:table-cell table:style-name="ce209" office:value-type="float" office:value="0.0411424" calcext:value-type="float">
            <text:p>0.0411424</text:p>
          </table:table-cell>
          <table:table-cell table:style-name="ce209" office:value-type="float" office:value="0.0402112" calcext:value-type="float">
            <text:p>0.0402112</text:p>
          </table:table-cell>
          <table:table-cell table:style-name="ce209" office:value-type="float" office:value="0.0426016" calcext:value-type="float">
            <text:p>0.0426016</text:p>
          </table:table-cell>
          <table:table-cell table:style-name="ce209" office:value-type="float" office:value="0.0406912" calcext:value-type="float">
            <text:p>0.0406912</text:p>
          </table:table-cell>
          <table:table-cell table:style-name="ce213" office:value-type="float" office:value="0.0446208" calcext:value-type="float">
            <text:p>0.0446208</text:p>
          </table:table-cell>
          <table:table-cell table:style-name="ce217" table:formula="of:=AVERAGE([.C11:.R11])" office:value-type="float" office:value="0.0416294" calcext:value-type="float">
            <text:p>0.0416294</text:p>
          </table:table-cell>
        </table:table-row>
        <table:table-row table:style-name="ro1">
          <table:table-cell/>
          <table:table-cell table:style-name="ce163" office:value-type="float" office:value="448" calcext:value-type="float">
            <text:p>448</text:p>
          </table:table-cell>
          <table:table-cell table:style-name="ce205" office:value-type="float" office:value="0.0441152" calcext:value-type="float">
            <text:p>0.0441152</text:p>
          </table:table-cell>
          <table:table-cell table:style-name="ce209" office:value-type="float" office:value="0.0405248" calcext:value-type="float">
            <text:p>0.0405248</text:p>
          </table:table-cell>
          <table:table-cell table:style-name="ce209" office:value-type="float" office:value="0.0422336" calcext:value-type="float">
            <text:p>0.0422336</text:p>
          </table:table-cell>
          <table:table-cell table:style-name="ce209" office:value-type="float" office:value="0.0411872" calcext:value-type="float">
            <text:p>0.0411872</text:p>
          </table:table-cell>
          <table:table-cell table:style-name="ce209" office:value-type="float" office:value="0.0422976" calcext:value-type="float">
            <text:p>0.0422976</text:p>
          </table:table-cell>
          <table:table-cell table:style-name="ce209" office:value-type="float" office:value="0.0415296" calcext:value-type="float">
            <text:p>0.0415296</text:p>
          </table:table-cell>
          <table:table-cell table:style-name="ce209" office:value-type="float" office:value="0.0430464" calcext:value-type="float">
            <text:p>0.0430464</text:p>
          </table:table-cell>
          <table:table-cell table:style-name="ce209" office:value-type="float" office:value="0.040784" calcext:value-type="float">
            <text:p>0.040784</text:p>
          </table:table-cell>
          <table:table-cell table:style-name="ce209" office:value-type="float" office:value="0.041616" calcext:value-type="float">
            <text:p>0.041616</text:p>
          </table:table-cell>
          <table:table-cell table:style-name="ce209" office:value-type="float" office:value="0.0417184" calcext:value-type="float">
            <text:p>0.0417184</text:p>
          </table:table-cell>
          <table:table-cell table:style-name="ce209" office:value-type="float" office:value="0.0432064" calcext:value-type="float">
            <text:p>0.0432064</text:p>
          </table:table-cell>
          <table:table-cell table:style-name="ce209" office:value-type="float" office:value="0.0430144" calcext:value-type="float">
            <text:p>0.0430144</text:p>
          </table:table-cell>
          <table:table-cell table:style-name="ce209" office:value-type="float" office:value="0.0411296" calcext:value-type="float">
            <text:p>0.0411296</text:p>
          </table:table-cell>
          <table:table-cell table:style-name="ce209" office:value-type="float" office:value="0.0408768" calcext:value-type="float">
            <text:p>0.0408768</text:p>
          </table:table-cell>
          <table:table-cell table:style-name="ce209" office:value-type="float" office:value="0.040816" calcext:value-type="float">
            <text:p>0.040816</text:p>
          </table:table-cell>
          <table:table-cell table:style-name="ce213" office:value-type="float" office:value="0.0411264" calcext:value-type="float">
            <text:p>0.0411264</text:p>
          </table:table-cell>
          <table:table-cell table:style-name="ce217" table:formula="of:=AVERAGE([.C12:.R12])" office:value-type="float" office:value="0.0418264" calcext:value-type="float">
            <text:p>0.0418264</text:p>
          </table:table-cell>
        </table:table-row>
        <table:table-row table:style-name="ro1">
          <table:table-cell/>
          <table:table-cell table:style-name="ce163" office:value-type="float" office:value="512" calcext:value-type="float">
            <text:p>512</text:p>
          </table:table-cell>
          <table:table-cell table:style-name="ce205" office:value-type="float" office:value="0.041872" calcext:value-type="float">
            <text:p>0.041872</text:p>
          </table:table-cell>
          <table:table-cell table:style-name="ce209" office:value-type="float" office:value="0.0427584" calcext:value-type="float">
            <text:p>0.0427584</text:p>
          </table:table-cell>
          <table:table-cell table:style-name="ce209" office:value-type="float" office:value="0.041344" calcext:value-type="float">
            <text:p>0.041344</text:p>
          </table:table-cell>
          <table:table-cell table:style-name="ce209" office:value-type="float" office:value="0.0406848" calcext:value-type="float">
            <text:p>0.0406848</text:p>
          </table:table-cell>
          <table:table-cell table:style-name="ce209" office:value-type="float" office:value="0.0411136" calcext:value-type="float">
            <text:p>0.0411136</text:p>
          </table:table-cell>
          <table:table-cell table:style-name="ce209" office:value-type="float" office:value="0.041232" calcext:value-type="float">
            <text:p>0.041232</text:p>
          </table:table-cell>
          <table:table-cell table:style-name="ce209" office:value-type="float" office:value="0.0409056" calcext:value-type="float">
            <text:p>0.0409056</text:p>
          </table:table-cell>
          <table:table-cell table:style-name="ce209" office:value-type="float" office:value="0.0405216" calcext:value-type="float">
            <text:p>0.0405216</text:p>
          </table:table-cell>
          <table:table-cell table:style-name="ce209" office:value-type="float" office:value="0.0422496" calcext:value-type="float">
            <text:p>0.0422496</text:p>
          </table:table-cell>
          <table:table-cell table:style-name="ce209" office:value-type="float" office:value="0.0428416" calcext:value-type="float">
            <text:p>0.0428416</text:p>
          </table:table-cell>
          <table:table-cell table:style-name="ce209" office:value-type="float" office:value="0.0425216" calcext:value-type="float">
            <text:p>0.0425216</text:p>
          </table:table-cell>
          <table:table-cell table:style-name="ce209" office:value-type="float" office:value="0.0437632" calcext:value-type="float">
            <text:p>0.0437632</text:p>
          </table:table-cell>
          <table:table-cell table:style-name="ce209" office:value-type="float" office:value="0.041648" calcext:value-type="float">
            <text:p>0.041648</text:p>
          </table:table-cell>
          <table:table-cell table:style-name="ce209" office:value-type="float" office:value="0.040992" calcext:value-type="float">
            <text:p>0.040992</text:p>
          </table:table-cell>
          <table:table-cell table:style-name="ce209" office:value-type="float" office:value="0.042656" calcext:value-type="float">
            <text:p>0.042656</text:p>
          </table:table-cell>
          <table:table-cell table:style-name="ce213" office:value-type="float" office:value="0.0431584" calcext:value-type="float">
            <text:p>0.0431584</text:p>
          </table:table-cell>
          <table:table-cell table:style-name="ce217" table:formula="of:=AVERAGE([.C13:.R13])" office:value-type="float" office:value="0.0418914" calcext:value-type="float">
            <text:p>0.0418914</text:p>
          </table:table-cell>
        </table:table-row>
        <table:table-row table:style-name="ro1">
          <table:table-cell/>
          <table:table-cell table:style-name="ce163" office:value-type="float" office:value="576" calcext:value-type="float">
            <text:p>576</text:p>
          </table:table-cell>
          <table:table-cell table:style-name="ce205" office:value-type="float" office:value="0.0430016" calcext:value-type="float">
            <text:p>0.0430016</text:p>
          </table:table-cell>
          <table:table-cell table:style-name="ce209" office:value-type="float" office:value="0.0415168" calcext:value-type="float">
            <text:p>0.0415168</text:p>
          </table:table-cell>
          <table:table-cell table:style-name="ce209" office:value-type="float" office:value="0.041648" calcext:value-type="float">
            <text:p>0.041648</text:p>
          </table:table-cell>
          <table:table-cell table:style-name="ce209" office:value-type="float" office:value="0.0405536" calcext:value-type="float">
            <text:p>0.0405536</text:p>
          </table:table-cell>
          <table:table-cell table:style-name="ce209" office:value-type="float" office:value="0.039984" calcext:value-type="float">
            <text:p>0.039984</text:p>
          </table:table-cell>
          <table:table-cell table:style-name="ce209" office:value-type="float" office:value="0.041968" calcext:value-type="float">
            <text:p>0.041968</text:p>
          </table:table-cell>
          <table:table-cell table:style-name="ce209" office:value-type="float" office:value="0.042288" calcext:value-type="float">
            <text:p>0.042288</text:p>
          </table:table-cell>
          <table:table-cell table:style-name="ce209" office:value-type="float" office:value="0.0406688" calcext:value-type="float">
            <text:p>0.0406688</text:p>
          </table:table-cell>
          <table:table-cell table:style-name="ce209" office:value-type="float" office:value="0.042544" calcext:value-type="float">
            <text:p>0.042544</text:p>
          </table:table-cell>
          <table:table-cell table:style-name="ce209" office:value-type="float" office:value="0.0412064" calcext:value-type="float">
            <text:p>0.0412064</text:p>
          </table:table-cell>
          <table:table-cell table:style-name="ce209" office:value-type="float" office:value="0.0420768" calcext:value-type="float">
            <text:p>0.0420768</text:p>
          </table:table-cell>
          <table:table-cell table:style-name="ce209" office:value-type="float" office:value="0.0407904" calcext:value-type="float">
            <text:p>0.0407904</text:p>
          </table:table-cell>
          <table:table-cell table:style-name="ce209" office:value-type="float" office:value="0.0429024" calcext:value-type="float">
            <text:p>0.0429024</text:p>
          </table:table-cell>
          <table:table-cell table:style-name="ce209" office:value-type="float" office:value="0.0431008" calcext:value-type="float">
            <text:p>0.0431008</text:p>
          </table:table-cell>
          <table:table-cell table:style-name="ce209" office:value-type="float" office:value="0.0403328" calcext:value-type="float">
            <text:p>0.0403328</text:p>
          </table:table-cell>
          <table:table-cell table:style-name="ce213" office:value-type="float" office:value="0.04472" calcext:value-type="float">
            <text:p>0.04472</text:p>
          </table:table-cell>
          <table:table-cell table:style-name="ce217" table:formula="of:=AVERAGE([.C14:.R14])" office:value-type="float" office:value="0.0418314" calcext:value-type="float">
            <text:p>0.0418314</text:p>
          </table:table-cell>
        </table:table-row>
        <table:table-row table:style-name="ro1">
          <table:table-cell/>
          <table:table-cell table:style-name="ce163" office:value-type="float" office:value="640" calcext:value-type="float">
            <text:p>640</text:p>
          </table:table-cell>
          <table:table-cell table:style-name="ce205" office:value-type="float" office:value="0.0407552" calcext:value-type="float">
            <text:p>0.0407552</text:p>
          </table:table-cell>
          <table:table-cell table:style-name="ce209" office:value-type="float" office:value="0.040992" calcext:value-type="float">
            <text:p>0.040992</text:p>
          </table:table-cell>
          <table:table-cell table:style-name="ce209" office:value-type="float" office:value="0.0410784" calcext:value-type="float">
            <text:p>0.0410784</text:p>
          </table:table-cell>
          <table:table-cell table:style-name="ce209" office:value-type="float" office:value="0.0437472" calcext:value-type="float">
            <text:p>0.0437472</text:p>
          </table:table-cell>
          <table:table-cell table:style-name="ce209" office:value-type="float" office:value="0.0423936" calcext:value-type="float">
            <text:p>0.0423936</text:p>
          </table:table-cell>
          <table:table-cell table:style-name="ce209" office:value-type="float" office:value="0.0413376" calcext:value-type="float">
            <text:p>0.0413376</text:p>
          </table:table-cell>
          <table:table-cell table:style-name="ce209" office:value-type="float" office:value="0.041664" calcext:value-type="float">
            <text:p>0.041664</text:p>
          </table:table-cell>
          <table:table-cell table:style-name="ce209" office:value-type="float" office:value="0.0427872" calcext:value-type="float">
            <text:p>0.0427872</text:p>
          </table:table-cell>
          <table:table-cell table:style-name="ce209" office:value-type="float" office:value="0.040704" calcext:value-type="float">
            <text:p>0.040704</text:p>
          </table:table-cell>
          <table:table-cell table:style-name="ce209" office:value-type="float" office:value="0.0427872" calcext:value-type="float">
            <text:p>0.0427872</text:p>
          </table:table-cell>
          <table:table-cell table:style-name="ce209" office:value-type="float" office:value="0.0425248" calcext:value-type="float">
            <text:p>0.0425248</text:p>
          </table:table-cell>
          <table:table-cell table:style-name="ce209" office:value-type="float" office:value="0.0408352" calcext:value-type="float">
            <text:p>0.0408352</text:p>
          </table:table-cell>
          <table:table-cell table:style-name="ce209" office:value-type="float" office:value="0.0421792" calcext:value-type="float">
            <text:p>0.0421792</text:p>
          </table:table-cell>
          <table:table-cell table:style-name="ce209" office:value-type="float" office:value="0.0411136" calcext:value-type="float">
            <text:p>0.0411136</text:p>
          </table:table-cell>
          <table:table-cell table:style-name="ce209" office:value-type="float" office:value="0.0418592" calcext:value-type="float">
            <text:p>0.0418592</text:p>
          </table:table-cell>
          <table:table-cell table:style-name="ce213" office:value-type="float" office:value="0.0416928" calcext:value-type="float">
            <text:p>0.0416928</text:p>
          </table:table-cell>
          <table:table-cell table:style-name="ce217" table:formula="of:=AVERAGE([.C15:.R15])" office:value-type="float" office:value="0.0417782" calcext:value-type="float">
            <text:p>0.0417782</text:p>
          </table:table-cell>
        </table:table-row>
        <table:table-row table:style-name="ro1">
          <table:table-cell/>
          <table:table-cell table:style-name="ce163" office:value-type="float" office:value="704" calcext:value-type="float">
            <text:p>704</text:p>
          </table:table-cell>
          <table:table-cell table:style-name="ce205" office:value-type="float" office:value="0.0417952" calcext:value-type="float">
            <text:p>0.0417952</text:p>
          </table:table-cell>
          <table:table-cell table:style-name="ce209" office:value-type="float" office:value="0.041184" calcext:value-type="float">
            <text:p>0.041184</text:p>
          </table:table-cell>
          <table:table-cell table:style-name="ce209" office:value-type="float" office:value="0.0422304" calcext:value-type="float">
            <text:p>0.0422304</text:p>
          </table:table-cell>
          <table:table-cell table:style-name="ce209" office:value-type="float" office:value="0.0426784" calcext:value-type="float">
            <text:p>0.0426784</text:p>
          </table:table-cell>
          <table:table-cell table:style-name="ce209" office:value-type="float" office:value="0.040928" calcext:value-type="float">
            <text:p>0.040928</text:p>
          </table:table-cell>
          <table:table-cell table:style-name="ce209" office:value-type="float" office:value="0.0416928" calcext:value-type="float">
            <text:p>0.0416928</text:p>
          </table:table-cell>
          <table:table-cell table:style-name="ce209" office:value-type="float" office:value="0.0414848" calcext:value-type="float">
            <text:p>0.0414848</text:p>
          </table:table-cell>
          <table:table-cell table:style-name="ce209" office:value-type="float" office:value="0.0420864" calcext:value-type="float">
            <text:p>0.0420864</text:p>
          </table:table-cell>
          <table:table-cell table:style-name="ce209" office:value-type="float" office:value="0.04112" calcext:value-type="float">
            <text:p>0.04112</text:p>
          </table:table-cell>
          <table:table-cell table:style-name="ce209" office:value-type="float" office:value="0.041904" calcext:value-type="float">
            <text:p>0.041904</text:p>
          </table:table-cell>
          <table:table-cell table:style-name="ce209" office:value-type="float" office:value="0.0411488" calcext:value-type="float">
            <text:p>0.0411488</text:p>
          </table:table-cell>
          <table:table-cell table:style-name="ce209" office:value-type="float" office:value="0.0418112" calcext:value-type="float">
            <text:p>0.0418112</text:p>
          </table:table-cell>
          <table:table-cell table:style-name="ce209" office:value-type="float" office:value="0.0439744" calcext:value-type="float">
            <text:p>0.0439744</text:p>
          </table:table-cell>
          <table:table-cell table:style-name="ce209" office:value-type="float" office:value="0.0422464" calcext:value-type="float">
            <text:p>0.0422464</text:p>
          </table:table-cell>
          <table:table-cell table:style-name="ce209" office:value-type="float" office:value="0.0420256" calcext:value-type="float">
            <text:p>0.0420256</text:p>
          </table:table-cell>
          <table:table-cell table:style-name="ce213" office:value-type="float" office:value="0.044256" calcext:value-type="float">
            <text:p>0.044256</text:p>
          </table:table-cell>
          <table:table-cell table:style-name="ce217" table:formula="of:=AVERAGE([.C16:.R16])" office:value-type="float" office:value="0.0420354" calcext:value-type="float">
            <text:p>0.0420354</text:p>
          </table:table-cell>
        </table:table-row>
        <table:table-row table:style-name="ro1">
          <table:table-cell/>
          <table:table-cell table:style-name="ce163" office:value-type="float" office:value="768" calcext:value-type="float">
            <text:p>768</text:p>
          </table:table-cell>
          <table:table-cell table:style-name="ce205" office:value-type="float" office:value="0.043408" calcext:value-type="float">
            <text:p>0.043408</text:p>
          </table:table-cell>
          <table:table-cell table:style-name="ce209" office:value-type="float" office:value="0.0428384" calcext:value-type="float">
            <text:p>0.0428384</text:p>
          </table:table-cell>
          <table:table-cell table:style-name="ce209" office:value-type="float" office:value="0.0408512" calcext:value-type="float">
            <text:p>0.0408512</text:p>
          </table:table-cell>
          <table:table-cell table:style-name="ce209" office:value-type="float" office:value="0.0418944" calcext:value-type="float">
            <text:p>0.0418944</text:p>
          </table:table-cell>
          <table:table-cell table:style-name="ce209" office:value-type="float" office:value="0.0414368" calcext:value-type="float">
            <text:p>0.0414368</text:p>
          </table:table-cell>
          <table:table-cell table:style-name="ce209" office:value-type="float" office:value="0.0420768" calcext:value-type="float">
            <text:p>0.0420768</text:p>
          </table:table-cell>
          <table:table-cell table:style-name="ce209" office:value-type="float" office:value="0.0427424" calcext:value-type="float">
            <text:p>0.0427424</text:p>
          </table:table-cell>
          <table:table-cell table:style-name="ce209" office:value-type="float" office:value="0.041328" calcext:value-type="float">
            <text:p>0.041328</text:p>
          </table:table-cell>
          <table:table-cell table:style-name="ce209" office:value-type="float" office:value="0.0427456" calcext:value-type="float">
            <text:p>0.0427456</text:p>
          </table:table-cell>
          <table:table-cell table:style-name="ce209" office:value-type="float" office:value="0.04352" calcext:value-type="float">
            <text:p>0.04352</text:p>
          </table:table-cell>
          <table:table-cell table:style-name="ce209" office:value-type="float" office:value="0.0437312" calcext:value-type="float">
            <text:p>0.0437312</text:p>
          </table:table-cell>
          <table:table-cell table:style-name="ce209" office:value-type="float" office:value="0.0431168" calcext:value-type="float">
            <text:p>0.0431168</text:p>
          </table:table-cell>
          <table:table-cell table:style-name="ce209" office:value-type="float" office:value="0.041344" calcext:value-type="float">
            <text:p>0.041344</text:p>
          </table:table-cell>
          <table:table-cell table:style-name="ce209" office:value-type="float" office:value="0.0433856" calcext:value-type="float">
            <text:p>0.0433856</text:p>
          </table:table-cell>
          <table:table-cell table:style-name="ce209" office:value-type="float" office:value="0.0424032" calcext:value-type="float">
            <text:p>0.0424032</text:p>
          </table:table-cell>
          <table:table-cell table:style-name="ce213" office:value-type="float" office:value="0.0418944" calcext:value-type="float">
            <text:p>0.0418944</text:p>
          </table:table-cell>
          <table:table-cell table:style-name="ce217" table:formula="of:=AVERAGE([.C17:.R17])" office:value-type="float" office:value="0.0424198" calcext:value-type="float">
            <text:p>0.0424198</text:p>
          </table:table-cell>
        </table:table-row>
        <table:table-row table:style-name="ro1">
          <table:table-cell/>
          <table:table-cell table:style-name="ce163" office:value-type="float" office:value="832" calcext:value-type="float">
            <text:p>832</text:p>
          </table:table-cell>
          <table:table-cell table:style-name="ce205" office:value-type="float" office:value="0.042224" calcext:value-type="float">
            <text:p>0.042224</text:p>
          </table:table-cell>
          <table:table-cell table:style-name="ce209" office:value-type="float" office:value="0.0421408" calcext:value-type="float">
            <text:p>0.0421408</text:p>
          </table:table-cell>
          <table:table-cell table:style-name="ce209" office:value-type="float" office:value="0.0412832" calcext:value-type="float">
            <text:p>0.0412832</text:p>
          </table:table-cell>
          <table:table-cell table:style-name="ce209" office:value-type="float" office:value="0.0430784" calcext:value-type="float">
            <text:p>0.0430784</text:p>
          </table:table-cell>
          <table:table-cell table:style-name="ce209" office:value-type="float" office:value="0.042896" calcext:value-type="float">
            <text:p>0.042896</text:p>
          </table:table-cell>
          <table:table-cell table:style-name="ce209" office:value-type="float" office:value="0.040384" calcext:value-type="float">
            <text:p>0.040384</text:p>
          </table:table-cell>
          <table:table-cell table:style-name="ce209" office:value-type="float" office:value="0.0408288" calcext:value-type="float">
            <text:p>0.0408288</text:p>
          </table:table-cell>
          <table:table-cell table:style-name="ce209" office:value-type="float" office:value="0.0417344" calcext:value-type="float">
            <text:p>0.0417344</text:p>
          </table:table-cell>
          <table:table-cell table:style-name="ce209" office:value-type="float" office:value="0.0427776" calcext:value-type="float">
            <text:p>0.0427776</text:p>
          </table:table-cell>
          <table:table-cell table:style-name="ce209" office:value-type="float" office:value="0.042016" calcext:value-type="float">
            <text:p>0.042016</text:p>
          </table:table-cell>
          <table:table-cell table:style-name="ce209" office:value-type="float" office:value="0.043168" calcext:value-type="float">
            <text:p>0.043168</text:p>
          </table:table-cell>
          <table:table-cell table:style-name="ce209" office:value-type="float" office:value="0.0418208" calcext:value-type="float">
            <text:p>0.0418208</text:p>
          </table:table-cell>
          <table:table-cell table:style-name="ce209" office:value-type="float" office:value="0.0433536" calcext:value-type="float">
            <text:p>0.0433536</text:p>
          </table:table-cell>
          <table:table-cell table:style-name="ce209" office:value-type="float" office:value="0.0437696" calcext:value-type="float">
            <text:p>0.0437696</text:p>
          </table:table-cell>
          <table:table-cell table:style-name="ce209" office:value-type="float" office:value="0.0417184" calcext:value-type="float">
            <text:p>0.0417184</text:p>
          </table:table-cell>
          <table:table-cell table:style-name="ce213" office:value-type="float" office:value="0.041968" calcext:value-type="float">
            <text:p>0.041968</text:p>
          </table:table-cell>
          <table:table-cell table:style-name="ce217" table:formula="of:=AVERAGE([.C18:.R18])" office:value-type="float" office:value="0.0421976" calcext:value-type="float">
            <text:p>0.0421976</text:p>
          </table:table-cell>
        </table:table-row>
        <table:table-row table:style-name="ro1">
          <table:table-cell/>
          <table:table-cell table:style-name="ce163" office:value-type="float" office:value="896" calcext:value-type="float">
            <text:p>896</text:p>
          </table:table-cell>
          <table:table-cell table:style-name="ce205" office:value-type="float" office:value="0.0415328" calcext:value-type="float">
            <text:p>0.0415328</text:p>
          </table:table-cell>
          <table:table-cell table:style-name="ce209" office:value-type="float" office:value="0.0411168" calcext:value-type="float">
            <text:p>0.0411168</text:p>
          </table:table-cell>
          <table:table-cell table:style-name="ce209" office:value-type="float" office:value="0.0430144" calcext:value-type="float">
            <text:p>0.0430144</text:p>
          </table:table-cell>
          <table:table-cell table:style-name="ce209" office:value-type="float" office:value="0.0424832" calcext:value-type="float">
            <text:p>0.0424832</text:p>
          </table:table-cell>
          <table:table-cell table:style-name="ce209" office:value-type="float" office:value="0.042512" calcext:value-type="float">
            <text:p>0.042512</text:p>
          </table:table-cell>
          <table:table-cell table:style-name="ce209" office:value-type="float" office:value="0.0409248" calcext:value-type="float">
            <text:p>0.0409248</text:p>
          </table:table-cell>
          <table:table-cell table:style-name="ce209" office:value-type="float" office:value="0.0421856" calcext:value-type="float">
            <text:p>0.0421856</text:p>
          </table:table-cell>
          <table:table-cell table:style-name="ce209" office:value-type="float" office:value="0.0416384" calcext:value-type="float">
            <text:p>0.0416384</text:p>
          </table:table-cell>
          <table:table-cell table:style-name="ce209" office:value-type="float" office:value="0.0421664" calcext:value-type="float">
            <text:p>0.0421664</text:p>
          </table:table-cell>
          <table:table-cell table:style-name="ce209" office:value-type="float" office:value="0.041904" calcext:value-type="float">
            <text:p>0.041904</text:p>
          </table:table-cell>
          <table:table-cell table:style-name="ce209" office:value-type="float" office:value="0.041088" calcext:value-type="float">
            <text:p>0.041088</text:p>
          </table:table-cell>
          <table:table-cell table:style-name="ce209" office:value-type="float" office:value="0.041824" calcext:value-type="float">
            <text:p>0.041824</text:p>
          </table:table-cell>
          <table:table-cell table:style-name="ce209" office:value-type="float" office:value="0.0404256" calcext:value-type="float">
            <text:p>0.0404256</text:p>
          </table:table-cell>
          <table:table-cell table:style-name="ce209" office:value-type="float" office:value="0.0427136" calcext:value-type="float">
            <text:p>0.0427136</text:p>
          </table:table-cell>
          <table:table-cell table:style-name="ce209" office:value-type="float" office:value="0.0412928" calcext:value-type="float">
            <text:p>0.0412928</text:p>
          </table:table-cell>
          <table:table-cell table:style-name="ce213" office:value-type="float" office:value="0.0425184" calcext:value-type="float">
            <text:p>0.0425184</text:p>
          </table:table-cell>
          <table:table-cell table:style-name="ce217" table:formula="of:=AVERAGE([.C19:.R19])" office:value-type="float" office:value="0.0418338" calcext:value-type="float">
            <text:p>0.0418338</text:p>
          </table:table-cell>
        </table:table-row>
        <table:table-row table:style-name="ro1">
          <table:table-cell/>
          <table:table-cell table:style-name="ce163" office:value-type="float" office:value="960" calcext:value-type="float">
            <text:p>960</text:p>
          </table:table-cell>
          <table:table-cell table:style-name="ce205" office:value-type="float" office:value="0.0410368" calcext:value-type="float">
            <text:p>0.0410368</text:p>
          </table:table-cell>
          <table:table-cell table:style-name="ce209" office:value-type="float" office:value="0.0402048" calcext:value-type="float">
            <text:p>0.0402048</text:p>
          </table:table-cell>
          <table:table-cell table:style-name="ce209" office:value-type="float" office:value="0.041488" calcext:value-type="float">
            <text:p>0.041488</text:p>
          </table:table-cell>
          <table:table-cell table:style-name="ce209" office:value-type="float" office:value="0.040992" calcext:value-type="float">
            <text:p>0.040992</text:p>
          </table:table-cell>
          <table:table-cell table:style-name="ce209" office:value-type="float" office:value="0.0411072" calcext:value-type="float">
            <text:p>0.0411072</text:p>
          </table:table-cell>
          <table:table-cell table:style-name="ce209" office:value-type="float" office:value="0.041888" calcext:value-type="float">
            <text:p>0.041888</text:p>
          </table:table-cell>
          <table:table-cell table:style-name="ce209" office:value-type="float" office:value="0.0418048" calcext:value-type="float">
            <text:p>0.0418048</text:p>
          </table:table-cell>
          <table:table-cell table:style-name="ce209" office:value-type="float" office:value="0.0410496" calcext:value-type="float">
            <text:p>0.0410496</text:p>
          </table:table-cell>
          <table:table-cell table:style-name="ce209" office:value-type="float" office:value="0.0414592" calcext:value-type="float">
            <text:p>0.0414592</text:p>
          </table:table-cell>
          <table:table-cell table:style-name="ce209" office:value-type="float" office:value="0.0436352" calcext:value-type="float">
            <text:p>0.0436352</text:p>
          </table:table-cell>
          <table:table-cell table:style-name="ce209" office:value-type="float" office:value="0.0421792" calcext:value-type="float">
            <text:p>0.0421792</text:p>
          </table:table-cell>
          <table:table-cell table:style-name="ce209" office:value-type="float" office:value="0.0408864" calcext:value-type="float">
            <text:p>0.0408864</text:p>
          </table:table-cell>
          <table:table-cell table:style-name="ce209" office:value-type="float" office:value="0.0423872" calcext:value-type="float">
            <text:p>0.0423872</text:p>
          </table:table-cell>
          <table:table-cell table:style-name="ce209" office:value-type="float" office:value="0.0417472" calcext:value-type="float">
            <text:p>0.0417472</text:p>
          </table:table-cell>
          <table:table-cell table:style-name="ce209" office:value-type="float" office:value="0.0399424" calcext:value-type="float">
            <text:p>0.0399424</text:p>
          </table:table-cell>
          <table:table-cell table:style-name="ce213" office:value-type="float" office:value="0.0423168" calcext:value-type="float">
            <text:p>0.0423168</text:p>
          </table:table-cell>
          <table:table-cell table:style-name="ce217" table:formula="of:=AVERAGE([.C20:.R20])" office:value-type="float" office:value="0.0415078" calcext:value-type="float">
            <text:p>0.0415078</text:p>
          </table:table-cell>
        </table:table-row>
        <table:table-row table:style-name="ro1">
          <table:table-cell/>
          <table:table-cell table:style-name="ce164" office:value-type="float" office:value="1024" calcext:value-type="float">
            <text:p>1024</text:p>
          </table:table-cell>
          <table:table-cell table:style-name="ce206" office:value-type="float" office:value="0.0425856" calcext:value-type="float">
            <text:p>0.0425856</text:p>
          </table:table-cell>
          <table:table-cell table:style-name="ce210" office:value-type="float" office:value="0.0421984" calcext:value-type="float">
            <text:p>0.0421984</text:p>
          </table:table-cell>
          <table:table-cell table:style-name="ce210" office:value-type="float" office:value="0.0428288" calcext:value-type="float">
            <text:p>0.0428288</text:p>
          </table:table-cell>
          <table:table-cell table:style-name="ce210" office:value-type="float" office:value="0.042704" calcext:value-type="float">
            <text:p>0.042704</text:p>
          </table:table-cell>
          <table:table-cell table:style-name="ce210" office:value-type="float" office:value="0.0429088" calcext:value-type="float">
            <text:p>0.0429088</text:p>
          </table:table-cell>
          <table:table-cell table:style-name="ce210" office:value-type="float" office:value="0.041728" calcext:value-type="float">
            <text:p>0.041728</text:p>
          </table:table-cell>
          <table:table-cell table:style-name="ce210" office:value-type="float" office:value="0.0431968" calcext:value-type="float">
            <text:p>0.0431968</text:p>
          </table:table-cell>
          <table:table-cell table:style-name="ce210" office:value-type="float" office:value="0.0427968" calcext:value-type="float">
            <text:p>0.0427968</text:p>
          </table:table-cell>
          <table:table-cell table:style-name="ce210" office:value-type="float" office:value="0.0402464" calcext:value-type="float">
            <text:p>0.0402464</text:p>
          </table:table-cell>
          <table:table-cell table:style-name="ce210" office:value-type="float" office:value="0.0416576" calcext:value-type="float">
            <text:p>0.0416576</text:p>
          </table:table-cell>
          <table:table-cell table:style-name="ce210" office:value-type="float" office:value="0.0443456" calcext:value-type="float">
            <text:p>0.0443456</text:p>
          </table:table-cell>
          <table:table-cell table:style-name="ce210" office:value-type="float" office:value="0.0403584" calcext:value-type="float">
            <text:p>0.0403584</text:p>
          </table:table-cell>
          <table:table-cell table:style-name="ce210" office:value-type="float" office:value="0.0440448" calcext:value-type="float">
            <text:p>0.0440448</text:p>
          </table:table-cell>
          <table:table-cell table:style-name="ce210" office:value-type="float" office:value="0.0414528" calcext:value-type="float">
            <text:p>0.0414528</text:p>
          </table:table-cell>
          <table:table-cell table:style-name="ce210" office:value-type="float" office:value="0.0417056" calcext:value-type="float">
            <text:p>0.0417056</text:p>
          </table:table-cell>
          <table:table-cell table:style-name="ce214" office:value-type="float" office:value="0.0409536" calcext:value-type="float">
            <text:p>0.0409536</text:p>
          </table:table-cell>
          <table:table-cell table:style-name="ce218" table:formula="of:=AVERAGE([.C21:.R21])" office:value-type="float" office:value="0.042232" calcext:value-type="float">
            <text:p>0.042232</text:p>
          </table:table-cell>
        </table:table-row>
        <table:table-row table:style-name="ro1">
          <table:table-cell/>
          <table:table-cell table:style-name="ce165" office:value-type="string" calcext:value-type="string">
            <text:p>Moyenne X</text:p>
          </table:table-cell>
          <table:table-cell table:style-name="ce207" table:formula="of:=AVERAGE([.C6:.C21])" office:value-type="float" office:value="0.0422376" calcext:value-type="float">
            <text:p>0.0422376</text:p>
          </table:table-cell>
          <table:table-cell table:style-name="ce211" table:formula="of:=AVERAGE([.D6:.D21])" office:value-type="float" office:value="0.0418056" calcext:value-type="float">
            <text:p>0.0418056</text:p>
          </table:table-cell>
          <table:table-cell table:style-name="ce211" table:formula="of:=AVERAGE([.E6:.E21])" office:value-type="float" office:value="0.0417544" calcext:value-type="float">
            <text:p>0.0417544</text:p>
          </table:table-cell>
          <table:table-cell table:style-name="ce211" table:formula="of:=AVERAGE([.F6:.F21])" office:value-type="float" office:value="0.0420792" calcext:value-type="float">
            <text:p>0.0420792</text:p>
          </table:table-cell>
          <table:table-cell table:style-name="ce211" table:formula="of:=AVERAGE([.G6:.G21])" office:value-type="float" office:value="0.0417454" calcext:value-type="float">
            <text:p>0.0417454</text:p>
          </table:table-cell>
          <table:table-cell table:style-name="ce211" table:formula="of:=AVERAGE([.H6:.H21])" office:value-type="float" office:value="0.0416498" calcext:value-type="float">
            <text:p>0.0416498</text:p>
          </table:table-cell>
          <table:table-cell table:style-name="ce211" table:formula="of:=AVERAGE([.I6:.I21])" office:value-type="float" office:value="0.041845" calcext:value-type="float">
            <text:p>0.041845</text:p>
          </table:table-cell>
          <table:table-cell table:style-name="ce211" table:formula="of:=AVERAGE([.J6:.J21])" office:value-type="float" office:value="0.041695" calcext:value-type="float">
            <text:p>0.041695</text:p>
          </table:table-cell>
          <table:table-cell table:style-name="ce211" table:formula="of:=AVERAGE([.K6:.K21])" office:value-type="float" office:value="0.0420838" calcext:value-type="float">
            <text:p>0.0420838</text:p>
          </table:table-cell>
          <table:table-cell table:style-name="ce211" table:formula="of:=AVERAGE([.L6:.L21])" office:value-type="float" office:value="0.0421184" calcext:value-type="float">
            <text:p>0.0421184</text:p>
          </table:table-cell>
          <table:table-cell table:style-name="ce211" table:formula="of:=AVERAGE([.M6:.M21])" office:value-type="float" office:value="0.0425514" calcext:value-type="float">
            <text:p>0.0425514</text:p>
          </table:table-cell>
          <table:table-cell table:style-name="ce211" table:formula="of:=AVERAGE([.N6:.N21])" office:value-type="float" office:value="0.0417944" calcext:value-type="float">
            <text:p>0.0417944</text:p>
          </table:table-cell>
          <table:table-cell table:style-name="ce211" table:formula="of:=AVERAGE([.O6:.O21])" office:value-type="float" office:value="0.0421028" calcext:value-type="float">
            <text:p>0.0421028</text:p>
          </table:table-cell>
          <table:table-cell table:style-name="ce211" table:formula="of:=AVERAGE([.P6:.P21])" office:value-type="float" office:value="0.0424902" calcext:value-type="float">
            <text:p>0.0424902</text:p>
          </table:table-cell>
          <table:table-cell table:style-name="ce211" table:formula="of:=AVERAGE([.Q6:.Q21])" office:value-type="float" office:value="0.0416834" calcext:value-type="float">
            <text:p>0.0416834</text:p>
          </table:table-cell>
          <table:table-cell table:style-name="ce215" table:formula="of:=AVERAGE([.R6:.R21])" office:value-type="float" office:value="0.0425352" calcext:value-type="float">
            <text:p>0.0425352</text:p>
          </table:table-cell>
          <table:table-cell table:style-name="ce166" table:formula="of:=AVERAGE([.S6:.S21])" office:value-type="float" office:value="0.042010725" calcext:value-type="float">
            <text:p>0.042010725</text:p>
          </table:table-cell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Process Stream_2'.C6:'Process Stream_2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2'.S6:'Process Stream_2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2'.C22:'Process Stream_2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rocess Stream_4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2">
          <table:table-cell table:number-columns-repeated="2"/>
          <table:table-cell table:style-name="ce166"/>
          <table:table-cell table:style-name="ce173" office:value-type="string" calcext:value-type="string" table:number-columns-spanned="13" table:number-rows-spanned="1">
            <text:p>Processing Stream (avec 4 streams)</text:p>
          </table:table-cell>
          <table:covered-table-cell table:number-columns-repeated="12" table:style-name="ce166"/>
          <table:table-cell table:style-name="ce166" table:number-columns-repeated="2"/>
          <table:table-cell/>
        </table:table-row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1">
          <table:table-cell/>
          <table:table-cell table:style-name="ce16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167" office:value-type="float" office:value="64" calcext:value-type="float" table:number-columns-spanned="1" table:number-rows-spanned="2">
            <text:p>64</text:p>
          </table:table-cell>
          <table:table-cell table:style-name="ce174" office:value-type="float" office:value="128" calcext:value-type="float" table:number-columns-spanned="1" table:number-rows-spanned="2">
            <text:p>128</text:p>
          </table:table-cell>
          <table:table-cell table:style-name="ce174" office:value-type="float" office:value="192" calcext:value-type="float" table:number-columns-spanned="1" table:number-rows-spanned="2">
            <text:p>192</text:p>
          </table:table-cell>
          <table:table-cell table:style-name="ce174" office:value-type="float" office:value="256" calcext:value-type="float" table:number-columns-spanned="1" table:number-rows-spanned="2">
            <text:p>256</text:p>
          </table:table-cell>
          <table:table-cell table:style-name="ce174" office:value-type="float" office:value="320" calcext:value-type="float" table:number-columns-spanned="1" table:number-rows-spanned="2">
            <text:p>320</text:p>
          </table:table-cell>
          <table:table-cell table:style-name="ce174" office:value-type="float" office:value="384" calcext:value-type="float" table:number-columns-spanned="1" table:number-rows-spanned="2">
            <text:p>384</text:p>
          </table:table-cell>
          <table:table-cell table:style-name="ce174" office:value-type="float" office:value="448" calcext:value-type="float" table:number-columns-spanned="1" table:number-rows-spanned="2">
            <text:p>448</text:p>
          </table:table-cell>
          <table:table-cell table:style-name="ce174" office:value-type="float" office:value="512" calcext:value-type="float" table:number-columns-spanned="1" table:number-rows-spanned="2">
            <text:p>512</text:p>
          </table:table-cell>
          <table:table-cell table:style-name="ce174" office:value-type="float" office:value="576" calcext:value-type="float" table:number-columns-spanned="1" table:number-rows-spanned="2">
            <text:p>576</text:p>
          </table:table-cell>
          <table:table-cell table:style-name="ce174" office:value-type="float" office:value="640" calcext:value-type="float" table:number-columns-spanned="1" table:number-rows-spanned="2">
            <text:p>640</text:p>
          </table:table-cell>
          <table:table-cell table:style-name="ce174" office:value-type="float" office:value="704" calcext:value-type="float" table:number-columns-spanned="1" table:number-rows-spanned="2">
            <text:p>704</text:p>
          </table:table-cell>
          <table:table-cell table:style-name="ce174" office:value-type="float" office:value="768" calcext:value-type="float" table:number-columns-spanned="1" table:number-rows-spanned="2">
            <text:p>768</text:p>
          </table:table-cell>
          <table:table-cell table:style-name="ce174" office:value-type="float" office:value="832" calcext:value-type="float" table:number-columns-spanned="1" table:number-rows-spanned="2">
            <text:p>832</text:p>
          </table:table-cell>
          <table:table-cell table:style-name="ce174" office:value-type="float" office:value="896" calcext:value-type="float" table:number-columns-spanned="1" table:number-rows-spanned="2">
            <text:p>896</text:p>
          </table:table-cell>
          <table:table-cell table:style-name="ce174" office:value-type="float" office:value="960" calcext:value-type="float" table:number-columns-spanned="1" table:number-rows-spanned="2">
            <text:p>960</text:p>
          </table:table-cell>
          <table:table-cell table:style-name="ce180" office:value-type="float" office:value="1024" calcext:value-type="float" table:number-columns-spanned="1" table:number-rows-spanned="2">
            <text:p>1024</text:p>
          </table:table-cell>
          <table:table-cell table:style-name="ce165" office:value-type="string" calcext:value-type="string" table:number-columns-spanned="1" table:number-rows-spanned="2">
            <text:p>Moyenne Y</text:p>
          </table:table-cell>
        </table:table-row>
        <table:table-row table:style-name="ro1">
          <table:table-cell/>
          <table:covered-table-cell/>
          <table:covered-table-cell table:style-name="ce168"/>
          <table:covered-table-cell table:number-columns-repeated="14" table:style-name="ce175"/>
          <table:covered-table-cell table:style-name="ce181"/>
          <table:covered-table-cell table:style-name="ce166"/>
        </table:table-row>
        <table:table-row table:style-name="ro1">
          <table:table-cell/>
          <table:table-cell table:style-name="ce162" office:value-type="float" office:value="64" calcext:value-type="float">
            <text:p>64</text:p>
          </table:table-cell>
          <table:table-cell table:style-name="ce219" office:value-type="float" office:value="0.1095136" calcext:value-type="float">
            <text:p>0.1095136</text:p>
          </table:table-cell>
          <table:table-cell table:style-name="ce223" office:value-type="float" office:value="0.1066432" calcext:value-type="float">
            <text:p>0.1066432</text:p>
          </table:table-cell>
          <table:table-cell table:style-name="ce223" office:value-type="float" office:value="0.1085056" calcext:value-type="float">
            <text:p>0.1085056</text:p>
          </table:table-cell>
          <table:table-cell table:style-name="ce223" office:value-type="float" office:value="0.109984" calcext:value-type="float">
            <text:p>0.109984</text:p>
          </table:table-cell>
          <table:table-cell table:style-name="ce223" office:value-type="float" office:value="0.1092384" calcext:value-type="float">
            <text:p>0.1092384</text:p>
          </table:table-cell>
          <table:table-cell table:style-name="ce223" office:value-type="float" office:value="0.1065408" calcext:value-type="float">
            <text:p>0.1065408</text:p>
          </table:table-cell>
          <table:table-cell table:style-name="ce223" office:value-type="float" office:value="0.1107392" calcext:value-type="float">
            <text:p>0.1107392</text:p>
          </table:table-cell>
          <table:table-cell table:style-name="ce223" office:value-type="float" office:value="0.1126464" calcext:value-type="float">
            <text:p>0.1126464</text:p>
          </table:table-cell>
          <table:table-cell table:style-name="ce223" office:value-type="float" office:value="0.111648" calcext:value-type="float">
            <text:p>0.111648</text:p>
          </table:table-cell>
          <table:table-cell table:style-name="ce223" office:value-type="float" office:value="0.107808" calcext:value-type="float">
            <text:p>0.107808</text:p>
          </table:table-cell>
          <table:table-cell table:style-name="ce223" office:value-type="float" office:value="0.1130272" calcext:value-type="float">
            <text:p>0.1130272</text:p>
          </table:table-cell>
          <table:table-cell table:style-name="ce223" office:value-type="float" office:value="0.1120864" calcext:value-type="float">
            <text:p>0.1120864</text:p>
          </table:table-cell>
          <table:table-cell table:style-name="ce223" office:value-type="float" office:value="0.108352" calcext:value-type="float">
            <text:p>0.108352</text:p>
          </table:table-cell>
          <table:table-cell table:style-name="ce223" office:value-type="float" office:value="0.1089184" calcext:value-type="float">
            <text:p>0.1089184</text:p>
          </table:table-cell>
          <table:table-cell table:style-name="ce223" office:value-type="float" office:value="0.1115712" calcext:value-type="float">
            <text:p>0.1115712</text:p>
          </table:table-cell>
          <table:table-cell table:style-name="ce227" office:value-type="float" office:value="0.1106528" calcext:value-type="float">
            <text:p>0.1106528</text:p>
          </table:table-cell>
          <table:table-cell table:style-name="ce231" table:formula="of:=AVERAGE([.C6:.R6])" office:value-type="float" office:value="0.1098672" calcext:value-type="float">
            <text:p>0.1098672</text:p>
          </table:table-cell>
        </table:table-row>
        <table:table-row table:style-name="ro1">
          <table:table-cell/>
          <table:table-cell table:style-name="ce163" office:value-type="float" office:value="128" calcext:value-type="float">
            <text:p>128</text:p>
          </table:table-cell>
          <table:table-cell table:style-name="ce220" office:value-type="float" office:value="0.1094464" calcext:value-type="float">
            <text:p>0.1094464</text:p>
          </table:table-cell>
          <table:table-cell table:style-name="ce224" office:value-type="float" office:value="0.1115968" calcext:value-type="float">
            <text:p>0.1115968</text:p>
          </table:table-cell>
          <table:table-cell table:style-name="ce224" office:value-type="float" office:value="0.109824" calcext:value-type="float">
            <text:p>0.109824</text:p>
          </table:table-cell>
          <table:table-cell table:style-name="ce224" office:value-type="float" office:value="0.1130176" calcext:value-type="float">
            <text:p>0.1130176</text:p>
          </table:table-cell>
          <table:table-cell table:style-name="ce224" office:value-type="float" office:value="0.112336" calcext:value-type="float">
            <text:p>0.112336</text:p>
          </table:table-cell>
          <table:table-cell table:style-name="ce224" office:value-type="float" office:value="0.1107136" calcext:value-type="float">
            <text:p>0.1107136</text:p>
          </table:table-cell>
          <table:table-cell table:style-name="ce224" office:value-type="float" office:value="0.1088064" calcext:value-type="float">
            <text:p>0.1088064</text:p>
          </table:table-cell>
          <table:table-cell table:style-name="ce224" office:value-type="float" office:value="0.11096" calcext:value-type="float">
            <text:p>0.11096</text:p>
          </table:table-cell>
          <table:table-cell table:style-name="ce224" office:value-type="float" office:value="0.1115968" calcext:value-type="float">
            <text:p>0.1115968</text:p>
          </table:table-cell>
          <table:table-cell table:style-name="ce224" office:value-type="float" office:value="0.111168" calcext:value-type="float">
            <text:p>0.111168</text:p>
          </table:table-cell>
          <table:table-cell table:style-name="ce224" office:value-type="float" office:value="0.1087296" calcext:value-type="float">
            <text:p>0.1087296</text:p>
          </table:table-cell>
          <table:table-cell table:style-name="ce224" office:value-type="float" office:value="0.107312" calcext:value-type="float">
            <text:p>0.107312</text:p>
          </table:table-cell>
          <table:table-cell table:style-name="ce224" office:value-type="float" office:value="0.1134688" calcext:value-type="float">
            <text:p>0.1134688</text:p>
          </table:table-cell>
          <table:table-cell table:style-name="ce224" office:value-type="float" office:value="0.1069088" calcext:value-type="float">
            <text:p>0.1069088</text:p>
          </table:table-cell>
          <table:table-cell table:style-name="ce224" office:value-type="float" office:value="0.1119456" calcext:value-type="float">
            <text:p>0.1119456</text:p>
          </table:table-cell>
          <table:table-cell table:style-name="ce228" office:value-type="float" office:value="0.1123232" calcext:value-type="float">
            <text:p>0.1123232</text:p>
          </table:table-cell>
          <table:table-cell table:style-name="ce232" table:formula="of:=AVERAGE([.C7:.R7])" office:value-type="float" office:value="0.1106346" calcext:value-type="float">
            <text:p>0.1106346</text:p>
          </table:table-cell>
        </table:table-row>
        <table:table-row table:style-name="ro1">
          <table:table-cell/>
          <table:table-cell table:style-name="ce163" office:value-type="float" office:value="192" calcext:value-type="float">
            <text:p>192</text:p>
          </table:table-cell>
          <table:table-cell table:style-name="ce220" office:value-type="float" office:value="0.1103904" calcext:value-type="float">
            <text:p>0.1103904</text:p>
          </table:table-cell>
          <table:table-cell table:style-name="ce224" office:value-type="float" office:value="0.1094656" calcext:value-type="float">
            <text:p>0.1094656</text:p>
          </table:table-cell>
          <table:table-cell table:style-name="ce224" office:value-type="float" office:value="0.1107392" calcext:value-type="float">
            <text:p>0.1107392</text:p>
          </table:table-cell>
          <table:table-cell table:style-name="ce224" office:value-type="float" office:value="0.109616" calcext:value-type="float">
            <text:p>0.109616</text:p>
          </table:table-cell>
          <table:table-cell table:style-name="ce224" office:value-type="float" office:value="0.108864" calcext:value-type="float">
            <text:p>0.108864</text:p>
          </table:table-cell>
          <table:table-cell table:style-name="ce224" office:value-type="float" office:value="0.109616" calcext:value-type="float">
            <text:p>0.109616</text:p>
          </table:table-cell>
          <table:table-cell table:style-name="ce224" office:value-type="float" office:value="0.1113024" calcext:value-type="float">
            <text:p>0.1113024</text:p>
          </table:table-cell>
          <table:table-cell table:style-name="ce224" office:value-type="float" office:value="0.1075744" calcext:value-type="float">
            <text:p>0.1075744</text:p>
          </table:table-cell>
          <table:table-cell table:style-name="ce224" office:value-type="float" office:value="0.1104576" calcext:value-type="float">
            <text:p>0.1104576</text:p>
          </table:table-cell>
          <table:table-cell table:style-name="ce224" office:value-type="float" office:value="0.107808" calcext:value-type="float">
            <text:p>0.107808</text:p>
          </table:table-cell>
          <table:table-cell table:style-name="ce224" office:value-type="float" office:value="0.111712" calcext:value-type="float">
            <text:p>0.111712</text:p>
          </table:table-cell>
          <table:table-cell table:style-name="ce224" office:value-type="float" office:value="0.1091488" calcext:value-type="float">
            <text:p>0.1091488</text:p>
          </table:table-cell>
          <table:table-cell table:style-name="ce224" office:value-type="float" office:value="0.113424" calcext:value-type="float">
            <text:p>0.113424</text:p>
          </table:table-cell>
          <table:table-cell table:style-name="ce224" office:value-type="float" office:value="0.1087264" calcext:value-type="float">
            <text:p>0.1087264</text:p>
          </table:table-cell>
          <table:table-cell table:style-name="ce224" office:value-type="float" office:value="0.1086208" calcext:value-type="float">
            <text:p>0.1086208</text:p>
          </table:table-cell>
          <table:table-cell table:style-name="ce228" office:value-type="float" office:value="0.1071904" calcext:value-type="float">
            <text:p>0.1071904</text:p>
          </table:table-cell>
          <table:table-cell table:style-name="ce232" table:formula="of:=AVERAGE([.C8:.R8])" office:value-type="float" office:value="0.109666" calcext:value-type="float">
            <text:p>0.109666</text:p>
          </table:table-cell>
        </table:table-row>
        <table:table-row table:style-name="ro1">
          <table:table-cell/>
          <table:table-cell table:style-name="ce163" office:value-type="float" office:value="256" calcext:value-type="float">
            <text:p>256</text:p>
          </table:table-cell>
          <table:table-cell table:style-name="ce220" office:value-type="float" office:value="0.1094656" calcext:value-type="float">
            <text:p>0.1094656</text:p>
          </table:table-cell>
          <table:table-cell table:style-name="ce224" office:value-type="float" office:value="0.107792" calcext:value-type="float">
            <text:p>0.107792</text:p>
          </table:table-cell>
          <table:table-cell table:style-name="ce224" office:value-type="float" office:value="0.1138112" calcext:value-type="float">
            <text:p>0.1138112</text:p>
          </table:table-cell>
          <table:table-cell table:style-name="ce224" office:value-type="float" office:value="0.109648" calcext:value-type="float">
            <text:p>0.109648</text:p>
          </table:table-cell>
          <table:table-cell table:style-name="ce224" office:value-type="float" office:value="0.112016" calcext:value-type="float">
            <text:p>0.112016</text:p>
          </table:table-cell>
          <table:table-cell table:style-name="ce224" office:value-type="float" office:value="0.1111232" calcext:value-type="float">
            <text:p>0.1111232</text:p>
          </table:table-cell>
          <table:table-cell table:style-name="ce224" office:value-type="float" office:value="0.109792" calcext:value-type="float">
            <text:p>0.109792</text:p>
          </table:table-cell>
          <table:table-cell table:style-name="ce224" office:value-type="float" office:value="0.112368" calcext:value-type="float">
            <text:p>0.112368</text:p>
          </table:table-cell>
          <table:table-cell table:style-name="ce224" office:value-type="float" office:value="0.1102496" calcext:value-type="float">
            <text:p>0.1102496</text:p>
          </table:table-cell>
          <table:table-cell table:style-name="ce224" office:value-type="float" office:value="0.111216" calcext:value-type="float">
            <text:p>0.111216</text:p>
          </table:table-cell>
          <table:table-cell table:style-name="ce224" office:value-type="float" office:value="0.1099136" calcext:value-type="float">
            <text:p>0.1099136</text:p>
          </table:table-cell>
          <table:table-cell table:style-name="ce224" office:value-type="float" office:value="0.1096416" calcext:value-type="float">
            <text:p>0.1096416</text:p>
          </table:table-cell>
          <table:table-cell table:style-name="ce224" office:value-type="float" office:value="0.1124352" calcext:value-type="float">
            <text:p>0.1124352</text:p>
          </table:table-cell>
          <table:table-cell table:style-name="ce224" office:value-type="float" office:value="0.1099936" calcext:value-type="float">
            <text:p>0.1099936</text:p>
          </table:table-cell>
          <table:table-cell table:style-name="ce224" office:value-type="float" office:value="0.1091168" calcext:value-type="float">
            <text:p>0.1091168</text:p>
          </table:table-cell>
          <table:table-cell table:style-name="ce228" office:value-type="float" office:value="0.1132064" calcext:value-type="float">
            <text:p>0.1132064</text:p>
          </table:table-cell>
          <table:table-cell table:style-name="ce232" table:formula="of:=AVERAGE([.C9:.R9])" office:value-type="float" office:value="0.1107368" calcext:value-type="float">
            <text:p>0.1107368</text:p>
          </table:table-cell>
        </table:table-row>
        <table:table-row table:style-name="ro1">
          <table:table-cell/>
          <table:table-cell table:style-name="ce163" office:value-type="float" office:value="320" calcext:value-type="float">
            <text:p>320</text:p>
          </table:table-cell>
          <table:table-cell table:style-name="ce220" office:value-type="float" office:value="0.110624" calcext:value-type="float">
            <text:p>0.110624</text:p>
          </table:table-cell>
          <table:table-cell table:style-name="ce224" office:value-type="float" office:value="0.1111136" calcext:value-type="float">
            <text:p>0.1111136</text:p>
          </table:table-cell>
          <table:table-cell table:style-name="ce224" office:value-type="float" office:value="0.1113216" calcext:value-type="float">
            <text:p>0.1113216</text:p>
          </table:table-cell>
          <table:table-cell table:style-name="ce224" office:value-type="float" office:value="0.1087104" calcext:value-type="float">
            <text:p>0.1087104</text:p>
          </table:table-cell>
          <table:table-cell table:style-name="ce224" office:value-type="float" office:value="0.112048" calcext:value-type="float">
            <text:p>0.112048</text:p>
          </table:table-cell>
          <table:table-cell table:style-name="ce224" office:value-type="float" office:value="0.1107616" calcext:value-type="float">
            <text:p>0.1107616</text:p>
          </table:table-cell>
          <table:table-cell table:style-name="ce224" office:value-type="float" office:value="0.1112704" calcext:value-type="float">
            <text:p>0.1112704</text:p>
          </table:table-cell>
          <table:table-cell table:style-name="ce224" office:value-type="float" office:value="0.1110656" calcext:value-type="float">
            <text:p>0.1110656</text:p>
          </table:table-cell>
          <table:table-cell table:style-name="ce224" office:value-type="float" office:value="0.1120288" calcext:value-type="float">
            <text:p>0.1120288</text:p>
          </table:table-cell>
          <table:table-cell table:style-name="ce224" office:value-type="float" office:value="0.1054528" calcext:value-type="float">
            <text:p>0.1054528</text:p>
          </table:table-cell>
          <table:table-cell table:style-name="ce224" office:value-type="float" office:value="0.1082848" calcext:value-type="float">
            <text:p>0.1082848</text:p>
          </table:table-cell>
          <table:table-cell table:style-name="ce224" office:value-type="float" office:value="0.1105984" calcext:value-type="float">
            <text:p>0.1105984</text:p>
          </table:table-cell>
          <table:table-cell table:style-name="ce224" office:value-type="float" office:value="0.1165344" calcext:value-type="float">
            <text:p>0.1165344</text:p>
          </table:table-cell>
          <table:table-cell table:style-name="ce224" office:value-type="float" office:value="0.1085888" calcext:value-type="float">
            <text:p>0.1085888</text:p>
          </table:table-cell>
          <table:table-cell table:style-name="ce224" office:value-type="float" office:value="0.1144032" calcext:value-type="float">
            <text:p>0.1144032</text:p>
          </table:table-cell>
          <table:table-cell table:style-name="ce228" office:value-type="float" office:value="0.1104" calcext:value-type="float">
            <text:p>0.1104</text:p>
          </table:table-cell>
          <table:table-cell table:style-name="ce232" table:formula="of:=AVERAGE([.C10:.R10])" office:value-type="float" office:value="0.1108254" calcext:value-type="float">
            <text:p>0.1108254</text:p>
          </table:table-cell>
        </table:table-row>
        <table:table-row table:style-name="ro1">
          <table:table-cell/>
          <table:table-cell table:style-name="ce163" office:value-type="float" office:value="384" calcext:value-type="float">
            <text:p>384</text:p>
          </table:table-cell>
          <table:table-cell table:style-name="ce220" office:value-type="float" office:value="0.1104224" calcext:value-type="float">
            <text:p>0.1104224</text:p>
          </table:table-cell>
          <table:table-cell table:style-name="ce224" office:value-type="float" office:value="0.106016" calcext:value-type="float">
            <text:p>0.106016</text:p>
          </table:table-cell>
          <table:table-cell table:style-name="ce224" office:value-type="float" office:value="0.1136288" calcext:value-type="float">
            <text:p>0.1136288</text:p>
          </table:table-cell>
          <table:table-cell table:style-name="ce224" office:value-type="float" office:value="0.1123584" calcext:value-type="float">
            <text:p>0.1123584</text:p>
          </table:table-cell>
          <table:table-cell table:style-name="ce224" office:value-type="float" office:value="0.1077152" calcext:value-type="float">
            <text:p>0.1077152</text:p>
          </table:table-cell>
          <table:table-cell table:style-name="ce224" office:value-type="float" office:value="0.112496" calcext:value-type="float">
            <text:p>0.112496</text:p>
          </table:table-cell>
          <table:table-cell table:style-name="ce224" office:value-type="float" office:value="0.1102752" calcext:value-type="float">
            <text:p>0.1102752</text:p>
          </table:table-cell>
          <table:table-cell table:style-name="ce224" office:value-type="float" office:value="0.1082784" calcext:value-type="float">
            <text:p>0.1082784</text:p>
          </table:table-cell>
          <table:table-cell table:style-name="ce224" office:value-type="float" office:value="0.1106944" calcext:value-type="float">
            <text:p>0.1106944</text:p>
          </table:table-cell>
          <table:table-cell table:style-name="ce224" office:value-type="float" office:value="0.1114944" calcext:value-type="float">
            <text:p>0.1114944</text:p>
          </table:table-cell>
          <table:table-cell table:style-name="ce224" office:value-type="float" office:value="0.1100512" calcext:value-type="float">
            <text:p>0.1100512</text:p>
          </table:table-cell>
          <table:table-cell table:style-name="ce224" office:value-type="float" office:value="0.1075104" calcext:value-type="float">
            <text:p>0.1075104</text:p>
          </table:table-cell>
          <table:table-cell table:style-name="ce224" office:value-type="float" office:value="0.1129568" calcext:value-type="float">
            <text:p>0.1129568</text:p>
          </table:table-cell>
          <table:table-cell table:style-name="ce224" office:value-type="float" office:value="0.1098112" calcext:value-type="float">
            <text:p>0.1098112</text:p>
          </table:table-cell>
          <table:table-cell table:style-name="ce224" office:value-type="float" office:value="0.1124" calcext:value-type="float">
            <text:p>0.1124</text:p>
          </table:table-cell>
          <table:table-cell table:style-name="ce228" office:value-type="float" office:value="0.107776" calcext:value-type="float">
            <text:p>0.107776</text:p>
          </table:table-cell>
          <table:table-cell table:style-name="ce232" table:formula="of:=AVERAGE([.C11:.R11])" office:value-type="float" office:value="0.1102428" calcext:value-type="float">
            <text:p>0.1102428</text:p>
          </table:table-cell>
        </table:table-row>
        <table:table-row table:style-name="ro1">
          <table:table-cell/>
          <table:table-cell table:style-name="ce163" office:value-type="float" office:value="448" calcext:value-type="float">
            <text:p>448</text:p>
          </table:table-cell>
          <table:table-cell table:style-name="ce220" office:value-type="float" office:value="0.1090816" calcext:value-type="float">
            <text:p>0.1090816</text:p>
          </table:table-cell>
          <table:table-cell table:style-name="ce224" office:value-type="float" office:value="0.1134624" calcext:value-type="float">
            <text:p>0.1134624</text:p>
          </table:table-cell>
          <table:table-cell table:style-name="ce224" office:value-type="float" office:value="0.109136" calcext:value-type="float">
            <text:p>0.109136</text:p>
          </table:table-cell>
          <table:table-cell table:style-name="ce224" office:value-type="float" office:value="0.113536" calcext:value-type="float">
            <text:p>0.113536</text:p>
          </table:table-cell>
          <table:table-cell table:style-name="ce224" office:value-type="float" office:value="0.1072672" calcext:value-type="float">
            <text:p>0.1072672</text:p>
          </table:table-cell>
          <table:table-cell table:style-name="ce224" office:value-type="float" office:value="0.1098048" calcext:value-type="float">
            <text:p>0.1098048</text:p>
          </table:table-cell>
          <table:table-cell table:style-name="ce224" office:value-type="float" office:value="0.1104704" calcext:value-type="float">
            <text:p>0.1104704</text:p>
          </table:table-cell>
          <table:table-cell table:style-name="ce224" office:value-type="float" office:value="0.1095232" calcext:value-type="float">
            <text:p>0.1095232</text:p>
          </table:table-cell>
          <table:table-cell table:style-name="ce224" office:value-type="float" office:value="0.1071168" calcext:value-type="float">
            <text:p>0.1071168</text:p>
          </table:table-cell>
          <table:table-cell table:style-name="ce224" office:value-type="float" office:value="0.111376" calcext:value-type="float">
            <text:p>0.111376</text:p>
          </table:table-cell>
          <table:table-cell table:style-name="ce224" office:value-type="float" office:value="0.1110144" calcext:value-type="float">
            <text:p>0.1110144</text:p>
          </table:table-cell>
          <table:table-cell table:style-name="ce224" office:value-type="float" office:value="0.1133664" calcext:value-type="float">
            <text:p>0.1133664</text:p>
          </table:table-cell>
          <table:table-cell table:style-name="ce224" office:value-type="float" office:value="0.109968" calcext:value-type="float">
            <text:p>0.109968</text:p>
          </table:table-cell>
          <table:table-cell table:style-name="ce224" office:value-type="float" office:value="0.1121376" calcext:value-type="float">
            <text:p>0.1121376</text:p>
          </table:table-cell>
          <table:table-cell table:style-name="ce224" office:value-type="float" office:value="0.1111008" calcext:value-type="float">
            <text:p>0.1111008</text:p>
          </table:table-cell>
          <table:table-cell table:style-name="ce228" office:value-type="float" office:value="0.10808" calcext:value-type="float">
            <text:p>0.10808</text:p>
          </table:table-cell>
          <table:table-cell table:style-name="ce232" table:formula="of:=AVERAGE([.C12:.R12])" office:value-type="float" office:value="0.1104026" calcext:value-type="float">
            <text:p>0.1104026</text:p>
          </table:table-cell>
        </table:table-row>
        <table:table-row table:style-name="ro1">
          <table:table-cell/>
          <table:table-cell table:style-name="ce163" office:value-type="float" office:value="512" calcext:value-type="float">
            <text:p>512</text:p>
          </table:table-cell>
          <table:table-cell table:style-name="ce220" office:value-type="float" office:value="0.1124544" calcext:value-type="float">
            <text:p>0.1124544</text:p>
          </table:table-cell>
          <table:table-cell table:style-name="ce224" office:value-type="float" office:value="0.1119264" calcext:value-type="float">
            <text:p>0.1119264</text:p>
          </table:table-cell>
          <table:table-cell table:style-name="ce224" office:value-type="float" office:value="0.1108064" calcext:value-type="float">
            <text:p>0.1108064</text:p>
          </table:table-cell>
          <table:table-cell table:style-name="ce224" office:value-type="float" office:value="0.1089344" calcext:value-type="float">
            <text:p>0.1089344</text:p>
          </table:table-cell>
          <table:table-cell table:style-name="ce224" office:value-type="float" office:value="0.1089216" calcext:value-type="float">
            <text:p>0.1089216</text:p>
          </table:table-cell>
          <table:table-cell table:style-name="ce224" office:value-type="float" office:value="0.114112" calcext:value-type="float">
            <text:p>0.114112</text:p>
          </table:table-cell>
          <table:table-cell table:style-name="ce224" office:value-type="float" office:value="0.1101344" calcext:value-type="float">
            <text:p>0.1101344</text:p>
          </table:table-cell>
          <table:table-cell table:style-name="ce224" office:value-type="float" office:value="0.1102464" calcext:value-type="float">
            <text:p>0.1102464</text:p>
          </table:table-cell>
          <table:table-cell table:style-name="ce224" office:value-type="float" office:value="0.1133696" calcext:value-type="float">
            <text:p>0.1133696</text:p>
          </table:table-cell>
          <table:table-cell table:style-name="ce224" office:value-type="float" office:value="0.1097344" calcext:value-type="float">
            <text:p>0.1097344</text:p>
          </table:table-cell>
          <table:table-cell table:style-name="ce224" office:value-type="float" office:value="0.109616" calcext:value-type="float">
            <text:p>0.109616</text:p>
          </table:table-cell>
          <table:table-cell table:style-name="ce224" office:value-type="float" office:value="0.1089952" calcext:value-type="float">
            <text:p>0.1089952</text:p>
          </table:table-cell>
          <table:table-cell table:style-name="ce224" office:value-type="float" office:value="0.1322368" calcext:value-type="float">
            <text:p>0.1322368</text:p>
          </table:table-cell>
          <table:table-cell table:style-name="ce224" office:value-type="float" office:value="0.109824" calcext:value-type="float">
            <text:p>0.109824</text:p>
          </table:table-cell>
          <table:table-cell table:style-name="ce224" office:value-type="float" office:value="0.1074176" calcext:value-type="float">
            <text:p>0.1074176</text:p>
          </table:table-cell>
          <table:table-cell table:style-name="ce228" office:value-type="float" office:value="0.111024" calcext:value-type="float">
            <text:p>0.111024</text:p>
          </table:table-cell>
          <table:table-cell table:style-name="ce232" table:formula="of:=AVERAGE([.C13:.R13])" office:value-type="float" office:value="0.1118596" calcext:value-type="float">
            <text:p>0.1118596</text:p>
          </table:table-cell>
        </table:table-row>
        <table:table-row table:style-name="ro1">
          <table:table-cell/>
          <table:table-cell table:style-name="ce163" office:value-type="float" office:value="576" calcext:value-type="float">
            <text:p>576</text:p>
          </table:table-cell>
          <table:table-cell table:style-name="ce220" office:value-type="float" office:value="0.1088384" calcext:value-type="float">
            <text:p>0.1088384</text:p>
          </table:table-cell>
          <table:table-cell table:style-name="ce224" office:value-type="float" office:value="0.111872" calcext:value-type="float">
            <text:p>0.111872</text:p>
          </table:table-cell>
          <table:table-cell table:style-name="ce224" office:value-type="float" office:value="0.1086272" calcext:value-type="float">
            <text:p>0.1086272</text:p>
          </table:table-cell>
          <table:table-cell table:style-name="ce224" office:value-type="float" office:value="0.1081664" calcext:value-type="float">
            <text:p>0.1081664</text:p>
          </table:table-cell>
          <table:table-cell table:style-name="ce224" office:value-type="float" office:value="0.1084512" calcext:value-type="float">
            <text:p>0.1084512</text:p>
          </table:table-cell>
          <table:table-cell table:style-name="ce224" office:value-type="float" office:value="0.108528" calcext:value-type="float">
            <text:p>0.108528</text:p>
          </table:table-cell>
          <table:table-cell table:style-name="ce224" office:value-type="float" office:value="0.1087968" calcext:value-type="float">
            <text:p>0.1087968</text:p>
          </table:table-cell>
          <table:table-cell table:style-name="ce224" office:value-type="float" office:value="0.1102432" calcext:value-type="float">
            <text:p>0.1102432</text:p>
          </table:table-cell>
          <table:table-cell table:style-name="ce224" office:value-type="float" office:value="0.1147584" calcext:value-type="float">
            <text:p>0.1147584</text:p>
          </table:table-cell>
          <table:table-cell table:style-name="ce224" office:value-type="float" office:value="0.1110112" calcext:value-type="float">
            <text:p>0.1110112</text:p>
          </table:table-cell>
          <table:table-cell table:style-name="ce224" office:value-type="float" office:value="0.110624" calcext:value-type="float">
            <text:p>0.110624</text:p>
          </table:table-cell>
          <table:table-cell table:style-name="ce224" office:value-type="float" office:value="0.1102656" calcext:value-type="float">
            <text:p>0.1102656</text:p>
          </table:table-cell>
          <table:table-cell table:style-name="ce224" office:value-type="float" office:value="0.1158592" calcext:value-type="float">
            <text:p>0.1158592</text:p>
          </table:table-cell>
          <table:table-cell table:style-name="ce224" office:value-type="float" office:value="0.1115968" calcext:value-type="float">
            <text:p>0.1115968</text:p>
          </table:table-cell>
          <table:table-cell table:style-name="ce224" office:value-type="float" office:value="0.1076" calcext:value-type="float">
            <text:p>0.1076</text:p>
          </table:table-cell>
          <table:table-cell table:style-name="ce228" office:value-type="float" office:value="0.1118336" calcext:value-type="float">
            <text:p>0.1118336</text:p>
          </table:table-cell>
          <table:table-cell table:style-name="ce232" table:formula="of:=AVERAGE([.C14:.R14])" office:value-type="float" office:value="0.110442" calcext:value-type="float">
            <text:p>0.110442</text:p>
          </table:table-cell>
        </table:table-row>
        <table:table-row table:style-name="ro1">
          <table:table-cell/>
          <table:table-cell table:style-name="ce163" office:value-type="float" office:value="640" calcext:value-type="float">
            <text:p>640</text:p>
          </table:table-cell>
          <table:table-cell table:style-name="ce220" office:value-type="float" office:value="0.1117632" calcext:value-type="float">
            <text:p>0.1117632</text:p>
          </table:table-cell>
          <table:table-cell table:style-name="ce224" office:value-type="float" office:value="0.1103968" calcext:value-type="float">
            <text:p>0.1103968</text:p>
          </table:table-cell>
          <table:table-cell table:style-name="ce224" office:value-type="float" office:value="0.113328" calcext:value-type="float">
            <text:p>0.113328</text:p>
          </table:table-cell>
          <table:table-cell table:style-name="ce224" office:value-type="float" office:value="0.1103072" calcext:value-type="float">
            <text:p>0.1103072</text:p>
          </table:table-cell>
          <table:table-cell table:style-name="ce224" office:value-type="float" office:value="0.1098048" calcext:value-type="float">
            <text:p>0.1098048</text:p>
          </table:table-cell>
          <table:table-cell table:style-name="ce224" office:value-type="float" office:value="0.109312" calcext:value-type="float">
            <text:p>0.109312</text:p>
          </table:table-cell>
          <table:table-cell table:style-name="ce224" office:value-type="float" office:value="0.1081056" calcext:value-type="float">
            <text:p>0.1081056</text:p>
          </table:table-cell>
          <table:table-cell table:style-name="ce224" office:value-type="float" office:value="0.1110208" calcext:value-type="float">
            <text:p>0.1110208</text:p>
          </table:table-cell>
          <table:table-cell table:style-name="ce224" office:value-type="float" office:value="0.1118976" calcext:value-type="float">
            <text:p>0.1118976</text:p>
          </table:table-cell>
          <table:table-cell table:style-name="ce224" office:value-type="float" office:value="0.1140096" calcext:value-type="float">
            <text:p>0.1140096</text:p>
          </table:table-cell>
          <table:table-cell table:style-name="ce224" office:value-type="float" office:value="0.116832" calcext:value-type="float">
            <text:p>0.116832</text:p>
          </table:table-cell>
          <table:table-cell table:style-name="ce224" office:value-type="float" office:value="0.1135008" calcext:value-type="float">
            <text:p>0.1135008</text:p>
          </table:table-cell>
          <table:table-cell table:style-name="ce224" office:value-type="float" office:value="0.1079424" calcext:value-type="float">
            <text:p>0.1079424</text:p>
          </table:table-cell>
          <table:table-cell table:style-name="ce224" office:value-type="float" office:value="0.111088" calcext:value-type="float">
            <text:p>0.111088</text:p>
          </table:table-cell>
          <table:table-cell table:style-name="ce224" office:value-type="float" office:value="0.112048" calcext:value-type="float">
            <text:p>0.112048</text:p>
          </table:table-cell>
          <table:table-cell table:style-name="ce228" office:value-type="float" office:value="0.11088" calcext:value-type="float">
            <text:p>0.11088</text:p>
          </table:table-cell>
          <table:table-cell table:style-name="ce232" table:formula="of:=AVERAGE([.C15:.R15])" office:value-type="float" office:value="0.1113898" calcext:value-type="float">
            <text:p>0.1113898</text:p>
          </table:table-cell>
        </table:table-row>
        <table:table-row table:style-name="ro1">
          <table:table-cell/>
          <table:table-cell table:style-name="ce163" office:value-type="float" office:value="704" calcext:value-type="float">
            <text:p>704</text:p>
          </table:table-cell>
          <table:table-cell table:style-name="ce220" office:value-type="float" office:value="0.1099584" calcext:value-type="float">
            <text:p>0.1099584</text:p>
          </table:table-cell>
          <table:table-cell table:style-name="ce224" office:value-type="float" office:value="0.1093856" calcext:value-type="float">
            <text:p>0.1093856</text:p>
          </table:table-cell>
          <table:table-cell table:style-name="ce224" office:value-type="float" office:value="0.1085728" calcext:value-type="float">
            <text:p>0.1085728</text:p>
          </table:table-cell>
          <table:table-cell table:style-name="ce224" office:value-type="float" office:value="0.1125056" calcext:value-type="float">
            <text:p>0.1125056</text:p>
          </table:table-cell>
          <table:table-cell table:style-name="ce224" office:value-type="float" office:value="0.1097408" calcext:value-type="float">
            <text:p>0.1097408</text:p>
          </table:table-cell>
          <table:table-cell table:style-name="ce224" office:value-type="float" office:value="0.1132256" calcext:value-type="float">
            <text:p>0.1132256</text:p>
          </table:table-cell>
          <table:table-cell table:style-name="ce224" office:value-type="float" office:value="0.1096832" calcext:value-type="float">
            <text:p>0.1096832</text:p>
          </table:table-cell>
          <table:table-cell table:style-name="ce224" office:value-type="float" office:value="0.10896" calcext:value-type="float">
            <text:p>0.10896</text:p>
          </table:table-cell>
          <table:table-cell table:style-name="ce224" office:value-type="float" office:value="0.1103488" calcext:value-type="float">
            <text:p>0.1103488</text:p>
          </table:table-cell>
          <table:table-cell table:style-name="ce224" office:value-type="float" office:value="0.1072736" calcext:value-type="float">
            <text:p>0.1072736</text:p>
          </table:table-cell>
          <table:table-cell table:style-name="ce224" office:value-type="float" office:value="0.1124672" calcext:value-type="float">
            <text:p>0.1124672</text:p>
          </table:table-cell>
          <table:table-cell table:style-name="ce224" office:value-type="float" office:value="0.1091968" calcext:value-type="float">
            <text:p>0.1091968</text:p>
          </table:table-cell>
          <table:table-cell table:style-name="ce224" office:value-type="float" office:value="0.1111232" calcext:value-type="float">
            <text:p>0.1111232</text:p>
          </table:table-cell>
          <table:table-cell table:style-name="ce224" office:value-type="float" office:value="0.1106816" calcext:value-type="float">
            <text:p>0.1106816</text:p>
          </table:table-cell>
          <table:table-cell table:style-name="ce224" office:value-type="float" office:value="0.1064736" calcext:value-type="float">
            <text:p>0.1064736</text:p>
          </table:table-cell>
          <table:table-cell table:style-name="ce228" office:value-type="float" office:value="0.1098432" calcext:value-type="float">
            <text:p>0.1098432</text:p>
          </table:table-cell>
          <table:table-cell table:style-name="ce232" table:formula="of:=AVERAGE([.C16:.R16])" office:value-type="float" office:value="0.109965" calcext:value-type="float">
            <text:p>0.109965</text:p>
          </table:table-cell>
        </table:table-row>
        <table:table-row table:style-name="ro1">
          <table:table-cell/>
          <table:table-cell table:style-name="ce163" office:value-type="float" office:value="768" calcext:value-type="float">
            <text:p>768</text:p>
          </table:table-cell>
          <table:table-cell table:style-name="ce220" office:value-type="float" office:value="0.108736" calcext:value-type="float">
            <text:p>0.108736</text:p>
          </table:table-cell>
          <table:table-cell table:style-name="ce224" office:value-type="float" office:value="0.109152" calcext:value-type="float">
            <text:p>0.109152</text:p>
          </table:table-cell>
          <table:table-cell table:style-name="ce224" office:value-type="float" office:value="0.1102816" calcext:value-type="float">
            <text:p>0.1102816</text:p>
          </table:table-cell>
          <table:table-cell table:style-name="ce224" office:value-type="float" office:value="0.1108288" calcext:value-type="float">
            <text:p>0.1108288</text:p>
          </table:table-cell>
          <table:table-cell table:style-name="ce224" office:value-type="float" office:value="0.107392" calcext:value-type="float">
            <text:p>0.107392</text:p>
          </table:table-cell>
          <table:table-cell table:style-name="ce224" office:value-type="float" office:value="0.109424" calcext:value-type="float">
            <text:p>0.109424</text:p>
          </table:table-cell>
          <table:table-cell table:style-name="ce224" office:value-type="float" office:value="0.108624" calcext:value-type="float">
            <text:p>0.108624</text:p>
          </table:table-cell>
          <table:table-cell table:style-name="ce224" office:value-type="float" office:value="0.1099264" calcext:value-type="float">
            <text:p>0.1099264</text:p>
          </table:table-cell>
          <table:table-cell table:style-name="ce224" office:value-type="float" office:value="0.1086112" calcext:value-type="float">
            <text:p>0.1086112</text:p>
          </table:table-cell>
          <table:table-cell table:style-name="ce224" office:value-type="float" office:value="0.1111296" calcext:value-type="float">
            <text:p>0.1111296</text:p>
          </table:table-cell>
          <table:table-cell table:style-name="ce224" office:value-type="float" office:value="0.1100928" calcext:value-type="float">
            <text:p>0.1100928</text:p>
          </table:table-cell>
          <table:table-cell table:style-name="ce224" office:value-type="float" office:value="0.1094432" calcext:value-type="float">
            <text:p>0.1094432</text:p>
          </table:table-cell>
          <table:table-cell table:style-name="ce224" office:value-type="float" office:value="0.1126944" calcext:value-type="float">
            <text:p>0.1126944</text:p>
          </table:table-cell>
          <table:table-cell table:style-name="ce224" office:value-type="float" office:value="0.1096192" calcext:value-type="float">
            <text:p>0.1096192</text:p>
          </table:table-cell>
          <table:table-cell table:style-name="ce224" office:value-type="float" office:value="0.1111552" calcext:value-type="float">
            <text:p>0.1111552</text:p>
          </table:table-cell>
          <table:table-cell table:style-name="ce228" office:value-type="float" office:value="0.1137056" calcext:value-type="float">
            <text:p>0.1137056</text:p>
          </table:table-cell>
          <table:table-cell table:style-name="ce232" table:formula="of:=AVERAGE([.C17:.R17])" office:value-type="float" office:value="0.110051" calcext:value-type="float">
            <text:p>0.110051</text:p>
          </table:table-cell>
        </table:table-row>
        <table:table-row table:style-name="ro1">
          <table:table-cell/>
          <table:table-cell table:style-name="ce163" office:value-type="float" office:value="832" calcext:value-type="float">
            <text:p>832</text:p>
          </table:table-cell>
          <table:table-cell table:style-name="ce220" office:value-type="float" office:value="0.1115776" calcext:value-type="float">
            <text:p>0.1115776</text:p>
          </table:table-cell>
          <table:table-cell table:style-name="ce224" office:value-type="float" office:value="0.1123136" calcext:value-type="float">
            <text:p>0.1123136</text:p>
          </table:table-cell>
          <table:table-cell table:style-name="ce224" office:value-type="float" office:value="0.1103296" calcext:value-type="float">
            <text:p>0.1103296</text:p>
          </table:table-cell>
          <table:table-cell table:style-name="ce224" office:value-type="float" office:value="0.110112" calcext:value-type="float">
            <text:p>0.110112</text:p>
          </table:table-cell>
          <table:table-cell table:style-name="ce224" office:value-type="float" office:value="0.1103264" calcext:value-type="float">
            <text:p>0.1103264</text:p>
          </table:table-cell>
          <table:table-cell table:style-name="ce224" office:value-type="float" office:value="0.1108" calcext:value-type="float">
            <text:p>0.1108</text:p>
          </table:table-cell>
          <table:table-cell table:style-name="ce224" office:value-type="float" office:value="0.1100704" calcext:value-type="float">
            <text:p>0.1100704</text:p>
          </table:table-cell>
          <table:table-cell table:style-name="ce224" office:value-type="float" office:value="0.113568" calcext:value-type="float">
            <text:p>0.113568</text:p>
          </table:table-cell>
          <table:table-cell table:style-name="ce224" office:value-type="float" office:value="0.1096832" calcext:value-type="float">
            <text:p>0.1096832</text:p>
          </table:table-cell>
          <table:table-cell table:style-name="ce224" office:value-type="float" office:value="0.1116512" calcext:value-type="float">
            <text:p>0.1116512</text:p>
          </table:table-cell>
          <table:table-cell table:style-name="ce224" office:value-type="float" office:value="0.1094816" calcext:value-type="float">
            <text:p>0.1094816</text:p>
          </table:table-cell>
          <table:table-cell table:style-name="ce224" office:value-type="float" office:value="0.1124736" calcext:value-type="float">
            <text:p>0.1124736</text:p>
          </table:table-cell>
          <table:table-cell table:style-name="ce224" office:value-type="float" office:value="0.1092576" calcext:value-type="float">
            <text:p>0.1092576</text:p>
          </table:table-cell>
          <table:table-cell table:style-name="ce224" office:value-type="float" office:value="0.1138816" calcext:value-type="float">
            <text:p>0.1138816</text:p>
          </table:table-cell>
          <table:table-cell table:style-name="ce224" office:value-type="float" office:value="0.115664" calcext:value-type="float">
            <text:p>0.115664</text:p>
          </table:table-cell>
          <table:table-cell table:style-name="ce228" office:value-type="float" office:value="0.1090912" calcext:value-type="float">
            <text:p>0.1090912</text:p>
          </table:table-cell>
          <table:table-cell table:style-name="ce232" table:formula="of:=AVERAGE([.C18:.R18])" office:value-type="float" office:value="0.1112676" calcext:value-type="float">
            <text:p>0.1112676</text:p>
          </table:table-cell>
        </table:table-row>
        <table:table-row table:style-name="ro1">
          <table:table-cell/>
          <table:table-cell table:style-name="ce163" office:value-type="float" office:value="896" calcext:value-type="float">
            <text:p>896</text:p>
          </table:table-cell>
          <table:table-cell table:style-name="ce220" office:value-type="float" office:value="0.1083456" calcext:value-type="float">
            <text:p>0.1083456</text:p>
          </table:table-cell>
          <table:table-cell table:style-name="ce224" office:value-type="float" office:value="0.1113728" calcext:value-type="float">
            <text:p>0.1113728</text:p>
          </table:table-cell>
          <table:table-cell table:style-name="ce224" office:value-type="float" office:value="0.110352" calcext:value-type="float">
            <text:p>0.110352</text:p>
          </table:table-cell>
          <table:table-cell table:style-name="ce224" office:value-type="float" office:value="0.1132928" calcext:value-type="float">
            <text:p>0.1132928</text:p>
          </table:table-cell>
          <table:table-cell table:style-name="ce224" office:value-type="float" office:value="0.1075264" calcext:value-type="float">
            <text:p>0.1075264</text:p>
          </table:table-cell>
          <table:table-cell table:style-name="ce224" office:value-type="float" office:value="0.112624" calcext:value-type="float">
            <text:p>0.112624</text:p>
          </table:table-cell>
          <table:table-cell table:style-name="ce224" office:value-type="float" office:value="0.111936" calcext:value-type="float">
            <text:p>0.111936</text:p>
          </table:table-cell>
          <table:table-cell table:style-name="ce224" office:value-type="float" office:value="0.1075456" calcext:value-type="float">
            <text:p>0.1075456</text:p>
          </table:table-cell>
          <table:table-cell table:style-name="ce224" office:value-type="float" office:value="0.1097024" calcext:value-type="float">
            <text:p>0.1097024</text:p>
          </table:table-cell>
          <table:table-cell table:style-name="ce224" office:value-type="float" office:value="0.1111904" calcext:value-type="float">
            <text:p>0.1111904</text:p>
          </table:table-cell>
          <table:table-cell table:style-name="ce224" office:value-type="float" office:value="0.11464" calcext:value-type="float">
            <text:p>0.11464</text:p>
          </table:table-cell>
          <table:table-cell table:style-name="ce224" office:value-type="float" office:value="0.1106304" calcext:value-type="float">
            <text:p>0.1106304</text:p>
          </table:table-cell>
          <table:table-cell table:style-name="ce224" office:value-type="float" office:value="0.1088064" calcext:value-type="float">
            <text:p>0.1088064</text:p>
          </table:table-cell>
          <table:table-cell table:style-name="ce224" office:value-type="float" office:value="0.1073952" calcext:value-type="float">
            <text:p>0.1073952</text:p>
          </table:table-cell>
          <table:table-cell table:style-name="ce224" office:value-type="float" office:value="0.1083776" calcext:value-type="float">
            <text:p>0.1083776</text:p>
          </table:table-cell>
          <table:table-cell table:style-name="ce228" office:value-type="float" office:value="0.1081792" calcext:value-type="float">
            <text:p>0.1081792</text:p>
          </table:table-cell>
          <table:table-cell table:style-name="ce232" table:formula="of:=AVERAGE([.C19:.R19])" office:value-type="float" office:value="0.1101198" calcext:value-type="float">
            <text:p>0.1101198</text:p>
          </table:table-cell>
        </table:table-row>
        <table:table-row table:style-name="ro1">
          <table:table-cell/>
          <table:table-cell table:style-name="ce163" office:value-type="float" office:value="960" calcext:value-type="float">
            <text:p>960</text:p>
          </table:table-cell>
          <table:table-cell table:style-name="ce220" office:value-type="float" office:value="0.1141408" calcext:value-type="float">
            <text:p>0.1141408</text:p>
          </table:table-cell>
          <table:table-cell table:style-name="ce224" office:value-type="float" office:value="0.1058432" calcext:value-type="float">
            <text:p>0.1058432</text:p>
          </table:table-cell>
          <table:table-cell table:style-name="ce224" office:value-type="float" office:value="0.1131776" calcext:value-type="float">
            <text:p>0.1131776</text:p>
          </table:table-cell>
          <table:table-cell table:style-name="ce224" office:value-type="float" office:value="0.10688" calcext:value-type="float">
            <text:p>0.10688</text:p>
          </table:table-cell>
          <table:table-cell table:style-name="ce224" office:value-type="float" office:value="0.1121184" calcext:value-type="float">
            <text:p>0.1121184</text:p>
          </table:table-cell>
          <table:table-cell table:style-name="ce224" office:value-type="float" office:value="0.1096864" calcext:value-type="float">
            <text:p>0.1096864</text:p>
          </table:table-cell>
          <table:table-cell table:style-name="ce224" office:value-type="float" office:value="0.1086624" calcext:value-type="float">
            <text:p>0.1086624</text:p>
          </table:table-cell>
          <table:table-cell table:style-name="ce224" office:value-type="float" office:value="0.1097024" calcext:value-type="float">
            <text:p>0.1097024</text:p>
          </table:table-cell>
          <table:table-cell table:style-name="ce224" office:value-type="float" office:value="0.1103296" calcext:value-type="float">
            <text:p>0.1103296</text:p>
          </table:table-cell>
          <table:table-cell table:style-name="ce224" office:value-type="float" office:value="0.1090496" calcext:value-type="float">
            <text:p>0.1090496</text:p>
          </table:table-cell>
          <table:table-cell table:style-name="ce224" office:value-type="float" office:value="0.1087264" calcext:value-type="float">
            <text:p>0.1087264</text:p>
          </table:table-cell>
          <table:table-cell table:style-name="ce224" office:value-type="float" office:value="0.1088896" calcext:value-type="float">
            <text:p>0.1088896</text:p>
          </table:table-cell>
          <table:table-cell table:style-name="ce224" office:value-type="float" office:value="0.1059264" calcext:value-type="float">
            <text:p>0.1059264</text:p>
          </table:table-cell>
          <table:table-cell table:style-name="ce224" office:value-type="float" office:value="0.1082592" calcext:value-type="float">
            <text:p>0.1082592</text:p>
          </table:table-cell>
          <table:table-cell table:style-name="ce224" office:value-type="float" office:value="0.1084352" calcext:value-type="float">
            <text:p>0.1084352</text:p>
          </table:table-cell>
          <table:table-cell table:style-name="ce228" office:value-type="float" office:value="0.1095744" calcext:value-type="float">
            <text:p>0.1095744</text:p>
          </table:table-cell>
          <table:table-cell table:style-name="ce232" table:formula="of:=AVERAGE([.C20:.R20])" office:value-type="float" office:value="0.1093376" calcext:value-type="float">
            <text:p>0.1093376</text:p>
          </table:table-cell>
        </table:table-row>
        <table:table-row table:style-name="ro1">
          <table:table-cell/>
          <table:table-cell table:style-name="ce164" office:value-type="float" office:value="1024" calcext:value-type="float">
            <text:p>1024</text:p>
          </table:table-cell>
          <table:table-cell table:style-name="ce221" office:value-type="float" office:value="0.1071968" calcext:value-type="float">
            <text:p>0.1071968</text:p>
          </table:table-cell>
          <table:table-cell table:style-name="ce225" office:value-type="float" office:value="0.1126432" calcext:value-type="float">
            <text:p>0.1126432</text:p>
          </table:table-cell>
          <table:table-cell table:style-name="ce225" office:value-type="float" office:value="0.1083392" calcext:value-type="float">
            <text:p>0.1083392</text:p>
          </table:table-cell>
          <table:table-cell table:style-name="ce225" office:value-type="float" office:value="0.1118176" calcext:value-type="float">
            <text:p>0.1118176</text:p>
          </table:table-cell>
          <table:table-cell table:style-name="ce225" office:value-type="float" office:value="0.1101888" calcext:value-type="float">
            <text:p>0.1101888</text:p>
          </table:table-cell>
          <table:table-cell table:style-name="ce225" office:value-type="float" office:value="0.113184" calcext:value-type="float">
            <text:p>0.113184</text:p>
          </table:table-cell>
          <table:table-cell table:style-name="ce225" office:value-type="float" office:value="0.1097984" calcext:value-type="float">
            <text:p>0.1097984</text:p>
          </table:table-cell>
          <table:table-cell table:style-name="ce225" office:value-type="float" office:value="0.1103744" calcext:value-type="float">
            <text:p>0.1103744</text:p>
          </table:table-cell>
          <table:table-cell table:style-name="ce225" office:value-type="float" office:value="0.1083104" calcext:value-type="float">
            <text:p>0.1083104</text:p>
          </table:table-cell>
          <table:table-cell table:style-name="ce225" office:value-type="float" office:value="0.1101088" calcext:value-type="float">
            <text:p>0.1101088</text:p>
          </table:table-cell>
          <table:table-cell table:style-name="ce225" office:value-type="float" office:value="0.1090496" calcext:value-type="float">
            <text:p>0.1090496</text:p>
          </table:table-cell>
          <table:table-cell table:style-name="ce225" office:value-type="float" office:value="0.1066976" calcext:value-type="float">
            <text:p>0.1066976</text:p>
          </table:table-cell>
          <table:table-cell table:style-name="ce225" office:value-type="float" office:value="0.110672" calcext:value-type="float">
            <text:p>0.110672</text:p>
          </table:table-cell>
          <table:table-cell table:style-name="ce225" office:value-type="float" office:value="0.1094912" calcext:value-type="float">
            <text:p>0.1094912</text:p>
          </table:table-cell>
          <table:table-cell table:style-name="ce225" office:value-type="float" office:value="0.1075072" calcext:value-type="float">
            <text:p>0.1075072</text:p>
          </table:table-cell>
          <table:table-cell table:style-name="ce229" office:value-type="float" office:value="0.1087232" calcext:value-type="float">
            <text:p>0.1087232</text:p>
          </table:table-cell>
          <table:table-cell table:style-name="ce233" table:formula="of:=AVERAGE([.C21:.R21])" office:value-type="float" office:value="0.1096314" calcext:value-type="float">
            <text:p>0.1096314</text:p>
          </table:table-cell>
        </table:table-row>
        <table:table-row table:style-name="ro1">
          <table:table-cell/>
          <table:table-cell table:style-name="ce165" office:value-type="string" calcext:value-type="string">
            <text:p>Moyenne X</text:p>
          </table:table-cell>
          <table:table-cell table:style-name="ce222" table:formula="of:=AVERAGE([.C6:.C21])" office:value-type="float" office:value="0.1101222" calcext:value-type="float">
            <text:p>0.1101222</text:p>
          </table:table-cell>
          <table:table-cell table:style-name="ce226" table:formula="of:=AVERAGE([.D6:.D21])" office:value-type="float" office:value="0.1100622" calcext:value-type="float">
            <text:p>0.1100622</text:p>
          </table:table-cell>
          <table:table-cell table:style-name="ce226" table:formula="of:=AVERAGE([.E6:.E21])" office:value-type="float" office:value="0.1106738" calcext:value-type="float">
            <text:p>0.1106738</text:p>
          </table:table-cell>
          <table:table-cell table:style-name="ce226" table:formula="of:=AVERAGE([.F6:.F21])" office:value-type="float" office:value="0.1106072" calcext:value-type="float">
            <text:p>0.1106072</text:p>
          </table:table-cell>
          <table:table-cell table:style-name="ce226" table:formula="of:=AVERAGE([.G6:.G21])" office:value-type="float" office:value="0.1096222" calcext:value-type="float">
            <text:p>0.1096222</text:p>
          </table:table-cell>
          <table:table-cell table:style-name="ce226" table:formula="of:=AVERAGE([.H6:.H21])" office:value-type="float" office:value="0.110747" calcext:value-type="float">
            <text:p>0.110747</text:p>
          </table:table-cell>
          <table:table-cell table:style-name="ce226" table:formula="of:=AVERAGE([.I6:.I21])" office:value-type="float" office:value="0.1099042" calcext:value-type="float">
            <text:p>0.1099042</text:p>
          </table:table-cell>
          <table:table-cell table:style-name="ce226" table:formula="of:=AVERAGE([.J6:.J21])" office:value-type="float" office:value="0.1102502" calcext:value-type="float">
            <text:p>0.1102502</text:p>
          </table:table-cell>
          <table:table-cell table:style-name="ce226" table:formula="of:=AVERAGE([.K6:.K21])" office:value-type="float" office:value="0.1106752" calcext:value-type="float">
            <text:p>0.1106752</text:p>
          </table:table-cell>
          <table:table-cell table:style-name="ce226" table:formula="of:=AVERAGE([.L6:.L21])" office:value-type="float" office:value="0.1100926" calcext:value-type="float">
            <text:p>0.1100926</text:p>
          </table:table-cell>
          <table:table-cell table:style-name="ce226" table:formula="of:=AVERAGE([.M6:.M21])" office:value-type="float" office:value="0.1108914" calcext:value-type="float">
            <text:p>0.1108914</text:p>
          </table:table-cell>
          <table:table-cell table:style-name="ce226" table:formula="of:=AVERAGE([.N6:.N21])" office:value-type="float" office:value="0.1099848" calcext:value-type="float">
            <text:p>0.1099848</text:p>
          </table:table-cell>
          <table:table-cell table:style-name="ce226" table:formula="of:=AVERAGE([.O6:.O21])" office:value-type="float" office:value="0.1126036" calcext:value-type="float">
            <text:p>0.1126036</text:p>
          </table:table-cell>
          <table:table-cell table:style-name="ce226" table:formula="of:=AVERAGE([.P6:.P21])" office:value-type="float" office:value="0.1098076" calcext:value-type="float">
            <text:p>0.1098076</text:p>
          </table:table-cell>
          <table:table-cell table:style-name="ce226" table:formula="of:=AVERAGE([.Q6:.Q21])" office:value-type="float" office:value="0.1102398" calcext:value-type="float">
            <text:p>0.1102398</text:p>
          </table:table-cell>
          <table:table-cell table:style-name="ce230" table:formula="of:=AVERAGE([.R6:.R21])" office:value-type="float" office:value="0.1101552" calcext:value-type="float">
            <text:p>0.1101552</text:p>
          </table:table-cell>
          <table:table-cell table:style-name="ce166" table:formula="of:=AVERAGE([.S6:.S21])" office:value-type="float" office:value="0.11040245" calcext:value-type="float">
            <text:p>0.11040245</text:p>
          </table:table-cell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Process Stream_4'.C6:'Process Stream_4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4'.S6:'Process Stream_4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tream_4'.C22:'Process Stream_4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Process Shared &amp; Stream_4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2">
          <table:table-cell table:number-columns-repeated="2"/>
          <table:table-cell table:style-name="ce166"/>
          <table:table-cell table:style-name="ce173" office:value-type="string" calcext:value-type="string" table:number-columns-spanned="13" table:number-rows-spanned="1">
            <text:p>Processing Shared &amp; Stream</text:p>
          </table:table-cell>
          <table:covered-table-cell table:number-columns-repeated="12" table:style-name="ce166"/>
          <table:table-cell table:style-name="ce166" table:number-columns-repeated="2"/>
          <table:table-cell/>
        </table:table-row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1">
          <table:table-cell/>
          <table:table-cell table:style-name="ce16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167" office:value-type="float" office:value="64" calcext:value-type="float" table:number-columns-spanned="1" table:number-rows-spanned="2">
            <text:p>64</text:p>
          </table:table-cell>
          <table:table-cell table:style-name="ce174" office:value-type="float" office:value="128" calcext:value-type="float" table:number-columns-spanned="1" table:number-rows-spanned="2">
            <text:p>128</text:p>
          </table:table-cell>
          <table:table-cell table:style-name="ce174" office:value-type="float" office:value="192" calcext:value-type="float" table:number-columns-spanned="1" table:number-rows-spanned="2">
            <text:p>192</text:p>
          </table:table-cell>
          <table:table-cell table:style-name="ce174" office:value-type="float" office:value="256" calcext:value-type="float" table:number-columns-spanned="1" table:number-rows-spanned="2">
            <text:p>256</text:p>
          </table:table-cell>
          <table:table-cell table:style-name="ce174" office:value-type="float" office:value="320" calcext:value-type="float" table:number-columns-spanned="1" table:number-rows-spanned="2">
            <text:p>320</text:p>
          </table:table-cell>
          <table:table-cell table:style-name="ce174" office:value-type="float" office:value="384" calcext:value-type="float" table:number-columns-spanned="1" table:number-rows-spanned="2">
            <text:p>384</text:p>
          </table:table-cell>
          <table:table-cell table:style-name="ce174" office:value-type="float" office:value="448" calcext:value-type="float" table:number-columns-spanned="1" table:number-rows-spanned="2">
            <text:p>448</text:p>
          </table:table-cell>
          <table:table-cell table:style-name="ce174" office:value-type="float" office:value="512" calcext:value-type="float" table:number-columns-spanned="1" table:number-rows-spanned="2">
            <text:p>512</text:p>
          </table:table-cell>
          <table:table-cell table:style-name="ce174" office:value-type="float" office:value="576" calcext:value-type="float" table:number-columns-spanned="1" table:number-rows-spanned="2">
            <text:p>576</text:p>
          </table:table-cell>
          <table:table-cell table:style-name="ce174" office:value-type="float" office:value="640" calcext:value-type="float" table:number-columns-spanned="1" table:number-rows-spanned="2">
            <text:p>640</text:p>
          </table:table-cell>
          <table:table-cell table:style-name="ce174" office:value-type="float" office:value="704" calcext:value-type="float" table:number-columns-spanned="1" table:number-rows-spanned="2">
            <text:p>704</text:p>
          </table:table-cell>
          <table:table-cell table:style-name="ce174" office:value-type="float" office:value="768" calcext:value-type="float" table:number-columns-spanned="1" table:number-rows-spanned="2">
            <text:p>768</text:p>
          </table:table-cell>
          <table:table-cell table:style-name="ce174" office:value-type="float" office:value="832" calcext:value-type="float" table:number-columns-spanned="1" table:number-rows-spanned="2">
            <text:p>832</text:p>
          </table:table-cell>
          <table:table-cell table:style-name="ce174" office:value-type="float" office:value="896" calcext:value-type="float" table:number-columns-spanned="1" table:number-rows-spanned="2">
            <text:p>896</text:p>
          </table:table-cell>
          <table:table-cell table:style-name="ce174" office:value-type="float" office:value="960" calcext:value-type="float" table:number-columns-spanned="1" table:number-rows-spanned="2">
            <text:p>960</text:p>
          </table:table-cell>
          <table:table-cell table:style-name="ce180" office:value-type="float" office:value="1024" calcext:value-type="float" table:number-columns-spanned="1" table:number-rows-spanned="2">
            <text:p>1024</text:p>
          </table:table-cell>
          <table:table-cell table:style-name="ce165" office:value-type="string" calcext:value-type="string" table:number-columns-spanned="1" table:number-rows-spanned="2">
            <text:p>Moyenne Y</text:p>
          </table:table-cell>
        </table:table-row>
        <table:table-row table:style-name="ro1">
          <table:table-cell/>
          <table:covered-table-cell/>
          <table:covered-table-cell table:style-name="ce168"/>
          <table:covered-table-cell table:number-columns-repeated="14" table:style-name="ce175"/>
          <table:covered-table-cell table:style-name="ce181"/>
          <table:covered-table-cell table:style-name="ce166"/>
        </table:table-row>
        <table:table-row table:style-name="ro1">
          <table:table-cell/>
          <table:table-cell table:style-name="ce162" office:value-type="float" office:value="64" calcext:value-type="float">
            <text:p>64</text:p>
          </table:table-cell>
          <table:table-cell table:style-name="ce234" office:value-type="float" office:value="0.1073184" calcext:value-type="float">
            <text:p>0.1073184</text:p>
          </table:table-cell>
          <table:table-cell table:style-name="ce238" office:value-type="float" office:value="0.110704" calcext:value-type="float">
            <text:p>0.110704</text:p>
          </table:table-cell>
          <table:table-cell table:style-name="ce238" office:value-type="float" office:value="0.1122688" calcext:value-type="float">
            <text:p>0.1122688</text:p>
          </table:table-cell>
          <table:table-cell table:style-name="ce238" office:value-type="float" office:value="0.1093728" calcext:value-type="float">
            <text:p>0.1093728</text:p>
          </table:table-cell>
          <table:table-cell table:style-name="ce238" office:value-type="float" office:value="0.1130048" calcext:value-type="float">
            <text:p>0.1130048</text:p>
          </table:table-cell>
          <table:table-cell table:style-name="ce238" office:value-type="float" office:value="0.1097856" calcext:value-type="float">
            <text:p>0.1097856</text:p>
          </table:table-cell>
          <table:table-cell table:style-name="ce238" office:value-type="float" office:value="0.1100032" calcext:value-type="float">
            <text:p>0.1100032</text:p>
          </table:table-cell>
          <table:table-cell table:style-name="ce238" office:value-type="float" office:value="0.110944" calcext:value-type="float">
            <text:p>0.110944</text:p>
          </table:table-cell>
          <table:table-cell table:style-name="ce238" office:value-type="float" office:value="0.1099744" calcext:value-type="float">
            <text:p>0.1099744</text:p>
          </table:table-cell>
          <table:table-cell table:style-name="ce238" office:value-type="float" office:value="0.1110624" calcext:value-type="float">
            <text:p>0.1110624</text:p>
          </table:table-cell>
          <table:table-cell table:style-name="ce238" office:value-type="float" office:value="0.108208" calcext:value-type="float">
            <text:p>0.108208</text:p>
          </table:table-cell>
          <table:table-cell table:style-name="ce238" office:value-type="float" office:value="0.1085504" calcext:value-type="float">
            <text:p>0.1085504</text:p>
          </table:table-cell>
          <table:table-cell table:style-name="ce238" office:value-type="float" office:value="0.1101344" calcext:value-type="float">
            <text:p>0.1101344</text:p>
          </table:table-cell>
          <table:table-cell table:style-name="ce238" office:value-type="float" office:value="0.1136544" calcext:value-type="float">
            <text:p>0.1136544</text:p>
          </table:table-cell>
          <table:table-cell table:style-name="ce238" office:value-type="float" office:value="0.1075136" calcext:value-type="float">
            <text:p>0.1075136</text:p>
          </table:table-cell>
          <table:table-cell table:style-name="ce242" office:value-type="float" office:value="0.1107456" calcext:value-type="float">
            <text:p>0.1107456</text:p>
          </table:table-cell>
          <table:table-cell table:style-name="ce246" table:formula="of:=AVERAGE([.C6:.R6])" office:value-type="float" office:value="0.1102028" calcext:value-type="float">
            <text:p>0.1102028</text:p>
          </table:table-cell>
        </table:table-row>
        <table:table-row table:style-name="ro1">
          <table:table-cell/>
          <table:table-cell table:style-name="ce163" office:value-type="float" office:value="128" calcext:value-type="float">
            <text:p>128</text:p>
          </table:table-cell>
          <table:table-cell table:style-name="ce235" office:value-type="float" office:value="0.1069472" calcext:value-type="float">
            <text:p>0.1069472</text:p>
          </table:table-cell>
          <table:table-cell table:style-name="ce239" office:value-type="float" office:value="0.1141184" calcext:value-type="float">
            <text:p>0.1141184</text:p>
          </table:table-cell>
          <table:table-cell table:style-name="ce239" office:value-type="float" office:value="0.1091008" calcext:value-type="float">
            <text:p>0.1091008</text:p>
          </table:table-cell>
          <table:table-cell table:style-name="ce239" office:value-type="float" office:value="0.1111264" calcext:value-type="float">
            <text:p>0.1111264</text:p>
          </table:table-cell>
          <table:table-cell table:style-name="ce239" office:value-type="float" office:value="0.110336" calcext:value-type="float">
            <text:p>0.110336</text:p>
          </table:table-cell>
          <table:table-cell table:style-name="ce239" office:value-type="float" office:value="0.1087872" calcext:value-type="float">
            <text:p>0.1087872</text:p>
          </table:table-cell>
          <table:table-cell table:style-name="ce239" office:value-type="float" office:value="0.112944" calcext:value-type="float">
            <text:p>0.112944</text:p>
          </table:table-cell>
          <table:table-cell table:style-name="ce239" office:value-type="float" office:value="0.1140512" calcext:value-type="float">
            <text:p>0.1140512</text:p>
          </table:table-cell>
          <table:table-cell table:style-name="ce239" office:value-type="float" office:value="0.1087456" calcext:value-type="float">
            <text:p>0.1087456</text:p>
          </table:table-cell>
          <table:table-cell table:style-name="ce239" office:value-type="float" office:value="0.109952" calcext:value-type="float">
            <text:p>0.109952</text:p>
          </table:table-cell>
          <table:table-cell table:style-name="ce239" office:value-type="float" office:value="0.1111776" calcext:value-type="float">
            <text:p>0.1111776</text:p>
          </table:table-cell>
          <table:table-cell table:style-name="ce239" office:value-type="float" office:value="0.111984" calcext:value-type="float">
            <text:p>0.111984</text:p>
          </table:table-cell>
          <table:table-cell table:style-name="ce239" office:value-type="float" office:value="0.1134112" calcext:value-type="float">
            <text:p>0.1134112</text:p>
          </table:table-cell>
          <table:table-cell table:style-name="ce239" office:value-type="float" office:value="0.1118144" calcext:value-type="float">
            <text:p>0.1118144</text:p>
          </table:table-cell>
          <table:table-cell table:style-name="ce239" office:value-type="float" office:value="0.1095328" calcext:value-type="float">
            <text:p>0.1095328</text:p>
          </table:table-cell>
          <table:table-cell table:style-name="ce243" office:value-type="float" office:value="0.1105248" calcext:value-type="float">
            <text:p>0.1105248</text:p>
          </table:table-cell>
          <table:table-cell table:style-name="ce247" table:formula="of:=AVERAGE([.C7:.R7])" office:value-type="float" office:value="0.1109096" calcext:value-type="float">
            <text:p>0.1109096</text:p>
          </table:table-cell>
        </table:table-row>
        <table:table-row table:style-name="ro1">
          <table:table-cell/>
          <table:table-cell table:style-name="ce163" office:value-type="float" office:value="192" calcext:value-type="float">
            <text:p>192</text:p>
          </table:table-cell>
          <table:table-cell table:style-name="ce235" office:value-type="float" office:value="0.1139136" calcext:value-type="float">
            <text:p>0.1139136</text:p>
          </table:table-cell>
          <table:table-cell table:style-name="ce239" office:value-type="float" office:value="0.1105536" calcext:value-type="float">
            <text:p>0.1105536</text:p>
          </table:table-cell>
          <table:table-cell table:style-name="ce239" office:value-type="float" office:value="0.1120192" calcext:value-type="float">
            <text:p>0.1120192</text:p>
          </table:table-cell>
          <table:table-cell table:style-name="ce239" office:value-type="float" office:value="0.11104" calcext:value-type="float">
            <text:p>0.11104</text:p>
          </table:table-cell>
          <table:table-cell table:style-name="ce239" office:value-type="float" office:value="0.1104" calcext:value-type="float">
            <text:p>0.1104</text:p>
          </table:table-cell>
          <table:table-cell table:style-name="ce239" office:value-type="float" office:value="0.1084032" calcext:value-type="float">
            <text:p>0.1084032</text:p>
          </table:table-cell>
          <table:table-cell table:style-name="ce239" office:value-type="float" office:value="0.1094144" calcext:value-type="float">
            <text:p>0.1094144</text:p>
          </table:table-cell>
          <table:table-cell table:style-name="ce239" office:value-type="float" office:value="0.1104992" calcext:value-type="float">
            <text:p>0.1104992</text:p>
          </table:table-cell>
          <table:table-cell table:style-name="ce239" office:value-type="float" office:value="0.1114432" calcext:value-type="float">
            <text:p>0.1114432</text:p>
          </table:table-cell>
          <table:table-cell table:style-name="ce239" office:value-type="float" office:value="0.1163104" calcext:value-type="float">
            <text:p>0.1163104</text:p>
          </table:table-cell>
          <table:table-cell table:style-name="ce239" office:value-type="float" office:value="0.1082112" calcext:value-type="float">
            <text:p>0.1082112</text:p>
          </table:table-cell>
          <table:table-cell table:style-name="ce239" office:value-type="float" office:value="0.1061696" calcext:value-type="float">
            <text:p>0.1061696</text:p>
          </table:table-cell>
          <table:table-cell table:style-name="ce239" office:value-type="float" office:value="0.1132192" calcext:value-type="float">
            <text:p>0.1132192</text:p>
          </table:table-cell>
          <table:table-cell table:style-name="ce239" office:value-type="float" office:value="0.1176192" calcext:value-type="float">
            <text:p>0.1176192</text:p>
          </table:table-cell>
          <table:table-cell table:style-name="ce239" office:value-type="float" office:value="0.114" calcext:value-type="float">
            <text:p>0.114</text:p>
          </table:table-cell>
          <table:table-cell table:style-name="ce243" office:value-type="float" office:value="0.1129984" calcext:value-type="float">
            <text:p>0.1129984</text:p>
          </table:table-cell>
          <table:table-cell table:style-name="ce247" table:formula="of:=AVERAGE([.C8:.R8])" office:value-type="float" office:value="0.1116384" calcext:value-type="float">
            <text:p>0.1116384</text:p>
          </table:table-cell>
        </table:table-row>
        <table:table-row table:style-name="ro1">
          <table:table-cell/>
          <table:table-cell table:style-name="ce163" office:value-type="float" office:value="256" calcext:value-type="float">
            <text:p>256</text:p>
          </table:table-cell>
          <table:table-cell table:style-name="ce235" office:value-type="float" office:value="0.1120544" calcext:value-type="float">
            <text:p>0.1120544</text:p>
          </table:table-cell>
          <table:table-cell table:style-name="ce239" office:value-type="float" office:value="0.1088" calcext:value-type="float">
            <text:p>0.1088</text:p>
          </table:table-cell>
          <table:table-cell table:style-name="ce239" office:value-type="float" office:value="0.1088352" calcext:value-type="float">
            <text:p>0.1088352</text:p>
          </table:table-cell>
          <table:table-cell table:style-name="ce239" office:value-type="float" office:value="0.108576" calcext:value-type="float">
            <text:p>0.108576</text:p>
          </table:table-cell>
          <table:table-cell table:style-name="ce239" office:value-type="float" office:value="0.1139488" calcext:value-type="float">
            <text:p>0.1139488</text:p>
          </table:table-cell>
          <table:table-cell table:style-name="ce239" office:value-type="float" office:value="0.109872" calcext:value-type="float">
            <text:p>0.109872</text:p>
          </table:table-cell>
          <table:table-cell table:style-name="ce239" office:value-type="float" office:value="0.1101312" calcext:value-type="float">
            <text:p>0.1101312</text:p>
          </table:table-cell>
          <table:table-cell table:style-name="ce239" office:value-type="float" office:value="0.1088896" calcext:value-type="float">
            <text:p>0.1088896</text:p>
          </table:table-cell>
          <table:table-cell table:style-name="ce239" office:value-type="float" office:value="0.1129216" calcext:value-type="float">
            <text:p>0.1129216</text:p>
          </table:table-cell>
          <table:table-cell table:style-name="ce239" office:value-type="float" office:value="0.1067968" calcext:value-type="float">
            <text:p>0.1067968</text:p>
          </table:table-cell>
          <table:table-cell table:style-name="ce239" office:value-type="float" office:value="0.1111648" calcext:value-type="float">
            <text:p>0.1111648</text:p>
          </table:table-cell>
          <table:table-cell table:style-name="ce239" office:value-type="float" office:value="0.1118688" calcext:value-type="float">
            <text:p>0.1118688</text:p>
          </table:table-cell>
          <table:table-cell table:style-name="ce239" office:value-type="float" office:value="0.1115168" calcext:value-type="float">
            <text:p>0.1115168</text:p>
          </table:table-cell>
          <table:table-cell table:style-name="ce239" office:value-type="float" office:value="0.1086528" calcext:value-type="float">
            <text:p>0.1086528</text:p>
          </table:table-cell>
          <table:table-cell table:style-name="ce239" office:value-type="float" office:value="0.1091552" calcext:value-type="float">
            <text:p>0.1091552</text:p>
          </table:table-cell>
          <table:table-cell table:style-name="ce243" office:value-type="float" office:value="0.110048" calcext:value-type="float">
            <text:p>0.110048</text:p>
          </table:table-cell>
          <table:table-cell table:style-name="ce247" table:formula="of:=AVERAGE([.C9:.R9])" office:value-type="float" office:value="0.110202" calcext:value-type="float">
            <text:p>0.110202</text:p>
          </table:table-cell>
        </table:table-row>
        <table:table-row table:style-name="ro1">
          <table:table-cell/>
          <table:table-cell table:style-name="ce163" office:value-type="float" office:value="320" calcext:value-type="float">
            <text:p>320</text:p>
          </table:table-cell>
          <table:table-cell table:style-name="ce235" office:value-type="float" office:value="0.112624" calcext:value-type="float">
            <text:p>0.112624</text:p>
          </table:table-cell>
          <table:table-cell table:style-name="ce239" office:value-type="float" office:value="0.1111168" calcext:value-type="float">
            <text:p>0.1111168</text:p>
          </table:table-cell>
          <table:table-cell table:style-name="ce239" office:value-type="float" office:value="0.1094816" calcext:value-type="float">
            <text:p>0.1094816</text:p>
          </table:table-cell>
          <table:table-cell table:style-name="ce239" office:value-type="float" office:value="0.107184" calcext:value-type="float">
            <text:p>0.107184</text:p>
          </table:table-cell>
          <table:table-cell table:style-name="ce239" office:value-type="float" office:value="0.1101472" calcext:value-type="float">
            <text:p>0.1101472</text:p>
          </table:table-cell>
          <table:table-cell table:style-name="ce239" office:value-type="float" office:value="0.1096864" calcext:value-type="float">
            <text:p>0.1096864</text:p>
          </table:table-cell>
          <table:table-cell table:style-name="ce239" office:value-type="float" office:value="0.1084" calcext:value-type="float">
            <text:p>0.1084</text:p>
          </table:table-cell>
          <table:table-cell table:style-name="ce239" office:value-type="float" office:value="0.1093088" calcext:value-type="float">
            <text:p>0.1093088</text:p>
          </table:table-cell>
          <table:table-cell table:style-name="ce239" office:value-type="float" office:value="0.1088896" calcext:value-type="float">
            <text:p>0.1088896</text:p>
          </table:table-cell>
          <table:table-cell table:style-name="ce239" office:value-type="float" office:value="0.1113632" calcext:value-type="float">
            <text:p>0.1113632</text:p>
          </table:table-cell>
          <table:table-cell table:style-name="ce239" office:value-type="float" office:value="0.1118688" calcext:value-type="float">
            <text:p>0.1118688</text:p>
          </table:table-cell>
          <table:table-cell table:style-name="ce239" office:value-type="float" office:value="0.108272" calcext:value-type="float">
            <text:p>0.108272</text:p>
          </table:table-cell>
          <table:table-cell table:style-name="ce239" office:value-type="float" office:value="0.108448" calcext:value-type="float">
            <text:p>0.108448</text:p>
          </table:table-cell>
          <table:table-cell table:style-name="ce239" office:value-type="float" office:value="0.11048" calcext:value-type="float">
            <text:p>0.11048</text:p>
          </table:table-cell>
          <table:table-cell table:style-name="ce239" office:value-type="float" office:value="0.1103104" calcext:value-type="float">
            <text:p>0.1103104</text:p>
          </table:table-cell>
          <table:table-cell table:style-name="ce243" office:value-type="float" office:value="0.110752" calcext:value-type="float">
            <text:p>0.110752</text:p>
          </table:table-cell>
          <table:table-cell table:style-name="ce247" table:formula="of:=AVERAGE([.C10:.R10])" office:value-type="float" office:value="0.1098958" calcext:value-type="float">
            <text:p>0.1098958</text:p>
          </table:table-cell>
        </table:table-row>
        <table:table-row table:style-name="ro1">
          <table:table-cell/>
          <table:table-cell table:style-name="ce163" office:value-type="float" office:value="384" calcext:value-type="float">
            <text:p>384</text:p>
          </table:table-cell>
          <table:table-cell table:style-name="ce235" office:value-type="float" office:value="0.109536" calcext:value-type="float">
            <text:p>0.109536</text:p>
          </table:table-cell>
          <table:table-cell table:style-name="ce239" office:value-type="float" office:value="0.1124672" calcext:value-type="float">
            <text:p>0.1124672</text:p>
          </table:table-cell>
          <table:table-cell table:style-name="ce239" office:value-type="float" office:value="0.111328" calcext:value-type="float">
            <text:p>0.111328</text:p>
          </table:table-cell>
          <table:table-cell table:style-name="ce239" office:value-type="float" office:value="0.1132544" calcext:value-type="float">
            <text:p>0.1132544</text:p>
          </table:table-cell>
          <table:table-cell table:style-name="ce239" office:value-type="float" office:value="0.1092928" calcext:value-type="float">
            <text:p>0.1092928</text:p>
          </table:table-cell>
          <table:table-cell table:style-name="ce239" office:value-type="float" office:value="0.11232" calcext:value-type="float">
            <text:p>0.11232</text:p>
          </table:table-cell>
          <table:table-cell table:style-name="ce239" office:value-type="float" office:value="0.1097728" calcext:value-type="float">
            <text:p>0.1097728</text:p>
          </table:table-cell>
          <table:table-cell table:style-name="ce239" office:value-type="float" office:value="0.1078144" calcext:value-type="float">
            <text:p>0.1078144</text:p>
          </table:table-cell>
          <table:table-cell table:style-name="ce239" office:value-type="float" office:value="0.1098624" calcext:value-type="float">
            <text:p>0.1098624</text:p>
          </table:table-cell>
          <table:table-cell table:style-name="ce239" office:value-type="float" office:value="0.111376" calcext:value-type="float">
            <text:p>0.111376</text:p>
          </table:table-cell>
          <table:table-cell table:style-name="ce239" office:value-type="float" office:value="0.1161536" calcext:value-type="float">
            <text:p>0.1161536</text:p>
          </table:table-cell>
          <table:table-cell table:style-name="ce239" office:value-type="float" office:value="0.1093568" calcext:value-type="float">
            <text:p>0.1093568</text:p>
          </table:table-cell>
          <table:table-cell table:style-name="ce239" office:value-type="float" office:value="0.1084576" calcext:value-type="float">
            <text:p>0.1084576</text:p>
          </table:table-cell>
          <table:table-cell table:style-name="ce239" office:value-type="float" office:value="0.1102176" calcext:value-type="float">
            <text:p>0.1102176</text:p>
          </table:table-cell>
          <table:table-cell table:style-name="ce239" office:value-type="float" office:value="0.1082496" calcext:value-type="float">
            <text:p>0.1082496</text:p>
          </table:table-cell>
          <table:table-cell table:style-name="ce243" office:value-type="float" office:value="0.1093568" calcext:value-type="float">
            <text:p>0.1093568</text:p>
          </table:table-cell>
          <table:table-cell table:style-name="ce247" table:formula="of:=AVERAGE([.C11:.R11])" office:value-type="float" office:value="0.110551" calcext:value-type="float">
            <text:p>0.110551</text:p>
          </table:table-cell>
        </table:table-row>
        <table:table-row table:style-name="ro1">
          <table:table-cell/>
          <table:table-cell table:style-name="ce163" office:value-type="float" office:value="448" calcext:value-type="float">
            <text:p>448</text:p>
          </table:table-cell>
          <table:table-cell table:style-name="ce235" office:value-type="float" office:value="0.1098752" calcext:value-type="float">
            <text:p>0.1098752</text:p>
          </table:table-cell>
          <table:table-cell table:style-name="ce239" office:value-type="float" office:value="0.1124064" calcext:value-type="float">
            <text:p>0.1124064</text:p>
          </table:table-cell>
          <table:table-cell table:style-name="ce239" office:value-type="float" office:value="0.1110784" calcext:value-type="float">
            <text:p>0.1110784</text:p>
          </table:table-cell>
          <table:table-cell table:style-name="ce239" office:value-type="float" office:value="0.1100512" calcext:value-type="float">
            <text:p>0.1100512</text:p>
          </table:table-cell>
          <table:table-cell table:style-name="ce239" office:value-type="float" office:value="0.1087456" calcext:value-type="float">
            <text:p>0.1087456</text:p>
          </table:table-cell>
          <table:table-cell table:style-name="ce239" office:value-type="float" office:value="0.1094528" calcext:value-type="float">
            <text:p>0.1094528</text:p>
          </table:table-cell>
          <table:table-cell table:style-name="ce239" office:value-type="float" office:value="0.1101024" calcext:value-type="float">
            <text:p>0.1101024</text:p>
          </table:table-cell>
          <table:table-cell table:style-name="ce239" office:value-type="float" office:value="0.1084224" calcext:value-type="float">
            <text:p>0.1084224</text:p>
          </table:table-cell>
          <table:table-cell table:style-name="ce239" office:value-type="float" office:value="0.1105408" calcext:value-type="float">
            <text:p>0.1105408</text:p>
          </table:table-cell>
          <table:table-cell table:style-name="ce239" office:value-type="float" office:value="0.1095168" calcext:value-type="float">
            <text:p>0.1095168</text:p>
          </table:table-cell>
          <table:table-cell table:style-name="ce239" office:value-type="float" office:value="0.1090048" calcext:value-type="float">
            <text:p>0.1090048</text:p>
          </table:table-cell>
          <table:table-cell table:style-name="ce239" office:value-type="float" office:value="0.1126112" calcext:value-type="float">
            <text:p>0.1126112</text:p>
          </table:table-cell>
          <table:table-cell table:style-name="ce239" office:value-type="float" office:value="0.1132832" calcext:value-type="float">
            <text:p>0.1132832</text:p>
          </table:table-cell>
          <table:table-cell table:style-name="ce239" office:value-type="float" office:value="0.110176" calcext:value-type="float">
            <text:p>0.110176</text:p>
          </table:table-cell>
          <table:table-cell table:style-name="ce239" office:value-type="float" office:value="0.1079264" calcext:value-type="float">
            <text:p>0.1079264</text:p>
          </table:table-cell>
          <table:table-cell table:style-name="ce243" office:value-type="float" office:value="0.11208" calcext:value-type="float">
            <text:p>0.11208</text:p>
          </table:table-cell>
          <table:table-cell table:style-name="ce247" table:formula="of:=AVERAGE([.C12:.R12])" office:value-type="float" office:value="0.1103296" calcext:value-type="float">
            <text:p>0.1103296</text:p>
          </table:table-cell>
        </table:table-row>
        <table:table-row table:style-name="ro1">
          <table:table-cell/>
          <table:table-cell table:style-name="ce163" office:value-type="float" office:value="512" calcext:value-type="float">
            <text:p>512</text:p>
          </table:table-cell>
          <table:table-cell table:style-name="ce235" office:value-type="float" office:value="0.1066016" calcext:value-type="float">
            <text:p>0.1066016</text:p>
          </table:table-cell>
          <table:table-cell table:style-name="ce239" office:value-type="float" office:value="0.1082976" calcext:value-type="float">
            <text:p>0.1082976</text:p>
          </table:table-cell>
          <table:table-cell table:style-name="ce239" office:value-type="float" office:value="0.1088256" calcext:value-type="float">
            <text:p>0.1088256</text:p>
          </table:table-cell>
          <table:table-cell table:style-name="ce239" office:value-type="float" office:value="0.1102912" calcext:value-type="float">
            <text:p>0.1102912</text:p>
          </table:table-cell>
          <table:table-cell table:style-name="ce239" office:value-type="float" office:value="0.113488" calcext:value-type="float">
            <text:p>0.113488</text:p>
          </table:table-cell>
          <table:table-cell table:style-name="ce239" office:value-type="float" office:value="0.109424" calcext:value-type="float">
            <text:p>0.109424</text:p>
          </table:table-cell>
          <table:table-cell table:style-name="ce239" office:value-type="float" office:value="0.1126016" calcext:value-type="float">
            <text:p>0.1126016</text:p>
          </table:table-cell>
          <table:table-cell table:style-name="ce239" office:value-type="float" office:value="0.1148608" calcext:value-type="float">
            <text:p>0.1148608</text:p>
          </table:table-cell>
          <table:table-cell table:style-name="ce239" office:value-type="float" office:value="0.1126656" calcext:value-type="float">
            <text:p>0.1126656</text:p>
          </table:table-cell>
          <table:table-cell table:style-name="ce239" office:value-type="float" office:value="0.1099168" calcext:value-type="float">
            <text:p>0.1099168</text:p>
          </table:table-cell>
          <table:table-cell table:style-name="ce239" office:value-type="float" office:value="0.1135104" calcext:value-type="float">
            <text:p>0.1135104</text:p>
          </table:table-cell>
          <table:table-cell table:style-name="ce239" office:value-type="float" office:value="0.1103232" calcext:value-type="float">
            <text:p>0.1103232</text:p>
          </table:table-cell>
          <table:table-cell table:style-name="ce239" office:value-type="float" office:value="0.1087424" calcext:value-type="float">
            <text:p>0.1087424</text:p>
          </table:table-cell>
          <table:table-cell table:style-name="ce239" office:value-type="float" office:value="0.111456" calcext:value-type="float">
            <text:p>0.111456</text:p>
          </table:table-cell>
          <table:table-cell table:style-name="ce239" office:value-type="float" office:value="0.1085568" calcext:value-type="float">
            <text:p>0.1085568</text:p>
          </table:table-cell>
          <table:table-cell table:style-name="ce243" office:value-type="float" office:value="0.114336" calcext:value-type="float">
            <text:p>0.114336</text:p>
          </table:table-cell>
          <table:table-cell table:style-name="ce247" table:formula="of:=AVERAGE([.C13:.R13])" office:value-type="float" office:value="0.1108686" calcext:value-type="float">
            <text:p>0.1108686</text:p>
          </table:table-cell>
        </table:table-row>
        <table:table-row table:style-name="ro1">
          <table:table-cell/>
          <table:table-cell table:style-name="ce163" office:value-type="float" office:value="576" calcext:value-type="float">
            <text:p>576</text:p>
          </table:table-cell>
          <table:table-cell table:style-name="ce235" office:value-type="float" office:value="0.113328" calcext:value-type="float">
            <text:p>0.113328</text:p>
          </table:table-cell>
          <table:table-cell table:style-name="ce239" office:value-type="float" office:value="0.1092128" calcext:value-type="float">
            <text:p>0.1092128</text:p>
          </table:table-cell>
          <table:table-cell table:style-name="ce239" office:value-type="float" office:value="0.1110496" calcext:value-type="float">
            <text:p>0.1110496</text:p>
          </table:table-cell>
          <table:table-cell table:style-name="ce239" office:value-type="float" office:value="0.1090976" calcext:value-type="float">
            <text:p>0.1090976</text:p>
          </table:table-cell>
          <table:table-cell table:style-name="ce239" office:value-type="float" office:value="0.1105568" calcext:value-type="float">
            <text:p>0.1105568</text:p>
          </table:table-cell>
          <table:table-cell table:style-name="ce239" office:value-type="float" office:value="0.109008" calcext:value-type="float">
            <text:p>0.109008</text:p>
          </table:table-cell>
          <table:table-cell table:style-name="ce239" office:value-type="float" office:value="0.1100608" calcext:value-type="float">
            <text:p>0.1100608</text:p>
          </table:table-cell>
          <table:table-cell table:style-name="ce239" office:value-type="float" office:value="0.1103264" calcext:value-type="float">
            <text:p>0.1103264</text:p>
          </table:table-cell>
          <table:table-cell table:style-name="ce239" office:value-type="float" office:value="0.1088768" calcext:value-type="float">
            <text:p>0.1088768</text:p>
          </table:table-cell>
          <table:table-cell table:style-name="ce239" office:value-type="float" office:value="0.1133952" calcext:value-type="float">
            <text:p>0.1133952</text:p>
          </table:table-cell>
          <table:table-cell table:style-name="ce239" office:value-type="float" office:value="0.1115008" calcext:value-type="float">
            <text:p>0.1115008</text:p>
          </table:table-cell>
          <table:table-cell table:style-name="ce239" office:value-type="float" office:value="0.1147808" calcext:value-type="float">
            <text:p>0.1147808</text:p>
          </table:table-cell>
          <table:table-cell table:style-name="ce239" office:value-type="float" office:value="0.1145728" calcext:value-type="float">
            <text:p>0.1145728</text:p>
          </table:table-cell>
          <table:table-cell table:style-name="ce239" office:value-type="float" office:value="0.1101568" calcext:value-type="float">
            <text:p>0.1101568</text:p>
          </table:table-cell>
          <table:table-cell table:style-name="ce239" office:value-type="float" office:value="0.1114176" calcext:value-type="float">
            <text:p>0.1114176</text:p>
          </table:table-cell>
          <table:table-cell table:style-name="ce243" office:value-type="float" office:value="0.1089792" calcext:value-type="float">
            <text:p>0.1089792</text:p>
          </table:table-cell>
          <table:table-cell table:style-name="ce247" table:formula="of:=AVERAGE([.C14:.R14])" office:value-type="float" office:value="0.11102" calcext:value-type="float">
            <text:p>0.11102</text:p>
          </table:table-cell>
        </table:table-row>
        <table:table-row table:style-name="ro1">
          <table:table-cell/>
          <table:table-cell table:style-name="ce163" office:value-type="float" office:value="640" calcext:value-type="float">
            <text:p>640</text:p>
          </table:table-cell>
          <table:table-cell table:style-name="ce235" office:value-type="float" office:value="0.1074144" calcext:value-type="float">
            <text:p>0.1074144</text:p>
          </table:table-cell>
          <table:table-cell table:style-name="ce239" office:value-type="float" office:value="0.1099712" calcext:value-type="float">
            <text:p>0.1099712</text:p>
          </table:table-cell>
          <table:table-cell table:style-name="ce239" office:value-type="float" office:value="0.1077632" calcext:value-type="float">
            <text:p>0.1077632</text:p>
          </table:table-cell>
          <table:table-cell table:style-name="ce239" office:value-type="float" office:value="0.1099328" calcext:value-type="float">
            <text:p>0.1099328</text:p>
          </table:table-cell>
          <table:table-cell table:style-name="ce239" office:value-type="float" office:value="0.1099456" calcext:value-type="float">
            <text:p>0.1099456</text:p>
          </table:table-cell>
          <table:table-cell table:style-name="ce239" office:value-type="float" office:value="0.1106272" calcext:value-type="float">
            <text:p>0.1106272</text:p>
          </table:table-cell>
          <table:table-cell table:style-name="ce239" office:value-type="float" office:value="0.1080864" calcext:value-type="float">
            <text:p>0.1080864</text:p>
          </table:table-cell>
          <table:table-cell table:style-name="ce239" office:value-type="float" office:value="0.1101728" calcext:value-type="float">
            <text:p>0.1101728</text:p>
          </table:table-cell>
          <table:table-cell table:style-name="ce239" office:value-type="float" office:value="0.1111808" calcext:value-type="float">
            <text:p>0.1111808</text:p>
          </table:table-cell>
          <table:table-cell table:style-name="ce239" office:value-type="float" office:value="0.109648" calcext:value-type="float">
            <text:p>0.109648</text:p>
          </table:table-cell>
          <table:table-cell table:style-name="ce239" office:value-type="float" office:value="0.111936" calcext:value-type="float">
            <text:p>0.111936</text:p>
          </table:table-cell>
          <table:table-cell table:style-name="ce239" office:value-type="float" office:value="0.1156288" calcext:value-type="float">
            <text:p>0.1156288</text:p>
          </table:table-cell>
          <table:table-cell table:style-name="ce239" office:value-type="float" office:value="0.1067232" calcext:value-type="float">
            <text:p>0.1067232</text:p>
          </table:table-cell>
          <table:table-cell table:style-name="ce239" office:value-type="float" office:value="0.1135104" calcext:value-type="float">
            <text:p>0.1135104</text:p>
          </table:table-cell>
          <table:table-cell table:style-name="ce239" office:value-type="float" office:value="0.10888" calcext:value-type="float">
            <text:p>0.10888</text:p>
          </table:table-cell>
          <table:table-cell table:style-name="ce243" office:value-type="float" office:value="0.1107744" calcext:value-type="float">
            <text:p>0.1107744</text:p>
          </table:table-cell>
          <table:table-cell table:style-name="ce247" table:formula="of:=AVERAGE([.C15:.R15])" office:value-type="float" office:value="0.1101372" calcext:value-type="float">
            <text:p>0.1101372</text:p>
          </table:table-cell>
        </table:table-row>
        <table:table-row table:style-name="ro1">
          <table:table-cell/>
          <table:table-cell table:style-name="ce163" office:value-type="float" office:value="704" calcext:value-type="float">
            <text:p>704</text:p>
          </table:table-cell>
          <table:table-cell table:style-name="ce235" office:value-type="float" office:value="0.1121984" calcext:value-type="float">
            <text:p>0.1121984</text:p>
          </table:table-cell>
          <table:table-cell table:style-name="ce239" office:value-type="float" office:value="0.107216" calcext:value-type="float">
            <text:p>0.107216</text:p>
          </table:table-cell>
          <table:table-cell table:style-name="ce239" office:value-type="float" office:value="0.1125216" calcext:value-type="float">
            <text:p>0.1125216</text:p>
          </table:table-cell>
          <table:table-cell table:style-name="ce239" office:value-type="float" office:value="0.1171168" calcext:value-type="float">
            <text:p>0.1171168</text:p>
          </table:table-cell>
          <table:table-cell table:style-name="ce239" office:value-type="float" office:value="0.1107072" calcext:value-type="float">
            <text:p>0.1107072</text:p>
          </table:table-cell>
          <table:table-cell table:style-name="ce239" office:value-type="float" office:value="0.1100704" calcext:value-type="float">
            <text:p>0.1100704</text:p>
          </table:table-cell>
          <table:table-cell table:style-name="ce239" office:value-type="float" office:value="0.109664" calcext:value-type="float">
            <text:p>0.109664</text:p>
          </table:table-cell>
          <table:table-cell table:style-name="ce239" office:value-type="float" office:value="0.1090208" calcext:value-type="float">
            <text:p>0.1090208</text:p>
          </table:table-cell>
          <table:table-cell table:style-name="ce239" office:value-type="float" office:value="0.11136" calcext:value-type="float">
            <text:p>0.11136</text:p>
          </table:table-cell>
          <table:table-cell table:style-name="ce239" office:value-type="float" office:value="0.1144096" calcext:value-type="float">
            <text:p>0.1144096</text:p>
          </table:table-cell>
          <table:table-cell table:style-name="ce239" office:value-type="float" office:value="0.1102464" calcext:value-type="float">
            <text:p>0.1102464</text:p>
          </table:table-cell>
          <table:table-cell table:style-name="ce239" office:value-type="float" office:value="0.113232" calcext:value-type="float">
            <text:p>0.113232</text:p>
          </table:table-cell>
          <table:table-cell table:style-name="ce239" office:value-type="float" office:value="0.1108576" calcext:value-type="float">
            <text:p>0.1108576</text:p>
          </table:table-cell>
          <table:table-cell table:style-name="ce239" office:value-type="float" office:value="0.1109472" calcext:value-type="float">
            <text:p>0.1109472</text:p>
          </table:table-cell>
          <table:table-cell table:style-name="ce239" office:value-type="float" office:value="0.1133696" calcext:value-type="float">
            <text:p>0.1133696</text:p>
          </table:table-cell>
          <table:table-cell table:style-name="ce243" office:value-type="float" office:value="0.1075968" calcext:value-type="float">
            <text:p>0.1075968</text:p>
          </table:table-cell>
          <table:table-cell table:style-name="ce247" table:formula="of:=AVERAGE([.C16:.R16])" office:value-type="float" office:value="0.1112834" calcext:value-type="float">
            <text:p>0.1112834</text:p>
          </table:table-cell>
        </table:table-row>
        <table:table-row table:style-name="ro1">
          <table:table-cell/>
          <table:table-cell table:style-name="ce163" office:value-type="float" office:value="768" calcext:value-type="float">
            <text:p>768</text:p>
          </table:table-cell>
          <table:table-cell table:style-name="ce235" office:value-type="float" office:value="0.1150784" calcext:value-type="float">
            <text:p>0.1150784</text:p>
          </table:table-cell>
          <table:table-cell table:style-name="ce239" office:value-type="float" office:value="0.1124992" calcext:value-type="float">
            <text:p>0.1124992</text:p>
          </table:table-cell>
          <table:table-cell table:style-name="ce239" office:value-type="float" office:value="0.1079648" calcext:value-type="float">
            <text:p>0.1079648</text:p>
          </table:table-cell>
          <table:table-cell table:style-name="ce239" office:value-type="float" office:value="0.109968" calcext:value-type="float">
            <text:p>0.109968</text:p>
          </table:table-cell>
          <table:table-cell table:style-name="ce239" office:value-type="float" office:value="0.1122592" calcext:value-type="float">
            <text:p>0.1122592</text:p>
          </table:table-cell>
          <table:table-cell table:style-name="ce239" office:value-type="float" office:value="0.1091808" calcext:value-type="float">
            <text:p>0.1091808</text:p>
          </table:table-cell>
          <table:table-cell table:style-name="ce239" office:value-type="float" office:value="0.1110624" calcext:value-type="float">
            <text:p>0.1110624</text:p>
          </table:table-cell>
          <table:table-cell table:style-name="ce239" office:value-type="float" office:value="0.1076768" calcext:value-type="float">
            <text:p>0.1076768</text:p>
          </table:table-cell>
          <table:table-cell table:style-name="ce239" office:value-type="float" office:value="0.1202912" calcext:value-type="float">
            <text:p>0.1202912</text:p>
          </table:table-cell>
          <table:table-cell table:style-name="ce239" office:value-type="float" office:value="0.1091776" calcext:value-type="float">
            <text:p>0.1091776</text:p>
          </table:table-cell>
          <table:table-cell table:style-name="ce239" office:value-type="float" office:value="0.1080128" calcext:value-type="float">
            <text:p>0.1080128</text:p>
          </table:table-cell>
          <table:table-cell table:style-name="ce239" office:value-type="float" office:value="0.1115616" calcext:value-type="float">
            <text:p>0.1115616</text:p>
          </table:table-cell>
          <table:table-cell table:style-name="ce239" office:value-type="float" office:value="0.1073024" calcext:value-type="float">
            <text:p>0.1073024</text:p>
          </table:table-cell>
          <table:table-cell table:style-name="ce239" office:value-type="float" office:value="0.1109824" calcext:value-type="float">
            <text:p>0.1109824</text:p>
          </table:table-cell>
          <table:table-cell table:style-name="ce239" office:value-type="float" office:value="0.107872" calcext:value-type="float">
            <text:p>0.107872</text:p>
          </table:table-cell>
          <table:table-cell table:style-name="ce243" office:value-type="float" office:value="0.1123232" calcext:value-type="float">
            <text:p>0.1123232</text:p>
          </table:table-cell>
          <table:table-cell table:style-name="ce247" table:formula="of:=AVERAGE([.C17:.R17])" office:value-type="float" office:value="0.1108258" calcext:value-type="float">
            <text:p>0.1108258</text:p>
          </table:table-cell>
        </table:table-row>
        <table:table-row table:style-name="ro1">
          <table:table-cell/>
          <table:table-cell table:style-name="ce163" office:value-type="float" office:value="832" calcext:value-type="float">
            <text:p>832</text:p>
          </table:table-cell>
          <table:table-cell table:style-name="ce235" office:value-type="float" office:value="0.11008" calcext:value-type="float">
            <text:p>0.11008</text:p>
          </table:table-cell>
          <table:table-cell table:style-name="ce239" office:value-type="float" office:value="0.1101984" calcext:value-type="float">
            <text:p>0.1101984</text:p>
          </table:table-cell>
          <table:table-cell table:style-name="ce239" office:value-type="float" office:value="0.1121024" calcext:value-type="float">
            <text:p>0.1121024</text:p>
          </table:table-cell>
          <table:table-cell table:style-name="ce239" office:value-type="float" office:value="0.1108672" calcext:value-type="float">
            <text:p>0.1108672</text:p>
          </table:table-cell>
          <table:table-cell table:style-name="ce239" office:value-type="float" office:value="0.1113536" calcext:value-type="float">
            <text:p>0.1113536</text:p>
          </table:table-cell>
          <table:table-cell table:style-name="ce239" office:value-type="float" office:value="0.1126112" calcext:value-type="float">
            <text:p>0.1126112</text:p>
          </table:table-cell>
          <table:table-cell table:style-name="ce239" office:value-type="float" office:value="0.1115328" calcext:value-type="float">
            <text:p>0.1115328</text:p>
          </table:table-cell>
          <table:table-cell table:style-name="ce239" office:value-type="float" office:value="0.1096896" calcext:value-type="float">
            <text:p>0.1096896</text:p>
          </table:table-cell>
          <table:table-cell table:style-name="ce239" office:value-type="float" office:value="0.114864" calcext:value-type="float">
            <text:p>0.114864</text:p>
          </table:table-cell>
          <table:table-cell table:style-name="ce239" office:value-type="float" office:value="0.110816" calcext:value-type="float">
            <text:p>0.110816</text:p>
          </table:table-cell>
          <table:table-cell table:style-name="ce239" office:value-type="float" office:value="0.1101888" calcext:value-type="float">
            <text:p>0.1101888</text:p>
          </table:table-cell>
          <table:table-cell table:style-name="ce239" office:value-type="float" office:value="0.1109568" calcext:value-type="float">
            <text:p>0.1109568</text:p>
          </table:table-cell>
          <table:table-cell table:style-name="ce239" office:value-type="float" office:value="0.10944" calcext:value-type="float">
            <text:p>0.10944</text:p>
          </table:table-cell>
          <table:table-cell table:style-name="ce239" office:value-type="float" office:value="0.1103296" calcext:value-type="float">
            <text:p>0.1103296</text:p>
          </table:table-cell>
          <table:table-cell table:style-name="ce239" office:value-type="float" office:value="0.1095296" calcext:value-type="float">
            <text:p>0.1095296</text:p>
          </table:table-cell>
          <table:table-cell table:style-name="ce243" office:value-type="float" office:value="0.1096288" calcext:value-type="float">
            <text:p>0.1096288</text:p>
          </table:table-cell>
          <table:table-cell table:style-name="ce247" table:formula="of:=AVERAGE([.C18:.R18])" office:value-type="float" office:value="0.1108868" calcext:value-type="float">
            <text:p>0.1108868</text:p>
          </table:table-cell>
        </table:table-row>
        <table:table-row table:style-name="ro1">
          <table:table-cell/>
          <table:table-cell table:style-name="ce163" office:value-type="float" office:value="896" calcext:value-type="float">
            <text:p>896</text:p>
          </table:table-cell>
          <table:table-cell table:style-name="ce235" office:value-type="float" office:value="0.1112544" calcext:value-type="float">
            <text:p>0.1112544</text:p>
          </table:table-cell>
          <table:table-cell table:style-name="ce239" office:value-type="float" office:value="0.1082016" calcext:value-type="float">
            <text:p>0.1082016</text:p>
          </table:table-cell>
          <table:table-cell table:style-name="ce239" office:value-type="float" office:value="0.1096576" calcext:value-type="float">
            <text:p>0.1096576</text:p>
          </table:table-cell>
          <table:table-cell table:style-name="ce239" office:value-type="float" office:value="0.1099552" calcext:value-type="float">
            <text:p>0.1099552</text:p>
          </table:table-cell>
          <table:table-cell table:style-name="ce239" office:value-type="float" office:value="0.114704" calcext:value-type="float">
            <text:p>0.114704</text:p>
          </table:table-cell>
          <table:table-cell table:style-name="ce239" office:value-type="float" office:value="0.111392" calcext:value-type="float">
            <text:p>0.111392</text:p>
          </table:table-cell>
          <table:table-cell table:style-name="ce239" office:value-type="float" office:value="0.1110208" calcext:value-type="float">
            <text:p>0.1110208</text:p>
          </table:table-cell>
          <table:table-cell table:style-name="ce239" office:value-type="float" office:value="0.1132448" calcext:value-type="float">
            <text:p>0.1132448</text:p>
          </table:table-cell>
          <table:table-cell table:style-name="ce239" office:value-type="float" office:value="0.110816" calcext:value-type="float">
            <text:p>0.110816</text:p>
          </table:table-cell>
          <table:table-cell table:style-name="ce239" office:value-type="float" office:value="0.1134688" calcext:value-type="float">
            <text:p>0.1134688</text:p>
          </table:table-cell>
          <table:table-cell table:style-name="ce239" office:value-type="float" office:value="0.1116096" calcext:value-type="float">
            <text:p>0.1116096</text:p>
          </table:table-cell>
          <table:table-cell table:style-name="ce239" office:value-type="float" office:value="0.1108608" calcext:value-type="float">
            <text:p>0.1108608</text:p>
          </table:table-cell>
          <table:table-cell table:style-name="ce239" office:value-type="float" office:value="0.1110752" calcext:value-type="float">
            <text:p>0.1110752</text:p>
          </table:table-cell>
          <table:table-cell table:style-name="ce239" office:value-type="float" office:value="0.1097376" calcext:value-type="float">
            <text:p>0.1097376</text:p>
          </table:table-cell>
          <table:table-cell table:style-name="ce239" office:value-type="float" office:value="0.110416" calcext:value-type="float">
            <text:p>0.110416</text:p>
          </table:table-cell>
          <table:table-cell table:style-name="ce243" office:value-type="float" office:value="0.1112128" calcext:value-type="float">
            <text:p>0.1112128</text:p>
          </table:table-cell>
          <table:table-cell table:style-name="ce247" table:formula="of:=AVERAGE([.C19:.R19])" office:value-type="float" office:value="0.1111642" calcext:value-type="float">
            <text:p>0.1111642</text:p>
          </table:table-cell>
        </table:table-row>
        <table:table-row table:style-name="ro1">
          <table:table-cell/>
          <table:table-cell table:style-name="ce163" office:value-type="float" office:value="960" calcext:value-type="float">
            <text:p>960</text:p>
          </table:table-cell>
          <table:table-cell table:style-name="ce235" office:value-type="float" office:value="0.1125376" calcext:value-type="float">
            <text:p>0.1125376</text:p>
          </table:table-cell>
          <table:table-cell table:style-name="ce239" office:value-type="float" office:value="0.1103936" calcext:value-type="float">
            <text:p>0.1103936</text:p>
          </table:table-cell>
          <table:table-cell table:style-name="ce239" office:value-type="float" office:value="0.1105824" calcext:value-type="float">
            <text:p>0.1105824</text:p>
          </table:table-cell>
          <table:table-cell table:style-name="ce239" office:value-type="float" office:value="0.1078048" calcext:value-type="float">
            <text:p>0.1078048</text:p>
          </table:table-cell>
          <table:table-cell table:style-name="ce239" office:value-type="float" office:value="0.1100992" calcext:value-type="float">
            <text:p>0.1100992</text:p>
          </table:table-cell>
          <table:table-cell table:style-name="ce239" office:value-type="float" office:value="0.109408" calcext:value-type="float">
            <text:p>0.109408</text:p>
          </table:table-cell>
          <table:table-cell table:style-name="ce239" office:value-type="float" office:value="0.1099008" calcext:value-type="float">
            <text:p>0.1099008</text:p>
          </table:table-cell>
          <table:table-cell table:style-name="ce239" office:value-type="float" office:value="0.1115008" calcext:value-type="float">
            <text:p>0.1115008</text:p>
          </table:table-cell>
          <table:table-cell table:style-name="ce239" office:value-type="float" office:value="0.112032" calcext:value-type="float">
            <text:p>0.112032</text:p>
          </table:table-cell>
          <table:table-cell table:style-name="ce239" office:value-type="float" office:value="0.1164512" calcext:value-type="float">
            <text:p>0.1164512</text:p>
          </table:table-cell>
          <table:table-cell table:style-name="ce239" office:value-type="float" office:value="0.1133248" calcext:value-type="float">
            <text:p>0.1133248</text:p>
          </table:table-cell>
          <table:table-cell table:style-name="ce239" office:value-type="float" office:value="0.1108704" calcext:value-type="float">
            <text:p>0.1108704</text:p>
          </table:table-cell>
          <table:table-cell table:style-name="ce239" office:value-type="float" office:value="0.1103712" calcext:value-type="float">
            <text:p>0.1103712</text:p>
          </table:table-cell>
          <table:table-cell table:style-name="ce239" office:value-type="float" office:value="0.1101344" calcext:value-type="float">
            <text:p>0.1101344</text:p>
          </table:table-cell>
          <table:table-cell table:style-name="ce239" office:value-type="float" office:value="0.1137024" calcext:value-type="float">
            <text:p>0.1137024</text:p>
          </table:table-cell>
          <table:table-cell table:style-name="ce243" office:value-type="float" office:value="0.11088" calcext:value-type="float">
            <text:p>0.11088</text:p>
          </table:table-cell>
          <table:table-cell table:style-name="ce247" table:formula="of:=AVERAGE([.C20:.R20])" office:value-type="float" office:value="0.1112496" calcext:value-type="float">
            <text:p>0.1112496</text:p>
          </table:table-cell>
        </table:table-row>
        <table:table-row table:style-name="ro1">
          <table:table-cell/>
          <table:table-cell table:style-name="ce164" office:value-type="float" office:value="1024" calcext:value-type="float">
            <text:p>1024</text:p>
          </table:table-cell>
          <table:table-cell table:style-name="ce236" office:value-type="float" office:value="0.1146816" calcext:value-type="float">
            <text:p>0.1146816</text:p>
          </table:table-cell>
          <table:table-cell table:style-name="ce240" office:value-type="float" office:value="0.1088416" calcext:value-type="float">
            <text:p>0.1088416</text:p>
          </table:table-cell>
          <table:table-cell table:style-name="ce240" office:value-type="float" office:value="0.1122944" calcext:value-type="float">
            <text:p>0.1122944</text:p>
          </table:table-cell>
          <table:table-cell table:style-name="ce240" office:value-type="float" office:value="0.1089696" calcext:value-type="float">
            <text:p>0.1089696</text:p>
          </table:table-cell>
          <table:table-cell table:style-name="ce240" office:value-type="float" office:value="0.1095328" calcext:value-type="float">
            <text:p>0.1095328</text:p>
          </table:table-cell>
          <table:table-cell table:style-name="ce240" office:value-type="float" office:value="0.1115104" calcext:value-type="float">
            <text:p>0.1115104</text:p>
          </table:table-cell>
          <table:table-cell table:style-name="ce240" office:value-type="float" office:value="0.109696" calcext:value-type="float">
            <text:p>0.109696</text:p>
          </table:table-cell>
          <table:table-cell table:style-name="ce240" office:value-type="float" office:value="0.1101728" calcext:value-type="float">
            <text:p>0.1101728</text:p>
          </table:table-cell>
          <table:table-cell table:style-name="ce240" office:value-type="float" office:value="0.10856" calcext:value-type="float">
            <text:p>0.10856</text:p>
          </table:table-cell>
          <table:table-cell table:style-name="ce240" office:value-type="float" office:value="0.1113984" calcext:value-type="float">
            <text:p>0.1113984</text:p>
          </table:table-cell>
          <table:table-cell table:style-name="ce240" office:value-type="float" office:value="0.1130752" calcext:value-type="float">
            <text:p>0.1130752</text:p>
          </table:table-cell>
          <table:table-cell table:style-name="ce240" office:value-type="float" office:value="0.1102912" calcext:value-type="float">
            <text:p>0.1102912</text:p>
          </table:table-cell>
          <table:table-cell table:style-name="ce240" office:value-type="float" office:value="0.1110464" calcext:value-type="float">
            <text:p>0.1110464</text:p>
          </table:table-cell>
          <table:table-cell table:style-name="ce240" office:value-type="float" office:value="0.1113824" calcext:value-type="float">
            <text:p>0.1113824</text:p>
          </table:table-cell>
          <table:table-cell table:style-name="ce240" office:value-type="float" office:value="0.109456" calcext:value-type="float">
            <text:p>0.109456</text:p>
          </table:table-cell>
          <table:table-cell table:style-name="ce244" office:value-type="float" office:value="0.1113216" calcext:value-type="float">
            <text:p>0.1113216</text:p>
          </table:table-cell>
          <table:table-cell table:style-name="ce248" table:formula="of:=AVERAGE([.C21:.R21])" office:value-type="float" office:value="0.1107644" calcext:value-type="float">
            <text:p>0.1107644</text:p>
          </table:table-cell>
        </table:table-row>
        <table:table-row table:style-name="ro1">
          <table:table-cell/>
          <table:table-cell table:style-name="ce165" office:value-type="string" calcext:value-type="string">
            <text:p>Moyenne X</text:p>
          </table:table-cell>
          <table:table-cell table:style-name="ce237" table:formula="of:=AVERAGE([.C6:.C21])" office:value-type="float" office:value="0.1109652" calcext:value-type="float">
            <text:p>0.1109652</text:p>
          </table:table-cell>
          <table:table-cell table:style-name="ce241" table:formula="of:=AVERAGE([.D6:.D21])" office:value-type="float" office:value="0.1103124" calcext:value-type="float">
            <text:p>0.1103124</text:p>
          </table:table-cell>
          <table:table-cell table:style-name="ce241" table:formula="of:=AVERAGE([.E6:.E21])" office:value-type="float" office:value="0.1104296" calcext:value-type="float">
            <text:p>0.1104296</text:p>
          </table:table-cell>
          <table:table-cell table:style-name="ce241" table:formula="of:=AVERAGE([.F6:.F21])" office:value-type="float" office:value="0.110288" calcext:value-type="float">
            <text:p>0.110288</text:p>
          </table:table-cell>
          <table:table-cell table:style-name="ce241" table:formula="of:=AVERAGE([.G6:.G21])" office:value-type="float" office:value="0.1111576" calcext:value-type="float">
            <text:p>0.1111576</text:p>
          </table:table-cell>
          <table:table-cell table:style-name="ce241" table:formula="of:=AVERAGE([.H6:.H21])" office:value-type="float" office:value="0.1100962" calcext:value-type="float">
            <text:p>0.1100962</text:p>
          </table:table-cell>
          <table:table-cell table:style-name="ce241" table:formula="of:=AVERAGE([.I6:.I21])" office:value-type="float" office:value="0.1102746" calcext:value-type="float">
            <text:p>0.1102746</text:p>
          </table:table-cell>
          <table:table-cell table:style-name="ce241" table:formula="of:=AVERAGE([.J6:.J21])" office:value-type="float" office:value="0.1104122" calcext:value-type="float">
            <text:p>0.1104122</text:p>
          </table:table-cell>
          <table:table-cell table:style-name="ce241" table:formula="of:=AVERAGE([.K6:.K21])" office:value-type="float" office:value="0.111439" calcext:value-type="float">
            <text:p>0.111439</text:p>
          </table:table-cell>
          <table:table-cell table:style-name="ce241" table:formula="of:=AVERAGE([.L6:.L21])" office:value-type="float" office:value="0.1115662" calcext:value-type="float">
            <text:p>0.1115662</text:p>
          </table:table-cell>
          <table:table-cell table:style-name="ce241" table:formula="of:=AVERAGE([.M6:.M21])" office:value-type="float" office:value="0.1111996" calcext:value-type="float">
            <text:p>0.1111996</text:p>
          </table:table-cell>
          <table:table-cell table:style-name="ce241" table:formula="of:=AVERAGE([.N6:.N21])" office:value-type="float" office:value="0.1110824" calcext:value-type="float">
            <text:p>0.1110824</text:p>
          </table:table-cell>
          <table:table-cell table:style-name="ce241" table:formula="of:=AVERAGE([.O6:.O21])" office:value-type="float" office:value="0.1105376" calcext:value-type="float">
            <text:p>0.1105376</text:p>
          </table:table-cell>
          <table:table-cell table:style-name="ce241" table:formula="of:=AVERAGE([.P6:.P21])" office:value-type="float" office:value="0.1113282" calcext:value-type="float">
            <text:p>0.1113282</text:p>
          </table:table-cell>
          <table:table-cell table:style-name="ce241" table:formula="of:=AVERAGE([.Q6:.Q21])" office:value-type="float" office:value="0.109993" calcext:value-type="float">
            <text:p>0.109993</text:p>
          </table:table-cell>
          <table:table-cell table:style-name="ce245" table:formula="of:=AVERAGE([.R6:.R21])" office:value-type="float" office:value="0.1108474" calcext:value-type="float">
            <text:p>0.1108474</text:p>
          </table:table-cell>
          <table:table-cell table:style-name="ce166" table:formula="of:=AVERAGE([.S6:.S21])" office:value-type="float" office:value="0.110745575" calcext:value-type="float">
            <text:p>0.110745575</text:p>
          </table:table-cell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Process Shared &amp; Stream_4'.C6:'Process Shared &amp; Stream_4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hared &amp; Stream_4'.S6:'Process Shared &amp; Stream_4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Process Shared &amp; Stream_4'.C22:'Process Shared &amp; Stream_4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Moyenne Finale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2">
          <table:table-cell table:number-columns-repeated="2"/>
          <table:table-cell table:style-name="ce166"/>
          <table:table-cell table:style-name="ce173" office:value-type="string" calcext:value-type="string" table:number-columns-spanned="13" table:number-rows-spanned="1">
            <text:p>Processing Shared &amp; Stream</text:p>
          </table:table-cell>
          <table:covered-table-cell table:number-columns-repeated="12" table:style-name="ce166"/>
          <table:table-cell table:style-name="ce166" table:number-columns-repeated="2"/>
          <table:table-cell/>
        </table:table-row>
        <table:table-row table:style-name="ro1">
          <table:table-cell table:number-columns-repeated="2"/>
          <table:table-cell table:style-name="ce166" table:number-columns-repeated="16"/>
          <table:table-cell/>
        </table:table-row>
        <table:table-row table:style-name="ro1">
          <table:table-cell/>
          <table:table-cell table:style-name="ce161" office:value-type="string" calcext:value-type="string" table:number-columns-spanned="1" table:number-rows-spanned="2">
            <text:p>           Dim X</text:p>
            <text:p>Dim Y           </text:p>
          </table:table-cell>
          <table:table-cell table:style-name="ce167" office:value-type="float" office:value="64" calcext:value-type="float" table:number-columns-spanned="1" table:number-rows-spanned="2">
            <text:p>64</text:p>
          </table:table-cell>
          <table:table-cell table:style-name="ce174" office:value-type="float" office:value="128" calcext:value-type="float" table:number-columns-spanned="1" table:number-rows-spanned="2">
            <text:p>128</text:p>
          </table:table-cell>
          <table:table-cell table:style-name="ce174" office:value-type="float" office:value="192" calcext:value-type="float" table:number-columns-spanned="1" table:number-rows-spanned="2">
            <text:p>192</text:p>
          </table:table-cell>
          <table:table-cell table:style-name="ce174" office:value-type="float" office:value="256" calcext:value-type="float" table:number-columns-spanned="1" table:number-rows-spanned="2">
            <text:p>256</text:p>
          </table:table-cell>
          <table:table-cell table:style-name="ce174" office:value-type="float" office:value="320" calcext:value-type="float" table:number-columns-spanned="1" table:number-rows-spanned="2">
            <text:p>320</text:p>
          </table:table-cell>
          <table:table-cell table:style-name="ce174" office:value-type="float" office:value="384" calcext:value-type="float" table:number-columns-spanned="1" table:number-rows-spanned="2">
            <text:p>384</text:p>
          </table:table-cell>
          <table:table-cell table:style-name="ce174" office:value-type="float" office:value="448" calcext:value-type="float" table:number-columns-spanned="1" table:number-rows-spanned="2">
            <text:p>448</text:p>
          </table:table-cell>
          <table:table-cell table:style-name="ce174" office:value-type="float" office:value="512" calcext:value-type="float" table:number-columns-spanned="1" table:number-rows-spanned="2">
            <text:p>512</text:p>
          </table:table-cell>
          <table:table-cell table:style-name="ce174" office:value-type="float" office:value="576" calcext:value-type="float" table:number-columns-spanned="1" table:number-rows-spanned="2">
            <text:p>576</text:p>
          </table:table-cell>
          <table:table-cell table:style-name="ce174" office:value-type="float" office:value="640" calcext:value-type="float" table:number-columns-spanned="1" table:number-rows-spanned="2">
            <text:p>640</text:p>
          </table:table-cell>
          <table:table-cell table:style-name="ce174" office:value-type="float" office:value="704" calcext:value-type="float" table:number-columns-spanned="1" table:number-rows-spanned="2">
            <text:p>704</text:p>
          </table:table-cell>
          <table:table-cell table:style-name="ce174" office:value-type="float" office:value="768" calcext:value-type="float" table:number-columns-spanned="1" table:number-rows-spanned="2">
            <text:p>768</text:p>
          </table:table-cell>
          <table:table-cell table:style-name="ce174" office:value-type="float" office:value="832" calcext:value-type="float" table:number-columns-spanned="1" table:number-rows-spanned="2">
            <text:p>832</text:p>
          </table:table-cell>
          <table:table-cell table:style-name="ce174" office:value-type="float" office:value="896" calcext:value-type="float" table:number-columns-spanned="1" table:number-rows-spanned="2">
            <text:p>896</text:p>
          </table:table-cell>
          <table:table-cell table:style-name="ce174" office:value-type="float" office:value="960" calcext:value-type="float" table:number-columns-spanned="1" table:number-rows-spanned="2">
            <text:p>960</text:p>
          </table:table-cell>
          <table:table-cell table:style-name="ce180" office:value-type="float" office:value="1024" calcext:value-type="float" table:number-columns-spanned="1" table:number-rows-spanned="2">
            <text:p>1024</text:p>
          </table:table-cell>
          <table:table-cell table:style-name="ce165" office:value-type="string" calcext:value-type="string" table:number-columns-spanned="1" table:number-rows-spanned="2">
            <text:p>Moyenne Y</text:p>
          </table:table-cell>
        </table:table-row>
        <table:table-row table:style-name="ro1">
          <table:table-cell/>
          <table:covered-table-cell/>
          <table:covered-table-cell table:style-name="ce168"/>
          <table:covered-table-cell table:number-columns-repeated="14" table:style-name="ce175"/>
          <table:covered-table-cell table:style-name="ce181"/>
          <table:covered-table-cell table:style-name="ce166"/>
        </table:table-row>
        <table:table-row table:style-name="ro1">
          <table:table-cell/>
          <table:table-cell table:style-name="ce162" office:value-type="float" office:value="64" calcext:value-type="float">
            <text:p>64</text:p>
          </table:table-cell>
          <table:table-cell table:style-name="ce249" table:formula="of:=AVERAGE([$'Process Standard'.C6]+[$'Process Shared'.C6]+[$'Process Stream_2'.C6]+[$'Process Stream_4'.C6]+[$'Process Shared &amp; Stream_4'.C6])" office:value-type="float" office:value="0.2766336" calcext:value-type="float">
            <text:p>0.2766336</text:p>
          </table:table-cell>
          <table:table-cell table:style-name="ce253" table:formula="of:=AVERAGE([$'Process Standard'.D6]+[$'Process Shared'.D6]+[$'Process Stream_2'.D6]+[$'Process Stream_4'.D6]+[$'Process Shared &amp; Stream_4'.D6])" office:value-type="float" office:value="0.277904" calcext:value-type="float">
            <text:p>0.277904</text:p>
          </table:table-cell>
          <table:table-cell table:style-name="ce253" table:formula="of:=AVERAGE([$'Process Standard'.E6]+[$'Process Shared'.E6]+[$'Process Stream_2'.E6]+[$'Process Stream_4'.E6]+[$'Process Shared &amp; Stream_4'.E6])" office:value-type="float" office:value="0.2791296" calcext:value-type="float">
            <text:p>0.2791296</text:p>
          </table:table-cell>
          <table:table-cell table:style-name="ce253" table:formula="of:=AVERAGE([$'Process Standard'.F6]+[$'Process Shared'.F6]+[$'Process Stream_2'.F6]+[$'Process Stream_4'.F6]+[$'Process Shared &amp; Stream_4'.F6])" office:value-type="float" office:value="0.2777856" calcext:value-type="float">
            <text:p>0.2777856</text:p>
          </table:table-cell>
          <table:table-cell table:style-name="ce253" table:formula="of:=AVERAGE([$'Process Standard'.G6]+[$'Process Shared'.G6]+[$'Process Stream_2'.G6]+[$'Process Stream_4'.G6]+[$'Process Shared &amp; Stream_4'.G6])" office:value-type="float" office:value="0.2813824" calcext:value-type="float">
            <text:p>0.2813824</text:p>
          </table:table-cell>
          <table:table-cell table:style-name="ce253" table:formula="of:=AVERAGE([$'Process Standard'.H6]+[$'Process Shared'.H6]+[$'Process Stream_2'.H6]+[$'Process Stream_4'.H6]+[$'Process Shared &amp; Stream_4'.H6])" office:value-type="float" office:value="0.276208" calcext:value-type="float">
            <text:p>0.276208</text:p>
          </table:table-cell>
          <table:table-cell table:style-name="ce253" table:formula="of:=AVERAGE([$'Process Standard'.I6]+[$'Process Shared'.I6]+[$'Process Stream_2'.I6]+[$'Process Stream_4'.I6]+[$'Process Shared &amp; Stream_4'.I6])" office:value-type="float" office:value="0.2776832" calcext:value-type="float">
            <text:p>0.2776832</text:p>
          </table:table-cell>
          <table:table-cell table:style-name="ce253" table:formula="of:=AVERAGE([$'Process Standard'.J6]+[$'Process Shared'.J6]+[$'Process Stream_2'.J6]+[$'Process Stream_4'.J6]+[$'Process Shared &amp; Stream_4'.J6])" office:value-type="float" office:value="0.2835584" calcext:value-type="float">
            <text:p>0.2835584</text:p>
          </table:table-cell>
          <table:table-cell table:style-name="ce253" table:formula="of:=AVERAGE([$'Process Standard'.K6]+[$'Process Shared'.K6]+[$'Process Stream_2'.K6]+[$'Process Stream_4'.K6]+[$'Process Shared &amp; Stream_4'.K6])" office:value-type="float" office:value="0.2817824" calcext:value-type="float">
            <text:p>0.2817824</text:p>
          </table:table-cell>
          <table:table-cell table:style-name="ce253" table:formula="of:=AVERAGE([$'Process Standard'.L6]+[$'Process Shared'.L6]+[$'Process Stream_2'.L6]+[$'Process Stream_4'.L6]+[$'Process Shared &amp; Stream_4'.L6])" office:value-type="float" office:value="0.2781728" calcext:value-type="float">
            <text:p>0.2781728</text:p>
          </table:table-cell>
          <table:table-cell table:style-name="ce253" table:formula="of:=AVERAGE([$'Process Standard'.M6]+[$'Process Shared'.M6]+[$'Process Stream_2'.M6]+[$'Process Stream_4'.M6]+[$'Process Shared &amp; Stream_4'.M6])" office:value-type="float" office:value="0.2805312" calcext:value-type="float">
            <text:p>0.2805312</text:p>
          </table:table-cell>
          <table:table-cell table:style-name="ce253" table:formula="of:=AVERAGE([$'Process Standard'.N6]+[$'Process Shared'.N6]+[$'Process Stream_2'.N6]+[$'Process Stream_4'.N6]+[$'Process Shared &amp; Stream_4'.N6])" office:value-type="float" office:value="0.2783232" calcext:value-type="float">
            <text:p>0.2783232</text:p>
          </table:table-cell>
          <table:table-cell table:style-name="ce253" table:formula="of:=AVERAGE([$'Process Standard'.O6]+[$'Process Shared'.O6]+[$'Process Stream_2'.O6]+[$'Process Stream_4'.O6]+[$'Process Shared &amp; Stream_4'.O6])" office:value-type="float" office:value="0.2767392" calcext:value-type="float">
            <text:p>0.2767392</text:p>
          </table:table-cell>
          <table:table-cell table:style-name="ce253" table:formula="of:=AVERAGE([$'Process Standard'.P6]+[$'Process Shared'.P6]+[$'Process Stream_2'.P6]+[$'Process Stream_4'.P6]+[$'Process Shared &amp; Stream_4'.P6])" office:value-type="float" office:value="0.2826336" calcext:value-type="float">
            <text:p>0.2826336</text:p>
          </table:table-cell>
          <table:table-cell table:style-name="ce253" table:formula="of:=AVERAGE([$'Process Standard'.Q6]+[$'Process Shared'.Q6]+[$'Process Stream_2'.Q6]+[$'Process Stream_4'.Q6]+[$'Process Shared &amp; Stream_4'.Q6])" office:value-type="float" office:value="0.2786624" calcext:value-type="float">
            <text:p>0.2786624</text:p>
          </table:table-cell>
          <table:table-cell table:style-name="ce257" table:formula="of:=AVERAGE([$'Process Standard'.R6]+[$'Process Shared'.R6]+[$'Process Stream_2'.R6]+[$'Process Stream_4'.R6]+[$'Process Shared &amp; Stream_4'.R6])" office:value-type="float" office:value="0.2788256" calcext:value-type="float">
            <text:p>0.2788256</text:p>
          </table:table-cell>
          <table:table-cell table:style-name="ce261" table:formula="of:=AVERAGE([.C6:.R6])" office:value-type="float" office:value="0.2791222" calcext:value-type="float">
            <text:p>0.2791222</text:p>
          </table:table-cell>
        </table:table-row>
        <table:table-row table:style-name="ro1">
          <table:table-cell/>
          <table:table-cell table:style-name="ce163" office:value-type="float" office:value="128" calcext:value-type="float">
            <text:p>128</text:p>
          </table:table-cell>
          <table:table-cell table:style-name="ce250" table:formula="of:=AVERAGE([$'Process Standard'.C7]+[$'Process Shared'.C7]+[$'Process Stream_2'.C7]+[$'Process Stream_4'.C7]+[$'Process Shared &amp; Stream_4'.C7])" office:value-type="float" office:value="0.2737792" calcext:value-type="float">
            <text:p>0.2737792</text:p>
          </table:table-cell>
          <table:table-cell table:style-name="ce254" table:formula="of:=AVERAGE([$'Process Standard'.D7]+[$'Process Shared'.D7]+[$'Process Stream_2'.D7]+[$'Process Stream_4'.D7]+[$'Process Shared &amp; Stream_4'.D7])" office:value-type="float" office:value="0.2839616" calcext:value-type="float">
            <text:p>0.2839616</text:p>
          </table:table-cell>
          <table:table-cell table:style-name="ce254" table:formula="of:=AVERAGE([$'Process Standard'.E7]+[$'Process Shared'.E7]+[$'Process Stream_2'.E7]+[$'Process Stream_4'.E7]+[$'Process Shared &amp; Stream_4'.E7])" office:value-type="float" office:value="0.2761408" calcext:value-type="float">
            <text:p>0.2761408</text:p>
          </table:table-cell>
          <table:table-cell table:style-name="ce254" table:formula="of:=AVERAGE([$'Process Standard'.F7]+[$'Process Shared'.F7]+[$'Process Stream_2'.F7]+[$'Process Stream_4'.F7]+[$'Process Shared &amp; Stream_4'.F7])" office:value-type="float" office:value="0.2822304" calcext:value-type="float">
            <text:p>0.2822304</text:p>
          </table:table-cell>
          <table:table-cell table:style-name="ce254" table:formula="of:=AVERAGE([$'Process Standard'.G7]+[$'Process Shared'.G7]+[$'Process Stream_2'.G7]+[$'Process Stream_4'.G7]+[$'Process Shared &amp; Stream_4'.G7])" office:value-type="float" office:value="0.2804928" calcext:value-type="float">
            <text:p>0.2804928</text:p>
          </table:table-cell>
          <table:table-cell table:style-name="ce254" table:formula="of:=AVERAGE([$'Process Standard'.H7]+[$'Process Shared'.H7]+[$'Process Stream_2'.H7]+[$'Process Stream_4'.H7]+[$'Process Shared &amp; Stream_4'.H7])" office:value-type="float" office:value="0.2789984" calcext:value-type="float">
            <text:p>0.2789984</text:p>
          </table:table-cell>
          <table:table-cell table:style-name="ce254" table:formula="of:=AVERAGE([$'Process Standard'.I7]+[$'Process Shared'.I7]+[$'Process Stream_2'.I7]+[$'Process Stream_4'.I7]+[$'Process Shared &amp; Stream_4'.I7])" office:value-type="float" office:value="0.2796096" calcext:value-type="float">
            <text:p>0.2796096</text:p>
          </table:table-cell>
          <table:table-cell table:style-name="ce254" table:formula="of:=AVERAGE([$'Process Standard'.J7]+[$'Process Shared'.J7]+[$'Process Stream_2'.J7]+[$'Process Stream_4'.J7]+[$'Process Shared &amp; Stream_4'.J7])" office:value-type="float" office:value="0.2833568" calcext:value-type="float">
            <text:p>0.2833568</text:p>
          </table:table-cell>
          <table:table-cell table:style-name="ce254" table:formula="of:=AVERAGE([$'Process Standard'.K7]+[$'Process Shared'.K7]+[$'Process Stream_2'.K7]+[$'Process Stream_4'.K7]+[$'Process Shared &amp; Stream_4'.K7])" office:value-type="float" office:value="0.278288" calcext:value-type="float">
            <text:p>0.278288</text:p>
          </table:table-cell>
          <table:table-cell table:style-name="ce254" table:formula="of:=AVERAGE([$'Process Standard'.L7]+[$'Process Shared'.L7]+[$'Process Stream_2'.L7]+[$'Process Stream_4'.L7]+[$'Process Shared &amp; Stream_4'.L7])" office:value-type="float" office:value="0.2795392" calcext:value-type="float">
            <text:p>0.2795392</text:p>
          </table:table-cell>
          <table:table-cell table:style-name="ce254" table:formula="of:=AVERAGE([$'Process Standard'.M7]+[$'Process Shared'.M7]+[$'Process Stream_2'.M7]+[$'Process Stream_4'.M7]+[$'Process Shared &amp; Stream_4'.M7])" office:value-type="float" office:value="0.2781888" calcext:value-type="float">
            <text:p>0.2781888</text:p>
          </table:table-cell>
          <table:table-cell table:style-name="ce254" table:formula="of:=AVERAGE([$'Process Standard'.N7]+[$'Process Shared'.N7]+[$'Process Stream_2'.N7]+[$'Process Stream_4'.N7]+[$'Process Shared &amp; Stream_4'.N7])" office:value-type="float" office:value="0.279664" calcext:value-type="float">
            <text:p>0.279664</text:p>
          </table:table-cell>
          <table:table-cell table:style-name="ce254" table:formula="of:=AVERAGE([$'Process Standard'.O7]+[$'Process Shared'.O7]+[$'Process Stream_2'.O7]+[$'Process Stream_4'.O7]+[$'Process Shared &amp; Stream_4'.O7])" office:value-type="float" office:value="0.2854208" calcext:value-type="float">
            <text:p>0.2854208</text:p>
          </table:table-cell>
          <table:table-cell table:style-name="ce254" table:formula="of:=AVERAGE([$'Process Standard'.P7]+[$'Process Shared'.P7]+[$'Process Stream_2'.P7]+[$'Process Stream_4'.P7]+[$'Process Shared &amp; Stream_4'.P7])" office:value-type="float" office:value="0.2784832" calcext:value-type="float">
            <text:p>0.2784832</text:p>
          </table:table-cell>
          <table:table-cell table:style-name="ce254" table:formula="of:=AVERAGE([$'Process Standard'.Q7]+[$'Process Shared'.Q7]+[$'Process Stream_2'.Q7]+[$'Process Stream_4'.Q7]+[$'Process Shared &amp; Stream_4'.Q7])" office:value-type="float" office:value="0.2794848" calcext:value-type="float">
            <text:p>0.2794848</text:p>
          </table:table-cell>
          <table:table-cell table:style-name="ce258" table:formula="of:=AVERAGE([$'Process Standard'.R7]+[$'Process Shared'.R7]+[$'Process Stream_2'.R7]+[$'Process Stream_4'.R7]+[$'Process Shared &amp; Stream_4'.R7])" office:value-type="float" office:value="0.2821184" calcext:value-type="float">
            <text:p>0.2821184</text:p>
          </table:table-cell>
          <table:table-cell table:style-name="ce262" table:formula="of:=AVERAGE([.C7:.R7])" office:value-type="float" office:value="0.2799848" calcext:value-type="float">
            <text:p>0.2799848</text:p>
          </table:table-cell>
        </table:table-row>
        <table:table-row table:style-name="ro1">
          <table:table-cell/>
          <table:table-cell table:style-name="ce163" office:value-type="float" office:value="192" calcext:value-type="float">
            <text:p>192</text:p>
          </table:table-cell>
          <table:table-cell table:style-name="ce250" table:formula="of:=AVERAGE([$'Process Standard'.C8]+[$'Process Shared'.C8]+[$'Process Stream_2'.C8]+[$'Process Stream_4'.C8]+[$'Process Shared &amp; Stream_4'.C8])" office:value-type="float" office:value="0.2839296" calcext:value-type="float">
            <text:p>0.2839296</text:p>
          </table:table-cell>
          <table:table-cell table:style-name="ce254" table:formula="of:=AVERAGE([$'Process Standard'.D8]+[$'Process Shared'.D8]+[$'Process Stream_2'.D8]+[$'Process Stream_4'.D8]+[$'Process Shared &amp; Stream_4'.D8])" office:value-type="float" office:value="0.2786464" calcext:value-type="float">
            <text:p>0.2786464</text:p>
          </table:table-cell>
          <table:table-cell table:style-name="ce254" table:formula="of:=AVERAGE([$'Process Standard'.E8]+[$'Process Shared'.E8]+[$'Process Stream_2'.E8]+[$'Process Stream_4'.E8]+[$'Process Shared &amp; Stream_4'.E8])" office:value-type="float" office:value="0.2807136" calcext:value-type="float">
            <text:p>0.2807136</text:p>
          </table:table-cell>
          <table:table-cell table:style-name="ce254" table:formula="of:=AVERAGE([$'Process Standard'.F8]+[$'Process Shared'.F8]+[$'Process Stream_2'.F8]+[$'Process Stream_4'.F8]+[$'Process Shared &amp; Stream_4'.F8])" office:value-type="float" office:value="0.2787904" calcext:value-type="float">
            <text:p>0.2787904</text:p>
          </table:table-cell>
          <table:table-cell table:style-name="ce254" table:formula="of:=AVERAGE([$'Process Standard'.G8]+[$'Process Shared'.G8]+[$'Process Stream_2'.G8]+[$'Process Stream_4'.G8]+[$'Process Shared &amp; Stream_4'.G8])" office:value-type="float" office:value="0.277216" calcext:value-type="float">
            <text:p>0.277216</text:p>
          </table:table-cell>
          <table:table-cell table:style-name="ce254" table:formula="of:=AVERAGE([$'Process Standard'.H8]+[$'Process Shared'.H8]+[$'Process Stream_2'.H8]+[$'Process Stream_4'.H8]+[$'Process Shared &amp; Stream_4'.H8])" office:value-type="float" office:value="0.2781696" calcext:value-type="float">
            <text:p>0.2781696</text:p>
          </table:table-cell>
          <table:table-cell table:style-name="ce254" table:formula="of:=AVERAGE([$'Process Standard'.I8]+[$'Process Shared'.I8]+[$'Process Stream_2'.I8]+[$'Process Stream_4'.I8]+[$'Process Shared &amp; Stream_4'.I8])" office:value-type="float" office:value="0.2794528" calcext:value-type="float">
            <text:p>0.2794528</text:p>
          </table:table-cell>
          <table:table-cell table:style-name="ce254" table:formula="of:=AVERAGE([$'Process Standard'.J8]+[$'Process Shared'.J8]+[$'Process Stream_2'.J8]+[$'Process Stream_4'.J8]+[$'Process Shared &amp; Stream_4'.J8])" office:value-type="float" office:value="0.2751584" calcext:value-type="float">
            <text:p>0.2751584</text:p>
          </table:table-cell>
          <table:table-cell table:style-name="ce254" table:formula="of:=AVERAGE([$'Process Standard'.K8]+[$'Process Shared'.K8]+[$'Process Stream_2'.K8]+[$'Process Stream_4'.K8]+[$'Process Shared &amp; Stream_4'.K8])" office:value-type="float" office:value="0.281248" calcext:value-type="float">
            <text:p>0.281248</text:p>
          </table:table-cell>
          <table:table-cell table:style-name="ce254" table:formula="of:=AVERAGE([$'Process Standard'.L8]+[$'Process Shared'.L8]+[$'Process Stream_2'.L8]+[$'Process Stream_4'.L8]+[$'Process Shared &amp; Stream_4'.L8])" office:value-type="float" office:value="0.281584" calcext:value-type="float">
            <text:p>0.281584</text:p>
          </table:table-cell>
          <table:table-cell table:style-name="ce254" table:formula="of:=AVERAGE([$'Process Standard'.M8]+[$'Process Shared'.M8]+[$'Process Stream_2'.M8]+[$'Process Stream_4'.M8]+[$'Process Shared &amp; Stream_4'.M8])" office:value-type="float" office:value="0.2810784" calcext:value-type="float">
            <text:p>0.2810784</text:p>
          </table:table-cell>
          <table:table-cell table:style-name="ce254" table:formula="of:=AVERAGE([$'Process Standard'.N8]+[$'Process Shared'.N8]+[$'Process Stream_2'.N8]+[$'Process Stream_4'.N8]+[$'Process Shared &amp; Stream_4'.N8])" office:value-type="float" office:value="0.2732256" calcext:value-type="float">
            <text:p>0.2732256</text:p>
          </table:table-cell>
          <table:table-cell table:style-name="ce254" table:formula="of:=AVERAGE([$'Process Standard'.O8]+[$'Process Shared'.O8]+[$'Process Stream_2'.O8]+[$'Process Stream_4'.O8]+[$'Process Shared &amp; Stream_4'.O8])" office:value-type="float" office:value="0.2875552" calcext:value-type="float">
            <text:p>0.2875552</text:p>
          </table:table-cell>
          <table:table-cell table:style-name="ce254" table:formula="of:=AVERAGE([$'Process Standard'.P8]+[$'Process Shared'.P8]+[$'Process Stream_2'.P8]+[$'Process Stream_4'.P8]+[$'Process Shared &amp; Stream_4'.P8])" office:value-type="float" office:value="0.2870912" calcext:value-type="float">
            <text:p>0.2870912</text:p>
          </table:table-cell>
          <table:table-cell table:style-name="ce254" table:formula="of:=AVERAGE([$'Process Standard'.Q8]+[$'Process Shared'.Q8]+[$'Process Stream_2'.Q8]+[$'Process Stream_4'.Q8]+[$'Process Shared &amp; Stream_4'.Q8])" office:value-type="float" office:value="0.2818336" calcext:value-type="float">
            <text:p>0.2818336</text:p>
          </table:table-cell>
          <table:table-cell table:style-name="ce258" table:formula="of:=AVERAGE([$'Process Standard'.R8]+[$'Process Shared'.R8]+[$'Process Stream_2'.R8]+[$'Process Stream_4'.R8]+[$'Process Shared &amp; Stream_4'.R8])" office:value-type="float" office:value="0.278384" calcext:value-type="float">
            <text:p>0.278384</text:p>
          </table:table-cell>
          <table:table-cell table:style-name="ce262" table:formula="of:=AVERAGE([.C8:.R8])" office:value-type="float" office:value="0.2802548" calcext:value-type="float">
            <text:p>0.2802548</text:p>
          </table:table-cell>
        </table:table-row>
        <table:table-row table:style-name="ro1">
          <table:table-cell/>
          <table:table-cell table:style-name="ce163" office:value-type="float" office:value="256" calcext:value-type="float">
            <text:p>256</text:p>
          </table:table-cell>
          <table:table-cell table:style-name="ce250" table:formula="of:=AVERAGE([$'Process Standard'.C9]+[$'Process Shared'.C9]+[$'Process Stream_2'.C9]+[$'Process Stream_4'.C9]+[$'Process Shared &amp; Stream_4'.C9])" office:value-type="float" office:value="0.27968" calcext:value-type="float">
            <text:p>0.27968</text:p>
          </table:table-cell>
          <table:table-cell table:style-name="ce254" table:formula="of:=AVERAGE([$'Process Standard'.D9]+[$'Process Shared'.D9]+[$'Process Stream_2'.D9]+[$'Process Stream_4'.D9]+[$'Process Shared &amp; Stream_4'.D9])" office:value-type="float" office:value="0.2750048" calcext:value-type="float">
            <text:p>0.2750048</text:p>
          </table:table-cell>
          <table:table-cell table:style-name="ce254" table:formula="of:=AVERAGE([$'Process Standard'.E9]+[$'Process Shared'.E9]+[$'Process Stream_2'.E9]+[$'Process Stream_4'.E9]+[$'Process Shared &amp; Stream_4'.E9])" office:value-type="float" office:value="0.2812608" calcext:value-type="float">
            <text:p>0.2812608</text:p>
          </table:table-cell>
          <table:table-cell table:style-name="ce254" table:formula="of:=AVERAGE([$'Process Standard'.F9]+[$'Process Shared'.F9]+[$'Process Stream_2'.F9]+[$'Process Stream_4'.F9]+[$'Process Shared &amp; Stream_4'.F9])" office:value-type="float" office:value="0.2760576" calcext:value-type="float">
            <text:p>0.2760576</text:p>
          </table:table-cell>
          <table:table-cell table:style-name="ce254" table:formula="of:=AVERAGE([$'Process Standard'.G9]+[$'Process Shared'.G9]+[$'Process Stream_2'.G9]+[$'Process Stream_4'.G9]+[$'Process Shared &amp; Stream_4'.G9])" office:value-type="float" office:value="0.2858656" calcext:value-type="float">
            <text:p>0.2858656</text:p>
          </table:table-cell>
          <table:table-cell table:style-name="ce254" table:formula="of:=AVERAGE([$'Process Standard'.H9]+[$'Process Shared'.H9]+[$'Process Stream_2'.H9]+[$'Process Stream_4'.H9]+[$'Process Shared &amp; Stream_4'.H9])" office:value-type="float" office:value="0.2792896" calcext:value-type="float">
            <text:p>0.2792896</text:p>
          </table:table-cell>
          <table:table-cell table:style-name="ce254" table:formula="of:=AVERAGE([$'Process Standard'.I9]+[$'Process Shared'.I9]+[$'Process Stream_2'.I9]+[$'Process Stream_4'.I9]+[$'Process Shared &amp; Stream_4'.I9])" office:value-type="float" office:value="0.2794304" calcext:value-type="float">
            <text:p>0.2794304</text:p>
          </table:table-cell>
          <table:table-cell table:style-name="ce254" table:formula="of:=AVERAGE([$'Process Standard'.J9]+[$'Process Shared'.J9]+[$'Process Stream_2'.J9]+[$'Process Stream_4'.J9]+[$'Process Shared &amp; Stream_4'.J9])" office:value-type="float" office:value="0.2809344" calcext:value-type="float">
            <text:p>0.2809344</text:p>
          </table:table-cell>
          <table:table-cell table:style-name="ce254" table:formula="of:=AVERAGE([$'Process Standard'.K9]+[$'Process Shared'.K9]+[$'Process Stream_2'.K9]+[$'Process Stream_4'.K9]+[$'Process Shared &amp; Stream_4'.K9])" office:value-type="float" office:value="0.2811936" calcext:value-type="float">
            <text:p>0.2811936</text:p>
          </table:table-cell>
          <table:table-cell table:style-name="ce254" table:formula="of:=AVERAGE([$'Process Standard'.L9]+[$'Process Shared'.L9]+[$'Process Stream_2'.L9]+[$'Process Stream_4'.L9]+[$'Process Shared &amp; Stream_4'.L9])" office:value-type="float" office:value="0.2766848" calcext:value-type="float">
            <text:p>0.2766848</text:p>
          </table:table-cell>
          <table:table-cell table:style-name="ce254" table:formula="of:=AVERAGE([$'Process Standard'.M9]+[$'Process Shared'.M9]+[$'Process Stream_2'.M9]+[$'Process Stream_4'.M9]+[$'Process Shared &amp; Stream_4'.M9])" office:value-type="float" office:value="0.2820608" calcext:value-type="float">
            <text:p>0.2820608</text:p>
          </table:table-cell>
          <table:table-cell table:style-name="ce254" table:formula="of:=AVERAGE([$'Process Standard'.N9]+[$'Process Shared'.N9]+[$'Process Stream_2'.N9]+[$'Process Stream_4'.N9]+[$'Process Shared &amp; Stream_4'.N9])" office:value-type="float" office:value="0.2803392" calcext:value-type="float">
            <text:p>0.2803392</text:p>
          </table:table-cell>
          <table:table-cell table:style-name="ce254" table:formula="of:=AVERAGE([$'Process Standard'.O9]+[$'Process Shared'.O9]+[$'Process Stream_2'.O9]+[$'Process Stream_4'.O9]+[$'Process Shared &amp; Stream_4'.O9])" office:value-type="float" office:value="0.2811904" calcext:value-type="float">
            <text:p>0.2811904</text:p>
          </table:table-cell>
          <table:table-cell table:style-name="ce254" table:formula="of:=AVERAGE([$'Process Standard'.P9]+[$'Process Shared'.P9]+[$'Process Stream_2'.P9]+[$'Process Stream_4'.P9]+[$'Process Shared &amp; Stream_4'.P9])" office:value-type="float" office:value="0.2791936" calcext:value-type="float">
            <text:p>0.2791936</text:p>
          </table:table-cell>
          <table:table-cell table:style-name="ce254" table:formula="of:=AVERAGE([$'Process Standard'.Q9]+[$'Process Shared'.Q9]+[$'Process Stream_2'.Q9]+[$'Process Stream_4'.Q9]+[$'Process Shared &amp; Stream_4'.Q9])" office:value-type="float" office:value="0.27664" calcext:value-type="float">
            <text:p>0.27664</text:p>
          </table:table-cell>
          <table:table-cell table:style-name="ce258" table:formula="of:=AVERAGE([$'Process Standard'.R9]+[$'Process Shared'.R9]+[$'Process Stream_2'.R9]+[$'Process Stream_4'.R9]+[$'Process Shared &amp; Stream_4'.R9])" office:value-type="float" office:value="0.2823808" calcext:value-type="float">
            <text:p>0.2823808</text:p>
          </table:table-cell>
          <table:table-cell table:style-name="ce262" table:formula="of:=AVERAGE([.C9:.R9])" office:value-type="float" office:value="0.2798254" calcext:value-type="float">
            <text:p>0.2798254</text:p>
          </table:table-cell>
        </table:table-row>
        <table:table-row table:style-name="ro1">
          <table:table-cell/>
          <table:table-cell table:style-name="ce163" office:value-type="float" office:value="320" calcext:value-type="float">
            <text:p>320</text:p>
          </table:table-cell>
          <table:table-cell table:style-name="ce250" table:formula="of:=AVERAGE([$'Process Standard'.C10]+[$'Process Shared'.C10]+[$'Process Stream_2'.C10]+[$'Process Stream_4'.C10]+[$'Process Shared &amp; Stream_4'.C10])" office:value-type="float" office:value="0.2822592" calcext:value-type="float">
            <text:p>0.2822592</text:p>
          </table:table-cell>
          <table:table-cell table:style-name="ce254" table:formula="of:=AVERAGE([$'Process Standard'.D10]+[$'Process Shared'.D10]+[$'Process Stream_2'.D10]+[$'Process Stream_4'.D10]+[$'Process Shared &amp; Stream_4'.D10])" office:value-type="float" office:value="0.2818304" calcext:value-type="float">
            <text:p>0.2818304</text:p>
          </table:table-cell>
          <table:table-cell table:style-name="ce254" table:formula="of:=AVERAGE([$'Process Standard'.E10]+[$'Process Shared'.E10]+[$'Process Stream_2'.E10]+[$'Process Stream_4'.E10]+[$'Process Shared &amp; Stream_4'.E10])" office:value-type="float" office:value="0.27888" calcext:value-type="float">
            <text:p>0.27888</text:p>
          </table:table-cell>
          <table:table-cell table:style-name="ce254" table:formula="of:=AVERAGE([$'Process Standard'.F10]+[$'Process Shared'.F10]+[$'Process Stream_2'.F10]+[$'Process Stream_4'.F10]+[$'Process Shared &amp; Stream_4'.F10])" office:value-type="float" office:value="0.2772512" calcext:value-type="float">
            <text:p>0.2772512</text:p>
          </table:table-cell>
          <table:table-cell table:style-name="ce254" table:formula="of:=AVERAGE([$'Process Standard'.G10]+[$'Process Shared'.G10]+[$'Process Stream_2'.G10]+[$'Process Stream_4'.G10]+[$'Process Shared &amp; Stream_4'.G10])" office:value-type="float" office:value="0.2809152" calcext:value-type="float">
            <text:p>0.2809152</text:p>
          </table:table-cell>
          <table:table-cell table:style-name="ce254" table:formula="of:=AVERAGE([$'Process Standard'.H10]+[$'Process Shared'.H10]+[$'Process Stream_2'.H10]+[$'Process Stream_4'.H10]+[$'Process Shared &amp; Stream_4'.H10])" office:value-type="float" office:value="0.2784736" calcext:value-type="float">
            <text:p>0.2784736</text:p>
          </table:table-cell>
          <table:table-cell table:style-name="ce254" table:formula="of:=AVERAGE([$'Process Standard'.I10]+[$'Process Shared'.I10]+[$'Process Stream_2'.I10]+[$'Process Stream_4'.I10]+[$'Process Shared &amp; Stream_4'.I10])" office:value-type="float" office:value="0.2782816" calcext:value-type="float">
            <text:p>0.2782816</text:p>
          </table:table-cell>
          <table:table-cell table:style-name="ce254" table:formula="of:=AVERAGE([$'Process Standard'.J10]+[$'Process Shared'.J10]+[$'Process Stream_2'.J10]+[$'Process Stream_4'.J10]+[$'Process Shared &amp; Stream_4'.J10])" office:value-type="float" office:value="0.2793824" calcext:value-type="float">
            <text:p>0.2793824</text:p>
          </table:table-cell>
          <table:table-cell table:style-name="ce254" table:formula="of:=AVERAGE([$'Process Standard'.K10]+[$'Process Shared'.K10]+[$'Process Stream_2'.K10]+[$'Process Stream_4'.K10]+[$'Process Shared &amp; Stream_4'.K10])" office:value-type="float" office:value="0.282" calcext:value-type="float">
            <text:p>0.282</text:p>
          </table:table-cell>
          <table:table-cell table:style-name="ce254" table:formula="of:=AVERAGE([$'Process Standard'.L10]+[$'Process Shared'.L10]+[$'Process Stream_2'.L10]+[$'Process Stream_4'.L10]+[$'Process Shared &amp; Stream_4'.L10])" office:value-type="float" office:value="0.2765376" calcext:value-type="float">
            <text:p>0.2765376</text:p>
          </table:table-cell>
          <table:table-cell table:style-name="ce254" table:formula="of:=AVERAGE([$'Process Standard'.M10]+[$'Process Shared'.M10]+[$'Process Stream_2'.M10]+[$'Process Stream_4'.M10]+[$'Process Shared &amp; Stream_4'.M10])" office:value-type="float" office:value="0.2784608" calcext:value-type="float">
            <text:p>0.2784608</text:p>
          </table:table-cell>
          <table:table-cell table:style-name="ce254" table:formula="of:=AVERAGE([$'Process Standard'.N10]+[$'Process Shared'.N10]+[$'Process Stream_2'.N10]+[$'Process Stream_4'.N10]+[$'Process Shared &amp; Stream_4'.N10])" office:value-type="float" office:value="0.2775008" calcext:value-type="float">
            <text:p>0.2775008</text:p>
          </table:table-cell>
          <table:table-cell table:style-name="ce254" table:formula="of:=AVERAGE([$'Process Standard'.O10]+[$'Process Shared'.O10]+[$'Process Stream_2'.O10]+[$'Process Stream_4'.O10]+[$'Process Shared &amp; Stream_4'.O10])" office:value-type="float" office:value="0.2833056" calcext:value-type="float">
            <text:p>0.2833056</text:p>
          </table:table-cell>
          <table:table-cell table:style-name="ce254" table:formula="of:=AVERAGE([$'Process Standard'.P10]+[$'Process Shared'.P10]+[$'Process Stream_2'.P10]+[$'Process Stream_4'.P10]+[$'Process Shared &amp; Stream_4'.P10])" office:value-type="float" office:value="0.2778272" calcext:value-type="float">
            <text:p>0.2778272</text:p>
          </table:table-cell>
          <table:table-cell table:style-name="ce254" table:formula="of:=AVERAGE([$'Process Standard'.Q10]+[$'Process Shared'.Q10]+[$'Process Stream_2'.Q10]+[$'Process Stream_4'.Q10]+[$'Process Shared &amp; Stream_4'.Q10])" office:value-type="float" office:value="0.284592" calcext:value-type="float">
            <text:p>0.284592</text:p>
          </table:table-cell>
          <table:table-cell table:style-name="ce258" table:formula="of:=AVERAGE([$'Process Standard'.R10]+[$'Process Shared'.R10]+[$'Process Stream_2'.R10]+[$'Process Stream_4'.R10]+[$'Process Shared &amp; Stream_4'.R10])" office:value-type="float" office:value="0.2811488" calcext:value-type="float">
            <text:p>0.2811488</text:p>
          </table:table-cell>
          <table:table-cell table:style-name="ce262" table:formula="of:=AVERAGE([.C10:.R10])" office:value-type="float" office:value="0.2799154" calcext:value-type="float">
            <text:p>0.2799154</text:p>
          </table:table-cell>
        </table:table-row>
        <table:table-row table:style-name="ro1">
          <table:table-cell/>
          <table:table-cell table:style-name="ce163" office:value-type="float" office:value="384" calcext:value-type="float">
            <text:p>384</text:p>
          </table:table-cell>
          <table:table-cell table:style-name="ce250" table:formula="of:=AVERAGE([$'Process Standard'.C11]+[$'Process Shared'.C11]+[$'Process Stream_2'.C11]+[$'Process Stream_4'.C11]+[$'Process Shared &amp; Stream_4'.C11])" office:value-type="float" office:value="0.2792064" calcext:value-type="float">
            <text:p>0.2792064</text:p>
          </table:table-cell>
          <table:table-cell table:style-name="ce254" table:formula="of:=AVERAGE([$'Process Standard'.D11]+[$'Process Shared'.D11]+[$'Process Stream_2'.D11]+[$'Process Stream_4'.D11]+[$'Process Shared &amp; Stream_4'.D11])" office:value-type="float" office:value="0.276096" calcext:value-type="float">
            <text:p>0.276096</text:p>
          </table:table-cell>
          <table:table-cell table:style-name="ce254" table:formula="of:=AVERAGE([$'Process Standard'.E11]+[$'Process Shared'.E11]+[$'Process Stream_2'.E11]+[$'Process Stream_4'.E11]+[$'Process Shared &amp; Stream_4'.E11])" office:value-type="float" office:value="0.284528" calcext:value-type="float">
            <text:p>0.284528</text:p>
          </table:table-cell>
          <table:table-cell table:style-name="ce254" table:formula="of:=AVERAGE([$'Process Standard'.F11]+[$'Process Shared'.F11]+[$'Process Stream_2'.F11]+[$'Process Stream_4'.F11]+[$'Process Shared &amp; Stream_4'.F11])" office:value-type="float" office:value="0.2849728" calcext:value-type="float">
            <text:p>0.2849728</text:p>
          </table:table-cell>
          <table:table-cell table:style-name="ce254" table:formula="of:=AVERAGE([$'Process Standard'.G11]+[$'Process Shared'.G11]+[$'Process Stream_2'.G11]+[$'Process Stream_4'.G11]+[$'Process Shared &amp; Stream_4'.G11])" office:value-type="float" office:value="0.27448" calcext:value-type="float">
            <text:p>0.27448</text:p>
          </table:table-cell>
          <table:table-cell table:style-name="ce254" table:formula="of:=AVERAGE([$'Process Standard'.H11]+[$'Process Shared'.H11]+[$'Process Stream_2'.H11]+[$'Process Stream_4'.H11]+[$'Process Shared &amp; Stream_4'.H11])" office:value-type="float" office:value="0.2823328" calcext:value-type="float">
            <text:p>0.2823328</text:p>
          </table:table-cell>
          <table:table-cell table:style-name="ce254" table:formula="of:=AVERAGE([$'Process Standard'.I11]+[$'Process Shared'.I11]+[$'Process Stream_2'.I11]+[$'Process Stream_4'.I11]+[$'Process Shared &amp; Stream_4'.I11])" office:value-type="float" office:value="0.2772928" calcext:value-type="float">
            <text:p>0.2772928</text:p>
          </table:table-cell>
          <table:table-cell table:style-name="ce254" table:formula="of:=AVERAGE([$'Process Standard'.J11]+[$'Process Shared'.J11]+[$'Process Stream_2'.J11]+[$'Process Stream_4'.J11]+[$'Process Shared &amp; Stream_4'.J11])" office:value-type="float" office:value="0.27432" calcext:value-type="float">
            <text:p>0.27432</text:p>
          </table:table-cell>
          <table:table-cell table:style-name="ce254" table:formula="of:=AVERAGE([$'Process Standard'.K11]+[$'Process Shared'.K11]+[$'Process Stream_2'.K11]+[$'Process Stream_4'.K11]+[$'Process Shared &amp; Stream_4'.K11])" office:value-type="float" office:value="0.2799776" calcext:value-type="float">
            <text:p>0.2799776</text:p>
          </table:table-cell>
          <table:table-cell table:style-name="ce254" table:formula="of:=AVERAGE([$'Process Standard'.L11]+[$'Process Shared'.L11]+[$'Process Stream_2'.L11]+[$'Process Stream_4'.L11]+[$'Process Shared &amp; Stream_4'.L11])" office:value-type="float" office:value="0.280464" calcext:value-type="float">
            <text:p>0.280464</text:p>
          </table:table-cell>
          <table:table-cell table:style-name="ce254" table:formula="of:=AVERAGE([$'Process Standard'.M11]+[$'Process Shared'.M11]+[$'Process Stream_2'.M11]+[$'Process Stream_4'.M11]+[$'Process Shared &amp; Stream_4'.M11])" office:value-type="float" office:value="0.2839488" calcext:value-type="float">
            <text:p>0.2839488</text:p>
          </table:table-cell>
          <table:table-cell table:style-name="ce254" table:formula="of:=AVERAGE([$'Process Standard'.N11]+[$'Process Shared'.N11]+[$'Process Stream_2'.N11]+[$'Process Stream_4'.N11]+[$'Process Shared &amp; Stream_4'.N11])" office:value-type="float" office:value="0.2747968" calcext:value-type="float">
            <text:p>0.2747968</text:p>
          </table:table-cell>
          <table:table-cell table:style-name="ce254" table:formula="of:=AVERAGE([$'Process Standard'.O11]+[$'Process Shared'.O11]+[$'Process Stream_2'.O11]+[$'Process Stream_4'.O11]+[$'Process Shared &amp; Stream_4'.O11])" office:value-type="float" office:value="0.2781888" calcext:value-type="float">
            <text:p>0.2781888</text:p>
          </table:table-cell>
          <table:table-cell table:style-name="ce254" table:formula="of:=AVERAGE([$'Process Standard'.P11]+[$'Process Shared'.P11]+[$'Process Stream_2'.P11]+[$'Process Stream_4'.P11]+[$'Process Shared &amp; Stream_4'.P11])" office:value-type="float" office:value="0.2798208" calcext:value-type="float">
            <text:p>0.2798208</text:p>
          </table:table-cell>
          <table:table-cell table:style-name="ce254" table:formula="of:=AVERAGE([$'Process Standard'.Q11]+[$'Process Shared'.Q11]+[$'Process Stream_2'.Q11]+[$'Process Stream_4'.Q11]+[$'Process Shared &amp; Stream_4'.Q11])" office:value-type="float" office:value="0.2779744" calcext:value-type="float">
            <text:p>0.2779744</text:p>
          </table:table-cell>
          <table:table-cell table:style-name="ce258" table:formula="of:=AVERAGE([$'Process Standard'.R11]+[$'Process Shared'.R11]+[$'Process Stream_2'.R11]+[$'Process Stream_4'.R11]+[$'Process Shared &amp; Stream_4'.R11])" office:value-type="float" office:value="0.2785824" calcext:value-type="float">
            <text:p>0.2785824</text:p>
          </table:table-cell>
          <table:table-cell table:style-name="ce262" table:formula="of:=AVERAGE([.C11:.R11])" office:value-type="float" office:value="0.2791864" calcext:value-type="float">
            <text:p>0.2791864</text:p>
          </table:table-cell>
        </table:table-row>
        <table:table-row table:style-name="ro1">
          <table:table-cell/>
          <table:table-cell table:style-name="ce163" office:value-type="float" office:value="448" calcext:value-type="float">
            <text:p>448</text:p>
          </table:table-cell>
          <table:table-cell table:style-name="ce250" table:formula="of:=AVERAGE([$'Process Standard'.C12]+[$'Process Shared'.C12]+[$'Process Stream_2'.C12]+[$'Process Stream_4'.C12]+[$'Process Shared &amp; Stream_4'.C12])" office:value-type="float" office:value="0.2795616" calcext:value-type="float">
            <text:p>0.2795616</text:p>
          </table:table-cell>
          <table:table-cell table:style-name="ce254" table:formula="of:=AVERAGE([$'Process Standard'.D12]+[$'Process Shared'.D12]+[$'Process Stream_2'.D12]+[$'Process Stream_4'.D12]+[$'Process Shared &amp; Stream_4'.D12])" office:value-type="float" office:value="0.2829504" calcext:value-type="float">
            <text:p>0.2829504</text:p>
          </table:table-cell>
          <table:table-cell table:style-name="ce254" table:formula="of:=AVERAGE([$'Process Standard'.E12]+[$'Process Shared'.E12]+[$'Process Stream_2'.E12]+[$'Process Stream_4'.E12]+[$'Process Shared &amp; Stream_4'.E12])" office:value-type="float" office:value="0.2794816" calcext:value-type="float">
            <text:p>0.2794816</text:p>
          </table:table-cell>
          <table:table-cell table:style-name="ce254" table:formula="of:=AVERAGE([$'Process Standard'.F12]+[$'Process Shared'.F12]+[$'Process Stream_2'.F12]+[$'Process Stream_4'.F12]+[$'Process Shared &amp; Stream_4'.F12])" office:value-type="float" office:value="0.281312" calcext:value-type="float">
            <text:p>0.281312</text:p>
          </table:table-cell>
          <table:table-cell table:style-name="ce254" table:formula="of:=AVERAGE([$'Process Standard'.G12]+[$'Process Shared'.G12]+[$'Process Stream_2'.G12]+[$'Process Stream_4'.G12]+[$'Process Shared &amp; Stream_4'.G12])" office:value-type="float" office:value="0.2752096" calcext:value-type="float">
            <text:p>0.2752096</text:p>
          </table:table-cell>
          <table:table-cell table:style-name="ce254" table:formula="of:=AVERAGE([$'Process Standard'.H12]+[$'Process Shared'.H12]+[$'Process Stream_2'.H12]+[$'Process Stream_4'.H12]+[$'Process Shared &amp; Stream_4'.H12])" office:value-type="float" office:value="0.277904" calcext:value-type="float">
            <text:p>0.277904</text:p>
          </table:table-cell>
          <table:table-cell table:style-name="ce254" table:formula="of:=AVERAGE([$'Process Standard'.I12]+[$'Process Shared'.I12]+[$'Process Stream_2'.I12]+[$'Process Stream_4'.I12]+[$'Process Shared &amp; Stream_4'.I12])" office:value-type="float" office:value="0.2802432" calcext:value-type="float">
            <text:p>0.2802432</text:p>
          </table:table-cell>
          <table:table-cell table:style-name="ce254" table:formula="of:=AVERAGE([$'Process Standard'.J12]+[$'Process Shared'.J12]+[$'Process Stream_2'.J12]+[$'Process Stream_4'.J12]+[$'Process Shared &amp; Stream_4'.J12])" office:value-type="float" office:value="0.2749952" calcext:value-type="float">
            <text:p>0.2749952</text:p>
          </table:table-cell>
          <table:table-cell table:style-name="ce254" table:formula="of:=AVERAGE([$'Process Standard'.K12]+[$'Process Shared'.K12]+[$'Process Stream_2'.K12]+[$'Process Stream_4'.K12]+[$'Process Shared &amp; Stream_4'.K12])" office:value-type="float" office:value="0.2757664" calcext:value-type="float">
            <text:p>0.2757664</text:p>
          </table:table-cell>
          <table:table-cell table:style-name="ce254" table:formula="of:=AVERAGE([$'Process Standard'.L12]+[$'Process Shared'.L12]+[$'Process Stream_2'.L12]+[$'Process Stream_4'.L12]+[$'Process Shared &amp; Stream_4'.L12])" office:value-type="float" office:value="0.2792192" calcext:value-type="float">
            <text:p>0.2792192</text:p>
          </table:table-cell>
          <table:table-cell table:style-name="ce254" table:formula="of:=AVERAGE([$'Process Standard'.M12]+[$'Process Shared'.M12]+[$'Process Stream_2'.M12]+[$'Process Stream_4'.M12]+[$'Process Shared &amp; Stream_4'.M12])" office:value-type="float" office:value="0.2796576" calcext:value-type="float">
            <text:p>0.2796576</text:p>
          </table:table-cell>
          <table:table-cell table:style-name="ce254" table:formula="of:=AVERAGE([$'Process Standard'.N12]+[$'Process Shared'.N12]+[$'Process Stream_2'.N12]+[$'Process Stream_4'.N12]+[$'Process Shared &amp; Stream_4'.N12])" office:value-type="float" office:value="0.285728" calcext:value-type="float">
            <text:p>0.285728</text:p>
          </table:table-cell>
          <table:table-cell table:style-name="ce254" table:formula="of:=AVERAGE([$'Process Standard'.O12]+[$'Process Shared'.O12]+[$'Process Stream_2'.O12]+[$'Process Stream_4'.O12]+[$'Process Shared &amp; Stream_4'.O12])" office:value-type="float" office:value="0.2810976" calcext:value-type="float">
            <text:p>0.2810976</text:p>
          </table:table-cell>
          <table:table-cell table:style-name="ce254" table:formula="of:=AVERAGE([$'Process Standard'.P12]+[$'Process Shared'.P12]+[$'Process Stream_2'.P12]+[$'Process Stream_4'.P12]+[$'Process Shared &amp; Stream_4'.P12])" office:value-type="float" office:value="0.2803328" calcext:value-type="float">
            <text:p>0.2803328</text:p>
          </table:table-cell>
          <table:table-cell table:style-name="ce254" table:formula="of:=AVERAGE([$'Process Standard'.Q12]+[$'Process Shared'.Q12]+[$'Process Stream_2'.Q12]+[$'Process Stream_4'.Q12]+[$'Process Shared &amp; Stream_4'.Q12])" office:value-type="float" office:value="0.2762912" calcext:value-type="float">
            <text:p>0.2762912</text:p>
          </table:table-cell>
          <table:table-cell table:style-name="ce258" table:formula="of:=AVERAGE([$'Process Standard'.R12]+[$'Process Shared'.R12]+[$'Process Stream_2'.R12]+[$'Process Stream_4'.R12]+[$'Process Shared &amp; Stream_4'.R12])" office:value-type="float" office:value="0.2777312" calcext:value-type="float">
            <text:p>0.2777312</text:p>
          </table:table-cell>
          <table:table-cell table:style-name="ce262" table:formula="of:=AVERAGE([.C12:.R12])" office:value-type="float" office:value="0.2792176" calcext:value-type="float">
            <text:p>0.2792176</text:p>
          </table:table-cell>
        </table:table-row>
        <table:table-row table:style-name="ro1">
          <table:table-cell/>
          <table:table-cell table:style-name="ce163" office:value-type="float" office:value="512" calcext:value-type="float">
            <text:p>512</text:p>
          </table:table-cell>
          <table:table-cell table:style-name="ce250" table:formula="of:=AVERAGE([$'Process Standard'.C13]+[$'Process Shared'.C13]+[$'Process Stream_2'.C13]+[$'Process Stream_4'.C13]+[$'Process Shared &amp; Stream_4'.C13])" office:value-type="float" office:value="0.2776032" calcext:value-type="float">
            <text:p>0.2776032</text:p>
          </table:table-cell>
          <table:table-cell table:style-name="ce254" table:formula="of:=AVERAGE([$'Process Standard'.D13]+[$'Process Shared'.D13]+[$'Process Stream_2'.D13]+[$'Process Stream_4'.D13]+[$'Process Shared &amp; Stream_4'.D13])" office:value-type="float" office:value="0.2803648" calcext:value-type="float">
            <text:p>0.2803648</text:p>
          </table:table-cell>
          <table:table-cell table:style-name="ce254" table:formula="of:=AVERAGE([$'Process Standard'.E13]+[$'Process Shared'.E13]+[$'Process Stream_2'.E13]+[$'Process Stream_4'.E13]+[$'Process Shared &amp; Stream_4'.E13])" office:value-type="float" office:value="0.2785088" calcext:value-type="float">
            <text:p>0.2785088</text:p>
          </table:table-cell>
          <table:table-cell table:style-name="ce254" table:formula="of:=AVERAGE([$'Process Standard'.F13]+[$'Process Shared'.F13]+[$'Process Stream_2'.F13]+[$'Process Stream_4'.F13]+[$'Process Shared &amp; Stream_4'.F13])" office:value-type="float" office:value="0.2767616" calcext:value-type="float">
            <text:p>0.2767616</text:p>
          </table:table-cell>
          <table:table-cell table:style-name="ce254" table:formula="of:=AVERAGE([$'Process Standard'.G13]+[$'Process Shared'.G13]+[$'Process Stream_2'.G13]+[$'Process Stream_4'.G13]+[$'Process Shared &amp; Stream_4'.G13])" office:value-type="float" office:value="0.28032" calcext:value-type="float">
            <text:p>0.28032</text:p>
          </table:table-cell>
          <table:table-cell table:style-name="ce254" table:formula="of:=AVERAGE([$'Process Standard'.H13]+[$'Process Shared'.H13]+[$'Process Stream_2'.H13]+[$'Process Stream_4'.H13]+[$'Process Shared &amp; Stream_4'.H13])" office:value-type="float" office:value="0.2814464" calcext:value-type="float">
            <text:p>0.2814464</text:p>
          </table:table-cell>
          <table:table-cell table:style-name="ce254" table:formula="of:=AVERAGE([$'Process Standard'.I13]+[$'Process Shared'.I13]+[$'Process Stream_2'.I13]+[$'Process Stream_4'.I13]+[$'Process Shared &amp; Stream_4'.I13])" office:value-type="float" office:value="0.2798816" calcext:value-type="float">
            <text:p>0.2798816</text:p>
          </table:table-cell>
          <table:table-cell table:style-name="ce254" table:formula="of:=AVERAGE([$'Process Standard'.J13]+[$'Process Shared'.J13]+[$'Process Stream_2'.J13]+[$'Process Stream_4'.J13]+[$'Process Shared &amp; Stream_4'.J13])" office:value-type="float" office:value="0.2821632" calcext:value-type="float">
            <text:p>0.2821632</text:p>
          </table:table-cell>
          <table:table-cell table:style-name="ce254" table:formula="of:=AVERAGE([$'Process Standard'.K13]+[$'Process Shared'.K13]+[$'Process Stream_2'.K13]+[$'Process Stream_4'.K13]+[$'Process Shared &amp; Stream_4'.K13])" office:value-type="float" office:value="0.2846688" calcext:value-type="float">
            <text:p>0.2846688</text:p>
          </table:table-cell>
          <table:table-cell table:style-name="ce254" table:formula="of:=AVERAGE([$'Process Standard'.L13]+[$'Process Shared'.L13]+[$'Process Stream_2'.L13]+[$'Process Stream_4'.L13]+[$'Process Shared &amp; Stream_4'.L13])" office:value-type="float" office:value="0.2790432" calcext:value-type="float">
            <text:p>0.2790432</text:p>
          </table:table-cell>
          <table:table-cell table:style-name="ce254" table:formula="of:=AVERAGE([$'Process Standard'.M13]+[$'Process Shared'.M13]+[$'Process Stream_2'.M13]+[$'Process Stream_4'.M13]+[$'Process Shared &amp; Stream_4'.M13])" office:value-type="float" office:value="0.2822336" calcext:value-type="float">
            <text:p>0.2822336</text:p>
          </table:table-cell>
          <table:table-cell table:style-name="ce254" table:formula="of:=AVERAGE([$'Process Standard'.N13]+[$'Process Shared'.N13]+[$'Process Stream_2'.N13]+[$'Process Stream_4'.N13]+[$'Process Shared &amp; Stream_4'.N13])" office:value-type="float" office:value="0.2799264" calcext:value-type="float">
            <text:p>0.2799264</text:p>
          </table:table-cell>
          <table:table-cell table:style-name="ce254" table:formula="of:=AVERAGE([$'Process Standard'.O13]+[$'Process Shared'.O13]+[$'Process Stream_2'.O13]+[$'Process Stream_4'.O13]+[$'Process Shared &amp; Stream_4'.O13])" office:value-type="float" office:value="0.2990272" calcext:value-type="float">
            <text:p>0.2990272</text:p>
          </table:table-cell>
          <table:table-cell table:style-name="ce254" table:formula="of:=AVERAGE([$'Process Standard'.P13]+[$'Process Shared'.P13]+[$'Process Stream_2'.P13]+[$'Process Stream_4'.P13]+[$'Process Shared &amp; Stream_4'.P13])" office:value-type="float" office:value="0.278992" calcext:value-type="float">
            <text:p>0.278992</text:p>
          </table:table-cell>
          <table:table-cell table:style-name="ce254" table:formula="of:=AVERAGE([$'Process Standard'.Q13]+[$'Process Shared'.Q13]+[$'Process Stream_2'.Q13]+[$'Process Stream_4'.Q13]+[$'Process Shared &amp; Stream_4'.Q13])" office:value-type="float" office:value="0.2755648" calcext:value-type="float">
            <text:p>0.2755648</text:p>
          </table:table-cell>
          <table:table-cell table:style-name="ce258" table:formula="of:=AVERAGE([$'Process Standard'.R13]+[$'Process Shared'.R13]+[$'Process Stream_2'.R13]+[$'Process Stream_4'.R13]+[$'Process Shared &amp; Stream_4'.R13])" office:value-type="float" office:value="0.284976" calcext:value-type="float">
            <text:p>0.284976</text:p>
          </table:table-cell>
          <table:table-cell table:style-name="ce262" table:formula="of:=AVERAGE([.C13:.R13])" office:value-type="float" office:value="0.2813426" calcext:value-type="float">
            <text:p>0.2813426</text:p>
          </table:table-cell>
        </table:table-row>
        <table:table-row table:style-name="ro1">
          <table:table-cell/>
          <table:table-cell table:style-name="ce163" office:value-type="float" office:value="576" calcext:value-type="float">
            <text:p>576</text:p>
          </table:table-cell>
          <table:table-cell table:style-name="ce250" table:formula="of:=AVERAGE([$'Process Standard'.C14]+[$'Process Shared'.C14]+[$'Process Stream_2'.C14]+[$'Process Stream_4'.C14]+[$'Process Shared &amp; Stream_4'.C14])" office:value-type="float" office:value="0.2817568" calcext:value-type="float">
            <text:p>0.2817568</text:p>
          </table:table-cell>
          <table:table-cell table:style-name="ce254" table:formula="of:=AVERAGE([$'Process Standard'.D14]+[$'Process Shared'.D14]+[$'Process Stream_2'.D14]+[$'Process Stream_4'.D14]+[$'Process Shared &amp; Stream_4'.D14])" office:value-type="float" office:value="0.2794496" calcext:value-type="float">
            <text:p>0.2794496</text:p>
          </table:table-cell>
          <table:table-cell table:style-name="ce254" table:formula="of:=AVERAGE([$'Process Standard'.E14]+[$'Process Shared'.E14]+[$'Process Stream_2'.E14]+[$'Process Stream_4'.E14]+[$'Process Shared &amp; Stream_4'.E14])" office:value-type="float" office:value="0.2779968" calcext:value-type="float">
            <text:p>0.2779968</text:p>
          </table:table-cell>
          <table:table-cell table:style-name="ce254" table:formula="of:=AVERAGE([$'Process Standard'.F14]+[$'Process Shared'.F14]+[$'Process Stream_2'.F14]+[$'Process Stream_4'.F14]+[$'Process Shared &amp; Stream_4'.F14])" office:value-type="float" office:value="0.2747008" calcext:value-type="float">
            <text:p>0.2747008</text:p>
          </table:table-cell>
          <table:table-cell table:style-name="ce254" table:formula="of:=AVERAGE([$'Process Standard'.G14]+[$'Process Shared'.G14]+[$'Process Stream_2'.G14]+[$'Process Stream_4'.G14]+[$'Process Shared &amp; Stream_4'.G14])" office:value-type="float" office:value="0.2757312" calcext:value-type="float">
            <text:p>0.2757312</text:p>
          </table:table-cell>
          <table:table-cell table:style-name="ce254" table:formula="of:=AVERAGE([$'Process Standard'.H14]+[$'Process Shared'.H14]+[$'Process Stream_2'.H14]+[$'Process Stream_4'.H14]+[$'Process Shared &amp; Stream_4'.H14])" office:value-type="float" office:value="0.276704" calcext:value-type="float">
            <text:p>0.276704</text:p>
          </table:table-cell>
          <table:table-cell table:style-name="ce254" table:formula="of:=AVERAGE([$'Process Standard'.I14]+[$'Process Shared'.I14]+[$'Process Stream_2'.I14]+[$'Process Stream_4'.I14]+[$'Process Shared &amp; Stream_4'.I14])" office:value-type="float" office:value="0.277984" calcext:value-type="float">
            <text:p>0.277984</text:p>
          </table:table-cell>
          <table:table-cell table:style-name="ce254" table:formula="of:=AVERAGE([$'Process Standard'.J14]+[$'Process Shared'.J14]+[$'Process Stream_2'.J14]+[$'Process Stream_4'.J14]+[$'Process Shared &amp; Stream_4'.J14])" office:value-type="float" office:value="0.2778496" calcext:value-type="float">
            <text:p>0.2778496</text:p>
          </table:table-cell>
          <table:table-cell table:style-name="ce254" table:formula="of:=AVERAGE([$'Process Standard'.K14]+[$'Process Shared'.K14]+[$'Process Stream_2'.K14]+[$'Process Stream_4'.K14]+[$'Process Shared &amp; Stream_4'.K14])" office:value-type="float" office:value="0.2831968" calcext:value-type="float">
            <text:p>0.2831968</text:p>
          </table:table-cell>
          <table:table-cell table:style-name="ce254" table:formula="of:=AVERAGE([$'Process Standard'.L14]+[$'Process Shared'.L14]+[$'Process Stream_2'.L14]+[$'Process Stream_4'.L14]+[$'Process Shared &amp; Stream_4'.L14])" office:value-type="float" office:value="0.2822656" calcext:value-type="float">
            <text:p>0.2822656</text:p>
          </table:table-cell>
          <table:table-cell table:style-name="ce254" table:formula="of:=AVERAGE([$'Process Standard'.M14]+[$'Process Shared'.M14]+[$'Process Stream_2'.M14]+[$'Process Stream_4'.M14]+[$'Process Shared &amp; Stream_4'.M14])" office:value-type="float" office:value="0.280784" calcext:value-type="float">
            <text:p>0.280784</text:p>
          </table:table-cell>
          <table:table-cell table:style-name="ce254" table:formula="of:=AVERAGE([$'Process Standard'.N14]+[$'Process Shared'.N14]+[$'Process Stream_2'.N14]+[$'Process Stream_4'.N14]+[$'Process Shared &amp; Stream_4'.N14])" office:value-type="float" office:value="0.282944" calcext:value-type="float">
            <text:p>0.282944</text:p>
          </table:table-cell>
          <table:table-cell table:style-name="ce254" table:formula="of:=AVERAGE([$'Process Standard'.O14]+[$'Process Shared'.O14]+[$'Process Stream_2'.O14]+[$'Process Stream_4'.O14]+[$'Process Shared &amp; Stream_4'.O14])" office:value-type="float" office:value="0.2900096" calcext:value-type="float">
            <text:p>0.2900096</text:p>
          </table:table-cell>
          <table:table-cell table:style-name="ce254" table:formula="of:=AVERAGE([$'Process Standard'.P14]+[$'Process Shared'.P14]+[$'Process Stream_2'.P14]+[$'Process Stream_4'.P14]+[$'Process Shared &amp; Stream_4'.P14])" office:value-type="float" office:value="0.2817152" calcext:value-type="float">
            <text:p>0.2817152</text:p>
          </table:table-cell>
          <table:table-cell table:style-name="ce254" table:formula="of:=AVERAGE([$'Process Standard'.Q14]+[$'Process Shared'.Q14]+[$'Process Stream_2'.Q14]+[$'Process Stream_4'.Q14]+[$'Process Shared &amp; Stream_4'.Q14])" office:value-type="float" office:value="0.2763744" calcext:value-type="float">
            <text:p>0.2763744</text:p>
          </table:table-cell>
          <table:table-cell table:style-name="ce258" table:formula="of:=AVERAGE([$'Process Standard'.R14]+[$'Process Shared'.R14]+[$'Process Stream_2'.R14]+[$'Process Stream_4'.R14]+[$'Process Shared &amp; Stream_4'.R14])" office:value-type="float" office:value="0.28248" calcext:value-type="float">
            <text:p>0.28248</text:p>
          </table:table-cell>
          <table:table-cell table:style-name="ce262" table:formula="of:=AVERAGE([.C14:.R14])" office:value-type="float" office:value="0.2801214" calcext:value-type="float">
            <text:p>0.2801214</text:p>
          </table:table-cell>
        </table:table-row>
        <table:table-row table:style-name="ro1">
          <table:table-cell/>
          <table:table-cell table:style-name="ce163" office:value-type="float" office:value="640" calcext:value-type="float">
            <text:p>640</text:p>
          </table:table-cell>
          <table:table-cell table:style-name="ce250" table:formula="of:=AVERAGE([$'Process Standard'.C15]+[$'Process Shared'.C15]+[$'Process Stream_2'.C15]+[$'Process Stream_4'.C15]+[$'Process Shared &amp; Stream_4'.C15])" office:value-type="float" office:value="0.2766016" calcext:value-type="float">
            <text:p>0.2766016</text:p>
          </table:table-cell>
          <table:table-cell table:style-name="ce254" table:formula="of:=AVERAGE([$'Process Standard'.D15]+[$'Process Shared'.D15]+[$'Process Stream_2'.D15]+[$'Process Stream_4'.D15]+[$'Process Shared &amp; Stream_4'.D15])" office:value-type="float" office:value="0.2779616" calcext:value-type="float">
            <text:p>0.2779616</text:p>
          </table:table-cell>
          <table:table-cell table:style-name="ce254" table:formula="of:=AVERAGE([$'Process Standard'.E15]+[$'Process Shared'.E15]+[$'Process Stream_2'.E15]+[$'Process Stream_4'.E15]+[$'Process Shared &amp; Stream_4'.E15])" office:value-type="float" office:value="0.27872" calcext:value-type="float">
            <text:p>0.27872</text:p>
          </table:table-cell>
          <table:table-cell table:style-name="ce254" table:formula="of:=AVERAGE([$'Process Standard'.F15]+[$'Process Shared'.F15]+[$'Process Stream_2'.F15]+[$'Process Stream_4'.F15]+[$'Process Shared &amp; Stream_4'.F15])" office:value-type="float" office:value="0.2807264" calcext:value-type="float">
            <text:p>0.2807264</text:p>
          </table:table-cell>
          <table:table-cell table:style-name="ce254" table:formula="of:=AVERAGE([$'Process Standard'.G15]+[$'Process Shared'.G15]+[$'Process Stream_2'.G15]+[$'Process Stream_4'.G15]+[$'Process Shared &amp; Stream_4'.G15])" office:value-type="float" office:value="0.2786368" calcext:value-type="float">
            <text:p>0.2786368</text:p>
          </table:table-cell>
          <table:table-cell table:style-name="ce254" table:formula="of:=AVERAGE([$'Process Standard'.H15]+[$'Process Shared'.H15]+[$'Process Stream_2'.H15]+[$'Process Stream_4'.H15]+[$'Process Shared &amp; Stream_4'.H15])" office:value-type="float" office:value="0.2785696" calcext:value-type="float">
            <text:p>0.2785696</text:p>
          </table:table-cell>
          <table:table-cell table:style-name="ce254" table:formula="of:=AVERAGE([$'Process Standard'.I15]+[$'Process Shared'.I15]+[$'Process Stream_2'.I15]+[$'Process Stream_4'.I15]+[$'Process Shared &amp; Stream_4'.I15])" office:value-type="float" office:value="0.2744928" calcext:value-type="float">
            <text:p>0.2744928</text:p>
          </table:table-cell>
          <table:table-cell table:style-name="ce254" table:formula="of:=AVERAGE([$'Process Standard'.J15]+[$'Process Shared'.J15]+[$'Process Stream_2'.J15]+[$'Process Stream_4'.J15]+[$'Process Shared &amp; Stream_4'.J15])" office:value-type="float" office:value="0.2802816" calcext:value-type="float">
            <text:p>0.2802816</text:p>
          </table:table-cell>
          <table:table-cell table:style-name="ce254" table:formula="of:=AVERAGE([$'Process Standard'.K15]+[$'Process Shared'.K15]+[$'Process Stream_2'.K15]+[$'Process Stream_4'.K15]+[$'Process Shared &amp; Stream_4'.K15])" office:value-type="float" office:value="0.280368" calcext:value-type="float">
            <text:p>0.280368</text:p>
          </table:table-cell>
          <table:table-cell table:style-name="ce254" table:formula="of:=AVERAGE([$'Process Standard'.L15]+[$'Process Shared'.L15]+[$'Process Stream_2'.L15]+[$'Process Stream_4'.L15]+[$'Process Shared &amp; Stream_4'.L15])" office:value-type="float" office:value="0.2829248" calcext:value-type="float">
            <text:p>0.2829248</text:p>
          </table:table-cell>
          <table:table-cell table:style-name="ce254" table:formula="of:=AVERAGE([$'Process Standard'.M15]+[$'Process Shared'.M15]+[$'Process Stream_2'.M15]+[$'Process Stream_4'.M15]+[$'Process Shared &amp; Stream_4'.M15])" office:value-type="float" office:value="0.2881664" calcext:value-type="float">
            <text:p>0.2881664</text:p>
          </table:table-cell>
          <table:table-cell table:style-name="ce254" table:formula="of:=AVERAGE([$'Process Standard'.N15]+[$'Process Shared'.N15]+[$'Process Stream_2'.N15]+[$'Process Stream_4'.N15]+[$'Process Shared &amp; Stream_4'.N15])" office:value-type="float" office:value="0.286752" calcext:value-type="float">
            <text:p>0.286752</text:p>
          </table:table-cell>
          <table:table-cell table:style-name="ce254" table:formula="of:=AVERAGE([$'Process Standard'.O15]+[$'Process Shared'.O15]+[$'Process Stream_2'.O15]+[$'Process Stream_4'.O15]+[$'Process Shared &amp; Stream_4'.O15])" office:value-type="float" office:value="0.2736" calcext:value-type="float">
            <text:p>0.2736</text:p>
          </table:table-cell>
          <table:table-cell table:style-name="ce254" table:formula="of:=AVERAGE([$'Process Standard'.P15]+[$'Process Shared'.P15]+[$'Process Stream_2'.P15]+[$'Process Stream_4'.P15]+[$'Process Shared &amp; Stream_4'.P15])" office:value-type="float" office:value="0.2824576" calcext:value-type="float">
            <text:p>0.2824576</text:p>
          </table:table-cell>
          <table:table-cell table:style-name="ce254" table:formula="of:=AVERAGE([$'Process Standard'.Q15]+[$'Process Shared'.Q15]+[$'Process Stream_2'.Q15]+[$'Process Stream_4'.Q15]+[$'Process Shared &amp; Stream_4'.Q15])" office:value-type="float" office:value="0.2796608" calcext:value-type="float">
            <text:p>0.2796608</text:p>
          </table:table-cell>
          <table:table-cell table:style-name="ce258" table:formula="of:=AVERAGE([$'Process Standard'.R15]+[$'Process Shared'.R15]+[$'Process Stream_2'.R15]+[$'Process Stream_4'.R15]+[$'Process Shared &amp; Stream_4'.R15])" office:value-type="float" office:value="0.2800448" calcext:value-type="float">
            <text:p>0.2800448</text:p>
          </table:table-cell>
          <table:table-cell table:style-name="ce262" table:formula="of:=AVERAGE([.C15:.R15])" office:value-type="float" office:value="0.2799978" calcext:value-type="float">
            <text:p>0.2799978</text:p>
          </table:table-cell>
        </table:table-row>
        <table:table-row table:style-name="ro1">
          <table:table-cell/>
          <table:table-cell table:style-name="ce163" office:value-type="float" office:value="704" calcext:value-type="float">
            <text:p>704</text:p>
          </table:table-cell>
          <table:table-cell table:style-name="ce250" table:formula="of:=AVERAGE([$'Process Standard'.C16]+[$'Process Shared'.C16]+[$'Process Stream_2'.C16]+[$'Process Stream_4'.C16]+[$'Process Shared &amp; Stream_4'.C16])" office:value-type="float" office:value="0.2803648" calcext:value-type="float">
            <text:p>0.2803648</text:p>
          </table:table-cell>
          <table:table-cell table:style-name="ce254" table:formula="of:=AVERAGE([$'Process Standard'.D16]+[$'Process Shared'.D16]+[$'Process Stream_2'.D16]+[$'Process Stream_4'.D16]+[$'Process Shared &amp; Stream_4'.D16])" office:value-type="float" office:value="0.2741952" calcext:value-type="float">
            <text:p>0.2741952</text:p>
          </table:table-cell>
          <table:table-cell table:style-name="ce254" table:formula="of:=AVERAGE([$'Process Standard'.E16]+[$'Process Shared'.E16]+[$'Process Stream_2'.E16]+[$'Process Stream_4'.E16]+[$'Process Shared &amp; Stream_4'.E16])" office:value-type="float" office:value="0.2803456" calcext:value-type="float">
            <text:p>0.2803456</text:p>
          </table:table-cell>
          <table:table-cell table:style-name="ce254" table:formula="of:=AVERAGE([$'Process Standard'.F16]+[$'Process Shared'.F16]+[$'Process Stream_2'.F16]+[$'Process Stream_4'.F16]+[$'Process Shared &amp; Stream_4'.F16])" office:value-type="float" office:value="0.2890624" calcext:value-type="float">
            <text:p>0.2890624</text:p>
          </table:table-cell>
          <table:table-cell table:style-name="ce254" table:formula="of:=AVERAGE([$'Process Standard'.G16]+[$'Process Shared'.G16]+[$'Process Stream_2'.G16]+[$'Process Stream_4'.G16]+[$'Process Shared &amp; Stream_4'.G16])" office:value-type="float" office:value="0.278288" calcext:value-type="float">
            <text:p>0.278288</text:p>
          </table:table-cell>
          <table:table-cell table:style-name="ce254" table:formula="of:=AVERAGE([$'Process Standard'.H16]+[$'Process Shared'.H16]+[$'Process Stream_2'.H16]+[$'Process Stream_4'.H16]+[$'Process Shared &amp; Stream_4'.H16])" office:value-type="float" office:value="0.2817472" calcext:value-type="float">
            <text:p>0.2817472</text:p>
          </table:table-cell>
          <table:table-cell table:style-name="ce254" table:formula="of:=AVERAGE([$'Process Standard'.I16]+[$'Process Shared'.I16]+[$'Process Stream_2'.I16]+[$'Process Stream_4'.I16]+[$'Process Shared &amp; Stream_4'.I16])" office:value-type="float" office:value="0.2775584" calcext:value-type="float">
            <text:p>0.2775584</text:p>
          </table:table-cell>
          <table:table-cell table:style-name="ce254" table:formula="of:=AVERAGE([$'Process Standard'.J16]+[$'Process Shared'.J16]+[$'Process Stream_2'.J16]+[$'Process Stream_4'.J16]+[$'Process Shared &amp; Stream_4'.J16])" office:value-type="float" office:value="0.276832" calcext:value-type="float">
            <text:p>0.276832</text:p>
          </table:table-cell>
          <table:table-cell table:style-name="ce254" table:formula="of:=AVERAGE([$'Process Standard'.K16]+[$'Process Shared'.K16]+[$'Process Stream_2'.K16]+[$'Process Stream_4'.K16]+[$'Process Shared &amp; Stream_4'.K16])" office:value-type="float" office:value="0.2797696" calcext:value-type="float">
            <text:p>0.2797696</text:p>
          </table:table-cell>
          <table:table-cell table:style-name="ce254" table:formula="of:=AVERAGE([$'Process Standard'.L16]+[$'Process Shared'.L16]+[$'Process Stream_2'.L16]+[$'Process Stream_4'.L16]+[$'Process Shared &amp; Stream_4'.L16])" office:value-type="float" office:value="0.280416" calcext:value-type="float">
            <text:p>0.280416</text:p>
          </table:table-cell>
          <table:table-cell table:style-name="ce254" table:formula="of:=AVERAGE([$'Process Standard'.M16]+[$'Process Shared'.M16]+[$'Process Stream_2'.M16]+[$'Process Stream_4'.M16]+[$'Process Shared &amp; Stream_4'.M16])" office:value-type="float" office:value="0.2804576" calcext:value-type="float">
            <text:p>0.2804576</text:p>
          </table:table-cell>
          <table:table-cell table:style-name="ce254" table:formula="of:=AVERAGE([$'Process Standard'.N16]+[$'Process Shared'.N16]+[$'Process Stream_2'.N16]+[$'Process Stream_4'.N16]+[$'Process Shared &amp; Stream_4'.N16])" office:value-type="float" office:value="0.2810976" calcext:value-type="float">
            <text:p>0.2810976</text:p>
          </table:table-cell>
          <table:table-cell table:style-name="ce254" table:formula="of:=AVERAGE([$'Process Standard'.O16]+[$'Process Shared'.O16]+[$'Process Stream_2'.O16]+[$'Process Stream_4'.O16]+[$'Process Shared &amp; Stream_4'.O16])" office:value-type="float" office:value="0.2825312" calcext:value-type="float">
            <text:p>0.2825312</text:p>
          </table:table-cell>
          <table:table-cell table:style-name="ce254" table:formula="of:=AVERAGE([$'Process Standard'.P16]+[$'Process Shared'.P16]+[$'Process Stream_2'.P16]+[$'Process Stream_4'.P16]+[$'Process Shared &amp; Stream_4'.P16])" office:value-type="float" office:value="0.2809952" calcext:value-type="float">
            <text:p>0.2809952</text:p>
          </table:table-cell>
          <table:table-cell table:style-name="ce254" table:formula="of:=AVERAGE([$'Process Standard'.Q16]+[$'Process Shared'.Q16]+[$'Process Stream_2'.Q16]+[$'Process Stream_4'.Q16]+[$'Process Shared &amp; Stream_4'.Q16])" office:value-type="float" office:value="0.2785056" calcext:value-type="float">
            <text:p>0.2785056</text:p>
          </table:table-cell>
          <table:table-cell table:style-name="ce258" table:formula="of:=AVERAGE([$'Process Standard'.R16]+[$'Process Shared'.R16]+[$'Process Stream_2'.R16]+[$'Process Stream_4'.R16]+[$'Process Shared &amp; Stream_4'.R16])" office:value-type="float" office:value="0.2783072" calcext:value-type="float">
            <text:p>0.2783072</text:p>
          </table:table-cell>
          <table:table-cell table:style-name="ce262" table:formula="of:=AVERAGE([.C16:.R16])" office:value-type="float" office:value="0.2800296" calcext:value-type="float">
            <text:p>0.2800296</text:p>
          </table:table-cell>
        </table:table-row>
        <table:table-row table:style-name="ro1">
          <table:table-cell/>
          <table:table-cell table:style-name="ce163" office:value-type="float" office:value="768" calcext:value-type="float">
            <text:p>768</text:p>
          </table:table-cell>
          <table:table-cell table:style-name="ce250" table:formula="of:=AVERAGE([$'Process Standard'.C17]+[$'Process Shared'.C17]+[$'Process Stream_2'.C17]+[$'Process Stream_4'.C17]+[$'Process Shared &amp; Stream_4'.C17])" office:value-type="float" office:value="0.2839072" calcext:value-type="float">
            <text:p>0.2839072</text:p>
          </table:table-cell>
          <table:table-cell table:style-name="ce254" table:formula="of:=AVERAGE([$'Process Standard'.D17]+[$'Process Shared'.D17]+[$'Process Stream_2'.D17]+[$'Process Stream_4'.D17]+[$'Process Shared &amp; Stream_4'.D17])" office:value-type="float" office:value="0.2814464" calcext:value-type="float">
            <text:p>0.2814464</text:p>
          </table:table-cell>
          <table:table-cell table:style-name="ce254" table:formula="of:=AVERAGE([$'Process Standard'.E17]+[$'Process Shared'.E17]+[$'Process Stream_2'.E17]+[$'Process Stream_4'.E17]+[$'Process Shared &amp; Stream_4'.E17])" office:value-type="float" office:value="0.275712" calcext:value-type="float">
            <text:p>0.275712</text:p>
          </table:table-cell>
          <table:table-cell table:style-name="ce254" table:formula="of:=AVERAGE([$'Process Standard'.F17]+[$'Process Shared'.F17]+[$'Process Stream_2'.F17]+[$'Process Stream_4'.F17]+[$'Process Shared &amp; Stream_4'.F17])" office:value-type="float" office:value="0.2794688" calcext:value-type="float">
            <text:p>0.2794688</text:p>
          </table:table-cell>
          <table:table-cell table:style-name="ce254" table:formula="of:=AVERAGE([$'Process Standard'.G17]+[$'Process Shared'.G17]+[$'Process Stream_2'.G17]+[$'Process Stream_4'.G17]+[$'Process Shared &amp; Stream_4'.G17])" office:value-type="float" office:value="0.2778528" calcext:value-type="float">
            <text:p>0.2778528</text:p>
          </table:table-cell>
          <table:table-cell table:style-name="ce254" table:formula="of:=AVERAGE([$'Process Standard'.H17]+[$'Process Shared'.H17]+[$'Process Stream_2'.H17]+[$'Process Stream_4'.H17]+[$'Process Shared &amp; Stream_4'.H17])" office:value-type="float" office:value="0.277216" calcext:value-type="float">
            <text:p>0.277216</text:p>
          </table:table-cell>
          <table:table-cell table:style-name="ce254" table:formula="of:=AVERAGE([$'Process Standard'.I17]+[$'Process Shared'.I17]+[$'Process Stream_2'.I17]+[$'Process Stream_4'.I17]+[$'Process Shared &amp; Stream_4'.I17])" office:value-type="float" office:value="0.2790816" calcext:value-type="float">
            <text:p>0.2790816</text:p>
          </table:table-cell>
          <table:table-cell table:style-name="ce254" table:formula="of:=AVERAGE([$'Process Standard'.J17]+[$'Process Shared'.J17]+[$'Process Stream_2'.J17]+[$'Process Stream_4'.J17]+[$'Process Shared &amp; Stream_4'.J17])" office:value-type="float" office:value="0.2756736" calcext:value-type="float">
            <text:p>0.2756736</text:p>
          </table:table-cell>
          <table:table-cell table:style-name="ce254" table:formula="of:=AVERAGE([$'Process Standard'.K17]+[$'Process Shared'.K17]+[$'Process Stream_2'.K17]+[$'Process Stream_4'.K17]+[$'Process Shared &amp; Stream_4'.K17])" office:value-type="float" office:value="0.2883552" calcext:value-type="float">
            <text:p>0.2883552</text:p>
          </table:table-cell>
          <table:table-cell table:style-name="ce254" table:formula="of:=AVERAGE([$'Process Standard'.L17]+[$'Process Shared'.L17]+[$'Process Stream_2'.L17]+[$'Process Stream_4'.L17]+[$'Process Shared &amp; Stream_4'.L17])" office:value-type="float" office:value="0.2805184" calcext:value-type="float">
            <text:p>0.2805184</text:p>
          </table:table-cell>
          <table:table-cell table:style-name="ce254" table:formula="of:=AVERAGE([$'Process Standard'.M17]+[$'Process Shared'.M17]+[$'Process Stream_2'.M17]+[$'Process Stream_4'.M17]+[$'Process Shared &amp; Stream_4'.M17])" office:value-type="float" office:value="0.2791104" calcext:value-type="float">
            <text:p>0.2791104</text:p>
          </table:table-cell>
          <table:table-cell table:style-name="ce254" table:formula="of:=AVERAGE([$'Process Standard'.N17]+[$'Process Shared'.N17]+[$'Process Stream_2'.N17]+[$'Process Stream_4'.N17]+[$'Process Shared &amp; Stream_4'.N17])" office:value-type="float" office:value="0.2815744" calcext:value-type="float">
            <text:p>0.2815744</text:p>
          </table:table-cell>
          <table:table-cell table:style-name="ce254" table:formula="of:=AVERAGE([$'Process Standard'.O17]+[$'Process Shared'.O17]+[$'Process Stream_2'.O17]+[$'Process Stream_4'.O17]+[$'Process Shared &amp; Stream_4'.O17])" office:value-type="float" office:value="0.2781632" calcext:value-type="float">
            <text:p>0.2781632</text:p>
          </table:table-cell>
          <table:table-cell table:style-name="ce254" table:formula="of:=AVERAGE([$'Process Standard'.P17]+[$'Process Shared'.P17]+[$'Process Stream_2'.P17]+[$'Process Stream_4'.P17]+[$'Process Shared &amp; Stream_4'.P17])" office:value-type="float" office:value="0.2803264" calcext:value-type="float">
            <text:p>0.2803264</text:p>
          </table:table-cell>
          <table:table-cell table:style-name="ce254" table:formula="of:=AVERAGE([$'Process Standard'.Q17]+[$'Process Shared'.Q17]+[$'Process Stream_2'.Q17]+[$'Process Stream_4'.Q17]+[$'Process Shared &amp; Stream_4'.Q17])" office:value-type="float" office:value="0.2780832" calcext:value-type="float">
            <text:p>0.2780832</text:p>
          </table:table-cell>
          <table:table-cell table:style-name="ce258" table:formula="of:=AVERAGE([$'Process Standard'.R17]+[$'Process Shared'.R17]+[$'Process Stream_2'.R17]+[$'Process Stream_4'.R17]+[$'Process Shared &amp; Stream_4'.R17])" office:value-type="float" office:value="0.2848352" calcext:value-type="float">
            <text:p>0.2848352</text:p>
          </table:table-cell>
          <table:table-cell table:style-name="ce262" table:formula="of:=AVERAGE([.C17:.R17])" office:value-type="float" office:value="0.2800828" calcext:value-type="float">
            <text:p>0.2800828</text:p>
          </table:table-cell>
        </table:table-row>
        <table:table-row table:style-name="ro1">
          <table:table-cell/>
          <table:table-cell table:style-name="ce163" office:value-type="float" office:value="832" calcext:value-type="float">
            <text:p>832</text:p>
          </table:table-cell>
          <table:table-cell table:style-name="ce250" table:formula="of:=AVERAGE([$'Process Standard'.C18]+[$'Process Shared'.C18]+[$'Process Stream_2'.C18]+[$'Process Stream_4'.C18]+[$'Process Shared &amp; Stream_4'.C18])" office:value-type="float" office:value="0.2813344" calcext:value-type="float">
            <text:p>0.2813344</text:p>
          </table:table-cell>
          <table:table-cell table:style-name="ce254" table:formula="of:=AVERAGE([$'Process Standard'.D18]+[$'Process Shared'.D18]+[$'Process Stream_2'.D18]+[$'Process Stream_4'.D18]+[$'Process Shared &amp; Stream_4'.D18])" office:value-type="float" office:value="0.2813856" calcext:value-type="float">
            <text:p>0.2813856</text:p>
          </table:table-cell>
          <table:table-cell table:style-name="ce254" table:formula="of:=AVERAGE([$'Process Standard'.E18]+[$'Process Shared'.E18]+[$'Process Stream_2'.E18]+[$'Process Stream_4'.E18]+[$'Process Shared &amp; Stream_4'.E18])" office:value-type="float" office:value="0.2803328" calcext:value-type="float">
            <text:p>0.2803328</text:p>
          </table:table-cell>
          <table:table-cell table:style-name="ce254" table:formula="of:=AVERAGE([$'Process Standard'.F18]+[$'Process Shared'.F18]+[$'Process Stream_2'.F18]+[$'Process Stream_4'.F18]+[$'Process Shared &amp; Stream_4'.F18])" office:value-type="float" office:value="0.2809344" calcext:value-type="float">
            <text:p>0.2809344</text:p>
          </table:table-cell>
          <table:table-cell table:style-name="ce254" table:formula="of:=AVERAGE([$'Process Standard'.G18]+[$'Process Shared'.G18]+[$'Process Stream_2'.G18]+[$'Process Stream_4'.G18]+[$'Process Shared &amp; Stream_4'.G18])" office:value-type="float" office:value="0.281344" calcext:value-type="float">
            <text:p>0.281344</text:p>
          </table:table-cell>
          <table:table-cell table:style-name="ce254" table:formula="of:=AVERAGE([$'Process Standard'.H18]+[$'Process Shared'.H18]+[$'Process Stream_2'.H18]+[$'Process Stream_4'.H18]+[$'Process Shared &amp; Stream_4'.H18])" office:value-type="float" office:value="0.2807744" calcext:value-type="float">
            <text:p>0.2807744</text:p>
          </table:table-cell>
          <table:table-cell table:style-name="ce254" table:formula="of:=AVERAGE([$'Process Standard'.I18]+[$'Process Shared'.I18]+[$'Process Stream_2'.I18]+[$'Process Stream_4'.I18]+[$'Process Shared &amp; Stream_4'.I18])" office:value-type="float" office:value="0.2789728" calcext:value-type="float">
            <text:p>0.2789728</text:p>
          </table:table-cell>
          <table:table-cell table:style-name="ce254" table:formula="of:=AVERAGE([$'Process Standard'.J18]+[$'Process Shared'.J18]+[$'Process Stream_2'.J18]+[$'Process Stream_4'.J18]+[$'Process Shared &amp; Stream_4'.J18])" office:value-type="float" office:value="0.2817056" calcext:value-type="float">
            <text:p>0.2817056</text:p>
          </table:table-cell>
          <table:table-cell table:style-name="ce254" table:formula="of:=AVERAGE([$'Process Standard'.K18]+[$'Process Shared'.K18]+[$'Process Stream_2'.K18]+[$'Process Stream_4'.K18]+[$'Process Shared &amp; Stream_4'.K18])" office:value-type="float" office:value="0.2840256" calcext:value-type="float">
            <text:p>0.2840256</text:p>
          </table:table-cell>
          <table:table-cell table:style-name="ce254" table:formula="of:=AVERAGE([$'Process Standard'.L18]+[$'Process Shared'.L18]+[$'Process Stream_2'.L18]+[$'Process Stream_4'.L18]+[$'Process Shared &amp; Stream_4'.L18])" office:value-type="float" office:value="0.281008" calcext:value-type="float">
            <text:p>0.281008</text:p>
          </table:table-cell>
          <table:table-cell table:style-name="ce254" table:formula="of:=AVERAGE([$'Process Standard'.M18]+[$'Process Shared'.M18]+[$'Process Stream_2'.M18]+[$'Process Stream_4'.M18]+[$'Process Shared &amp; Stream_4'.M18])" office:value-type="float" office:value="0.2804064" calcext:value-type="float">
            <text:p>0.2804064</text:p>
          </table:table-cell>
          <table:table-cell table:style-name="ce254" table:formula="of:=AVERAGE([$'Process Standard'.N18]+[$'Process Shared'.N18]+[$'Process Stream_2'.N18]+[$'Process Stream_4'.N18]+[$'Process Shared &amp; Stream_4'.N18])" office:value-type="float" office:value="0.282064" calcext:value-type="float">
            <text:p>0.282064</text:p>
          </table:table-cell>
          <table:table-cell table:style-name="ce254" table:formula="of:=AVERAGE([$'Process Standard'.O18]+[$'Process Shared'.O18]+[$'Process Stream_2'.O18]+[$'Process Stream_4'.O18]+[$'Process Shared &amp; Stream_4'.O18])" office:value-type="float" office:value="0.2790528" calcext:value-type="float">
            <text:p>0.2790528</text:p>
          </table:table-cell>
          <table:table-cell table:style-name="ce254" table:formula="of:=AVERAGE([$'Process Standard'.P18]+[$'Process Shared'.P18]+[$'Process Stream_2'.P18]+[$'Process Stream_4'.P18]+[$'Process Shared &amp; Stream_4'.P18])" office:value-type="float" office:value="0.28568" calcext:value-type="float">
            <text:p>0.28568</text:p>
          </table:table-cell>
          <table:table-cell table:style-name="ce254" table:formula="of:=AVERAGE([$'Process Standard'.Q18]+[$'Process Shared'.Q18]+[$'Process Stream_2'.Q18]+[$'Process Stream_4'.Q18]+[$'Process Shared &amp; Stream_4'.Q18])" office:value-type="float" office:value="0.2832928" calcext:value-type="float">
            <text:p>0.2832928</text:p>
          </table:table-cell>
          <table:table-cell table:style-name="ce258" table:formula="of:=AVERAGE([$'Process Standard'.R18]+[$'Process Shared'.R18]+[$'Process Stream_2'.R18]+[$'Process Stream_4'.R18]+[$'Process Shared &amp; Stream_4'.R18])" office:value-type="float" office:value="0.2771776" calcext:value-type="float">
            <text:p>0.2771776</text:p>
          </table:table-cell>
          <table:table-cell table:style-name="ce262" table:formula="of:=AVERAGE([.C18:.R18])" office:value-type="float" office:value="0.2812182" calcext:value-type="float">
            <text:p>0.2812182</text:p>
          </table:table-cell>
        </table:table-row>
        <table:table-row table:style-name="ro1">
          <table:table-cell/>
          <table:table-cell table:style-name="ce163" office:value-type="float" office:value="896" calcext:value-type="float">
            <text:p>896</text:p>
          </table:table-cell>
          <table:table-cell table:style-name="ce250" table:formula="of:=AVERAGE([$'Process Standard'.C19]+[$'Process Shared'.C19]+[$'Process Stream_2'.C19]+[$'Process Stream_4'.C19]+[$'Process Shared &amp; Stream_4'.C19])" office:value-type="float" office:value="0.2776704" calcext:value-type="float">
            <text:p>0.2776704</text:p>
          </table:table-cell>
          <table:table-cell table:style-name="ce254" table:formula="of:=AVERAGE([$'Process Standard'.D19]+[$'Process Shared'.D19]+[$'Process Stream_2'.D19]+[$'Process Stream_4'.D19]+[$'Process Shared &amp; Stream_4'.D19])" office:value-type="float" office:value="0.2772512" calcext:value-type="float">
            <text:p>0.2772512</text:p>
          </table:table-cell>
          <table:table-cell table:style-name="ce254" table:formula="of:=AVERAGE([$'Process Standard'.E19]+[$'Process Shared'.E19]+[$'Process Stream_2'.E19]+[$'Process Stream_4'.E19]+[$'Process Shared &amp; Stream_4'.E19])" office:value-type="float" office:value="0.2796736" calcext:value-type="float">
            <text:p>0.2796736</text:p>
          </table:table-cell>
          <table:table-cell table:style-name="ce254" table:formula="of:=AVERAGE([$'Process Standard'.F19]+[$'Process Shared'.F19]+[$'Process Stream_2'.F19]+[$'Process Stream_4'.F19]+[$'Process Shared &amp; Stream_4'.F19])" office:value-type="float" office:value="0.282576" calcext:value-type="float">
            <text:p>0.282576</text:p>
          </table:table-cell>
          <table:table-cell table:style-name="ce254" table:formula="of:=AVERAGE([$'Process Standard'.G19]+[$'Process Shared'.G19]+[$'Process Stream_2'.G19]+[$'Process Stream_4'.G19]+[$'Process Shared &amp; Stream_4'.G19])" office:value-type="float" office:value="0.2813152" calcext:value-type="float">
            <text:p>0.2813152</text:p>
          </table:table-cell>
          <table:table-cell table:style-name="ce254" table:formula="of:=AVERAGE([$'Process Standard'.H19]+[$'Process Shared'.H19]+[$'Process Stream_2'.H19]+[$'Process Stream_4'.H19]+[$'Process Shared &amp; Stream_4'.H19])" office:value-type="float" office:value="0.2817472" calcext:value-type="float">
            <text:p>0.2817472</text:p>
          </table:table-cell>
          <table:table-cell table:style-name="ce254" table:formula="of:=AVERAGE([$'Process Standard'.I19]+[$'Process Shared'.I19]+[$'Process Stream_2'.I19]+[$'Process Stream_4'.I19]+[$'Process Shared &amp; Stream_4'.I19])" office:value-type="float" office:value="0.2819072" calcext:value-type="float">
            <text:p>0.2819072</text:p>
          </table:table-cell>
          <table:table-cell table:style-name="ce254" table:formula="of:=AVERAGE([$'Process Standard'.J19]+[$'Process Shared'.J19]+[$'Process Stream_2'.J19]+[$'Process Stream_4'.J19]+[$'Process Shared &amp; Stream_4'.J19])" office:value-type="float" office:value="0.27912" calcext:value-type="float">
            <text:p>0.27912</text:p>
          </table:table-cell>
          <table:table-cell table:style-name="ce254" table:formula="of:=AVERAGE([$'Process Standard'.K19]+[$'Process Shared'.K19]+[$'Process Stream_2'.K19]+[$'Process Stream_4'.K19]+[$'Process Shared &amp; Stream_4'.K19])" office:value-type="float" office:value="0.2791968" calcext:value-type="float">
            <text:p>0.2791968</text:p>
          </table:table-cell>
          <table:table-cell table:style-name="ce254" table:formula="of:=AVERAGE([$'Process Standard'.L19]+[$'Process Shared'.L19]+[$'Process Stream_2'.L19]+[$'Process Stream_4'.L19]+[$'Process Shared &amp; Stream_4'.L19])" office:value-type="float" office:value="0.2833504" calcext:value-type="float">
            <text:p>0.2833504</text:p>
          </table:table-cell>
          <table:table-cell table:style-name="ce254" table:formula="of:=AVERAGE([$'Process Standard'.M19]+[$'Process Shared'.M19]+[$'Process Stream_2'.M19]+[$'Process Stream_4'.M19]+[$'Process Shared &amp; Stream_4'.M19])" office:value-type="float" office:value="0.2841632" calcext:value-type="float">
            <text:p>0.2841632</text:p>
          </table:table-cell>
          <table:table-cell table:style-name="ce254" table:formula="of:=AVERAGE([$'Process Standard'.N19]+[$'Process Shared'.N19]+[$'Process Stream_2'.N19]+[$'Process Stream_4'.N19]+[$'Process Shared &amp; Stream_4'.N19])" office:value-type="float" office:value="0.2799136" calcext:value-type="float">
            <text:p>0.2799136</text:p>
          </table:table-cell>
          <table:table-cell table:style-name="ce254" table:formula="of:=AVERAGE([$'Process Standard'.O19]+[$'Process Shared'.O19]+[$'Process Stream_2'.O19]+[$'Process Stream_4'.O19]+[$'Process Shared &amp; Stream_4'.O19])" office:value-type="float" office:value="0.276992" calcext:value-type="float">
            <text:p>0.276992</text:p>
          </table:table-cell>
          <table:table-cell table:style-name="ce254" table:formula="of:=AVERAGE([$'Process Standard'.P19]+[$'Process Shared'.P19]+[$'Process Stream_2'.P19]+[$'Process Stream_4'.P19]+[$'Process Shared &amp; Stream_4'.P19])" office:value-type="float" office:value="0.2764256" calcext:value-type="float">
            <text:p>0.2764256</text:p>
          </table:table-cell>
          <table:table-cell table:style-name="ce254" table:formula="of:=AVERAGE([$'Process Standard'.Q19]+[$'Process Shared'.Q19]+[$'Process Stream_2'.Q19]+[$'Process Stream_4'.Q19]+[$'Process Shared &amp; Stream_4'.Q19])" office:value-type="float" office:value="0.2764992" calcext:value-type="float">
            <text:p>0.2764992</text:p>
          </table:table-cell>
          <table:table-cell table:style-name="ce258" table:formula="of:=AVERAGE([$'Process Standard'.R19]+[$'Process Shared'.R19]+[$'Process Stream_2'.R19]+[$'Process Stream_4'.R19]+[$'Process Shared &amp; Stream_4'.R19])" office:value-type="float" office:value="0.2785376" calcext:value-type="float">
            <text:p>0.2785376</text:p>
          </table:table-cell>
          <table:table-cell table:style-name="ce262" table:formula="of:=AVERAGE([.C19:.R19])" office:value-type="float" office:value="0.2797712" calcext:value-type="float">
            <text:p>0.2797712</text:p>
          </table:table-cell>
        </table:table-row>
        <table:table-row table:style-name="ro1">
          <table:table-cell/>
          <table:table-cell table:style-name="ce163" office:value-type="float" office:value="960" calcext:value-type="float">
            <text:p>960</text:p>
          </table:table-cell>
          <table:table-cell table:style-name="ce250" table:formula="of:=AVERAGE([$'Process Standard'.C20]+[$'Process Shared'.C20]+[$'Process Stream_2'.C20]+[$'Process Stream_4'.C20]+[$'Process Shared &amp; Stream_4'.C20])" office:value-type="float" office:value="0.284416" calcext:value-type="float">
            <text:p>0.284416</text:p>
          </table:table-cell>
          <table:table-cell table:style-name="ce254" table:formula="of:=AVERAGE([$'Process Standard'.D20]+[$'Process Shared'.D20]+[$'Process Stream_2'.D20]+[$'Process Stream_4'.D20]+[$'Process Shared &amp; Stream_4'.D20])" office:value-type="float" office:value="0.2732288" calcext:value-type="float">
            <text:p>0.2732288</text:p>
          </table:table-cell>
          <table:table-cell table:style-name="ce254" table:formula="of:=AVERAGE([$'Process Standard'.E20]+[$'Process Shared'.E20]+[$'Process Stream_2'.E20]+[$'Process Stream_4'.E20]+[$'Process Shared &amp; Stream_4'.E20])" office:value-type="float" office:value="0.2821536" calcext:value-type="float">
            <text:p>0.2821536</text:p>
          </table:table-cell>
          <table:table-cell table:style-name="ce254" table:formula="of:=AVERAGE([$'Process Standard'.F20]+[$'Process Shared'.F20]+[$'Process Stream_2'.F20]+[$'Process Stream_4'.F20]+[$'Process Shared &amp; Stream_4'.F20])" office:value-type="float" office:value="0.2731712" calcext:value-type="float">
            <text:p>0.2731712</text:p>
          </table:table-cell>
          <table:table-cell table:style-name="ce254" table:formula="of:=AVERAGE([$'Process Standard'.G20]+[$'Process Shared'.G20]+[$'Process Stream_2'.G20]+[$'Process Stream_4'.G20]+[$'Process Shared &amp; Stream_4'.G20])" office:value-type="float" office:value="0.27984" calcext:value-type="float">
            <text:p>0.27984</text:p>
          </table:table-cell>
          <table:table-cell table:style-name="ce254" table:formula="of:=AVERAGE([$'Process Standard'.H20]+[$'Process Shared'.H20]+[$'Process Stream_2'.H20]+[$'Process Stream_4'.H20]+[$'Process Shared &amp; Stream_4'.H20])" office:value-type="float" office:value="0.2776992" calcext:value-type="float">
            <text:p>0.2776992</text:p>
          </table:table-cell>
          <table:table-cell table:style-name="ce254" table:formula="of:=AVERAGE([$'Process Standard'.I20]+[$'Process Shared'.I20]+[$'Process Stream_2'.I20]+[$'Process Stream_4'.I20]+[$'Process Shared &amp; Stream_4'.I20])" office:value-type="float" office:value="0.2766528" calcext:value-type="float">
            <text:p>0.2766528</text:p>
          </table:table-cell>
          <table:table-cell table:style-name="ce254" table:formula="of:=AVERAGE([$'Process Standard'.J20]+[$'Process Shared'.J20]+[$'Process Stream_2'.J20]+[$'Process Stream_4'.J20]+[$'Process Shared &amp; Stream_4'.J20])" office:value-type="float" office:value="0.278992" calcext:value-type="float">
            <text:p>0.278992</text:p>
          </table:table-cell>
          <table:table-cell table:style-name="ce254" table:formula="of:=AVERAGE([$'Process Standard'.K20]+[$'Process Shared'.K20]+[$'Process Stream_2'.K20]+[$'Process Stream_4'.K20]+[$'Process Shared &amp; Stream_4'.K20])" office:value-type="float" office:value="0.280496" calcext:value-type="float">
            <text:p>0.280496</text:p>
          </table:table-cell>
          <table:table-cell table:style-name="ce254" table:formula="of:=AVERAGE([$'Process Standard'.L20]+[$'Process Shared'.L20]+[$'Process Stream_2'.L20]+[$'Process Stream_4'.L20]+[$'Process Shared &amp; Stream_4'.L20])" office:value-type="float" office:value="0.2858176" calcext:value-type="float">
            <text:p>0.2858176</text:p>
          </table:table-cell>
          <table:table-cell table:style-name="ce254" table:formula="of:=AVERAGE([$'Process Standard'.M20]+[$'Process Shared'.M20]+[$'Process Stream_2'.M20]+[$'Process Stream_4'.M20]+[$'Process Shared &amp; Stream_4'.M20])" office:value-type="float" office:value="0.2810208" calcext:value-type="float">
            <text:p>0.2810208</text:p>
          </table:table-cell>
          <table:table-cell table:style-name="ce254" table:formula="of:=AVERAGE([$'Process Standard'.N20]+[$'Process Shared'.N20]+[$'Process Stream_2'.N20]+[$'Process Stream_4'.N20]+[$'Process Shared &amp; Stream_4'.N20])" office:value-type="float" office:value="0.27744" calcext:value-type="float">
            <text:p>0.27744</text:p>
          </table:table-cell>
          <table:table-cell table:style-name="ce254" table:formula="of:=AVERAGE([$'Process Standard'.O20]+[$'Process Shared'.O20]+[$'Process Stream_2'.O20]+[$'Process Stream_4'.O20]+[$'Process Shared &amp; Stream_4'.O20])" office:value-type="float" office:value="0.2753344" calcext:value-type="float">
            <text:p>0.2753344</text:p>
          </table:table-cell>
          <table:table-cell table:style-name="ce254" table:formula="of:=AVERAGE([$'Process Standard'.P20]+[$'Process Shared'.P20]+[$'Process Stream_2'.P20]+[$'Process Stream_4'.P20]+[$'Process Shared &amp; Stream_4'.P20])" office:value-type="float" office:value="0.2768608" calcext:value-type="float">
            <text:p>0.2768608</text:p>
          </table:table-cell>
          <table:table-cell table:style-name="ce254" table:formula="of:=AVERAGE([$'Process Standard'.Q20]+[$'Process Shared'.Q20]+[$'Process Stream_2'.Q20]+[$'Process Stream_4'.Q20]+[$'Process Shared &amp; Stream_4'.Q20])" office:value-type="float" office:value="0.2786464" calcext:value-type="float">
            <text:p>0.2786464</text:p>
          </table:table-cell>
          <table:table-cell table:style-name="ce258" table:formula="of:=AVERAGE([$'Process Standard'.R20]+[$'Process Shared'.R20]+[$'Process Stream_2'.R20]+[$'Process Stream_4'.R20]+[$'Process Shared &amp; Stream_4'.R20])" office:value-type="float" office:value="0.279328" calcext:value-type="float">
            <text:p>0.279328</text:p>
          </table:table-cell>
          <table:table-cell table:style-name="ce262" table:formula="of:=AVERAGE([.C20:.R20])" office:value-type="float" office:value="0.2788186" calcext:value-type="float">
            <text:p>0.2788186</text:p>
          </table:table-cell>
        </table:table-row>
        <table:table-row table:style-name="ro1">
          <table:table-cell/>
          <table:table-cell table:style-name="ce164" office:value-type="float" office:value="1024" calcext:value-type="float">
            <text:p>1024</text:p>
          </table:table-cell>
          <table:table-cell table:style-name="ce251" table:formula="of:=AVERAGE([$'Process Standard'.C21]+[$'Process Shared'.C21]+[$'Process Stream_2'.C21]+[$'Process Stream_4'.C21]+[$'Process Shared &amp; Stream_4'.C21])" office:value-type="float" office:value="0.2810976" calcext:value-type="float">
            <text:p>0.2810976</text:p>
          </table:table-cell>
          <table:table-cell table:style-name="ce255" table:formula="of:=AVERAGE([$'Process Standard'.D21]+[$'Process Shared'.D21]+[$'Process Stream_2'.D21]+[$'Process Stream_4'.D21]+[$'Process Shared &amp; Stream_4'.D21])" office:value-type="float" office:value="0.2803392" calcext:value-type="float">
            <text:p>0.2803392</text:p>
          </table:table-cell>
          <table:table-cell table:style-name="ce255" table:formula="of:=AVERAGE([$'Process Standard'.E21]+[$'Process Shared'.E21]+[$'Process Stream_2'.E21]+[$'Process Stream_4'.E21]+[$'Process Shared &amp; Stream_4'.E21])" office:value-type="float" office:value="0.2804576" calcext:value-type="float">
            <text:p>0.2804576</text:p>
          </table:table-cell>
          <table:table-cell table:style-name="ce255" table:formula="of:=AVERAGE([$'Process Standard'.F21]+[$'Process Shared'.F21]+[$'Process Stream_2'.F21]+[$'Process Stream_4'.F21]+[$'Process Shared &amp; Stream_4'.F21])" office:value-type="float" office:value="0.2801664" calcext:value-type="float">
            <text:p>0.2801664</text:p>
          </table:table-cell>
          <table:table-cell table:style-name="ce255" table:formula="of:=AVERAGE([$'Process Standard'.G21]+[$'Process Shared'.G21]+[$'Process Stream_2'.G21]+[$'Process Stream_4'.G21]+[$'Process Shared &amp; Stream_4'.G21])" office:value-type="float" office:value="0.2793056" calcext:value-type="float">
            <text:p>0.2793056</text:p>
          </table:table-cell>
          <table:table-cell table:style-name="ce255" table:formula="of:=AVERAGE([$'Process Standard'.H21]+[$'Process Shared'.H21]+[$'Process Stream_2'.H21]+[$'Process Stream_4'.H21]+[$'Process Shared &amp; Stream_4'.H21])" office:value-type="float" office:value="0.2836448" calcext:value-type="float">
            <text:p>0.2836448</text:p>
          </table:table-cell>
          <table:table-cell table:style-name="ce255" table:formula="of:=AVERAGE([$'Process Standard'.I21]+[$'Process Shared'.I21]+[$'Process Stream_2'.I21]+[$'Process Stream_4'.I21]+[$'Process Shared &amp; Stream_4'.I21])" office:value-type="float" office:value="0.2788448" calcext:value-type="float">
            <text:p>0.2788448</text:p>
          </table:table-cell>
          <table:table-cell table:style-name="ce255" table:formula="of:=AVERAGE([$'Process Standard'.J21]+[$'Process Shared'.J21]+[$'Process Stream_2'.J21]+[$'Process Stream_4'.J21]+[$'Process Shared &amp; Stream_4'.J21])" office:value-type="float" office:value="0.2798112" calcext:value-type="float">
            <text:p>0.2798112</text:p>
          </table:table-cell>
          <table:table-cell table:style-name="ce255" table:formula="of:=AVERAGE([$'Process Standard'.K21]+[$'Process Shared'.K21]+[$'Process Stream_2'.K21]+[$'Process Stream_4'.K21]+[$'Process Shared &amp; Stream_4'.K21])" office:value-type="float" office:value="0.2747296" calcext:value-type="float">
            <text:p>0.2747296</text:p>
          </table:table-cell>
          <table:table-cell table:style-name="ce255" table:formula="of:=AVERAGE([$'Process Standard'.L21]+[$'Process Shared'.L21]+[$'Process Stream_2'.L21]+[$'Process Stream_4'.L21]+[$'Process Shared &amp; Stream_4'.L21])" office:value-type="float" office:value="0.279888" calcext:value-type="float">
            <text:p>0.279888</text:p>
          </table:table-cell>
          <table:table-cell table:style-name="ce255" table:formula="of:=AVERAGE([$'Process Standard'.M21]+[$'Process Shared'.M21]+[$'Process Stream_2'.M21]+[$'Process Stream_4'.M21]+[$'Process Shared &amp; Stream_4'.M21])" office:value-type="float" office:value="0.283392" calcext:value-type="float">
            <text:p>0.283392</text:p>
          </table:table-cell>
          <table:table-cell table:style-name="ce255" table:formula="of:=AVERAGE([$'Process Standard'.N21]+[$'Process Shared'.N21]+[$'Process Stream_2'.N21]+[$'Process Stream_4'.N21]+[$'Process Shared &amp; Stream_4'.N21])" office:value-type="float" office:value="0.273952" calcext:value-type="float">
            <text:p>0.273952</text:p>
          </table:table-cell>
          <table:table-cell table:style-name="ce255" table:formula="of:=AVERAGE([$'Process Standard'.O21]+[$'Process Shared'.O21]+[$'Process Stream_2'.O21]+[$'Process Stream_4'.O21]+[$'Process Shared &amp; Stream_4'.O21])" office:value-type="float" office:value="0.2824192" calcext:value-type="float">
            <text:p>0.2824192</text:p>
          </table:table-cell>
          <table:table-cell table:style-name="ce255" table:formula="of:=AVERAGE([$'Process Standard'.P21]+[$'Process Shared'.P21]+[$'Process Stream_2'.P21]+[$'Process Stream_4'.P21]+[$'Process Shared &amp; Stream_4'.P21])" office:value-type="float" office:value="0.2789824" calcext:value-type="float">
            <text:p>0.2789824</text:p>
          </table:table-cell>
          <table:table-cell table:style-name="ce255" table:formula="of:=AVERAGE([$'Process Standard'.Q21]+[$'Process Shared'.Q21]+[$'Process Stream_2'.Q21]+[$'Process Stream_4'.Q21]+[$'Process Shared &amp; Stream_4'.Q21])" office:value-type="float" office:value="0.2754368" calcext:value-type="float">
            <text:p>0.2754368</text:p>
          </table:table-cell>
          <table:table-cell table:style-name="ce259" table:formula="of:=AVERAGE([$'Process Standard'.R21]+[$'Process Shared'.R21]+[$'Process Stream_2'.R21]+[$'Process Stream_4'.R21]+[$'Process Shared &amp; Stream_4'.R21])" office:value-type="float" office:value="0.2784384" calcext:value-type="float">
            <text:p>0.2784384</text:p>
          </table:table-cell>
          <table:table-cell table:style-name="ce263" table:formula="of:=AVERAGE([.C21:.R21])" office:value-type="float" office:value="0.2794316" calcext:value-type="float">
            <text:p>0.2794316</text:p>
          </table:table-cell>
        </table:table-row>
        <table:table-row table:style-name="ro1">
          <table:table-cell/>
          <table:table-cell table:style-name="ce165" office:value-type="string" calcext:value-type="string">
            <text:p>Moyenne X</text:p>
          </table:table-cell>
          <table:table-cell table:style-name="ce252" table:formula="of:=AVERAGE([.C6:.C21])" office:value-type="float" office:value="0.2799876" calcext:value-type="float">
            <text:p>0.2799876</text:p>
          </table:table-cell>
          <table:table-cell table:style-name="ce256" table:formula="of:=AVERAGE([.D6:.D21])" office:value-type="float" office:value="0.278876" calcext:value-type="float">
            <text:p>0.278876</text:p>
          </table:table-cell>
          <table:table-cell table:style-name="ce256" table:formula="of:=AVERAGE([.E6:.E21])" office:value-type="float" office:value="0.2796272" calcext:value-type="float">
            <text:p>0.2796272</text:p>
          </table:table-cell>
          <table:table-cell table:style-name="ce256" table:formula="of:=AVERAGE([.F6:.F21])" office:value-type="float" office:value="0.279748" calcext:value-type="float">
            <text:p>0.279748</text:p>
          </table:table-cell>
          <table:table-cell table:style-name="ce256" table:formula="of:=AVERAGE([.G6:.G21])" office:value-type="float" office:value="0.2792622" calcext:value-type="float">
            <text:p>0.2792622</text:p>
          </table:table-cell>
          <table:table-cell table:style-name="ce256" table:formula="of:=AVERAGE([.H6:.H21])" office:value-type="float" office:value="0.2794328" calcext:value-type="float">
            <text:p>0.2794328</text:p>
          </table:table-cell>
          <table:table-cell table:style-name="ce256" table:formula="of:=AVERAGE([.I6:.I21])" office:value-type="float" office:value="0.2785856" calcext:value-type="float">
            <text:p>0.2785856</text:p>
          </table:table-cell>
          <table:table-cell table:style-name="ce256" table:formula="of:=AVERAGE([.J6:.J21])" office:value-type="float" office:value="0.2790084" calcext:value-type="float">
            <text:p>0.2790084</text:p>
          </table:table-cell>
          <table:table-cell table:style-name="ce256" table:formula="of:=AVERAGE([.K6:.K21])" office:value-type="float" office:value="0.2809414" calcext:value-type="float">
            <text:p>0.2809414</text:p>
          </table:table-cell>
          <table:table-cell table:style-name="ce256" table:formula="of:=AVERAGE([.L6:.L21])" office:value-type="float" office:value="0.2804646" calcext:value-type="float">
            <text:p>0.2804646</text:p>
          </table:table-cell>
          <table:table-cell table:style-name="ce256" table:formula="of:=AVERAGE([.M6:.M21])" office:value-type="float" office:value="0.2814788" calcext:value-type="float">
            <text:p>0.2814788</text:p>
          </table:table-cell>
          <table:table-cell table:style-name="ce256" table:formula="of:=AVERAGE([.N6:.N21])" office:value-type="float" office:value="0.2797026" calcext:value-type="float">
            <text:p>0.2797026</text:p>
          </table:table-cell>
          <table:table-cell table:style-name="ce256" table:formula="of:=AVERAGE([.O6:.O21])" office:value-type="float" office:value="0.2819142" calcext:value-type="float">
            <text:p>0.2819142</text:p>
          </table:table-cell>
          <table:table-cell table:style-name="ce256" table:formula="of:=AVERAGE([.P6:.P21])" office:value-type="float" office:value="0.2804886" calcext:value-type="float">
            <text:p>0.2804886</text:p>
          </table:table-cell>
          <table:table-cell table:style-name="ce256" table:formula="of:=AVERAGE([.Q6:.Q21])" office:value-type="float" office:value="0.2785964" calcext:value-type="float">
            <text:p>0.2785964</text:p>
          </table:table-cell>
          <table:table-cell table:style-name="ce260" table:formula="of:=AVERAGE([.R6:.R21])" office:value-type="float" office:value="0.280206" calcext:value-type="float">
            <text:p>0.280206</text:p>
          </table:table-cell>
          <table:table-cell table:style-name="ce166" table:formula="of:=AVERAGE([.S6:.S21])" office:value-type="float" office:value="0.279895025" calcext:value-type="float">
            <text:p>0.279895025</text:p>
          </table:table-cell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'Moyenne Finale'.C7:'Moyenne Finale'.R21 'Moyenne Finale'.D6:'Moyenne Finale'.R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Moyenne Finale'.S6:'Moyenne Finale'.S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Moyenne Finale'.C22:'Moyenne Finale'.R2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Moyenne Finale'.C6:'Moyenne Finale'.R2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20:57:52.8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0T09:49:53.362000000</meta:creation-date>
    <dc:date>2021-04-11T16:10:12.026000000</dc:date>
    <meta:editing-duration>PT2H18M11S</meta:editing-duration>
    <meta:editing-cycles>4</meta:editing-cycles>
    <meta:generator>LibreOffice/7.0.1.2$Windows_X86_64 LibreOffice_project/7cbcfc562f6eb6708b5ff7d7397325de9e764452</meta:generator>
    <meta:document-statistic meta:table-count="6" meta:cell-count="1950" meta:object-count="0"/>
  </office:meta>
</office:document-meta>
</file>